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41.25pt"/>
    </style:style>
    <style:style style:name="co9" style:family="table-column">
      <style:table-column-properties fo:break-before="auto" style:column-width="206.84pt"/>
    </style:style>
    <style:style style:name="co10" style:family="table-column">
      <style:table-column-properties fo:break-before="auto" style:column-width="232.36pt"/>
    </style:style>
    <style:style style:name="co11" style:family="table-column">
      <style:table-column-properties fo:break-before="auto" style:column-width="153.6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/>
      <table:table table:name="measurements_Alone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ime SIM</text:p>
          </table:table-cell>
          <table:covered-table-cell table:style-name="ce3"/>
          <table:table-cell table:style-name="ce3"/>
          <table:table-cell table:style-name="ce1" office:value-type="string" calcext:value-type="string" table:number-columns-spanned="2" table:number-rows-spanned="1">
            <text:p>Time receipt camera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1">
            <text:p>time_distance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%time</text:p>
          </table:table-cell>
          <table:table-cell table:style-name="Default" office:value-type="string" calcext:value-type="string">
            <text:p>field.data</text:p>
          </table:table-cell>
          <table:table-cell table:style-name="ce3"/>
          <table:table-cell table:style-name="Default" office:value-type="string" calcext:value-type="string">
            <text:p>%time</text:p>
          </table:table-cell>
          <table:table-cell table:style-name="Default" office:value-type="string" calcext:value-type="string">
            <text:p>field.data</text:p>
          </table:table-cell>
          <table:table-cell/>
          <table:table-cell table:style-name="Default" office:value-type="string" calcext:value-type="string">
            <text:p>%time</text:p>
          </table:table-cell>
          <table:table-cell table:style-name="Default" office:value-type="string" calcext:value-type="string">
            <text:p>field.data</text:p>
          </table:table-cell>
          <table:table-cell table:style-name="ce3" office:value-type="string" calcext:value-type="string">
            <text:p>Delay btwn SIM and receipt camera</text:p>
          </table:table-cell>
          <table:table-cell table:style-name="ce3" office:value-type="string" calcext:value-type="string">
            <text:p>Delay btwn receipt camera and distance</text:p>
          </table:table-cell>
          <table:table-cell table:style-name="ce3" office:value-type="string" calcext:value-type="string">
            <text:p>Delay btwn SIM and distan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1593093219111931085</text:p>
          </table:table-cell>
          <table:table-cell office:value-type="string" calcext:value-type="string">
            <text:p>1593093218947511962</text:p>
          </table:table-cell>
          <table:table-cell/>
          <table:table-cell office:value-type="string" calcext:value-type="string">
            <text:p>1593093219113224029</text:p>
          </table:table-cell>
          <table:table-cell office:value-type="string" calcext:value-type="string">
            <text:p>1593093219111578941</text:p>
          </table:table-cell>
          <table:table-cell/>
          <table:table-cell office:value-type="string" calcext:value-type="string">
            <text:p>1593093219169430017</text:p>
          </table:table-cell>
          <table:table-cell office:value-type="string" calcext:value-type="string">
            <text:p>1593093219167654991</text:p>
          </table:table-cell>
          <table:table-cell table:formula="of:=([.E4]-[.B4])*10^-6" office:value-type="float" office:value="164.066816" calcext:value-type="float">
            <text:p>164.066816</text:p>
          </table:table-cell>
          <table:table-cell table:formula="of:=([.H4]-[.E4])*10^-6" office:value-type="float" office:value="56.075776" calcext:value-type="float">
            <text:p>56.075776</text:p>
          </table:table-cell>
          <table:table-cell table:formula="of:=([.H4]-[.B4])*10^-6" office:value-type="float" office:value="220.142592" calcext:value-type="float">
            <text:p>220.142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19228110074</text:p>
          </table:table-cell>
          <table:table-cell office:value-type="string" calcext:value-type="string">
            <text:p>1593093219073282958</text:p>
          </table:table-cell>
          <table:table-cell/>
          <table:table-cell office:value-type="string" calcext:value-type="string">
            <text:p>1593093219228110074</text:p>
          </table:table-cell>
          <table:table-cell office:value-type="string" calcext:value-type="string">
            <text:p>1593093219227361917</text:p>
          </table:table-cell>
          <table:table-cell/>
          <table:table-cell office:value-type="string" calcext:value-type="string">
            <text:p>1593093219276881933</text:p>
          </table:table-cell>
          <table:table-cell office:value-type="string" calcext:value-type="string">
            <text:p>1593093219276032924</text:p>
          </table:table-cell>
          <table:table-cell table:formula="of:=([.E5]-[.B5])*10^-6" office:value-type="float" office:value="154.078976" calcext:value-type="float">
            <text:p>154.078976</text:p>
          </table:table-cell>
          <table:table-cell table:formula="of:=([.H5]-[.E5])*10^-6" office:value-type="float" office:value="48.67072" calcext:value-type="float">
            <text:p>48.67072</text:p>
          </table:table-cell>
          <table:table-cell table:formula="of:=([.H5]-[.B5])*10^-6" office:value-type="float" office:value="202.749696" calcext:value-type="float">
            <text:p>202.749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19413878917</text:p>
          </table:table-cell>
          <table:table-cell office:value-type="string" calcext:value-type="string">
            <text:p>1593093219236348144</text:p>
          </table:table-cell>
          <table:table-cell/>
          <table:table-cell office:value-type="string" calcext:value-type="string">
            <text:p>1593093219415426969</text:p>
          </table:table-cell>
          <table:table-cell office:value-type="string" calcext:value-type="string">
            <text:p>1593093219413604974</text:p>
          </table:table-cell>
          <table:table-cell/>
          <table:table-cell office:value-type="string" calcext:value-type="string">
            <text:p>1593093219464606046</text:p>
          </table:table-cell>
          <table:table-cell office:value-type="string" calcext:value-type="string">
            <text:p>1593093219464082002</text:p>
          </table:table-cell>
          <table:table-cell table:formula="of:=([.E6]-[.B6])*10^-6" office:value-type="float" office:value="177.256704" calcext:value-type="float">
            <text:p>177.256704</text:p>
          </table:table-cell>
          <table:table-cell table:formula="of:=([.H6]-[.E6])*10^-6" office:value-type="float" office:value="50.477056" calcext:value-type="float">
            <text:p>50.477056</text:p>
          </table:table-cell>
          <table:table-cell table:formula="of:=([.H6]-[.B6])*10^-6" office:value-type="float" office:value="227.73376" calcext:value-type="float">
            <text:p>227.73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19703011989</text:p>
          </table:table-cell>
          <table:table-cell office:value-type="string" calcext:value-type="string">
            <text:p>1593093219447086181</text:p>
          </table:table-cell>
          <table:table-cell/>
          <table:table-cell office:value-type="string" calcext:value-type="string">
            <text:p>1593093219704513072</text:p>
          </table:table-cell>
          <table:table-cell office:value-type="string" calcext:value-type="string">
            <text:p>1593093219702814102</text:p>
          </table:table-cell>
          <table:table-cell/>
          <table:table-cell office:value-type="string" calcext:value-type="string">
            <text:p>1593093219755853891</text:p>
          </table:table-cell>
          <table:table-cell office:value-type="string" calcext:value-type="string">
            <text:p>1593093219755261898</text:p>
          </table:table-cell>
          <table:table-cell table:formula="of:=([.E7]-[.B7])*10^-6" office:value-type="float" office:value="255.728128" calcext:value-type="float">
            <text:p>255.728128</text:p>
          </table:table-cell>
          <table:table-cell table:formula="of:=([.H7]-[.E7])*10^-6" office:value-type="float" office:value="52.447488" calcext:value-type="float">
            <text:p>52.447488</text:p>
          </table:table-cell>
          <table:table-cell table:formula="of:=([.H7]-[.B7])*10^-6" office:value-type="float" office:value="308.175616" calcext:value-type="float">
            <text:p>308.175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19787997007</text:p>
          </table:table-cell>
          <table:table-cell office:value-type="string" calcext:value-type="string">
            <text:p>1593093219667445068</text:p>
          </table:table-cell>
          <table:table-cell/>
          <table:table-cell office:value-type="string" calcext:value-type="string">
            <text:p>1593093219788904905</text:p>
          </table:table-cell>
          <table:table-cell office:value-type="string" calcext:value-type="string">
            <text:p>1593093219787834882</text:p>
          </table:table-cell>
          <table:table-cell/>
          <table:table-cell office:value-type="string" calcext:value-type="string">
            <text:p>1593093219840698003</text:p>
          </table:table-cell>
          <table:table-cell office:value-type="string" calcext:value-type="string">
            <text:p>1593093219840198993</text:p>
          </table:table-cell>
          <table:table-cell table:formula="of:=([.E8]-[.B8])*10^-6" office:value-type="float" office:value="120.389632" calcext:value-type="float">
            <text:p>120.389632</text:p>
          </table:table-cell>
          <table:table-cell table:formula="of:=([.H8]-[.E8])*10^-6" office:value-type="float" office:value="52.363776" calcext:value-type="float">
            <text:p>52.363776</text:p>
          </table:table-cell>
          <table:table-cell table:formula="of:=([.H8]-[.B8])*10^-6" office:value-type="float" office:value="172.753408" calcext:value-type="float">
            <text:p>172.753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19994250059</text:p>
          </table:table-cell>
          <table:table-cell office:value-type="string" calcext:value-type="string">
            <text:p>1593093219875340087</text:p>
          </table:table-cell>
          <table:table-cell/>
          <table:table-cell office:value-type="string" calcext:value-type="string">
            <text:p>1593093219996063947</text:p>
          </table:table-cell>
          <table:table-cell office:value-type="string" calcext:value-type="string">
            <text:p>1593093219994558095</text:p>
          </table:table-cell>
          <table:table-cell/>
          <table:table-cell office:value-type="string" calcext:value-type="string">
            <text:p>1593093220045883893</text:p>
          </table:table-cell>
          <table:table-cell office:value-type="string" calcext:value-type="string">
            <text:p>1593093220045216083</text:p>
          </table:table-cell>
          <table:table-cell table:formula="of:=([.E9]-[.B9])*10^-6" office:value-type="float" office:value="119.217664" calcext:value-type="float">
            <text:p>119.217664</text:p>
          </table:table-cell>
          <table:table-cell table:formula="of:=([.H9]-[.E9])*10^-6" office:value-type="float" office:value="50.658048" calcext:value-type="float">
            <text:p>50.658048</text:p>
          </table:table-cell>
          <table:table-cell table:formula="of:=([.H9]-[.B9])*10^-6" office:value-type="float" office:value="169.875712" calcext:value-type="float">
            <text:p>169.875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0233139991</text:p>
          </table:table-cell>
          <table:table-cell office:value-type="string" calcext:value-type="string">
            <text:p>1593093220107680175</text:p>
          </table:table-cell>
          <table:table-cell/>
          <table:table-cell office:value-type="string" calcext:value-type="string">
            <text:p>1593093220233656883</text:p>
          </table:table-cell>
          <table:table-cell office:value-type="string" calcext:value-type="string">
            <text:p>1593093220232939958</text:p>
          </table:table-cell>
          <table:table-cell/>
          <table:table-cell office:value-type="string" calcext:value-type="string">
            <text:p>1593093220287759065</text:p>
          </table:table-cell>
          <table:table-cell office:value-type="string" calcext:value-type="string">
            <text:p>1593093220286974906</text:p>
          </table:table-cell>
          <table:table-cell table:formula="of:=([.E10]-[.B10])*10^-6" office:value-type="float" office:value="125.260032" calcext:value-type="float">
            <text:p>125.260032</text:p>
          </table:table-cell>
          <table:table-cell table:formula="of:=([.H10]-[.E10])*10^-6" office:value-type="float" office:value="54.034688" calcext:value-type="float">
            <text:p>54.034688</text:p>
          </table:table-cell>
          <table:table-cell table:formula="of:=([.H10]-[.B10])*10^-6" office:value-type="float" office:value="179.29472" calcext:value-type="float">
            <text:p>179.29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0467926025</text:p>
          </table:table-cell>
          <table:table-cell office:value-type="string" calcext:value-type="string">
            <text:p>1593093220302586181</text:p>
          </table:table-cell>
          <table:table-cell/>
          <table:table-cell office:value-type="string" calcext:value-type="string">
            <text:p>1593093220468394041</text:p>
          </table:table-cell>
          <table:table-cell office:value-type="string" calcext:value-type="string">
            <text:p>1593093220467648029</text:p>
          </table:table-cell>
          <table:table-cell/>
          <table:table-cell office:value-type="string" calcext:value-type="string">
            <text:p>1593093220519299983</text:p>
          </table:table-cell>
          <table:table-cell office:value-type="string" calcext:value-type="string">
            <text:p>1593093220518659114</text:p>
          </table:table-cell>
          <table:table-cell table:formula="of:=([.E11]-[.B11])*10^-6" office:value-type="float" office:value="165.062144" calcext:value-type="float">
            <text:p>165.062144</text:p>
          </table:table-cell>
          <table:table-cell table:formula="of:=([.H11]-[.E11])*10^-6" office:value-type="float" office:value="51.011072" calcext:value-type="float">
            <text:p>51.011072</text:p>
          </table:table-cell>
          <table:table-cell table:formula="of:=([.H11]-[.B11])*10^-6" office:value-type="float" office:value="216.073216" calcext:value-type="float">
            <text:p>216.073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0633552074</text:p>
          </table:table-cell>
          <table:table-cell office:value-type="string" calcext:value-type="string">
            <text:p>1593093220506086181</text:p>
          </table:table-cell>
          <table:table-cell/>
          <table:table-cell office:value-type="string" calcext:value-type="string">
            <text:p>1593093220635178089</text:p>
          </table:table-cell>
          <table:table-cell office:value-type="string" calcext:value-type="string">
            <text:p>1593093220633369922</text:p>
          </table:table-cell>
          <table:table-cell/>
          <table:table-cell office:value-type="string" calcext:value-type="string">
            <text:p>1593093220685653924</text:p>
          </table:table-cell>
          <table:table-cell office:value-type="string" calcext:value-type="string">
            <text:p>1593093220685123920</text:p>
          </table:table-cell>
          <table:table-cell table:formula="of:=([.E12]-[.B12])*10^-6" office:value-type="float" office:value="127.283712" calcext:value-type="float">
            <text:p>127.283712</text:p>
          </table:table-cell>
          <table:table-cell table:formula="of:=([.H12]-[.E12])*10^-6" office:value-type="float" office:value="51.753984" calcext:value-type="float">
            <text:p>51.753984</text:p>
          </table:table-cell>
          <table:table-cell table:formula="of:=([.H12]-[.B12])*10^-6" office:value-type="float" office:value="179.037696" calcext:value-type="float">
            <text:p>179.037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0869360923</text:p>
          </table:table-cell>
          <table:table-cell office:value-type="string" calcext:value-type="string">
            <text:p>1593093220728239990</text:p>
          </table:table-cell>
          <table:table-cell/>
          <table:table-cell office:value-type="string" calcext:value-type="string">
            <text:p>1593093220869360923</text:p>
          </table:table-cell>
          <table:table-cell office:value-type="string" calcext:value-type="string">
            <text:p>1593093220868654012</text:p>
          </table:table-cell>
          <table:table-cell/>
          <table:table-cell office:value-type="string" calcext:value-type="string">
            <text:p>1593093220918374061</text:p>
          </table:table-cell>
          <table:table-cell office:value-type="string" calcext:value-type="string">
            <text:p>1593093220917749881</text:p>
          </table:table-cell>
          <table:table-cell table:formula="of:=([.E13]-[.B13])*10^-6" office:value-type="float" office:value="140.413952" calcext:value-type="float">
            <text:p>140.413952</text:p>
          </table:table-cell>
          <table:table-cell table:formula="of:=([.H13]-[.E13])*10^-6" office:value-type="float" office:value="49.09568" calcext:value-type="float">
            <text:p>49.09568</text:p>
          </table:table-cell>
          <table:table-cell table:formula="of:=([.H13]-[.B13])*10^-6" office:value-type="float" office:value="189.509632" calcext:value-type="float">
            <text:p>189.509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1095139026</text:p>
          </table:table-cell>
          <table:table-cell office:value-type="string" calcext:value-type="string">
            <text:p>1593093220945666992</text:p>
          </table:table-cell>
          <table:table-cell/>
          <table:table-cell office:value-type="string" calcext:value-type="string">
            <text:p>1593093221096034049</text:p>
          </table:table-cell>
          <table:table-cell office:value-type="string" calcext:value-type="string">
            <text:p>1593093221094830989</text:p>
          </table:table-cell>
          <table:table-cell/>
          <table:table-cell office:value-type="string" calcext:value-type="string">
            <text:p>1593093221143701076</text:p>
          </table:table-cell>
          <table:table-cell office:value-type="string" calcext:value-type="string">
            <text:p>1593093221143150091</text:p>
          </table:table-cell>
          <table:table-cell table:formula="of:=([.E14]-[.B14])*10^-6" office:value-type="float" office:value="149.163776" calcext:value-type="float">
            <text:p>149.163776</text:p>
          </table:table-cell>
          <table:table-cell table:formula="of:=([.H14]-[.E14])*10^-6" office:value-type="float" office:value="48.319488" calcext:value-type="float">
            <text:p>48.319488</text:p>
          </table:table-cell>
          <table:table-cell table:formula="of:=([.H14]-[.B14])*10^-6" office:value-type="float" office:value="197.483264" calcext:value-type="float">
            <text:p>197.483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1329427003</text:p>
          </table:table-cell>
          <table:table-cell office:value-type="string" calcext:value-type="string">
            <text:p>1593093221163862060</text:p>
          </table:table-cell>
          <table:table-cell/>
          <table:table-cell office:value-type="string" calcext:value-type="string">
            <text:p>1593093221330679893</text:p>
          </table:table-cell>
          <table:table-cell office:value-type="string" calcext:value-type="string">
            <text:p>1593093221329381942</text:p>
          </table:table-cell>
          <table:table-cell/>
          <table:table-cell office:value-type="string" calcext:value-type="string">
            <text:p>1593093221379365921</text:p>
          </table:table-cell>
          <table:table-cell office:value-type="string" calcext:value-type="string">
            <text:p>1593093221378595113</text:p>
          </table:table-cell>
          <table:table-cell table:formula="of:=([.E15]-[.B15])*10^-6" office:value-type="float" office:value="165.520128" calcext:value-type="float">
            <text:p>165.520128</text:p>
          </table:table-cell>
          <table:table-cell table:formula="of:=([.H15]-[.E15])*10^-6" office:value-type="float" office:value="49.213184" calcext:value-type="float">
            <text:p>49.213184</text:p>
          </table:table-cell>
          <table:table-cell table:formula="of:=([.H15]-[.B15])*10^-6" office:value-type="float" office:value="214.733312" calcext:value-type="float">
            <text:p>214.733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1551692008</text:p>
          </table:table-cell>
          <table:table-cell office:value-type="string" calcext:value-type="string">
            <text:p>1593093221368807128</text:p>
          </table:table-cell>
          <table:table-cell/>
          <table:table-cell office:value-type="string" calcext:value-type="string">
            <text:p>1593093221552691936</text:p>
          </table:table-cell>
          <table:table-cell office:value-type="string" calcext:value-type="string">
            <text:p>1593093221551978111</text:p>
          </table:table-cell>
          <table:table-cell/>
          <table:table-cell office:value-type="string" calcext:value-type="string">
            <text:p>1593093221597469091</text:p>
          </table:table-cell>
          <table:table-cell office:value-type="string" calcext:value-type="string">
            <text:p>1593093221596824884</text:p>
          </table:table-cell>
          <table:table-cell table:formula="of:=([.E16]-[.B16])*10^-6" office:value-type="float" office:value="183.171072" calcext:value-type="float">
            <text:p>183.171072</text:p>
          </table:table-cell>
          <table:table-cell table:formula="of:=([.H16]-[.E16])*10^-6" office:value-type="float" office:value="44.847104" calcext:value-type="float">
            <text:p>44.847104</text:p>
          </table:table-cell>
          <table:table-cell table:formula="of:=([.H16]-[.B16])*10^-6" office:value-type="float" office:value="228.018176" calcext:value-type="float">
            <text:p>228.018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1687298059</text:p>
          </table:table-cell>
          <table:table-cell office:value-type="string" calcext:value-type="string">
            <text:p>1593093221570688964</text:p>
          </table:table-cell>
          <table:table-cell/>
          <table:table-cell office:value-type="string" calcext:value-type="string">
            <text:p>1593093221687669038</text:p>
          </table:table-cell>
          <table:table-cell office:value-type="string" calcext:value-type="string">
            <text:p>1593093221686798095</text:p>
          </table:table-cell>
          <table:table-cell/>
          <table:table-cell office:value-type="string" calcext:value-type="string">
            <text:p>1593093221736257076</text:p>
          </table:table-cell>
          <table:table-cell office:value-type="string" calcext:value-type="string">
            <text:p>1593093221735600948</text:p>
          </table:table-cell>
          <table:table-cell table:formula="of:=([.E17]-[.B17])*10^-6" office:value-type="float" office:value="116.109568" calcext:value-type="float">
            <text:p>116.109568</text:p>
          </table:table-cell>
          <table:table-cell table:formula="of:=([.H17]-[.E17])*10^-6" office:value-type="float" office:value="48.80256" calcext:value-type="float">
            <text:p>48.80256</text:p>
          </table:table-cell>
          <table:table-cell table:formula="of:=([.H17]-[.B17])*10^-6" office:value-type="float" office:value="164.912128" calcext:value-type="float">
            <text:p>164.912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1920528888</text:p>
          </table:table-cell>
          <table:table-cell office:value-type="string" calcext:value-type="string">
            <text:p>1593093221792780029</text:p>
          </table:table-cell>
          <table:table-cell/>
          <table:table-cell office:value-type="string" calcext:value-type="string">
            <text:p>1593093221922488927</text:p>
          </table:table-cell>
          <table:table-cell office:value-type="string" calcext:value-type="string">
            <text:p>1593093221920779943</text:p>
          </table:table-cell>
          <table:table-cell/>
          <table:table-cell office:value-type="string" calcext:value-type="string">
            <text:p>1593093221973371982</text:p>
          </table:table-cell>
          <table:table-cell office:value-type="string" calcext:value-type="string">
            <text:p>1593093221972815990</text:p>
          </table:table-cell>
          <table:table-cell table:style-name="ce3" table:formula="of:=([.E18]-[.B18])*10^-6" office:value-type="float" office:value="128" calcext:value-type="float">
            <text:p>128</text:p>
          </table:table-cell>
          <table:table-cell table:formula="of:=([.H18]-[.E18])*10^-6" office:value-type="float" office:value="52.035584" calcext:value-type="float">
            <text:p>52.035584</text:p>
          </table:table-cell>
          <table:table-cell table:formula="of:=([.H18]-[.B18])*10^-6" office:value-type="float" office:value="180.035584" calcext:value-type="float">
            <text:p>180.035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2180036067</text:p>
          </table:table-cell>
          <table:table-cell office:value-type="string" calcext:value-type="string">
            <text:p>1593093221992402099</text:p>
          </table:table-cell>
          <table:table-cell/>
          <table:table-cell office:value-type="string" calcext:value-type="string">
            <text:p>1593093222180193901</text:p>
          </table:table-cell>
          <table:table-cell office:value-type="string" calcext:value-type="string">
            <text:p>1593093222179415941</text:p>
          </table:table-cell>
          <table:table-cell/>
          <table:table-cell office:value-type="string" calcext:value-type="string">
            <text:p>1593093222235816955</text:p>
          </table:table-cell>
          <table:table-cell office:value-type="string" calcext:value-type="string">
            <text:p>1593093222235172033</text:p>
          </table:table-cell>
          <table:table-cell table:formula="of:=([.E19]-[.B19])*10^-6" office:value-type="float" office:value="187.014144" calcext:value-type="float">
            <text:p>187.014144</text:p>
          </table:table-cell>
          <table:table-cell table:formula="of:=([.H19]-[.E19])*10^-6" office:value-type="float" office:value="55.755776" calcext:value-type="float">
            <text:p>55.755776</text:p>
          </table:table-cell>
          <table:table-cell table:formula="of:=([.H19]-[.B19])*10^-6" office:value-type="float" office:value="242.76992" calcext:value-type="float">
            <text:p>242.76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2397136926</text:p>
          </table:table-cell>
          <table:table-cell office:value-type="string" calcext:value-type="string">
            <text:p>1593093222224660156</text:p>
          </table:table-cell>
          <table:table-cell/>
          <table:table-cell office:value-type="string" calcext:value-type="string">
            <text:p>1593093222397703886</text:p>
          </table:table-cell>
          <table:table-cell office:value-type="string" calcext:value-type="string">
            <text:p>1593093222397000074</text:p>
          </table:table-cell>
          <table:table-cell/>
          <table:table-cell office:value-type="string" calcext:value-type="string">
            <text:p>1593093222447712898</text:p>
          </table:table-cell>
          <table:table-cell office:value-type="string" calcext:value-type="string">
            <text:p>1593093222447154045</text:p>
          </table:table-cell>
          <table:table-cell table:formula="of:=([.E20]-[.B20])*10^-6" office:value-type="float" office:value="172.339968" calcext:value-type="float">
            <text:p>172.339968</text:p>
          </table:table-cell>
          <table:table-cell table:formula="of:=([.H20]-[.E20])*10^-6" office:value-type="float" office:value="50.153984" calcext:value-type="float">
            <text:p>50.153984</text:p>
          </table:table-cell>
          <table:table-cell table:formula="of:=([.H20]-[.B20])*10^-6" office:value-type="float" office:value="222.493952" calcext:value-type="float">
            <text:p>222.493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2565525054</text:p>
          </table:table-cell>
          <table:table-cell office:value-type="string" calcext:value-type="string">
            <text:p>1593093222433479980</text:p>
          </table:table-cell>
          <table:table-cell/>
          <table:table-cell office:value-type="string" calcext:value-type="string">
            <text:p>1593093222568078041</text:p>
          </table:table-cell>
          <table:table-cell office:value-type="string" calcext:value-type="string">
            <text:p>1593093222565757989</text:p>
          </table:table-cell>
          <table:table-cell/>
          <table:table-cell office:value-type="string" calcext:value-type="string">
            <text:p>1593093222615060091</text:p>
          </table:table-cell>
          <table:table-cell office:value-type="string" calcext:value-type="string">
            <text:p>1593093222614176034</text:p>
          </table:table-cell>
          <table:table-cell table:formula="of:=([.E21]-[.B21])*10^-6" office:value-type="float" office:value="132.278016" calcext:value-type="float">
            <text:p>132.278016</text:p>
          </table:table-cell>
          <table:table-cell table:formula="of:=([.H21]-[.E21])*10^-6" office:value-type="float" office:value="48.418048" calcext:value-type="float">
            <text:p>48.418048</text:p>
          </table:table-cell>
          <table:table-cell table:formula="of:=([.H21]-[.B21])*10^-6" office:value-type="float" office:value="180.696064" calcext:value-type="float">
            <text:p>180.696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2765938043</text:p>
          </table:table-cell>
          <table:table-cell office:value-type="string" calcext:value-type="string">
            <text:p>1593093222643990966</text:p>
          </table:table-cell>
          <table:table-cell/>
          <table:table-cell office:value-type="string" calcext:value-type="string">
            <text:p>1593093222766511917</text:p>
          </table:table-cell>
          <table:table-cell office:value-type="string" calcext:value-type="string">
            <text:p>1593093222765769004</text:p>
          </table:table-cell>
          <table:table-cell/>
          <table:table-cell office:value-type="string" calcext:value-type="string">
            <text:p>1593093222815866947</text:p>
          </table:table-cell>
          <table:table-cell office:value-type="string" calcext:value-type="string">
            <text:p>1593093222815371990</text:p>
          </table:table-cell>
          <table:table-cell table:formula="of:=([.E22]-[.B22])*10^-6" office:value-type="float" office:value="121.778176" calcext:value-type="float">
            <text:p>121.778176</text:p>
          </table:table-cell>
          <table:table-cell table:formula="of:=([.H22]-[.E22])*10^-6" office:value-type="float" office:value="49.603328" calcext:value-type="float">
            <text:p>49.603328</text:p>
          </table:table-cell>
          <table:table-cell table:formula="of:=([.H22]-[.B22])*10^-6" office:value-type="float" office:value="171.381504" calcext:value-type="float">
            <text:p>171.381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3008788108</text:p>
          </table:table-cell>
          <table:table-cell office:value-type="string" calcext:value-type="string">
            <text:p>1593093222850135986</text:p>
          </table:table-cell>
          <table:table-cell/>
          <table:table-cell office:value-type="string" calcext:value-type="string">
            <text:p>1593093223009138107</text:p>
          </table:table-cell>
          <table:table-cell office:value-type="string" calcext:value-type="string">
            <text:p>1593093223008573055</text:p>
          </table:table-cell>
          <table:table-cell/>
          <table:table-cell office:value-type="string" calcext:value-type="string">
            <text:p>1593093223060971975</text:p>
          </table:table-cell>
          <table:table-cell office:value-type="string" calcext:value-type="string">
            <text:p>1593093223060419082</text:p>
          </table:table-cell>
          <table:table-cell table:formula="of:=([.E23]-[.B23])*10^-6" office:value-type="float" office:value="158.43712" calcext:value-type="float">
            <text:p>158.43712</text:p>
          </table:table-cell>
          <table:table-cell table:formula="of:=([.H23]-[.E23])*10^-6" office:value-type="float" office:value="51.845632" calcext:value-type="float">
            <text:p>51.845632</text:p>
          </table:table-cell>
          <table:table-cell table:formula="of:=([.H23]-[.B23])*10^-6" office:value-type="float" office:value="210.282752" calcext:value-type="float">
            <text:p>210.282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3251837968</text:p>
          </table:table-cell>
          <table:table-cell office:value-type="string" calcext:value-type="string">
            <text:p>1593093223066200195</text:p>
          </table:table-cell>
          <table:table-cell/>
          <table:table-cell office:value-type="string" calcext:value-type="string">
            <text:p>1593093223252871036</text:p>
          </table:table-cell>
          <table:table-cell office:value-type="string" calcext:value-type="string">
            <text:p>1593093223252068996</text:p>
          </table:table-cell>
          <table:table-cell/>
          <table:table-cell office:value-type="string" calcext:value-type="string">
            <text:p>1593093223294754981</text:p>
          </table:table-cell>
          <table:table-cell office:value-type="string" calcext:value-type="string">
            <text:p>1593093223294085979</text:p>
          </table:table-cell>
          <table:table-cell table:formula="of:=([.E24]-[.B24])*10^-6" office:value-type="float" office:value="185.8688" calcext:value-type="float">
            <text:p>185.8688</text:p>
          </table:table-cell>
          <table:table-cell table:formula="of:=([.H24]-[.E24])*10^-6" office:value-type="float" office:value="42.01728" calcext:value-type="float">
            <text:p>42.01728</text:p>
          </table:table-cell>
          <table:table-cell table:formula="of:=([.H24]-[.B24])*10^-6" office:value-type="float" office:value="227.88608" calcext:value-type="float">
            <text:p>227.88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3399636030</text:p>
          </table:table-cell>
          <table:table-cell office:value-type="string" calcext:value-type="string">
            <text:p>1593093223276393066</text:p>
          </table:table-cell>
          <table:table-cell/>
          <table:table-cell office:value-type="string" calcext:value-type="string">
            <text:p>1593093223400719881</text:p>
          </table:table-cell>
          <table:table-cell office:value-type="string" calcext:value-type="string">
            <text:p>1593093223399367094</text:p>
          </table:table-cell>
          <table:table-cell/>
          <table:table-cell office:value-type="string" calcext:value-type="string">
            <text:p>1593093223444902896</text:p>
          </table:table-cell>
          <table:table-cell office:value-type="string" calcext:value-type="string">
            <text:p>1593093223444387912</text:p>
          </table:table-cell>
          <table:table-cell table:formula="of:=([.E25]-[.B25])*10^-6" office:value-type="float" office:value="122.974208" calcext:value-type="float">
            <text:p>122.974208</text:p>
          </table:table-cell>
          <table:table-cell table:formula="of:=([.H25]-[.E25])*10^-6" office:value-type="float" office:value="45.020672" calcext:value-type="float">
            <text:p>45.020672</text:p>
          </table:table-cell>
          <table:table-cell table:formula="of:=([.H25]-[.B25])*10^-6" office:value-type="float" office:value="167.99488" calcext:value-type="float">
            <text:p>167.99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3621025085</text:p>
          </table:table-cell>
          <table:table-cell office:value-type="string" calcext:value-type="string">
            <text:p>1593093223486211181</text:p>
          </table:table-cell>
          <table:table-cell/>
          <table:table-cell office:value-type="string" calcext:value-type="string">
            <text:p>1593093223621887922</text:p>
          </table:table-cell>
          <table:table-cell office:value-type="string" calcext:value-type="string">
            <text:p>1593093223621267080</text:p>
          </table:table-cell>
          <table:table-cell/>
          <table:table-cell office:value-type="string" calcext:value-type="string">
            <text:p>1593093223668756008</text:p>
          </table:table-cell>
          <table:table-cell office:value-type="string" calcext:value-type="string">
            <text:p>1593093223667973041</text:p>
          </table:table-cell>
          <table:table-cell table:formula="of:=([.E26]-[.B26])*10^-6" office:value-type="float" office:value="135.055872" calcext:value-type="float">
            <text:p>135.055872</text:p>
          </table:table-cell>
          <table:table-cell table:formula="of:=([.H26]-[.E26])*10^-6" office:value-type="float" office:value="46.706176" calcext:value-type="float">
            <text:p>46.706176</text:p>
          </table:table-cell>
          <table:table-cell table:formula="of:=([.H26]-[.B26])*10^-6" office:value-type="float" office:value="181.762048" calcext:value-type="float">
            <text:p>181.76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3884347915</text:p>
          </table:table-cell>
          <table:table-cell office:value-type="string" calcext:value-type="string">
            <text:p>1593093223686268066</text:p>
          </table:table-cell>
          <table:table-cell/>
          <table:table-cell office:value-type="string" calcext:value-type="string">
            <text:p>1593093223886944055</text:p>
          </table:table-cell>
          <table:table-cell office:value-type="string" calcext:value-type="string">
            <text:p>1593093223884182929</text:p>
          </table:table-cell>
          <table:table-cell/>
          <table:table-cell office:value-type="string" calcext:value-type="string">
            <text:p>1593093223938883066</text:p>
          </table:table-cell>
          <table:table-cell office:value-type="string" calcext:value-type="string">
            <text:p>1593093223938318014</text:p>
          </table:table-cell>
          <table:table-cell table:formula="of:=([.E27]-[.B27])*10^-6" office:value-type="float" office:value="197.914624" calcext:value-type="float">
            <text:p>197.914624</text:p>
          </table:table-cell>
          <table:table-cell table:formula="of:=([.H27]-[.E27])*10^-6" office:value-type="float" office:value="54.135296" calcext:value-type="float">
            <text:p>54.135296</text:p>
          </table:table-cell>
          <table:table-cell table:formula="of:=([.H27]-[.B27])*10^-6" office:value-type="float" office:value="252.04992" calcext:value-type="float">
            <text:p>252.04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4093873977</text:p>
          </table:table-cell>
          <table:table-cell office:value-type="string" calcext:value-type="string">
            <text:p>1593093223904670166</text:p>
          </table:table-cell>
          <table:table-cell/>
          <table:table-cell office:value-type="string" calcext:value-type="string">
            <text:p>1593093224094891071</text:p>
          </table:table-cell>
          <table:table-cell office:value-type="string" calcext:value-type="string">
            <text:p>1593093224094113111</text:p>
          </table:table-cell>
          <table:table-cell/>
          <table:table-cell office:value-type="string" calcext:value-type="string">
            <text:p>1593093224140449047</text:p>
          </table:table-cell>
          <table:table-cell office:value-type="string" calcext:value-type="string">
            <text:p>1593093224139827013</text:p>
          </table:table-cell>
          <table:table-cell table:formula="of:=([.E28]-[.B28])*10^-6" office:value-type="float" office:value="189.443072" calcext:value-type="float">
            <text:p>189.443072</text:p>
          </table:table-cell>
          <table:table-cell table:formula="of:=([.H28]-[.E28])*10^-6" office:value-type="float" office:value="45.713664" calcext:value-type="float">
            <text:p>45.713664</text:p>
          </table:table-cell>
          <table:table-cell table:formula="of:=([.H28]-[.B28])*10^-6" office:value-type="float" office:value="235.156736" calcext:value-type="float">
            <text:p>235.156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4246424913</text:p>
          </table:table-cell>
          <table:table-cell office:value-type="string" calcext:value-type="string">
            <text:p>1593093224109969970</text:p>
          </table:table-cell>
          <table:table-cell/>
          <table:table-cell office:value-type="string" calcext:value-type="string">
            <text:p>1593093224246470928</text:p>
          </table:table-cell>
          <table:table-cell office:value-type="string" calcext:value-type="string">
            <text:p>1593093224243330001</text:p>
          </table:table-cell>
          <table:table-cell/>
          <table:table-cell office:value-type="string" calcext:value-type="string">
            <text:p>1593093224291904926</text:p>
          </table:table-cell>
          <table:table-cell office:value-type="string" calcext:value-type="string">
            <text:p>1593093224291349887</text:p>
          </table:table-cell>
          <table:table-cell table:formula="of:=([.E29]-[.B29])*10^-6" office:value-type="float" office:value="133.360128" calcext:value-type="float">
            <text:p>133.360128</text:p>
          </table:table-cell>
          <table:table-cell table:formula="of:=([.H29]-[.E29])*10^-6" office:value-type="float" office:value="48.019712" calcext:value-type="float">
            <text:p>48.019712</text:p>
          </table:table-cell>
          <table:table-cell table:formula="of:=([.H29]-[.B29])*10^-6" office:value-type="float" office:value="181.37984" calcext:value-type="float">
            <text:p>181.37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4455476045</text:p>
          </table:table-cell>
          <table:table-cell office:value-type="string" calcext:value-type="string">
            <text:p>1593093224321225097</text:p>
          </table:table-cell>
          <table:table-cell/>
          <table:table-cell office:value-type="string" calcext:value-type="string">
            <text:p>1593093224455966949</text:p>
          </table:table-cell>
          <table:table-cell office:value-type="string" calcext:value-type="string">
            <text:p>1593093224455245018</text:p>
          </table:table-cell>
          <table:table-cell/>
          <table:table-cell office:value-type="string" calcext:value-type="string">
            <text:p>1593093224502108097</text:p>
          </table:table-cell>
          <table:table-cell office:value-type="string" calcext:value-type="string">
            <text:p>1593093224501497983</text:p>
          </table:table-cell>
          <table:table-cell table:formula="of:=([.E30]-[.B30])*10^-6" office:value-type="float" office:value="134.020096" calcext:value-type="float">
            <text:p>134.020096</text:p>
          </table:table-cell>
          <table:table-cell table:formula="of:=([.H30]-[.E30])*10^-6" office:value-type="float" office:value="46.2528" calcext:value-type="float">
            <text:p>46.2528</text:p>
          </table:table-cell>
          <table:table-cell table:formula="of:=([.H30]-[.B30])*10^-6" office:value-type="float" office:value="180.272896" calcext:value-type="float">
            <text:p>180.272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4717174053</text:p>
          </table:table-cell>
          <table:table-cell office:value-type="string" calcext:value-type="string">
            <text:p>1593093224526639160</text:p>
          </table:table-cell>
          <table:table-cell/>
          <table:table-cell office:value-type="string" calcext:value-type="string">
            <text:p>1593093224718802928</text:p>
          </table:table-cell>
          <table:table-cell office:value-type="string" calcext:value-type="string">
            <text:p>1593093224716219902</text:p>
          </table:table-cell>
          <table:table-cell/>
          <table:table-cell office:value-type="string" calcext:value-type="string">
            <text:p>1593093224771689891</text:p>
          </table:table-cell>
          <table:table-cell office:value-type="string" calcext:value-type="string">
            <text:p>1593093224770754098</text:p>
          </table:table-cell>
          <table:table-cell table:formula="of:=([.E31]-[.B31])*10^-6" office:value-type="float" office:value="189.5808" calcext:value-type="float">
            <text:p>189.5808</text:p>
          </table:table-cell>
          <table:table-cell table:formula="of:=([.H31]-[.E31])*10^-6" office:value-type="float" office:value="54.533888" calcext:value-type="float">
            <text:p>54.533888</text:p>
          </table:table-cell>
          <table:table-cell table:formula="of:=([.H31]-[.B31])*10^-6" office:value-type="float" office:value="244.114688" calcext:value-type="float">
            <text:p>244.114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4942796945</text:p>
          </table:table-cell>
          <table:table-cell office:value-type="string" calcext:value-type="string">
            <text:p>1593093224737548095</text:p>
          </table:table-cell>
          <table:table-cell/>
          <table:table-cell office:value-type="string" calcext:value-type="string">
            <text:p>1593093224942109107</text:p>
          </table:table-cell>
          <table:table-cell office:value-type="string" calcext:value-type="string">
            <text:p>1593093224941154956</text:p>
          </table:table-cell>
          <table:table-cell/>
          <table:table-cell office:value-type="string" calcext:value-type="string">
            <text:p>1593093224988385915</text:p>
          </table:table-cell>
          <table:table-cell office:value-type="string" calcext:value-type="string">
            <text:p>1593093224987760066</text:p>
          </table:table-cell>
          <table:table-cell table:formula="of:=([.E32]-[.B32])*10^-6" office:value-type="float" office:value="203.606528" calcext:value-type="float">
            <text:p>203.606528</text:p>
          </table:table-cell>
          <table:table-cell table:formula="of:=([.H32]-[.E32])*10^-6" office:value-type="float" office:value="46.605312" calcext:value-type="float">
            <text:p>46.605312</text:p>
          </table:table-cell>
          <table:table-cell table:formula="of:=([.H32]-[.B32])*10^-6" office:value-type="float" office:value="250.21184" calcext:value-type="float">
            <text:p>250.21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5166304111</text:p>
          </table:table-cell>
          <table:table-cell office:value-type="string" calcext:value-type="string">
            <text:p>1593093224968969970</text:p>
          </table:table-cell>
          <table:table-cell/>
          <table:table-cell office:value-type="string" calcext:value-type="string">
            <text:p>1593093225166810989</text:p>
          </table:table-cell>
          <table:table-cell office:value-type="string" calcext:value-type="string">
            <text:p>1593093225166106939</text:p>
          </table:table-cell>
          <table:table-cell/>
          <table:table-cell office:value-type="string" calcext:value-type="string">
            <text:p>1593093225213685989</text:p>
          </table:table-cell>
          <table:table-cell office:value-type="string" calcext:value-type="string">
            <text:p>1593093225213128089</text:p>
          </table:table-cell>
          <table:table-cell table:formula="of:=([.E33]-[.B33])*10^-6" office:value-type="float" office:value="197.136896" calcext:value-type="float">
            <text:p>197.136896</text:p>
          </table:table-cell>
          <table:table-cell table:formula="of:=([.H33]-[.E33])*10^-6" office:value-type="float" office:value="47.021056" calcext:value-type="float">
            <text:p>47.021056</text:p>
          </table:table-cell>
          <table:table-cell table:formula="of:=([.H33]-[.B33])*10^-6" office:value-type="float" office:value="244.157952" calcext:value-type="float">
            <text:p>244.157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5316196918</text:p>
          </table:table-cell>
          <table:table-cell office:value-type="string" calcext:value-type="string">
            <text:p>1593093225168659179</text:p>
          </table:table-cell>
          <table:table-cell/>
          <table:table-cell office:value-type="string" calcext:value-type="string">
            <text:p>1593093225317928075</text:p>
          </table:table-cell>
          <table:table-cell office:value-type="string" calcext:value-type="string">
            <text:p>1593093225316665887</text:p>
          </table:table-cell>
          <table:table-cell/>
          <table:table-cell office:value-type="string" calcext:value-type="string">
            <text:p>1593093225364967107</text:p>
          </table:table-cell>
          <table:table-cell office:value-type="string" calcext:value-type="string">
            <text:p>1593093225364445924</text:p>
          </table:table-cell>
          <table:table-cell table:formula="of:=([.E34]-[.B34])*10^-6" office:value-type="float" office:value="148.006656" calcext:value-type="float">
            <text:p>148.006656</text:p>
          </table:table-cell>
          <table:table-cell table:formula="of:=([.H34]-[.E34])*10^-6" office:value-type="float" office:value="47.780352" calcext:value-type="float">
            <text:p>47.780352</text:p>
          </table:table-cell>
          <table:table-cell table:formula="of:=([.H34]-[.B34])*10^-6" office:value-type="float" office:value="195.787008" calcext:value-type="float">
            <text:p>195.787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5566035032</text:p>
          </table:table-cell>
          <table:table-cell office:value-type="string" calcext:value-type="string">
            <text:p>1593093225375806152</text:p>
          </table:table-cell>
          <table:table-cell/>
          <table:table-cell office:value-type="string" calcext:value-type="string">
            <text:p>1593093225566555976</text:p>
          </table:table-cell>
          <table:table-cell office:value-type="string" calcext:value-type="string">
            <text:p>1593093225565907001</text:p>
          </table:table-cell>
          <table:table-cell/>
          <table:table-cell office:value-type="string" calcext:value-type="string">
            <text:p>1593093225617567062</text:p>
          </table:table-cell>
          <table:table-cell office:value-type="string" calcext:value-type="string">
            <text:p>1593093225616996049</text:p>
          </table:table-cell>
          <table:table-cell table:formula="of:=([.E35]-[.B35])*10^-6" office:value-type="float" office:value="190.100992" calcext:value-type="float">
            <text:p>190.100992</text:p>
          </table:table-cell>
          <table:table-cell table:formula="of:=([.H35]-[.E35])*10^-6" office:value-type="float" office:value="51.088896" calcext:value-type="float">
            <text:p>51.088896</text:p>
          </table:table-cell>
          <table:table-cell table:formula="of:=([.H35]-[.B35])*10^-6" office:value-type="float" office:value="241.189888" calcext:value-type="float">
            <text:p>241.189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5778497934</text:p>
          </table:table-cell>
          <table:table-cell office:value-type="string" calcext:value-type="string">
            <text:p>1593093225588777099</text:p>
          </table:table-cell>
          <table:table-cell/>
          <table:table-cell office:value-type="string" calcext:value-type="string">
            <text:p>1593093225778913021</text:p>
          </table:table-cell>
          <table:table-cell office:value-type="string" calcext:value-type="string">
            <text:p>1593093225774166107</text:p>
          </table:table-cell>
          <table:table-cell/>
          <table:table-cell office:value-type="string" calcext:value-type="string">
            <text:p>1593093225822705030</text:p>
          </table:table-cell>
          <table:table-cell office:value-type="string" calcext:value-type="string">
            <text:p>1593093225822052001</text:p>
          </table:table-cell>
          <table:table-cell table:formula="of:=([.E36]-[.B36])*10^-6" office:value-type="float" office:value="185.389056" calcext:value-type="float">
            <text:p>185.389056</text:p>
          </table:table-cell>
          <table:table-cell table:formula="of:=([.H36]-[.E36])*10^-6" office:value-type="float" office:value="47.885824" calcext:value-type="float">
            <text:p>47.885824</text:p>
          </table:table-cell>
          <table:table-cell table:formula="of:=([.H36]-[.B36])*10^-6" office:value-type="float" office:value="233.27488" calcext:value-type="float">
            <text:p>233.27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5922699928</text:p>
          </table:table-cell>
          <table:table-cell office:value-type="string" calcext:value-type="string">
            <text:p>1593093225798083007</text:p>
          </table:table-cell>
          <table:table-cell/>
          <table:table-cell office:value-type="string" calcext:value-type="string">
            <text:p>1593093225922975063</text:p>
          </table:table-cell>
          <table:table-cell office:value-type="string" calcext:value-type="string">
            <text:p>1593093225922436952</text:p>
          </table:table-cell>
          <table:table-cell/>
          <table:table-cell office:value-type="string" calcext:value-type="string">
            <text:p>1593093225970402002</text:p>
          </table:table-cell>
          <table:table-cell office:value-type="string" calcext:value-type="string">
            <text:p>1593093225969628095</text:p>
          </table:table-cell>
          <table:table-cell table:formula="of:=([.E37]-[.B37])*10^-6" office:value-type="float" office:value="124.354048" calcext:value-type="float">
            <text:p>124.354048</text:p>
          </table:table-cell>
          <table:table-cell table:formula="of:=([.H37]-[.E37])*10^-6" office:value-type="float" office:value="47.191296" calcext:value-type="float">
            <text:p>47.191296</text:p>
          </table:table-cell>
          <table:table-cell table:formula="of:=([.H37]-[.B37])*10^-6" office:value-type="float" office:value="171.545344" calcext:value-type="float">
            <text:p>171.545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6137171983</text:p>
          </table:table-cell>
          <table:table-cell office:value-type="string" calcext:value-type="string">
            <text:p>1593093226015194091</text:p>
          </table:table-cell>
          <table:table-cell/>
          <table:table-cell office:value-type="string" calcext:value-type="string">
            <text:p>1593093226138207912</text:p>
          </table:table-cell>
          <table:table-cell office:value-type="string" calcext:value-type="string">
            <text:p>1593093226136980056</text:p>
          </table:table-cell>
          <table:table-cell/>
          <table:table-cell office:value-type="string" calcext:value-type="string">
            <text:p>1593093226185122013</text:p>
          </table:table-cell>
          <table:table-cell office:value-type="string" calcext:value-type="string">
            <text:p>1593093226184323072</text:p>
          </table:table-cell>
          <table:table-cell table:formula="of:=([.E38]-[.B38])*10^-6" office:value-type="float" office:value="121.786112" calcext:value-type="float">
            <text:p>121.786112</text:p>
          </table:table-cell>
          <table:table-cell table:formula="of:=([.H38]-[.E38])*10^-6" office:value-type="float" office:value="47.342848" calcext:value-type="float">
            <text:p>47.342848</text:p>
          </table:table-cell>
          <table:table-cell table:formula="of:=([.H38]-[.B38])*10^-6" office:value-type="float" office:value="169.12896" calcext:value-type="float">
            <text:p>169.12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6342873096</text:p>
          </table:table-cell>
          <table:table-cell office:value-type="string" calcext:value-type="string">
            <text:p>1593093226222259033</text:p>
          </table:table-cell>
          <table:table-cell/>
          <table:table-cell office:value-type="string" calcext:value-type="string">
            <text:p>1593093226343913078</text:p>
          </table:table-cell>
          <table:table-cell office:value-type="string" calcext:value-type="string">
            <text:p>1593093226343228101</text:p>
          </table:table-cell>
          <table:table-cell/>
          <table:table-cell office:value-type="string" calcext:value-type="string">
            <text:p>1593093226391969919</text:p>
          </table:table-cell>
          <table:table-cell office:value-type="string" calcext:value-type="string">
            <text:p>1593093226391364097</text:p>
          </table:table-cell>
          <table:table-cell table:formula="of:=([.E39]-[.B39])*10^-6" office:value-type="float" office:value="120.969216" calcext:value-type="float">
            <text:p>120.969216</text:p>
          </table:table-cell>
          <table:table-cell table:formula="of:=([.H39]-[.E39])*10^-6" office:value-type="float" office:value="48.13568" calcext:value-type="float">
            <text:p>48.13568</text:p>
          </table:table-cell>
          <table:table-cell table:formula="of:=([.H39]-[.B39])*10^-6" office:value-type="float" office:value="169.104896" calcext:value-type="float">
            <text:p>169.104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6598473072</text:p>
          </table:table-cell>
          <table:table-cell office:value-type="string" calcext:value-type="string">
            <text:p>1593093226443857177</text:p>
          </table:table-cell>
          <table:table-cell/>
          <table:table-cell office:value-type="string" calcext:value-type="string">
            <text:p>1593093226599431991</text:p>
          </table:table-cell>
          <table:table-cell office:value-type="string" calcext:value-type="string">
            <text:p>1593093226598597049</text:p>
          </table:table-cell>
          <table:table-cell/>
          <table:table-cell office:value-type="string" calcext:value-type="string">
            <text:p>1593093226646228075</text:p>
          </table:table-cell>
          <table:table-cell office:value-type="string" calcext:value-type="string">
            <text:p>1593093226645534992</text:p>
          </table:table-cell>
          <table:table-cell table:formula="of:=([.E40]-[.B40])*10^-6" office:value-type="float" office:value="154.739712" calcext:value-type="float">
            <text:p>154.739712</text:p>
          </table:table-cell>
          <table:table-cell table:formula="of:=([.H40]-[.E40])*10^-6" office:value-type="float" office:value="46.9376" calcext:value-type="float">
            <text:p>46.9376</text:p>
          </table:table-cell>
          <table:table-cell table:formula="of:=([.H40]-[.B40])*10^-6" office:value-type="float" office:value="201.677312" calcext:value-type="float">
            <text:p>201.677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6867748022</text:p>
          </table:table-cell>
          <table:table-cell office:value-type="string" calcext:value-type="string">
            <text:p>1593093226643181152</text:p>
          </table:table-cell>
          <table:table-cell/>
          <table:table-cell office:value-type="string" calcext:value-type="string">
            <text:p>1593093226868818998</text:p>
          </table:table-cell>
          <table:table-cell office:value-type="string" calcext:value-type="string">
            <text:p>1593093226867887020</text:p>
          </table:table-cell>
          <table:table-cell/>
          <table:table-cell office:value-type="string" calcext:value-type="string">
            <text:p>1593093226918504953</text:p>
          </table:table-cell>
          <table:table-cell office:value-type="string" calcext:value-type="string">
            <text:p>1593093226917848110</text:p>
          </table:table-cell>
          <table:table-cell table:formula="of:=([.E41]-[.B41])*10^-6" office:value-type="float" office:value="224.706048" calcext:value-type="float">
            <text:p>224.706048</text:p>
          </table:table-cell>
          <table:table-cell table:formula="of:=([.H41]-[.E41])*10^-6" office:value-type="float" office:value="49.96096" calcext:value-type="float">
            <text:p>49.96096</text:p>
          </table:table-cell>
          <table:table-cell table:formula="of:=([.H41]-[.B41])*10^-6" office:value-type="float" office:value="274.667008" calcext:value-type="float">
            <text:p>274.667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6980175018</text:p>
          </table:table-cell>
          <table:table-cell office:value-type="string" calcext:value-type="string">
            <text:p>1593093226851359130</text:p>
          </table:table-cell>
          <table:table-cell/>
          <table:table-cell office:value-type="string" calcext:value-type="string">
            <text:p>1593093226980886936</text:p>
          </table:table-cell>
          <table:table-cell office:value-type="string" calcext:value-type="string">
            <text:p>1593093226979954004</text:p>
          </table:table-cell>
          <table:table-cell/>
          <table:table-cell office:value-type="string" calcext:value-type="string">
            <text:p>1593093227037399053</text:p>
          </table:table-cell>
          <table:table-cell office:value-type="string" calcext:value-type="string">
            <text:p>1593093227036787033</text:p>
          </table:table-cell>
          <table:table-cell table:formula="of:=([.E42]-[.B42])*10^-6" office:value-type="float" office:value="128.594688" calcext:value-type="float">
            <text:p>128.594688</text:p>
          </table:table-cell>
          <table:table-cell table:formula="of:=([.H42]-[.E42])*10^-6" office:value-type="float" office:value="56.833024" calcext:value-type="float">
            <text:p>56.833024</text:p>
          </table:table-cell>
          <table:table-cell table:formula="of:=([.H42]-[.B42])*10^-6" office:value-type="float" office:value="185.427712" calcext:value-type="float">
            <text:p>185.427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7200959920</text:p>
          </table:table-cell>
          <table:table-cell office:value-type="string" calcext:value-type="string">
            <text:p>1593093227055565185</text:p>
          </table:table-cell>
          <table:table-cell/>
          <table:table-cell office:value-type="string" calcext:value-type="string">
            <text:p>1593093227203634977</text:p>
          </table:table-cell>
          <table:table-cell office:value-type="string" calcext:value-type="string">
            <text:p>1593093227200753927</text:p>
          </table:table-cell>
          <table:table-cell/>
          <table:table-cell office:value-type="string" calcext:value-type="string">
            <text:p>1593093227253912925</text:p>
          </table:table-cell>
          <table:table-cell office:value-type="string" calcext:value-type="string">
            <text:p>1593093227253325939</text:p>
          </table:table-cell>
          <table:table-cell table:formula="of:=([.E43]-[.B43])*10^-6" office:value-type="float" office:value="145.188864" calcext:value-type="float">
            <text:p>145.188864</text:p>
          </table:table-cell>
          <table:table-cell table:formula="of:=([.H43]-[.E43])*10^-6" office:value-type="float" office:value="52.57216" calcext:value-type="float">
            <text:p>52.57216</text:p>
          </table:table-cell>
          <table:table-cell table:formula="of:=([.H43]-[.B43])*10^-6" office:value-type="float" office:value="197.761024" calcext:value-type="float">
            <text:p>197.76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7433193922</text:p>
          </table:table-cell>
          <table:table-cell office:value-type="string" calcext:value-type="string">
            <text:p>1593093227268648193</text:p>
          </table:table-cell>
          <table:table-cell/>
          <table:table-cell office:value-type="string" calcext:value-type="string">
            <text:p>1593093227433418989</text:p>
          </table:table-cell>
          <table:table-cell office:value-type="string" calcext:value-type="string">
            <text:p>1593093227432703971</text:p>
          </table:table-cell>
          <table:table-cell/>
          <table:table-cell office:value-type="string" calcext:value-type="string">
            <text:p>1593093227480089902</text:p>
          </table:table-cell>
          <table:table-cell office:value-type="string" calcext:value-type="string">
            <text:p>1593093227479352951</text:p>
          </table:table-cell>
          <table:table-cell table:formula="of:=([.E44]-[.B44])*10^-6" office:value-type="float" office:value="164.056064" calcext:value-type="float">
            <text:p>164.056064</text:p>
          </table:table-cell>
          <table:table-cell table:formula="of:=([.H44]-[.E44])*10^-6" office:value-type="float" office:value="46.648832" calcext:value-type="float">
            <text:p>46.648832</text:p>
          </table:table-cell>
          <table:table-cell table:formula="of:=([.H44]-[.B44])*10^-6" office:value-type="float" office:value="210.704896" calcext:value-type="float">
            <text:p>210.704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7675360918</text:p>
          </table:table-cell>
          <table:table-cell office:value-type="string" calcext:value-type="string">
            <text:p>1593093227477248046</text:p>
          </table:table-cell>
          <table:table-cell/>
          <table:table-cell office:value-type="string" calcext:value-type="string">
            <text:p>1593093227676414966</text:p>
          </table:table-cell>
          <table:table-cell office:value-type="string" calcext:value-type="string">
            <text:p>1593093227675858020</text:p>
          </table:table-cell>
          <table:table-cell/>
          <table:table-cell office:value-type="string" calcext:value-type="string">
            <text:p>1593093227720577955</text:p>
          </table:table-cell>
          <table:table-cell office:value-type="string" calcext:value-type="string">
            <text:p>1593093227719947099</text:p>
          </table:table-cell>
          <table:table-cell table:formula="of:=([.E45]-[.B45])*10^-6" office:value-type="float" office:value="198.60992" calcext:value-type="float">
            <text:p>198.60992</text:p>
          </table:table-cell>
          <table:table-cell table:formula="of:=([.H45]-[.E45])*10^-6" office:value-type="float" office:value="44.088832" calcext:value-type="float">
            <text:p>44.088832</text:p>
          </table:table-cell>
          <table:table-cell table:formula="of:=([.H45]-[.B45])*10^-6" office:value-type="float" office:value="242.698752" calcext:value-type="float">
            <text:p>242.698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7817616939</text:p>
          </table:table-cell>
          <table:table-cell office:value-type="string" calcext:value-type="string">
            <text:p>1593093227688571044</text:p>
          </table:table-cell>
          <table:table-cell/>
          <table:table-cell office:value-type="string" calcext:value-type="string">
            <text:p>1593093227817887067</text:p>
          </table:table-cell>
          <table:table-cell office:value-type="string" calcext:value-type="string">
            <text:p>1593093227817280054</text:p>
          </table:table-cell>
          <table:table-cell/>
          <table:table-cell office:value-type="string" calcext:value-type="string">
            <text:p>1593093227864697933</text:p>
          </table:table-cell>
          <table:table-cell office:value-type="string" calcext:value-type="string">
            <text:p>1593093227864018917</text:p>
          </table:table-cell>
          <table:table-cell table:formula="of:=([.E46]-[.B46])*10^-6" office:value-type="float" office:value="128.70912" calcext:value-type="float">
            <text:p>128.70912</text:p>
          </table:table-cell>
          <table:table-cell table:formula="of:=([.H46]-[.E46])*10^-6" office:value-type="float" office:value="46.738944" calcext:value-type="float">
            <text:p>46.738944</text:p>
          </table:table-cell>
          <table:table-cell table:formula="of:=([.H46]-[.B46])*10^-6" office:value-type="float" office:value="175.448064" calcext:value-type="float">
            <text:p>175.44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8058058977</text:p>
          </table:table-cell>
          <table:table-cell office:value-type="string" calcext:value-type="string">
            <text:p>1593093227900721191</text:p>
          </table:table-cell>
          <table:table-cell/>
          <table:table-cell office:value-type="string" calcext:value-type="string">
            <text:p>1593093228060973882</text:p>
          </table:table-cell>
          <table:table-cell office:value-type="string" calcext:value-type="string">
            <text:p>1593093228057512998</text:p>
          </table:table-cell>
          <table:table-cell/>
          <table:table-cell office:value-type="string" calcext:value-type="string">
            <text:p>1593093228107579946</text:p>
          </table:table-cell>
          <table:table-cell office:value-type="string" calcext:value-type="string">
            <text:p>1593093228106806993</text:p>
          </table:table-cell>
          <table:table-cell table:formula="of:=([.E47]-[.B47])*10^-6" office:value-type="float" office:value="156.791808" calcext:value-type="float">
            <text:p>156.791808</text:p>
          </table:table-cell>
          <table:table-cell table:formula="of:=([.H47]-[.E47])*10^-6" office:value-type="float" office:value="49.293824" calcext:value-type="float">
            <text:p>49.293824</text:p>
          </table:table-cell>
          <table:table-cell table:formula="of:=([.H47]-[.B47])*10^-6" office:value-type="float" office:value="206.085632" calcext:value-type="float">
            <text:p>206.085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8264175891</text:p>
          </table:table-cell>
          <table:table-cell office:value-type="string" calcext:value-type="string">
            <text:p>1593093228120030029</text:p>
          </table:table-cell>
          <table:table-cell/>
          <table:table-cell office:value-type="string" calcext:value-type="string">
            <text:p>1593093228264930963</text:p>
          </table:table-cell>
          <table:table-cell office:value-type="string" calcext:value-type="string">
            <text:p>1593093228264421939</text:p>
          </table:table-cell>
          <table:table-cell/>
          <table:table-cell office:value-type="string" calcext:value-type="string">
            <text:p>1593093228310988903</text:p>
          </table:table-cell>
          <table:table-cell office:value-type="string" calcext:value-type="string">
            <text:p>1593093228310242891</text:p>
          </table:table-cell>
          <table:table-cell table:formula="of:=([.E48]-[.B48])*10^-6" office:value-type="float" office:value="144.391936" calcext:value-type="float">
            <text:p>144.391936</text:p>
          </table:table-cell>
          <table:table-cell table:formula="of:=([.H48]-[.E48])*10^-6" office:value-type="float" office:value="45.820672" calcext:value-type="float">
            <text:p>45.820672</text:p>
          </table:table-cell>
          <table:table-cell table:formula="of:=([.H48]-[.B48])*10^-6" office:value-type="float" office:value="190.212608" calcext:value-type="float">
            <text:p>190.212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8518193006</text:p>
          </table:table-cell>
          <table:table-cell office:value-type="string" calcext:value-type="string">
            <text:p>1593093228346213134</text:p>
          </table:table-cell>
          <table:table-cell/>
          <table:table-cell office:value-type="string" calcext:value-type="string">
            <text:p>1593093228519223928</text:p>
          </table:table-cell>
          <table:table-cell office:value-type="string" calcext:value-type="string">
            <text:p>1593093228518544912</text:p>
          </table:table-cell>
          <table:table-cell/>
          <table:table-cell office:value-type="string" calcext:value-type="string">
            <text:p>1593093228564330101</text:p>
          </table:table-cell>
          <table:table-cell office:value-type="string" calcext:value-type="string">
            <text:p>1593093228563589096</text:p>
          </table:table-cell>
          <table:table-cell table:formula="of:=([.E49]-[.B49])*10^-6" office:value-type="float" office:value="172.33152" calcext:value-type="float">
            <text:p>172.33152</text:p>
          </table:table-cell>
          <table:table-cell table:formula="of:=([.H49]-[.E49])*10^-6" office:value-type="float" office:value="45.04448" calcext:value-type="float">
            <text:p>45.04448</text:p>
          </table:table-cell>
          <table:table-cell table:formula="of:=([.H49]-[.B49])*10^-6" office:value-type="float" office:value="217.376" calcext:value-type="float">
            <text:p>217.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8697323083</text:p>
          </table:table-cell>
          <table:table-cell office:value-type="string" calcext:value-type="string">
            <text:p>1593093228550331054</text:p>
          </table:table-cell>
          <table:table-cell/>
          <table:table-cell office:value-type="string" calcext:value-type="string">
            <text:p>1593093228697875976</text:p>
          </table:table-cell>
          <table:table-cell office:value-type="string" calcext:value-type="string">
            <text:p>1593093228697122097</text:p>
          </table:table-cell>
          <table:table-cell/>
          <table:table-cell office:value-type="string" calcext:value-type="string">
            <text:p>1593093228741832017</text:p>
          </table:table-cell>
          <table:table-cell office:value-type="string" calcext:value-type="string">
            <text:p>1593093228741221904</text:p>
          </table:table-cell>
          <table:table-cell table:formula="of:=([.E50]-[.B50])*10^-6" office:value-type="float" office:value="146.790912" calcext:value-type="float">
            <text:p>146.790912</text:p>
          </table:table-cell>
          <table:table-cell table:formula="of:=([.H50]-[.E50])*10^-6" office:value-type="float" office:value="44.100352" calcext:value-type="float">
            <text:p>44.100352</text:p>
          </table:table-cell>
          <table:table-cell table:formula="of:=([.H50]-[.B50])*10^-6" office:value-type="float" office:value="190.891264" calcext:value-type="float">
            <text:p>190.891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8888360023</text:p>
          </table:table-cell>
          <table:table-cell office:value-type="string" calcext:value-type="string">
            <text:p>1593093228764666992</text:p>
          </table:table-cell>
          <table:table-cell/>
          <table:table-cell office:value-type="string" calcext:value-type="string">
            <text:p>1593093228888686895</text:p>
          </table:table-cell>
          <table:table-cell office:value-type="string" calcext:value-type="string">
            <text:p>1593093228887900114</text:p>
          </table:table-cell>
          <table:table-cell/>
          <table:table-cell office:value-type="string" calcext:value-type="string">
            <text:p>1593093228942698001</text:p>
          </table:table-cell>
          <table:table-cell office:value-type="string" calcext:value-type="string">
            <text:p>1593093228942007064</text:p>
          </table:table-cell>
          <table:table-cell table:formula="of:=([.E51]-[.B51])*10^-6" office:value-type="float" office:value="123.23328" calcext:value-type="float">
            <text:p>123.23328</text:p>
          </table:table-cell>
          <table:table-cell table:formula="of:=([.H51]-[.E51])*10^-6" office:value-type="float" office:value="54.10688" calcext:value-type="float">
            <text:p>54.10688</text:p>
          </table:table-cell>
          <table:table-cell table:formula="of:=([.H51]-[.B51])*10^-6" office:value-type="float" office:value="177.34016" calcext:value-type="float">
            <text:p>177.34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9112899065</text:p>
          </table:table-cell>
          <table:table-cell office:value-type="string" calcext:value-type="string">
            <text:p>1593093228983810058</text:p>
          </table:table-cell>
          <table:table-cell/>
          <table:table-cell office:value-type="string" calcext:value-type="string">
            <text:p>1593093229114418983</text:p>
          </table:table-cell>
          <table:table-cell office:value-type="string" calcext:value-type="string">
            <text:p>1593093229113146066</text:p>
          </table:table-cell>
          <table:table-cell/>
          <table:table-cell office:value-type="string" calcext:value-type="string">
            <text:p>1593093229167138099</text:p>
          </table:table-cell>
          <table:table-cell office:value-type="string" calcext:value-type="string">
            <text:p>1593093229166424036</text:p>
          </table:table-cell>
          <table:table-cell table:formula="of:=([.E52]-[.B52])*10^-6" office:value-type="float" office:value="129.335808" calcext:value-type="float">
            <text:p>129.335808</text:p>
          </table:table-cell>
          <table:table-cell table:formula="of:=([.H52]-[.E52])*10^-6" office:value-type="float" office:value="53.278208" calcext:value-type="float">
            <text:p>53.278208</text:p>
          </table:table-cell>
          <table:table-cell table:formula="of:=([.H52]-[.B52])*10^-6" office:value-type="float" office:value="182.614016" calcext:value-type="float">
            <text:p>182.614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9340267896</text:p>
          </table:table-cell>
          <table:table-cell office:value-type="string" calcext:value-type="string">
            <text:p>1593093229185242187</text:p>
          </table:table-cell>
          <table:table-cell/>
          <table:table-cell office:value-type="string" calcext:value-type="string">
            <text:p>1593093229342139959</text:p>
          </table:table-cell>
          <table:table-cell office:value-type="string" calcext:value-type="string">
            <text:p>1593093229340641975</text:p>
          </table:table-cell>
          <table:table-cell/>
          <table:table-cell office:value-type="string" calcext:value-type="string">
            <text:p>1593093229397156953</text:p>
          </table:table-cell>
          <table:table-cell office:value-type="string" calcext:value-type="string">
            <text:p>1593093229396199941</text:p>
          </table:table-cell>
          <table:table-cell table:formula="of:=([.E53]-[.B53])*10^-6" office:value-type="float" office:value="155.399936" calcext:value-type="float">
            <text:p>155.399936</text:p>
          </table:table-cell>
          <table:table-cell table:formula="of:=([.H53]-[.E53])*10^-6" office:value-type="float" office:value="55.558144" calcext:value-type="float">
            <text:p>55.558144</text:p>
          </table:table-cell>
          <table:table-cell table:formula="of:=([.H53]-[.B53])*10^-6" office:value-type="float" office:value="210.95808" calcext:value-type="float">
            <text:p>210.95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9601241111</text:p>
          </table:table-cell>
          <table:table-cell office:value-type="string" calcext:value-type="string">
            <text:p>1593093229401119140</text:p>
          </table:table-cell>
          <table:table-cell/>
          <table:table-cell office:value-type="string" calcext:value-type="string">
            <text:p>1593093229601890087</text:p>
          </table:table-cell>
          <table:table-cell office:value-type="string" calcext:value-type="string">
            <text:p>1593093229601052045</text:p>
          </table:table-cell>
          <table:table-cell/>
          <table:table-cell office:value-type="string" calcext:value-type="string">
            <text:p>1593093229653126001</text:p>
          </table:table-cell>
          <table:table-cell office:value-type="string" calcext:value-type="string">
            <text:p>1593093229652364015</text:p>
          </table:table-cell>
          <table:table-cell table:formula="of:=([.E54]-[.B54])*10^-6" office:value-type="float" office:value="199.932928" calcext:value-type="float">
            <text:p>199.932928</text:p>
          </table:table-cell>
          <table:table-cell table:formula="of:=([.H54]-[.E54])*10^-6" office:value-type="float" office:value="51.312128" calcext:value-type="float">
            <text:p>51.312128</text:p>
          </table:table-cell>
          <table:table-cell table:formula="of:=([.H54]-[.B54])*10^-6" office:value-type="float" office:value="251.245056" calcext:value-type="float">
            <text:p>251.245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9730776071</text:p>
          </table:table-cell>
          <table:table-cell office:value-type="string" calcext:value-type="string">
            <text:p>1593093229606258056</text:p>
          </table:table-cell>
          <table:table-cell/>
          <table:table-cell office:value-type="string" calcext:value-type="string">
            <text:p>1593093229731683015</text:p>
          </table:table-cell>
          <table:table-cell office:value-type="string" calcext:value-type="string">
            <text:p>1593093229730869054</text:p>
          </table:table-cell>
          <table:table-cell/>
          <table:table-cell office:value-type="string" calcext:value-type="string">
            <text:p>1593093229779968023</text:p>
          </table:table-cell>
          <table:table-cell office:value-type="string" calcext:value-type="string">
            <text:p>1593093229779267072</text:p>
          </table:table-cell>
          <table:table-cell table:formula="of:=([.E55]-[.B55])*10^-6" office:value-type="float" office:value="124.611328" calcext:value-type="float">
            <text:p>124.611328</text:p>
          </table:table-cell>
          <table:table-cell table:formula="of:=([.H55]-[.E55])*10^-6" office:value-type="float" office:value="48.397568" calcext:value-type="float">
            <text:p>48.397568</text:p>
          </table:table-cell>
          <table:table-cell table:formula="of:=([.H55]-[.B55])*10^-6" office:value-type="float" office:value="173.008896" calcext:value-type="float">
            <text:p>173.008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29967371940</text:p>
          </table:table-cell>
          <table:table-cell office:value-type="string" calcext:value-type="string">
            <text:p>1593093229833478027</text:p>
          </table:table-cell>
          <table:table-cell/>
          <table:table-cell office:value-type="string" calcext:value-type="string">
            <text:p>1593093229967873096</text:p>
          </table:table-cell>
          <table:table-cell office:value-type="string" calcext:value-type="string">
            <text:p>1593093229967303037</text:p>
          </table:table-cell>
          <table:table-cell/>
          <table:table-cell office:value-type="string" calcext:value-type="string">
            <text:p>1593093230015419006</text:p>
          </table:table-cell>
          <table:table-cell office:value-type="string" calcext:value-type="string">
            <text:p>1593093230014786958</text:p>
          </table:table-cell>
          <table:table-cell table:formula="of:=([.E56]-[.B56])*10^-6" office:value-type="float" office:value="133.825024" calcext:value-type="float">
            <text:p>133.825024</text:p>
          </table:table-cell>
          <table:table-cell table:formula="of:=([.H56]-[.E56])*10^-6" office:value-type="float" office:value="47.483648" calcext:value-type="float">
            <text:p>47.483648</text:p>
          </table:table-cell>
          <table:table-cell table:formula="of:=([.H56]-[.B56])*10^-6" office:value-type="float" office:value="181.308672" calcext:value-type="float">
            <text:p>181.308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0204220056</text:p>
          </table:table-cell>
          <table:table-cell office:value-type="string" calcext:value-type="string">
            <text:p>1593093230039172119</text:p>
          </table:table-cell>
          <table:table-cell/>
          <table:table-cell office:value-type="string" calcext:value-type="string">
            <text:p>1593093230206254005</text:p>
          </table:table-cell>
          <table:table-cell office:value-type="string" calcext:value-type="string">
            <text:p>1593093230204668045</text:p>
          </table:table-cell>
          <table:table-cell/>
          <table:table-cell office:value-type="string" calcext:value-type="string">
            <text:p>1593093230257066965</text:p>
          </table:table-cell>
          <table:table-cell office:value-type="string" calcext:value-type="string">
            <text:p>1593093230256300926</text:p>
          </table:table-cell>
          <table:table-cell table:formula="of:=([.E57]-[.B57])*10^-6" office:value-type="float" office:value="165.49632" calcext:value-type="float">
            <text:p>165.49632</text:p>
          </table:table-cell>
          <table:table-cell table:formula="of:=([.H57]-[.E57])*10^-6" office:value-type="float" office:value="51.63264" calcext:value-type="float">
            <text:p>51.63264</text:p>
          </table:table-cell>
          <table:table-cell table:formula="of:=([.H57]-[.B57])*10^-6" office:value-type="float" office:value="217.12896" calcext:value-type="float">
            <text:p>217.12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0428649902</text:p>
          </table:table-cell>
          <table:table-cell office:value-type="string" calcext:value-type="string">
            <text:p>1593093230244059082</text:p>
          </table:table-cell>
          <table:table-cell/>
          <table:table-cell office:value-type="string" calcext:value-type="string">
            <text:p>1593093230428648948</text:p>
          </table:table-cell>
          <table:table-cell office:value-type="string" calcext:value-type="string">
            <text:p>1593093230427934885</text:p>
          </table:table-cell>
          <table:table-cell/>
          <table:table-cell office:value-type="string" calcext:value-type="string">
            <text:p>1593093230478956937</text:p>
          </table:table-cell>
          <table:table-cell office:value-type="string" calcext:value-type="string">
            <text:p>1593093230478466987</text:p>
          </table:table-cell>
          <table:table-cell table:formula="of:=([.E58]-[.B58])*10^-6" office:value-type="float" office:value="183.87584" calcext:value-type="float">
            <text:p>183.87584</text:p>
          </table:table-cell>
          <table:table-cell table:formula="of:=([.H58]-[.E58])*10^-6" office:value-type="float" office:value="50.532096" calcext:value-type="float">
            <text:p>50.532096</text:p>
          </table:table-cell>
          <table:table-cell table:formula="of:=([.H58]-[.B58])*10^-6" office:value-type="float" office:value="234.407936" calcext:value-type="float">
            <text:p>234.407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0592183113</text:p>
          </table:table-cell>
          <table:table-cell office:value-type="string" calcext:value-type="string">
            <text:p>1593093230463552001</text:p>
          </table:table-cell>
          <table:table-cell/>
          <table:table-cell office:value-type="string" calcext:value-type="string">
            <text:p>1593093230592529058</text:p>
          </table:table-cell>
          <table:table-cell office:value-type="string" calcext:value-type="string">
            <text:p>1593093230591656923</text:p>
          </table:table-cell>
          <table:table-cell/>
          <table:table-cell office:value-type="string" calcext:value-type="string">
            <text:p>1593093230647536039</text:p>
          </table:table-cell>
          <table:table-cell office:value-type="string" calcext:value-type="string">
            <text:p>1593093230646811962</text:p>
          </table:table-cell>
          <table:table-cell table:formula="of:=([.E59]-[.B59])*10^-6" office:value-type="float" office:value="128.10496" calcext:value-type="float">
            <text:p>128.10496</text:p>
          </table:table-cell>
          <table:table-cell table:formula="of:=([.H59]-[.E59])*10^-6" office:value-type="float" office:value="55.1552" calcext:value-type="float">
            <text:p>55.1552</text:p>
          </table:table-cell>
          <table:table-cell table:formula="of:=([.H59]-[.B59])*10^-6" office:value-type="float" office:value="183.26016" calcext:value-type="float">
            <text:p>183.26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0791210889</text:p>
          </table:table-cell>
          <table:table-cell office:value-type="string" calcext:value-type="string">
            <text:p>1593093230665052001</text:p>
          </table:table-cell>
          <table:table-cell/>
          <table:table-cell office:value-type="string" calcext:value-type="string">
            <text:p>1593093230795169115</text:p>
          </table:table-cell>
          <table:table-cell office:value-type="string" calcext:value-type="string">
            <text:p>1593093230791181087</text:p>
          </table:table-cell>
          <table:table-cell/>
          <table:table-cell office:value-type="string" calcext:value-type="string">
            <text:p>1593093230841528892</text:p>
          </table:table-cell>
          <table:table-cell office:value-type="string" calcext:value-type="string">
            <text:p>1593093230840523958</text:p>
          </table:table-cell>
          <table:table-cell table:formula="of:=([.E60]-[.B60])*10^-6" office:value-type="float" office:value="126.128896" calcext:value-type="float">
            <text:p>126.128896</text:p>
          </table:table-cell>
          <table:table-cell table:formula="of:=([.H60]-[.E60])*10^-6" office:value-type="float" office:value="49.343232" calcext:value-type="float">
            <text:p>49.343232</text:p>
          </table:table-cell>
          <table:table-cell table:formula="of:=([.H60]-[.B60])*10^-6" office:value-type="float" office:value="175.472128" calcext:value-type="float">
            <text:p>175.472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1037240982</text:p>
          </table:table-cell>
          <table:table-cell office:value-type="string" calcext:value-type="string">
            <text:p>1593093230882643066</text:p>
          </table:table-cell>
          <table:table-cell/>
          <table:table-cell office:value-type="string" calcext:value-type="string">
            <text:p>1593093231038546085</text:p>
          </table:table-cell>
          <table:table-cell office:value-type="string" calcext:value-type="string">
            <text:p>1593093231036493062</text:p>
          </table:table-cell>
          <table:table-cell/>
          <table:table-cell office:value-type="string" calcext:value-type="string">
            <text:p>1593093231085462093</text:p>
          </table:table-cell>
          <table:table-cell office:value-type="string" calcext:value-type="string">
            <text:p>1593093231084753990</text:p>
          </table:table-cell>
          <table:table-cell table:formula="of:=([.E61]-[.B61])*10^-6" office:value-type="float" office:value="153.850112" calcext:value-type="float">
            <text:p>153.850112</text:p>
          </table:table-cell>
          <table:table-cell table:formula="of:=([.H61]-[.E61])*10^-6" office:value-type="float" office:value="48.260864" calcext:value-type="float">
            <text:p>48.260864</text:p>
          </table:table-cell>
          <table:table-cell table:formula="of:=([.H61]-[.B61])*10^-6" office:value-type="float" office:value="202.110976" calcext:value-type="float">
            <text:p>202.110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1260837078</text:p>
          </table:table-cell>
          <table:table-cell office:value-type="string" calcext:value-type="string">
            <text:p>1593093231095461181</text:p>
          </table:table-cell>
          <table:table-cell/>
          <table:table-cell office:value-type="string" calcext:value-type="string">
            <text:p>1593093231261620998</text:p>
          </table:table-cell>
          <table:table-cell office:value-type="string" calcext:value-type="string">
            <text:p>1593093231260961055</text:p>
          </table:table-cell>
          <table:table-cell/>
          <table:table-cell office:value-type="string" calcext:value-type="string">
            <text:p>1593093231310698986</text:p>
          </table:table-cell>
          <table:table-cell office:value-type="string" calcext:value-type="string">
            <text:p>1593093231309822082</text:p>
          </table:table-cell>
          <table:table-cell table:formula="of:=([.E62]-[.B62])*10^-6" office:value-type="float" office:value="165.499904" calcext:value-type="float">
            <text:p>165.499904</text:p>
          </table:table-cell>
          <table:table-cell table:formula="of:=([.H62]-[.E62])*10^-6" office:value-type="float" office:value="48.860928" calcext:value-type="float">
            <text:p>48.860928</text:p>
          </table:table-cell>
          <table:table-cell table:formula="of:=([.H62]-[.B62])*10^-6" office:value-type="float" office:value="214.360832" calcext:value-type="float">
            <text:p>214.360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1438658952</text:p>
          </table:table-cell>
          <table:table-cell office:value-type="string" calcext:value-type="string">
            <text:p>1593093231309700195</text:p>
          </table:table-cell>
          <table:table-cell/>
          <table:table-cell office:value-type="string" calcext:value-type="string">
            <text:p>1593093231439652919</text:p>
          </table:table-cell>
          <table:table-cell office:value-type="string" calcext:value-type="string">
            <text:p>1593093231438565969</text:p>
          </table:table-cell>
          <table:table-cell/>
          <table:table-cell office:value-type="string" calcext:value-type="string">
            <text:p>1593093231489034891</text:p>
          </table:table-cell>
          <table:table-cell office:value-type="string" calcext:value-type="string">
            <text:p>1593093231488399982</text:p>
          </table:table-cell>
          <table:table-cell table:formula="of:=([.E63]-[.B63])*10^-6" office:value-type="float" office:value="128.866304" calcext:value-type="float">
            <text:p>128.866304</text:p>
          </table:table-cell>
          <table:table-cell table:formula="of:=([.H63]-[.E63])*10^-6" office:value-type="float" office:value="49.833728" calcext:value-type="float">
            <text:p>49.833728</text:p>
          </table:table-cell>
          <table:table-cell table:formula="of:=([.H63]-[.B63])*10^-6" office:value-type="float" office:value="178.700032" calcext:value-type="float">
            <text:p>178.700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1640470027</text:p>
          </table:table-cell>
          <table:table-cell office:value-type="string" calcext:value-type="string">
            <text:p>1593093231523583007</text:p>
          </table:table-cell>
          <table:table-cell/>
          <table:table-cell office:value-type="string" calcext:value-type="string">
            <text:p>1593093231641777992</text:p>
          </table:table-cell>
          <table:table-cell office:value-type="string" calcext:value-type="string">
            <text:p>1593093231639846086</text:p>
          </table:table-cell>
          <table:table-cell/>
          <table:table-cell office:value-type="string" calcext:value-type="string">
            <text:p>1593093231690643072</text:p>
          </table:table-cell>
          <table:table-cell office:value-type="string" calcext:value-type="string">
            <text:p>1593093231690072059</text:p>
          </table:table-cell>
          <table:table-cell table:formula="of:=([.E64]-[.B64])*10^-6" office:value-type="float" office:value="116.263168" calcext:value-type="float">
            <text:p>116.263168</text:p>
          </table:table-cell>
          <table:table-cell table:formula="of:=([.H64]-[.E64])*10^-6" office:value-type="float" office:value="50.22592" calcext:value-type="float">
            <text:p>50.22592</text:p>
          </table:table-cell>
          <table:table-cell table:formula="of:=([.H64]-[.B64])*10^-6" office:value-type="float" office:value="166.489088" calcext:value-type="float">
            <text:p>166.489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1891788959</text:p>
          </table:table-cell>
          <table:table-cell office:value-type="string" calcext:value-type="string">
            <text:p>1593093231737380126</text:p>
          </table:table-cell>
          <table:table-cell/>
          <table:table-cell office:value-type="string" calcext:value-type="string">
            <text:p>1593093231892774105</text:p>
          </table:table-cell>
          <table:table-cell office:value-type="string" calcext:value-type="string">
            <text:p>1593093231892230987</text:p>
          </table:table-cell>
          <table:table-cell/>
          <table:table-cell office:value-type="string" calcext:value-type="string">
            <text:p>1593093231941739082</text:p>
          </table:table-cell>
          <table:table-cell office:value-type="string" calcext:value-type="string">
            <text:p>1593093231940999031</text:p>
          </table:table-cell>
          <table:table-cell table:formula="of:=([.E65]-[.B65])*10^-6" office:value-type="float" office:value="154.850816" calcext:value-type="float">
            <text:p>154.850816</text:p>
          </table:table-cell>
          <table:table-cell table:formula="of:=([.H65]-[.E65])*10^-6" office:value-type="float" office:value="48.768512" calcext:value-type="float">
            <text:p>48.768512</text:p>
          </table:table-cell>
          <table:table-cell table:formula="of:=([.H65]-[.B65])*10^-6" office:value-type="float" office:value="203.619328" calcext:value-type="float">
            <text:p>203.619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2130611896</text:p>
          </table:table-cell>
          <table:table-cell office:value-type="string" calcext:value-type="string">
            <text:p>1593093231953057128</text:p>
          </table:table-cell>
          <table:table-cell/>
          <table:table-cell office:value-type="string" calcext:value-type="string">
            <text:p>1593093232130494117</text:p>
          </table:table-cell>
          <table:table-cell office:value-type="string" calcext:value-type="string">
            <text:p>1593093232128726959</text:p>
          </table:table-cell>
          <table:table-cell/>
          <table:table-cell office:value-type="string" calcext:value-type="string">
            <text:p>1593093232183398962</text:p>
          </table:table-cell>
          <table:table-cell office:value-type="string" calcext:value-type="string">
            <text:p>1593093232182565927</text:p>
          </table:table-cell>
          <table:table-cell table:formula="of:=([.E66]-[.B66])*10^-6" office:value-type="float" office:value="175.669504" calcext:value-type="float">
            <text:p>175.669504</text:p>
          </table:table-cell>
          <table:table-cell table:formula="of:=([.H66]-[.E66])*10^-6" office:value-type="float" office:value="53.83936" calcext:value-type="float">
            <text:p>53.83936</text:p>
          </table:table-cell>
          <table:table-cell table:formula="of:=([.H66]-[.B66])*10^-6" office:value-type="float" office:value="229.508864" calcext:value-type="float">
            <text:p>229.508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2356947898</text:p>
          </table:table-cell>
          <table:table-cell office:value-type="string" calcext:value-type="string">
            <text:p>1593093232179400146</text:p>
          </table:table-cell>
          <table:table-cell/>
          <table:table-cell office:value-type="string" calcext:value-type="string">
            <text:p>1593093232357757091</text:p>
          </table:table-cell>
          <table:table-cell office:value-type="string" calcext:value-type="string">
            <text:p>1593093232356183052</text:p>
          </table:table-cell>
          <table:table-cell/>
          <table:table-cell office:value-type="string" calcext:value-type="string">
            <text:p>1593093232412574052</text:p>
          </table:table-cell>
          <table:table-cell office:value-type="string" calcext:value-type="string">
            <text:p>1593093232412050962</text:p>
          </table:table-cell>
          <table:table-cell table:formula="of:=([.E67]-[.B67])*10^-6" office:value-type="float" office:value="176.783104" calcext:value-type="float">
            <text:p>176.783104</text:p>
          </table:table-cell>
          <table:table-cell table:formula="of:=([.H67]-[.E67])*10^-6" office:value-type="float" office:value="55.867904" calcext:value-type="float">
            <text:p>55.867904</text:p>
          </table:table-cell>
          <table:table-cell table:formula="of:=([.H67]-[.B67])*10^-6" office:value-type="float" office:value="232.651008" calcext:value-type="float">
            <text:p>232.651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2514971971</text:p>
          </table:table-cell>
          <table:table-cell office:value-type="string" calcext:value-type="string">
            <text:p>1593093232388640136</text:p>
          </table:table-cell>
          <table:table-cell/>
          <table:table-cell office:value-type="string" calcext:value-type="string">
            <text:p>1593093232516078948</text:p>
          </table:table-cell>
          <table:table-cell office:value-type="string" calcext:value-type="string">
            <text:p>1593093232514741897</text:p>
          </table:table-cell>
          <table:table-cell/>
          <table:table-cell office:value-type="string" calcext:value-type="string">
            <text:p>1593093232566603899</text:p>
          </table:table-cell>
          <table:table-cell office:value-type="string" calcext:value-type="string">
            <text:p>1593093232566071033</text:p>
          </table:table-cell>
          <table:table-cell table:formula="of:=([.E68]-[.B68])*10^-6" office:value-type="float" office:value="126.10176" calcext:value-type="float">
            <text:p>126.10176</text:p>
          </table:table-cell>
          <table:table-cell table:formula="of:=([.H68]-[.E68])*10^-6" office:value-type="float" office:value="51.32928" calcext:value-type="float">
            <text:p>51.32928</text:p>
          </table:table-cell>
          <table:table-cell table:formula="of:=([.H68]-[.B68])*10^-6" office:value-type="float" office:value="177.43104" calcext:value-type="float">
            <text:p>177.43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2721412897</text:p>
          </table:table-cell>
          <table:table-cell office:value-type="string" calcext:value-type="string">
            <text:p>1593093232595415039</text:p>
          </table:table-cell>
          <table:table-cell/>
          <table:table-cell office:value-type="string" calcext:value-type="string">
            <text:p>1593093232725290060</text:p>
          </table:table-cell>
          <table:table-cell office:value-type="string" calcext:value-type="string">
            <text:p>1593093232721976995</text:p>
          </table:table-cell>
          <table:table-cell/>
          <table:table-cell office:value-type="string" calcext:value-type="string">
            <text:p>1593093232773339033</text:p>
          </table:table-cell>
          <table:table-cell office:value-type="string" calcext:value-type="string">
            <text:p>1593093232772682905</text:p>
          </table:table-cell>
          <table:table-cell table:formula="of:=([.E69]-[.B69])*10^-6" office:value-type="float" office:value="126.561792" calcext:value-type="float">
            <text:p>126.561792</text:p>
          </table:table-cell>
          <table:table-cell table:formula="of:=([.H69]-[.E69])*10^-6" office:value-type="float" office:value="50.70592" calcext:value-type="float">
            <text:p>50.70592</text:p>
          </table:table-cell>
          <table:table-cell table:formula="of:=([.H69]-[.B69])*10^-6" office:value-type="float" office:value="177.267712" calcext:value-type="float">
            <text:p>177.267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2956407070</text:p>
          </table:table-cell>
          <table:table-cell office:value-type="string" calcext:value-type="string">
            <text:p>1593093232809498046</text:p>
          </table:table-cell>
          <table:table-cell/>
          <table:table-cell office:value-type="string" calcext:value-type="string">
            <text:p>1593093232956101894</text:p>
          </table:table-cell>
          <table:table-cell office:value-type="string" calcext:value-type="string">
            <text:p>1593093232954582929</text:p>
          </table:table-cell>
          <table:table-cell/>
          <table:table-cell office:value-type="string" calcext:value-type="string">
            <text:p>1593093233009625911</text:p>
          </table:table-cell>
          <table:table-cell office:value-type="string" calcext:value-type="string">
            <text:p>1593093233008667945</text:p>
          </table:table-cell>
          <table:table-cell table:formula="of:=([.E70]-[.B70])*10^-6" office:value-type="float" office:value="145.084928" calcext:value-type="float">
            <text:p>145.084928</text:p>
          </table:table-cell>
          <table:table-cell table:formula="of:=([.H70]-[.E70])*10^-6" office:value-type="float" office:value="54.085376" calcext:value-type="float">
            <text:p>54.085376</text:p>
          </table:table-cell>
          <table:table-cell table:formula="of:=([.H70]-[.B70])*10^-6" office:value-type="float" office:value="199.170304" calcext:value-type="float">
            <text:p>199.170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3213936090</text:p>
          </table:table-cell>
          <table:table-cell office:value-type="string" calcext:value-type="string">
            <text:p>1593093233039257080</text:p>
          </table:table-cell>
          <table:table-cell/>
          <table:table-cell office:value-type="string" calcext:value-type="string">
            <text:p>1593093233212182044</text:p>
          </table:table-cell>
          <table:table-cell office:value-type="string" calcext:value-type="string">
            <text:p>1593093233211694955</text:p>
          </table:table-cell>
          <table:table-cell/>
          <table:table-cell office:value-type="string" calcext:value-type="string">
            <text:p>1593093233261347055</text:p>
          </table:table-cell>
          <table:table-cell office:value-type="string" calcext:value-type="string">
            <text:p>1593093233260803937</text:p>
          </table:table-cell>
          <table:table-cell table:formula="of:=([.E71]-[.B71])*10^-6" office:value-type="float" office:value="172.437504" calcext:value-type="float">
            <text:p>172.437504</text:p>
          </table:table-cell>
          <table:table-cell table:formula="of:=([.H71]-[.E71])*10^-6" office:value-type="float" office:value="49.109248" calcext:value-type="float">
            <text:p>49.109248</text:p>
          </table:table-cell>
          <table:table-cell table:formula="of:=([.H71]-[.B71])*10^-6" office:value-type="float" office:value="221.546752" calcext:value-type="float">
            <text:p>221.546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3422141075</text:p>
          </table:table-cell>
          <table:table-cell office:value-type="string" calcext:value-type="string">
            <text:p>1593093233260136962</text:p>
          </table:table-cell>
          <table:table-cell/>
          <table:table-cell office:value-type="string" calcext:value-type="string">
            <text:p>1593093233422998905</text:p>
          </table:table-cell>
          <table:table-cell office:value-type="string" calcext:value-type="string">
            <text:p>1593093233421884059</text:p>
          </table:table-cell>
          <table:table-cell/>
          <table:table-cell office:value-type="string" calcext:value-type="string">
            <text:p>1593093233478399991</text:p>
          </table:table-cell>
          <table:table-cell office:value-type="string" calcext:value-type="string">
            <text:p>1593093233477844953</text:p>
          </table:table-cell>
          <table:table-cell table:formula="of:=([.E72]-[.B72])*10^-6" office:value-type="float" office:value="161.7472" calcext:value-type="float">
            <text:p>161.7472</text:p>
          </table:table-cell>
          <table:table-cell table:formula="of:=([.H72]-[.E72])*10^-6" office:value-type="float" office:value="55.960576" calcext:value-type="float">
            <text:p>55.960576</text:p>
          </table:table-cell>
          <table:table-cell table:formula="of:=([.H72]-[.B72])*10^-6" office:value-type="float" office:value="217.707776" calcext:value-type="float">
            <text:p>217.707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3592462062</text:p>
          </table:table-cell>
          <table:table-cell office:value-type="string" calcext:value-type="string">
            <text:p>1593093233468009033</text:p>
          </table:table-cell>
          <table:table-cell/>
          <table:table-cell office:value-type="string" calcext:value-type="string">
            <text:p>1593093233593267917</text:p>
          </table:table-cell>
          <table:table-cell office:value-type="string" calcext:value-type="string">
            <text:p>1593093233592012882</text:p>
          </table:table-cell>
          <table:table-cell/>
          <table:table-cell office:value-type="string" calcext:value-type="string">
            <text:p>1593093233639411926</text:p>
          </table:table-cell>
          <table:table-cell office:value-type="string" calcext:value-type="string">
            <text:p>1593093233638674974</text:p>
          </table:table-cell>
          <table:table-cell table:formula="of:=([.E73]-[.B73])*10^-6" office:value-type="float" office:value="124.00384" calcext:value-type="float">
            <text:p>124.00384</text:p>
          </table:table-cell>
          <table:table-cell table:formula="of:=([.H73]-[.E73])*10^-6" office:value-type="float" office:value="46.662144" calcext:value-type="float">
            <text:p>46.662144</text:p>
          </table:table-cell>
          <table:table-cell table:formula="of:=([.H73]-[.B73])*10^-6" office:value-type="float" office:value="170.665984" calcext:value-type="float">
            <text:p>170.665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3790110111</text:p>
          </table:table-cell>
          <table:table-cell office:value-type="string" calcext:value-type="string">
            <text:p>1593093233670198974</text:p>
          </table:table-cell>
          <table:table-cell/>
          <table:table-cell office:value-type="string" calcext:value-type="string">
            <text:p>1593093233791584014</text:p>
          </table:table-cell>
          <table:table-cell office:value-type="string" calcext:value-type="string">
            <text:p>1593093233789908885</text:p>
          </table:table-cell>
          <table:table-cell/>
          <table:table-cell office:value-type="string" calcext:value-type="string">
            <text:p>1593093233837637901</text:p>
          </table:table-cell>
          <table:table-cell office:value-type="string" calcext:value-type="string">
            <text:p>1593093233836600065</text:p>
          </table:table-cell>
          <table:table-cell table:formula="of:=([.E74]-[.B74])*10^-6" office:value-type="float" office:value="119.709952" calcext:value-type="float">
            <text:p>119.709952</text:p>
          </table:table-cell>
          <table:table-cell table:formula="of:=([.H74]-[.E74])*10^-6" office:value-type="float" office:value="46.691328" calcext:value-type="float">
            <text:p>46.691328</text:p>
          </table:table-cell>
          <table:table-cell table:formula="of:=([.H74]-[.B74])*10^-6" office:value-type="float" office:value="166.40128" calcext:value-type="float">
            <text:p>166.40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4041539907</text:p>
          </table:table-cell>
          <table:table-cell office:value-type="string" calcext:value-type="string">
            <text:p>1593093233876957031</text:p>
          </table:table-cell>
          <table:table-cell/>
          <table:table-cell office:value-type="string" calcext:value-type="string">
            <text:p>1593093234043184041</text:p>
          </table:table-cell>
          <table:table-cell office:value-type="string" calcext:value-type="string">
            <text:p>1593093234041017055</text:p>
          </table:table-cell>
          <table:table-cell/>
          <table:table-cell office:value-type="string" calcext:value-type="string">
            <text:p>1593093234091836929</text:p>
          </table:table-cell>
          <table:table-cell office:value-type="string" calcext:value-type="string">
            <text:p>1593093234091001987</text:p>
          </table:table-cell>
          <table:table-cell table:formula="of:=([.E75]-[.B75])*10^-6" office:value-type="float" office:value="164.059648" calcext:value-type="float">
            <text:p>164.059648</text:p>
          </table:table-cell>
          <table:table-cell table:formula="of:=([.H75]-[.E75])*10^-6" office:value-type="float" office:value="49.985024" calcext:value-type="float">
            <text:p>49.985024</text:p>
          </table:table-cell>
          <table:table-cell table:formula="of:=([.H75]-[.B75])*10^-6" office:value-type="float" office:value="214.044672" calcext:value-type="float">
            <text:p>214.044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4268847942</text:p>
          </table:table-cell>
          <table:table-cell office:value-type="string" calcext:value-type="string">
            <text:p>1593093234096896972</text:p>
          </table:table-cell>
          <table:table-cell/>
          <table:table-cell office:value-type="string" calcext:value-type="string">
            <text:p>1593093234270647048</text:p>
          </table:table-cell>
          <table:table-cell office:value-type="string" calcext:value-type="string">
            <text:p>1593093234268630981</text:p>
          </table:table-cell>
          <table:table-cell/>
          <table:table-cell office:value-type="string" calcext:value-type="string">
            <text:p>1593093234313262939</text:p>
          </table:table-cell>
          <table:table-cell office:value-type="string" calcext:value-type="string">
            <text:p>1593093234312668085</text:p>
          </table:table-cell>
          <table:table-cell table:formula="of:=([.E76]-[.B76])*10^-6" office:value-type="float" office:value="171.734272" calcext:value-type="float">
            <text:p>171.734272</text:p>
          </table:table-cell>
          <table:table-cell table:formula="of:=([.H76]-[.E76])*10^-6" office:value-type="float" office:value="44.037376" calcext:value-type="float">
            <text:p>44.037376</text:p>
          </table:table-cell>
          <table:table-cell table:formula="of:=([.H76]-[.B76])*10^-6" office:value-type="float" office:value="215.771648" calcext:value-type="float">
            <text:p>215.771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4431684017</text:p>
          </table:table-cell>
          <table:table-cell office:value-type="string" calcext:value-type="string">
            <text:p>1593093234308104980</text:p>
          </table:table-cell>
          <table:table-cell/>
          <table:table-cell office:value-type="string" calcext:value-type="string">
            <text:p>1593093234433064937</text:p>
          </table:table-cell>
          <table:table-cell office:value-type="string" calcext:value-type="string">
            <text:p>1593093234431540966</text:p>
          </table:table-cell>
          <table:table-cell/>
          <table:table-cell office:value-type="string" calcext:value-type="string">
            <text:p>1593093234478962898</text:p>
          </table:table-cell>
          <table:table-cell office:value-type="string" calcext:value-type="string">
            <text:p>1593093234478348016</text:p>
          </table:table-cell>
          <table:table-cell table:formula="of:=([.E77]-[.B77])*10^-6" office:value-type="float" office:value="123.435776" calcext:value-type="float">
            <text:p>123.435776</text:p>
          </table:table-cell>
          <table:table-cell table:formula="of:=([.H77]-[.E77])*10^-6" office:value-type="float" office:value="46.807552" calcext:value-type="float">
            <text:p>46.807552</text:p>
          </table:table-cell>
          <table:table-cell table:formula="of:=([.H77]-[.B77])*10^-6" office:value-type="float" office:value="170.243328" calcext:value-type="float">
            <text:p>170.243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4636248111</text:p>
          </table:table-cell>
          <table:table-cell office:value-type="string" calcext:value-type="string">
            <text:p>1593093234519119140</text:p>
          </table:table-cell>
          <table:table-cell/>
          <table:table-cell office:value-type="string" calcext:value-type="string">
            <text:p>1593093234637099981</text:p>
          </table:table-cell>
          <table:table-cell office:value-type="string" calcext:value-type="string">
            <text:p>1593093234636169910</text:p>
          </table:table-cell>
          <table:table-cell/>
          <table:table-cell office:value-type="string" calcext:value-type="string">
            <text:p>1593093234691226959</text:p>
          </table:table-cell>
          <table:table-cell office:value-type="string" calcext:value-type="string">
            <text:p>1593093234690432071</text:p>
          </table:table-cell>
          <table:table-cell table:formula="of:=([.E78]-[.B78])*10^-6" office:value-type="float" office:value="117.050624" calcext:value-type="float">
            <text:p>117.050624</text:p>
          </table:table-cell>
          <table:table-cell table:formula="of:=([.H78]-[.E78])*10^-6" office:value-type="float" office:value="54.262016" calcext:value-type="float">
            <text:p>54.262016</text:p>
          </table:table-cell>
          <table:table-cell table:formula="of:=([.H78]-[.B78])*10^-6" office:value-type="float" office:value="171.31264" calcext:value-type="float">
            <text:p>171.31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4883254051</text:p>
          </table:table-cell>
          <table:table-cell office:value-type="string" calcext:value-type="string">
            <text:p>1593093234728384033</text:p>
          </table:table-cell>
          <table:table-cell/>
          <table:table-cell office:value-type="string" calcext:value-type="string">
            <text:p>1593093234884392976</text:p>
          </table:table-cell>
          <table:table-cell office:value-type="string" calcext:value-type="string">
            <text:p>1593093234882560014</text:p>
          </table:table-cell>
          <table:table-cell/>
          <table:table-cell office:value-type="string" calcext:value-type="string">
            <text:p>1593093234933636903</text:p>
          </table:table-cell>
          <table:table-cell office:value-type="string" calcext:value-type="string">
            <text:p>1593093234932820081</text:p>
          </table:table-cell>
          <table:table-cell table:formula="of:=([.E79]-[.B79])*10^-6" office:value-type="float" office:value="154.176" calcext:value-type="float">
            <text:p>154.176</text:p>
          </table:table-cell>
          <table:table-cell table:formula="of:=([.H79]-[.E79])*10^-6" office:value-type="float" office:value="50.259968" calcext:value-type="float">
            <text:p>50.259968</text:p>
          </table:table-cell>
          <table:table-cell table:formula="of:=([.H79]-[.B79])*10^-6" office:value-type="float" office:value="204.435968" calcext:value-type="float">
            <text:p>204.435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5130294084</text:p>
          </table:table-cell>
          <table:table-cell office:value-type="string" calcext:value-type="string">
            <text:p>1593093234941461181</text:p>
          </table:table-cell>
          <table:table-cell/>
          <table:table-cell office:value-type="string" calcext:value-type="string">
            <text:p>1593093235132024049</text:p>
          </table:table-cell>
          <table:table-cell office:value-type="string" calcext:value-type="string">
            <text:p>1593093235129920959</text:p>
          </table:table-cell>
          <table:table-cell/>
          <table:table-cell office:value-type="string" calcext:value-type="string">
            <text:p>1593093235178143024</text:p>
          </table:table-cell>
          <table:table-cell office:value-type="string" calcext:value-type="string">
            <text:p>1593093235177597999</text:p>
          </table:table-cell>
          <table:table-cell table:formula="of:=([.E80]-[.B80])*10^-6" office:value-type="float" office:value="188.45952" calcext:value-type="float">
            <text:p>188.45952</text:p>
          </table:table-cell>
          <table:table-cell table:formula="of:=([.H80]-[.E80])*10^-6" office:value-type="float" office:value="47.67744" calcext:value-type="float">
            <text:p>47.67744</text:p>
          </table:table-cell>
          <table:table-cell table:formula="of:=([.H80]-[.B80])*10^-6" office:value-type="float" office:value="236.13696" calcext:value-type="float">
            <text:p>236.13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5344537973</text:p>
          </table:table-cell>
          <table:table-cell office:value-type="string" calcext:value-type="string">
            <text:p>1593093235143193115</text:p>
          </table:table-cell>
          <table:table-cell/>
          <table:table-cell office:value-type="string" calcext:value-type="string">
            <text:p>1593093235345696926</text:p>
          </table:table-cell>
          <table:table-cell office:value-type="string" calcext:value-type="string">
            <text:p>1593093235340986013</text:p>
          </table:table-cell>
          <table:table-cell/>
          <table:table-cell office:value-type="string" calcext:value-type="string">
            <text:p>1593093235389162063</text:p>
          </table:table-cell>
          <table:table-cell office:value-type="string" calcext:value-type="string">
            <text:p>1593093235388170957</text:p>
          </table:table-cell>
          <table:table-cell table:formula="of:=([.E81]-[.B81])*10^-6" office:value-type="float" office:value="197.792512" calcext:value-type="float">
            <text:p>197.792512</text:p>
          </table:table-cell>
          <table:table-cell table:formula="of:=([.H81]-[.E81])*10^-6" office:value-type="float" office:value="47.184896" calcext:value-type="float">
            <text:p>47.184896</text:p>
          </table:table-cell>
          <table:table-cell table:formula="of:=([.H81]-[.B81])*10^-6" office:value-type="float" office:value="244.977408" calcext:value-type="float">
            <text:p>244.977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5483704090</text:p>
          </table:table-cell>
          <table:table-cell office:value-type="string" calcext:value-type="string">
            <text:p>1593093235346652099</text:p>
          </table:table-cell>
          <table:table-cell/>
          <table:table-cell office:value-type="string" calcext:value-type="string">
            <text:p>1593093235484494924</text:p>
          </table:table-cell>
          <table:table-cell office:value-type="string" calcext:value-type="string">
            <text:p>1593093235482994079</text:p>
          </table:table-cell>
          <table:table-cell/>
          <table:table-cell office:value-type="string" calcext:value-type="string">
            <text:p>1593093235532007932</text:p>
          </table:table-cell>
          <table:table-cell office:value-type="string" calcext:value-type="string">
            <text:p>1593093235531281948</text:p>
          </table:table-cell>
          <table:table-cell table:formula="of:=([.E82]-[.B82])*10^-6" office:value-type="float" office:value="136.34176" calcext:value-type="float">
            <text:p>136.34176</text:p>
          </table:table-cell>
          <table:table-cell table:formula="of:=([.H82]-[.E82])*10^-6" office:value-type="float" office:value="48.288" calcext:value-type="float">
            <text:p>48.288</text:p>
          </table:table-cell>
          <table:table-cell table:formula="of:=([.H82]-[.B82])*10^-6" office:value-type="float" office:value="184.62976" calcext:value-type="float">
            <text:p>184.62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5817349910</text:p>
          </table:table-cell>
          <table:table-cell office:value-type="string" calcext:value-type="string">
            <text:p>1593093235562004150</text:p>
          </table:table-cell>
          <table:table-cell/>
          <table:table-cell office:value-type="string" calcext:value-type="string">
            <text:p>1593093235818443059</text:p>
          </table:table-cell>
          <table:table-cell office:value-type="string" calcext:value-type="string">
            <text:p>1593093235817647933</text:p>
          </table:table-cell>
          <table:table-cell/>
          <table:table-cell office:value-type="string" calcext:value-type="string">
            <text:p>1593093235867413997</text:p>
          </table:table-cell>
          <table:table-cell office:value-type="string" calcext:value-type="string">
            <text:p>1593093235866810083</text:p>
          </table:table-cell>
          <table:table-cell table:formula="of:=([.E83]-[.B83])*10^-6" office:value-type="float" office:value="255.64416" calcext:value-type="float">
            <text:p>255.64416</text:p>
          </table:table-cell>
          <table:table-cell table:formula="of:=([.H83]-[.E83])*10^-6" office:value-type="float" office:value="49.161728" calcext:value-type="float">
            <text:p>49.161728</text:p>
          </table:table-cell>
          <table:table-cell table:formula="of:=([.H83]-[.B83])*10^-6" office:value-type="float" office:value="304.805888" calcext:value-type="float">
            <text:p>304.805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5948648929</text:p>
          </table:table-cell>
          <table:table-cell office:value-type="string" calcext:value-type="string">
            <text:p>1593093235781923095</text:p>
          </table:table-cell>
          <table:table-cell/>
          <table:table-cell office:value-type="string" calcext:value-type="string">
            <text:p>1593093235950278043</text:p>
          </table:table-cell>
          <table:table-cell office:value-type="string" calcext:value-type="string">
            <text:p>1593093235948508977</text:p>
          </table:table-cell>
          <table:table-cell/>
          <table:table-cell office:value-type="string" calcext:value-type="string">
            <text:p>1593093235994896888</text:p>
          </table:table-cell>
          <table:table-cell office:value-type="string" calcext:value-type="string">
            <text:p>1593093235994115114</text:p>
          </table:table-cell>
          <table:table-cell table:formula="of:=([.E84]-[.B84])*10^-6" office:value-type="float" office:value="166.585856" calcext:value-type="float">
            <text:p>166.585856</text:p>
          </table:table-cell>
          <table:table-cell table:formula="of:=([.H84]-[.E84])*10^-6" office:value-type="float" office:value="45.6064" calcext:value-type="float">
            <text:p>45.6064</text:p>
          </table:table-cell>
          <table:table-cell table:formula="of:=([.H84]-[.B84])*10^-6" office:value-type="float" office:value="212.192256" calcext:value-type="float">
            <text:p>212.19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6122267007</text:p>
          </table:table-cell>
          <table:table-cell office:value-type="string" calcext:value-type="string">
            <text:p>1593093235994240966</text:p>
          </table:table-cell>
          <table:table-cell/>
          <table:table-cell office:value-type="string" calcext:value-type="string">
            <text:p>1593093236123970031</text:p>
          </table:table-cell>
          <table:table-cell office:value-type="string" calcext:value-type="string">
            <text:p>1593093236122138977</text:p>
          </table:table-cell>
          <table:table-cell/>
          <table:table-cell office:value-type="string" calcext:value-type="string">
            <text:p>1593093236169847965</text:p>
          </table:table-cell>
          <table:table-cell office:value-type="string" calcext:value-type="string">
            <text:p>1593093236169176101</text:p>
          </table:table-cell>
          <table:table-cell table:formula="of:=([.E85]-[.B85])*10^-6" office:value-type="float" office:value="127.898368" calcext:value-type="float">
            <text:p>127.898368</text:p>
          </table:table-cell>
          <table:table-cell table:formula="of:=([.H85]-[.E85])*10^-6" office:value-type="float" office:value="47.037184" calcext:value-type="float">
            <text:p>47.037184</text:p>
          </table:table-cell>
          <table:table-cell table:formula="of:=([.H85]-[.B85])*10^-6" office:value-type="float" office:value="174.935552" calcext:value-type="float">
            <text:p>174.935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6566268920</text:p>
          </table:table-cell>
          <table:table-cell office:value-type="string" calcext:value-type="string">
            <text:p>1593093236207661132</text:p>
          </table:table-cell>
          <table:table-cell/>
          <table:table-cell office:value-type="string" calcext:value-type="string">
            <text:p>1593093236565797090</text:p>
          </table:table-cell>
          <table:table-cell office:value-type="string" calcext:value-type="string">
            <text:p>1593093236563648939</text:p>
          </table:table-cell>
          <table:table-cell/>
          <table:table-cell office:value-type="string" calcext:value-type="string">
            <text:p>1593093236613815069</text:p>
          </table:table-cell>
          <table:table-cell office:value-type="string" calcext:value-type="string">
            <text:p>1593093236613185882</text:p>
          </table:table-cell>
          <table:table-cell table:formula="of:=([.E86]-[.B86])*10^-6" office:value-type="float" office:value="355.987456" calcext:value-type="float">
            <text:p>355.987456</text:p>
          </table:table-cell>
          <table:table-cell table:formula="of:=([.H86]-[.E86])*10^-6" office:value-type="float" office:value="49.537536" calcext:value-type="float">
            <text:p>49.537536</text:p>
          </table:table-cell>
          <table:table-cell table:formula="of:=([.H86]-[.B86])*10^-6" office:value-type="float" office:value="405.524992" calcext:value-type="float">
            <text:p>405.524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6634699106</text:p>
          </table:table-cell>
          <table:table-cell office:value-type="string" calcext:value-type="string">
            <text:p>1593093236426568115</text:p>
          </table:table-cell>
          <table:table-cell/>
          <table:table-cell office:value-type="string" calcext:value-type="string">
            <text:p>1593093236635298967</text:p>
          </table:table-cell>
          <table:table-cell office:value-type="string" calcext:value-type="string">
            <text:p>1593093236634557962</text:p>
          </table:table-cell>
          <table:table-cell/>
          <table:table-cell office:value-type="string" calcext:value-type="string">
            <text:p>1593093236686513900</text:p>
          </table:table-cell>
          <table:table-cell office:value-type="string" calcext:value-type="string">
            <text:p>1593093236686006069</text:p>
          </table:table-cell>
          <table:table-cell table:formula="of:=([.E87]-[.B87])*10^-6" office:value-type="float" office:value="207.990016" calcext:value-type="float">
            <text:p>207.990016</text:p>
          </table:table-cell>
          <table:table-cell table:formula="of:=([.H87]-[.E87])*10^-6" office:value-type="float" office:value="51.448064" calcext:value-type="float">
            <text:p>51.448064</text:p>
          </table:table-cell>
          <table:table-cell table:formula="of:=([.H87]-[.B87])*10^-6" office:value-type="float" office:value="259.43808" calcext:value-type="float">
            <text:p>259.43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6825191020</text:p>
          </table:table-cell>
          <table:table-cell office:value-type="string" calcext:value-type="string">
            <text:p>1593093236632004150</text:p>
          </table:table-cell>
          <table:table-cell/>
          <table:table-cell office:value-type="string" calcext:value-type="string">
            <text:p>1593093236826437950</text:p>
          </table:table-cell>
          <table:table-cell office:value-type="string" calcext:value-type="string">
            <text:p>1593093236824943065</text:p>
          </table:table-cell>
          <table:table-cell/>
          <table:table-cell office:value-type="string" calcext:value-type="string">
            <text:p>1593093236872706890</text:p>
          </table:table-cell>
          <table:table-cell office:value-type="string" calcext:value-type="string">
            <text:p>1593093236872006893</text:p>
          </table:table-cell>
          <table:table-cell table:formula="of:=([.E88]-[.B88])*10^-6" office:value-type="float" office:value="192.939264" calcext:value-type="float">
            <text:p>192.939264</text:p>
          </table:table-cell>
          <table:table-cell table:formula="of:=([.H88]-[.E88])*10^-6" office:value-type="float" office:value="47.063552" calcext:value-type="float">
            <text:p>47.063552</text:p>
          </table:table-cell>
          <table:table-cell table:formula="of:=([.H88]-[.B88])*10^-6" office:value-type="float" office:value="240.002816" calcext:value-type="float">
            <text:p>240.002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7028593063</text:p>
          </table:table-cell>
          <table:table-cell office:value-type="string" calcext:value-type="string">
            <text:p>1593093236845287109</text:p>
          </table:table-cell>
          <table:table-cell/>
          <table:table-cell office:value-type="string" calcext:value-type="string">
            <text:p>1593093237029325962</text:p>
          </table:table-cell>
          <table:table-cell office:value-type="string" calcext:value-type="string">
            <text:p>1593093237028287887</text:p>
          </table:table-cell>
          <table:table-cell/>
          <table:table-cell office:value-type="string" calcext:value-type="string">
            <text:p>1593093237076438903</text:p>
          </table:table-cell>
          <table:table-cell office:value-type="string" calcext:value-type="string">
            <text:p>1593093237075925111</text:p>
          </table:table-cell>
          <table:table-cell table:formula="of:=([.E89]-[.B89])*10^-6" office:value-type="float" office:value="183.000832" calcext:value-type="float">
            <text:p>183.000832</text:p>
          </table:table-cell>
          <table:table-cell table:formula="of:=([.H89]-[.E89])*10^-6" office:value-type="float" office:value="47.637248" calcext:value-type="float">
            <text:p>47.637248</text:p>
          </table:table-cell>
          <table:table-cell table:formula="of:=([.H89]-[.B89])*10^-6" office:value-type="float" office:value="230.63808" calcext:value-type="float">
            <text:p>230.63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7179599046</text:p>
          </table:table-cell>
          <table:table-cell office:value-type="string" calcext:value-type="string">
            <text:p>1593093237056583984</text:p>
          </table:table-cell>
          <table:table-cell/>
          <table:table-cell office:value-type="string" calcext:value-type="string">
            <text:p>1593093237180160045</text:p>
          </table:table-cell>
          <table:table-cell office:value-type="string" calcext:value-type="string">
            <text:p>1593093237178956985</text:p>
          </table:table-cell>
          <table:table-cell/>
          <table:table-cell office:value-type="string" calcext:value-type="string">
            <text:p>1593093237225640058</text:p>
          </table:table-cell>
          <table:table-cell office:value-type="string" calcext:value-type="string">
            <text:p>1593093237225090980</text:p>
          </table:table-cell>
          <table:table-cell table:formula="of:=([.E90]-[.B90])*10^-6" office:value-type="float" office:value="122.372864" calcext:value-type="float">
            <text:p>122.372864</text:p>
          </table:table-cell>
          <table:table-cell table:formula="of:=([.H90]-[.E90])*10^-6" office:value-type="float" office:value="46.134016" calcext:value-type="float">
            <text:p>46.134016</text:p>
          </table:table-cell>
          <table:table-cell table:formula="of:=([.H90]-[.B90])*10^-6" office:value-type="float" office:value="168.50688" calcext:value-type="float">
            <text:p>168.50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7475219964</text:p>
          </table:table-cell>
          <table:table-cell office:value-type="string" calcext:value-type="string">
            <text:p>1593093237261538085</text:p>
          </table:table-cell>
          <table:table-cell/>
          <table:table-cell office:value-type="string" calcext:value-type="string">
            <text:p>1593093237475924015</text:p>
          </table:table-cell>
          <table:table-cell office:value-type="string" calcext:value-type="string">
            <text:p>1593093237474747896</text:p>
          </table:table-cell>
          <table:table-cell/>
          <table:table-cell office:value-type="string" calcext:value-type="string">
            <text:p>1593093237524728059</text:p>
          </table:table-cell>
          <table:table-cell office:value-type="string" calcext:value-type="string">
            <text:p>1593093237524178028</text:p>
          </table:table-cell>
          <table:table-cell table:formula="of:=([.E91]-[.B91])*10^-6" office:value-type="float" office:value="213.210112" calcext:value-type="float">
            <text:p>213.210112</text:p>
          </table:table-cell>
          <table:table-cell table:formula="of:=([.H91]-[.E91])*10^-6" office:value-type="float" office:value="49.430016" calcext:value-type="float">
            <text:p>49.430016</text:p>
          </table:table-cell>
          <table:table-cell table:formula="of:=([.H91]-[.B91])*10^-6" office:value-type="float" office:value="262.640128" calcext:value-type="float">
            <text:p>262.640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7646514892</text:p>
          </table:table-cell>
          <table:table-cell office:value-type="string" calcext:value-type="string">
            <text:p>1593093237487436035</text:p>
          </table:table-cell>
          <table:table-cell/>
          <table:table-cell office:value-type="string" calcext:value-type="string">
            <text:p>1593093237646173954</text:p>
          </table:table-cell>
          <table:table-cell office:value-type="string" calcext:value-type="string">
            <text:p>1593093237645452976</text:p>
          </table:table-cell>
          <table:table-cell/>
          <table:table-cell office:value-type="string" calcext:value-type="string">
            <text:p>1593093237694209098</text:p>
          </table:table-cell>
          <table:table-cell office:value-type="string" calcext:value-type="string">
            <text:p>1593093237693527936</text:p>
          </table:table-cell>
          <table:table-cell table:formula="of:=([.E92]-[.B92])*10^-6" office:value-type="float" office:value="158.016512" calcext:value-type="float">
            <text:p>158.016512</text:p>
          </table:table-cell>
          <table:table-cell table:formula="of:=([.H92]-[.E92])*10^-6" office:value-type="float" office:value="48.075264" calcext:value-type="float">
            <text:p>48.075264</text:p>
          </table:table-cell>
          <table:table-cell table:formula="of:=([.H92]-[.B92])*10^-6" office:value-type="float" office:value="206.091776" calcext:value-type="float">
            <text:p>206.091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7873562097</text:p>
          </table:table-cell>
          <table:table-cell office:value-type="string" calcext:value-type="string">
            <text:p>1593093237705362060</text:p>
          </table:table-cell>
          <table:table-cell/>
          <table:table-cell office:value-type="string" calcext:value-type="string">
            <text:p>1593093237874631881</text:p>
          </table:table-cell>
          <table:table-cell office:value-type="string" calcext:value-type="string">
            <text:p>1593093237873799085</text:p>
          </table:table-cell>
          <table:table-cell/>
          <table:table-cell office:value-type="string" calcext:value-type="string">
            <text:p>1593093237920650959</text:p>
          </table:table-cell>
          <table:table-cell office:value-type="string" calcext:value-type="string">
            <text:p>1593093237919979095</text:p>
          </table:table-cell>
          <table:table-cell table:formula="of:=([.E93]-[.B93])*10^-6" office:value-type="float" office:value="168.437248" calcext:value-type="float">
            <text:p>168.437248</text:p>
          </table:table-cell>
          <table:table-cell table:formula="of:=([.H93]-[.E93])*10^-6" office:value-type="float" office:value="46.17984" calcext:value-type="float">
            <text:p>46.17984</text:p>
          </table:table-cell>
          <table:table-cell table:formula="of:=([.H93]-[.B93])*10^-6" office:value-type="float" office:value="214.617088" calcext:value-type="float">
            <text:p>214.617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8136804103</text:p>
          </table:table-cell>
          <table:table-cell office:value-type="string" calcext:value-type="string">
            <text:p>1593093237924393066</text:p>
          </table:table-cell>
          <table:table-cell/>
          <table:table-cell office:value-type="string" calcext:value-type="string">
            <text:p>1593093238138232946</text:p>
          </table:table-cell>
          <table:table-cell office:value-type="string" calcext:value-type="string">
            <text:p>1593093238136672973</text:p>
          </table:table-cell>
          <table:table-cell/>
          <table:table-cell office:value-type="string" calcext:value-type="string">
            <text:p>1593093238184618949</text:p>
          </table:table-cell>
          <table:table-cell office:value-type="string" calcext:value-type="string">
            <text:p>1593093238183677911</text:p>
          </table:table-cell>
          <table:table-cell table:formula="of:=([.E94]-[.B94])*10^-6" office:value-type="float" office:value="212.279808" calcext:value-type="float">
            <text:p>212.279808</text:p>
          </table:table-cell>
          <table:table-cell table:formula="of:=([.H94]-[.E94])*10^-6" office:value-type="float" office:value="47.005184" calcext:value-type="float">
            <text:p>47.005184</text:p>
          </table:table-cell>
          <table:table-cell table:formula="of:=([.H94]-[.B94])*10^-6" office:value-type="float" office:value="259.284992" calcext:value-type="float">
            <text:p>259.284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8261811971</text:p>
          </table:table-cell>
          <table:table-cell office:value-type="string" calcext:value-type="string">
            <text:p>1593093238140368164</text:p>
          </table:table-cell>
          <table:table-cell/>
          <table:table-cell office:value-type="string" calcext:value-type="string">
            <text:p>1593093238263304948</text:p>
          </table:table-cell>
          <table:table-cell office:value-type="string" calcext:value-type="string">
            <text:p>1593093238261823892</text:p>
          </table:table-cell>
          <table:table-cell/>
          <table:table-cell office:value-type="string" calcext:value-type="string">
            <text:p>1593093238315045118</text:p>
          </table:table-cell>
          <table:table-cell office:value-type="string" calcext:value-type="string">
            <text:p>1593093238314366102</text:p>
          </table:table-cell>
          <table:table-cell table:formula="of:=([.E95]-[.B95])*10^-6" office:value-type="float" office:value="121.455872" calcext:value-type="float">
            <text:p>121.455872</text:p>
          </table:table-cell>
          <table:table-cell table:formula="of:=([.H95]-[.E95])*10^-6" office:value-type="float" office:value="52.542208" calcext:value-type="float">
            <text:p>52.542208</text:p>
          </table:table-cell>
          <table:table-cell table:formula="of:=([.H95]-[.B95])*10^-6" office:value-type="float" office:value="173.99808" calcext:value-type="float">
            <text:p>173.99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8485310077</text:p>
          </table:table-cell>
          <table:table-cell office:value-type="string" calcext:value-type="string">
            <text:p>1593093238360378173</text:p>
          </table:table-cell>
          <table:table-cell/>
          <table:table-cell office:value-type="string" calcext:value-type="string">
            <text:p>1593093238486366033</text:p>
          </table:table-cell>
          <table:table-cell office:value-type="string" calcext:value-type="string">
            <text:p>1593093238485163927</text:p>
          </table:table-cell>
          <table:table-cell/>
          <table:table-cell office:value-type="string" calcext:value-type="string">
            <text:p>1593093238537924051</text:p>
          </table:table-cell>
          <table:table-cell office:value-type="string" calcext:value-type="string">
            <text:p>1593093238537338972</text:p>
          </table:table-cell>
          <table:table-cell table:formula="of:=([.E96]-[.B96])*10^-6" office:value-type="float" office:value="124.786176" calcext:value-type="float">
            <text:p>124.786176</text:p>
          </table:table-cell>
          <table:table-cell table:formula="of:=([.H96]-[.E96])*10^-6" office:value-type="float" office:value="52.174848" calcext:value-type="float">
            <text:p>52.174848</text:p>
          </table:table-cell>
          <table:table-cell table:formula="of:=([.H96]-[.B96])*10^-6" office:value-type="float" office:value="176.961024" calcext:value-type="float">
            <text:p>176.96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8716803073</text:p>
          </table:table-cell>
          <table:table-cell office:value-type="string" calcext:value-type="string">
            <text:p>1593093238559197998</text:p>
          </table:table-cell>
          <table:table-cell/>
          <table:table-cell office:value-type="string" calcext:value-type="string">
            <text:p>1593093238717470884</text:p>
          </table:table-cell>
          <table:table-cell office:value-type="string" calcext:value-type="string">
            <text:p>1593093238716670036</text:p>
          </table:table-cell>
          <table:table-cell/>
          <table:table-cell office:value-type="string" calcext:value-type="string">
            <text:p>1593093238766261100</text:p>
          </table:table-cell>
          <table:table-cell office:value-type="string" calcext:value-type="string">
            <text:p>1593093238765630960</text:p>
          </table:table-cell>
          <table:table-cell table:formula="of:=([.E97]-[.B97])*10^-6" office:value-type="float" office:value="157.471744" calcext:value-type="float">
            <text:p>157.471744</text:p>
          </table:table-cell>
          <table:table-cell table:formula="of:=([.H97]-[.E97])*10^-6" office:value-type="float" office:value="48.960768" calcext:value-type="float">
            <text:p>48.960768</text:p>
          </table:table-cell>
          <table:table-cell table:formula="of:=([.H97]-[.B97])*10^-6" office:value-type="float" office:value="206.432512" calcext:value-type="float">
            <text:p>206.432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8952430009</text:p>
          </table:table-cell>
          <table:table-cell office:value-type="string" calcext:value-type="string">
            <text:p>1593093238779046142</text:p>
          </table:table-cell>
          <table:table-cell/>
          <table:table-cell office:value-type="string" calcext:value-type="string">
            <text:p>1593093238951361894</text:p>
          </table:table-cell>
          <table:table-cell office:value-type="string" calcext:value-type="string">
            <text:p>1593093238950197935</text:p>
          </table:table-cell>
          <table:table-cell/>
          <table:table-cell office:value-type="string" calcext:value-type="string">
            <text:p>1593093239002577066</text:p>
          </table:table-cell>
          <table:table-cell office:value-type="string" calcext:value-type="string">
            <text:p>1593093239001791954</text:p>
          </table:table-cell>
          <table:table-cell table:formula="of:=([.E98]-[.B98])*10^-6" office:value-type="float" office:value="171.151872" calcext:value-type="float">
            <text:p>171.151872</text:p>
          </table:table-cell>
          <table:table-cell table:formula="of:=([.H98]-[.E98])*10^-6" office:value-type="float" office:value="51.593984" calcext:value-type="float">
            <text:p>51.593984</text:p>
          </table:table-cell>
          <table:table-cell table:formula="of:=([.H98]-[.B98])*10^-6" office:value-type="float" office:value="222.745856" calcext:value-type="float">
            <text:p>222.745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9114272117</text:p>
          </table:table-cell>
          <table:table-cell office:value-type="string" calcext:value-type="string">
            <text:p>1593093238984229980</text:p>
          </table:table-cell>
          <table:table-cell/>
          <table:table-cell office:value-type="string" calcext:value-type="string">
            <text:p>1593093239113646030</text:p>
          </table:table-cell>
          <table:table-cell office:value-type="string" calcext:value-type="string">
            <text:p>1593093239113074064</text:p>
          </table:table-cell>
          <table:table-cell/>
          <table:table-cell office:value-type="string" calcext:value-type="string">
            <text:p>1593093239163438081</text:p>
          </table:table-cell>
          <table:table-cell office:value-type="string" calcext:value-type="string">
            <text:p>1593093239162336111</text:p>
          </table:table-cell>
          <table:table-cell table:formula="of:=([.E99]-[.B99])*10^-6" office:value-type="float" office:value="128.843776" calcext:value-type="float">
            <text:p>128.843776</text:p>
          </table:table-cell>
          <table:table-cell table:formula="of:=([.H99]-[.E99])*10^-6" office:value-type="float" office:value="49.26208" calcext:value-type="float">
            <text:p>49.26208</text:p>
          </table:table-cell>
          <table:table-cell table:formula="of:=([.H99]-[.B99])*10^-6" office:value-type="float" office:value="178.105856" calcext:value-type="float">
            <text:p>178.105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9335299968</text:p>
          </table:table-cell>
          <table:table-cell office:value-type="string" calcext:value-type="string">
            <text:p>1593093239213410156</text:p>
          </table:table-cell>
          <table:table-cell/>
          <table:table-cell office:value-type="string" calcext:value-type="string">
            <text:p>1593093239337076902</text:p>
          </table:table-cell>
          <table:table-cell office:value-type="string" calcext:value-type="string">
            <text:p>1593093239335551023</text:p>
          </table:table-cell>
          <table:table-cell/>
          <table:table-cell office:value-type="string" calcext:value-type="string">
            <text:p>1593093239381994009</text:p>
          </table:table-cell>
          <table:table-cell office:value-type="string" calcext:value-type="string">
            <text:p>1593093239381099939</text:p>
          </table:table-cell>
          <table:table-cell table:formula="of:=([.E100]-[.B100])*10^-6" office:value-type="float" office:value="122.141184" calcext:value-type="float">
            <text:p>122.141184</text:p>
          </table:table-cell>
          <table:table-cell table:formula="of:=([.H100]-[.E100])*10^-6" office:value-type="float" office:value="45.549056" calcext:value-type="float">
            <text:p>45.549056</text:p>
          </table:table-cell>
          <table:table-cell table:formula="of:=([.H100]-[.B100])*10^-6" office:value-type="float" office:value="167.69024" calcext:value-type="float">
            <text:p>167.69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9566133022</text:p>
          </table:table-cell>
          <table:table-cell office:value-type="string" calcext:value-type="string">
            <text:p>1593093239423303955</text:p>
          </table:table-cell>
          <table:table-cell/>
          <table:table-cell office:value-type="string" calcext:value-type="string">
            <text:p>1593093239568291902</text:p>
          </table:table-cell>
          <table:table-cell office:value-type="string" calcext:value-type="string">
            <text:p>1593093239566524982</text:p>
          </table:table-cell>
          <table:table-cell/>
          <table:table-cell office:value-type="string" calcext:value-type="string">
            <text:p>1593093239612637042</text:p>
          </table:table-cell>
          <table:table-cell office:value-type="string" calcext:value-type="string">
            <text:p>1593093239612037897</text:p>
          </table:table-cell>
          <table:table-cell table:formula="of:=([.E101]-[.B101])*10^-6" office:value-type="float" office:value="143.220992" calcext:value-type="float">
            <text:p>143.220992</text:p>
          </table:table-cell>
          <table:table-cell table:formula="of:=([.H101]-[.E101])*10^-6" office:value-type="float" office:value="45.512704" calcext:value-type="float">
            <text:p>45.512704</text:p>
          </table:table-cell>
          <table:table-cell table:formula="of:=([.H101]-[.B101])*10^-6" office:value-type="float" office:value="188.733696" calcext:value-type="float">
            <text:p>188.733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39802772045</text:p>
          </table:table-cell>
          <table:table-cell office:value-type="string" calcext:value-type="string">
            <text:p>1593093239631767089</text:p>
          </table:table-cell>
          <table:table-cell/>
          <table:table-cell office:value-type="string" calcext:value-type="string">
            <text:p>1593093239804574966</text:p>
          </table:table-cell>
          <table:table-cell office:value-type="string" calcext:value-type="string">
            <text:p>1593093239803352117</text:p>
          </table:table-cell>
          <table:table-cell/>
          <table:table-cell office:value-type="string" calcext:value-type="string">
            <text:p>1593093239855927944</text:p>
          </table:table-cell>
          <table:table-cell office:value-type="string" calcext:value-type="string">
            <text:p>1593093239855397939</text:p>
          </table:table-cell>
          <table:table-cell table:formula="of:=([.E102]-[.B102])*10^-6" office:value-type="float" office:value="171.585024" calcext:value-type="float">
            <text:p>171.585024</text:p>
          </table:table-cell>
          <table:table-cell table:formula="of:=([.H102]-[.E102])*10^-6" office:value-type="float" office:value="52.04608" calcext:value-type="float">
            <text:p>52.04608</text:p>
          </table:table-cell>
          <table:table-cell table:formula="of:=([.H102]-[.B102])*10^-6" office:value-type="float" office:value="223.631104" calcext:value-type="float">
            <text:p>223.631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0038834095</text:p>
          </table:table-cell>
          <table:table-cell office:value-type="string" calcext:value-type="string">
            <text:p>1593093239852208007</text:p>
          </table:table-cell>
          <table:table-cell/>
          <table:table-cell office:value-type="string" calcext:value-type="string">
            <text:p>1593093240038469076</text:p>
          </table:table-cell>
          <table:table-cell office:value-type="string" calcext:value-type="string">
            <text:p>1593093240036422967</text:p>
          </table:table-cell>
          <table:table-cell/>
          <table:table-cell office:value-type="string" calcext:value-type="string">
            <text:p>1593093240087025880</text:p>
          </table:table-cell>
          <table:table-cell office:value-type="string" calcext:value-type="string">
            <text:p>1593093240086157083</text:p>
          </table:table-cell>
          <table:table-cell table:formula="of:=([.E103]-[.B103])*10^-6" office:value-type="float" office:value="184.214528" calcext:value-type="float">
            <text:p>184.214528</text:p>
          </table:table-cell>
          <table:table-cell table:formula="of:=([.H103]-[.E103])*10^-6" office:value-type="float" office:value="49.7344" calcext:value-type="float">
            <text:p>49.7344</text:p>
          </table:table-cell>
          <table:table-cell table:formula="of:=([.H103]-[.B103])*10^-6" office:value-type="float" office:value="233.948928" calcext:value-type="float">
            <text:p>233.948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0171670913</text:p>
          </table:table-cell>
          <table:table-cell office:value-type="string" calcext:value-type="string">
            <text:p>1593093240045613037</text:p>
          </table:table-cell>
          <table:table-cell/>
          <table:table-cell office:value-type="string" calcext:value-type="string">
            <text:p>1593093240173228979</text:p>
          </table:table-cell>
          <table:table-cell office:value-type="string" calcext:value-type="string">
            <text:p>1593093240171222925</text:p>
          </table:table-cell>
          <table:table-cell/>
          <table:table-cell office:value-type="string" calcext:value-type="string">
            <text:p>1593093240219361066</text:p>
          </table:table-cell>
          <table:table-cell office:value-type="string" calcext:value-type="string">
            <text:p>1593093240218794107</text:p>
          </table:table-cell>
          <table:table-cell table:formula="of:=([.E104]-[.B104])*10^-6" office:value-type="float" office:value="125.609728" calcext:value-type="float">
            <text:p>125.609728</text:p>
          </table:table-cell>
          <table:table-cell table:formula="of:=([.H104]-[.E104])*10^-6" office:value-type="float" office:value="47.5712" calcext:value-type="float">
            <text:p>47.5712</text:p>
          </table:table-cell>
          <table:table-cell table:formula="of:=([.H104]-[.B104])*10^-6" office:value-type="float" office:value="173.180928" calcext:value-type="float">
            <text:p>173.180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0397031068</text:p>
          </table:table-cell>
          <table:table-cell office:value-type="string" calcext:value-type="string">
            <text:p>1593093240262303955</text:p>
          </table:table-cell>
          <table:table-cell/>
          <table:table-cell office:value-type="string" calcext:value-type="string">
            <text:p>1593093240397628068</text:p>
          </table:table-cell>
          <table:table-cell office:value-type="string" calcext:value-type="string">
            <text:p>1593093240396919012</text:p>
          </table:table-cell>
          <table:table-cell/>
          <table:table-cell office:value-type="string" calcext:value-type="string">
            <text:p>1593093240445523977</text:p>
          </table:table-cell>
          <table:table-cell office:value-type="string" calcext:value-type="string">
            <text:p>1593093240444513082</text:p>
          </table:table-cell>
          <table:table-cell table:formula="of:=([.E105]-[.B105])*10^-6" office:value-type="float" office:value="134.61504" calcext:value-type="float">
            <text:p>134.61504</text:p>
          </table:table-cell>
          <table:table-cell table:formula="of:=([.H105]-[.E105])*10^-6" office:value-type="float" office:value="47.593984" calcext:value-type="float">
            <text:p>47.593984</text:p>
          </table:table-cell>
          <table:table-cell table:formula="of:=([.H105]-[.B105])*10^-6" office:value-type="float" office:value="182.209024" calcext:value-type="float">
            <text:p>182.209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0625463008</text:p>
          </table:table-cell>
          <table:table-cell office:value-type="string" calcext:value-type="string">
            <text:p>1593093240477563964</text:p>
          </table:table-cell>
          <table:table-cell/>
          <table:table-cell office:value-type="string" calcext:value-type="string">
            <text:p>1593093240626116991</text:p>
          </table:table-cell>
          <table:table-cell office:value-type="string" calcext:value-type="string">
            <text:p>1593093240624871015</text:p>
          </table:table-cell>
          <table:table-cell/>
          <table:table-cell office:value-type="string" calcext:value-type="string">
            <text:p>1593093240677912950</text:p>
          </table:table-cell>
          <table:table-cell office:value-type="string" calcext:value-type="string">
            <text:p>1593093240676889896</text:p>
          </table:table-cell>
          <table:table-cell table:formula="of:=([.E106]-[.B106])*10^-6" office:value-type="float" office:value="147.306752" calcext:value-type="float">
            <text:p>147.306752</text:p>
          </table:table-cell>
          <table:table-cell table:formula="of:=([.H106]-[.E106])*10^-6" office:value-type="float" office:value="52.018944" calcext:value-type="float">
            <text:p>52.018944</text:p>
          </table:table-cell>
          <table:table-cell table:formula="of:=([.H106]-[.B106])*10^-6" office:value-type="float" office:value="199.325696" calcext:value-type="float">
            <text:p>199.325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0877438068</text:p>
          </table:table-cell>
          <table:table-cell office:value-type="string" calcext:value-type="string">
            <text:p>1593093240685425048</text:p>
          </table:table-cell>
          <table:table-cell/>
          <table:table-cell office:value-type="string" calcext:value-type="string">
            <text:p>1593093240878057003</text:p>
          </table:table-cell>
          <table:table-cell office:value-type="string" calcext:value-type="string">
            <text:p>1593093240877248048</text:p>
          </table:table-cell>
          <table:table-cell/>
          <table:table-cell office:value-type="string" calcext:value-type="string">
            <text:p>1593093240925451993</text:p>
          </table:table-cell>
          <table:table-cell office:value-type="string" calcext:value-type="string">
            <text:p>1593093240924635887</text:p>
          </table:table-cell>
          <table:table-cell table:formula="of:=([.E107]-[.B107])*10^-6" office:value-type="float" office:value="191.823104" calcext:value-type="float">
            <text:p>191.823104</text:p>
          </table:table-cell>
          <table:table-cell table:formula="of:=([.H107]-[.E107])*10^-6" office:value-type="float" office:value="47.387904" calcext:value-type="float">
            <text:p>47.387904</text:p>
          </table:table-cell>
          <table:table-cell table:formula="of:=([.H107]-[.B107])*10^-6" office:value-type="float" office:value="239.211008" calcext:value-type="float">
            <text:p>239.211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1027781009</text:p>
          </table:table-cell>
          <table:table-cell office:value-type="string" calcext:value-type="string">
            <text:p>1593093240895723144</text:p>
          </table:table-cell>
          <table:table-cell/>
          <table:table-cell office:value-type="string" calcext:value-type="string">
            <text:p>1593093241029563903</text:p>
          </table:table-cell>
          <table:table-cell office:value-type="string" calcext:value-type="string">
            <text:p>1593093241028074979</text:p>
          </table:table-cell>
          <table:table-cell/>
          <table:table-cell office:value-type="string" calcext:value-type="string">
            <text:p>1593093241077785968</text:p>
          </table:table-cell>
          <table:table-cell office:value-type="string" calcext:value-type="string">
            <text:p>1593093241077105998</text:p>
          </table:table-cell>
          <table:table-cell table:formula="of:=([.E108]-[.B108])*10^-6" office:value-type="float" office:value="132.351744" calcext:value-type="float">
            <text:p>132.351744</text:p>
          </table:table-cell>
          <table:table-cell table:formula="of:=([.H108]-[.E108])*10^-6" office:value-type="float" office:value="49.030912" calcext:value-type="float">
            <text:p>49.030912</text:p>
          </table:table-cell>
          <table:table-cell table:formula="of:=([.H108]-[.B108])*10^-6" office:value-type="float" office:value="181.382656" calcext:value-type="float">
            <text:p>181.382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1231398105</text:p>
          </table:table-cell>
          <table:table-cell office:value-type="string" calcext:value-type="string">
            <text:p>1593093241111142089</text:p>
          </table:table-cell>
          <table:table-cell/>
          <table:table-cell office:value-type="string" calcext:value-type="string">
            <text:p>1593093241232026100</text:p>
          </table:table-cell>
          <table:table-cell office:value-type="string" calcext:value-type="string">
            <text:p>1593093241230429887</text:p>
          </table:table-cell>
          <table:table-cell/>
          <table:table-cell office:value-type="string" calcext:value-type="string">
            <text:p>1593093241281776905</text:p>
          </table:table-cell>
          <table:table-cell office:value-type="string" calcext:value-type="string">
            <text:p>1593093241281152009</text:p>
          </table:table-cell>
          <table:table-cell table:formula="of:=([.E109]-[.B109])*10^-6" office:value-type="float" office:value="119.287552" calcext:value-type="float">
            <text:p>119.287552</text:p>
          </table:table-cell>
          <table:table-cell table:formula="of:=([.H109]-[.E109])*10^-6" office:value-type="float" office:value="50.722304" calcext:value-type="float">
            <text:p>50.722304</text:p>
          </table:table-cell>
          <table:table-cell table:formula="of:=([.H109]-[.B109])*10^-6" office:value-type="float" office:value="170.009856" calcext:value-type="float">
            <text:p>170.009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1468471050</text:p>
          </table:table-cell>
          <table:table-cell office:value-type="string" calcext:value-type="string">
            <text:p>1593093241319073974</text:p>
          </table:table-cell>
          <table:table-cell/>
          <table:table-cell office:value-type="string" calcext:value-type="string">
            <text:p>1593093241469271898</text:p>
          </table:table-cell>
          <table:table-cell office:value-type="string" calcext:value-type="string">
            <text:p>1593093241468333959</text:p>
          </table:table-cell>
          <table:table-cell/>
          <table:table-cell office:value-type="string" calcext:value-type="string">
            <text:p>1593093241516146898</text:p>
          </table:table-cell>
          <table:table-cell office:value-type="string" calcext:value-type="string">
            <text:p>1593093241515604972</text:p>
          </table:table-cell>
          <table:table-cell table:formula="of:=([.E110]-[.B110])*10^-6" office:value-type="float" office:value="149.260288" calcext:value-type="float">
            <text:p>149.260288</text:p>
          </table:table-cell>
          <table:table-cell table:formula="of:=([.H110]-[.E110])*10^-6" office:value-type="float" office:value="47.270656" calcext:value-type="float">
            <text:p>47.270656</text:p>
          </table:table-cell>
          <table:table-cell table:formula="of:=([.H110]-[.B110])*10^-6" office:value-type="float" office:value="196.530944" calcext:value-type="float">
            <text:p>196.530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1701946973</text:p>
          </table:table-cell>
          <table:table-cell office:value-type="string" calcext:value-type="string">
            <text:p>1593093241525826171</text:p>
          </table:table-cell>
          <table:table-cell/>
          <table:table-cell office:value-type="string" calcext:value-type="string">
            <text:p>1593093241703597068</text:p>
          </table:table-cell>
          <table:table-cell office:value-type="string" calcext:value-type="string">
            <text:p>1593093241701781034</text:p>
          </table:table-cell>
          <table:table-cell/>
          <table:table-cell office:value-type="string" calcext:value-type="string">
            <text:p>1593093241749567985</text:p>
          </table:table-cell>
          <table:table-cell office:value-type="string" calcext:value-type="string">
            <text:p>1593093241748919010</text:p>
          </table:table-cell>
          <table:table-cell table:formula="of:=([.E111]-[.B111])*10^-6" office:value-type="float" office:value="175.954944" calcext:value-type="float">
            <text:p>175.954944</text:p>
          </table:table-cell>
          <table:table-cell table:formula="of:=([.H111]-[.E111])*10^-6" office:value-type="float" office:value="47.138048" calcext:value-type="float">
            <text:p>47.138048</text:p>
          </table:table-cell>
          <table:table-cell table:formula="of:=([.H111]-[.B111])*10^-6" office:value-type="float" office:value="223.092992" calcext:value-type="float">
            <text:p>223.092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1858578920</text:p>
          </table:table-cell>
          <table:table-cell office:value-type="string" calcext:value-type="string">
            <text:p>1593093241735650146</text:p>
          </table:table-cell>
          <table:table-cell/>
          <table:table-cell office:value-type="string" calcext:value-type="string">
            <text:p>1593093241860138893</text:p>
          </table:table-cell>
          <table:table-cell office:value-type="string" calcext:value-type="string">
            <text:p>1593093241858432054</text:p>
          </table:table-cell>
          <table:table-cell/>
          <table:table-cell office:value-type="string" calcext:value-type="string">
            <text:p>1593093241906327962</text:p>
          </table:table-cell>
          <table:table-cell office:value-type="string" calcext:value-type="string">
            <text:p>1593093241905580997</text:p>
          </table:table-cell>
          <table:table-cell table:formula="of:=([.E112]-[.B112])*10^-6" office:value-type="float" office:value="122.782208" calcext:value-type="float">
            <text:p>122.782208</text:p>
          </table:table-cell>
          <table:table-cell table:formula="of:=([.H112]-[.E112])*10^-6" office:value-type="float" office:value="47.1488" calcext:value-type="float">
            <text:p>47.1488</text:p>
          </table:table-cell>
          <table:table-cell table:formula="of:=([.H112]-[.B112])*10^-6" office:value-type="float" office:value="169.931008" calcext:value-type="float">
            <text:p>169.931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2079567909</text:p>
          </table:table-cell>
          <table:table-cell office:value-type="string" calcext:value-type="string">
            <text:p>1593093241953714111</text:p>
          </table:table-cell>
          <table:table-cell/>
          <table:table-cell office:value-type="string" calcext:value-type="string">
            <text:p>1593093242080355882</text:p>
          </table:table-cell>
          <table:table-cell office:value-type="string" calcext:value-type="string">
            <text:p>1593093242079441070</text:p>
          </table:table-cell>
          <table:table-cell/>
          <table:table-cell office:value-type="string" calcext:value-type="string">
            <text:p>1593093242129839897</text:p>
          </table:table-cell>
          <table:table-cell office:value-type="string" calcext:value-type="string">
            <text:p>1593093242129149913</text:p>
          </table:table-cell>
          <table:table-cell table:formula="of:=([.E113]-[.B113])*10^-6" office:value-type="float" office:value="125.726976" calcext:value-type="float">
            <text:p>125.726976</text:p>
          </table:table-cell>
          <table:table-cell table:formula="of:=([.H113]-[.E113])*10^-6" office:value-type="float" office:value="49.709056" calcext:value-type="float">
            <text:p>49.709056</text:p>
          </table:table-cell>
          <table:table-cell table:formula="of:=([.H113]-[.B113])*10^-6" office:value-type="float" office:value="175.436032" calcext:value-type="float">
            <text:p>175.436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2311403989</text:p>
          </table:table-cell>
          <table:table-cell office:value-type="string" calcext:value-type="string">
            <text:p>1593093242148748046</text:p>
          </table:table-cell>
          <table:table-cell/>
          <table:table-cell office:value-type="string" calcext:value-type="string">
            <text:p>1593093242313077926</text:p>
          </table:table-cell>
          <table:table-cell office:value-type="string" calcext:value-type="string">
            <text:p>1593093242312311887</text:p>
          </table:table-cell>
          <table:table-cell/>
          <table:table-cell office:value-type="string" calcext:value-type="string">
            <text:p>1593093242361639022</text:p>
          </table:table-cell>
          <table:table-cell office:value-type="string" calcext:value-type="string">
            <text:p>1593093242360882997</text:p>
          </table:table-cell>
          <table:table-cell table:formula="of:=([.E114]-[.B114])*10^-6" office:value-type="float" office:value="163.56352" calcext:value-type="float">
            <text:p>163.56352</text:p>
          </table:table-cell>
          <table:table-cell table:formula="of:=([.H114]-[.E114])*10^-6" office:value-type="float" office:value="48.571136" calcext:value-type="float">
            <text:p>48.571136</text:p>
          </table:table-cell>
          <table:table-cell table:formula="of:=([.H114]-[.B114])*10^-6" office:value-type="float" office:value="212.134656" calcext:value-type="float">
            <text:p>212.134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2566087007</text:p>
          </table:table-cell>
          <table:table-cell office:value-type="string" calcext:value-type="string">
            <text:p>1593093242362244140</text:p>
          </table:table-cell>
          <table:table-cell/>
          <table:table-cell office:value-type="string" calcext:value-type="string">
            <text:p>1593093242566688060</text:p>
          </table:table-cell>
          <table:table-cell office:value-type="string" calcext:value-type="string">
            <text:p>1593093242565524101</text:p>
          </table:table-cell>
          <table:table-cell/>
          <table:table-cell office:value-type="string" calcext:value-type="string">
            <text:p>1593093242619168043</text:p>
          </table:table-cell>
          <table:table-cell office:value-type="string" calcext:value-type="string">
            <text:p>1593093242618499040</text:p>
          </table:table-cell>
          <table:table-cell table:formula="of:=([.E115]-[.B115])*10^-6" office:value-type="float" office:value="203.280128" calcext:value-type="float">
            <text:p>203.280128</text:p>
          </table:table-cell>
          <table:table-cell table:formula="of:=([.H115]-[.E115])*10^-6" office:value-type="float" office:value="52.974848" calcext:value-type="float">
            <text:p>52.974848</text:p>
          </table:table-cell>
          <table:table-cell table:formula="of:=([.H115]-[.B115])*10^-6" office:value-type="float" office:value="256.254976" calcext:value-type="float">
            <text:p>256.254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2719382047</text:p>
          </table:table-cell>
          <table:table-cell office:value-type="string" calcext:value-type="string">
            <text:p>1593093242569428955</text:p>
          </table:table-cell>
          <table:table-cell/>
          <table:table-cell office:value-type="string" calcext:value-type="string">
            <text:p>1593093242721131086</text:p>
          </table:table-cell>
          <table:table-cell office:value-type="string" calcext:value-type="string">
            <text:p>1593093242718955039</text:p>
          </table:table-cell>
          <table:table-cell/>
          <table:table-cell office:value-type="string" calcext:value-type="string">
            <text:p>1593093242774127960</text:p>
          </table:table-cell>
          <table:table-cell office:value-type="string" calcext:value-type="string">
            <text:p>1593093242773642063</text:p>
          </table:table-cell>
          <table:table-cell table:formula="of:=([.E116]-[.B116])*10^-6" office:value-type="float" office:value="149.526272" calcext:value-type="float">
            <text:p>149.526272</text:p>
          </table:table-cell>
          <table:table-cell table:formula="of:=([.H116]-[.E116])*10^-6" office:value-type="float" office:value="54.686976" calcext:value-type="float">
            <text:p>54.686976</text:p>
          </table:table-cell>
          <table:table-cell table:formula="of:=([.H116]-[.B116])*10^-6" office:value-type="float" office:value="204.213248" calcext:value-type="float">
            <text:p>204.213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2912022113</text:p>
          </table:table-cell>
          <table:table-cell office:value-type="string" calcext:value-type="string">
            <text:p>1593093242781295166</text:p>
          </table:table-cell>
          <table:table-cell/>
          <table:table-cell office:value-type="string" calcext:value-type="string">
            <text:p>1593093242912682056</text:p>
          </table:table-cell>
          <table:table-cell office:value-type="string" calcext:value-type="string">
            <text:p>1593093242911200046</text:p>
          </table:table-cell>
          <table:table-cell/>
          <table:table-cell office:value-type="string" calcext:value-type="string">
            <text:p>1593093242964287996</text:p>
          </table:table-cell>
          <table:table-cell office:value-type="string" calcext:value-type="string">
            <text:p>1593093242963690042</text:p>
          </table:table-cell>
          <table:table-cell table:formula="of:=([.E117]-[.B117])*10^-6" office:value-type="float" office:value="129.90464" calcext:value-type="float">
            <text:p>129.90464</text:p>
          </table:table-cell>
          <table:table-cell table:formula="of:=([.H117]-[.E117])*10^-6" office:value-type="float" office:value="52.489984" calcext:value-type="float">
            <text:p>52.489984</text:p>
          </table:table-cell>
          <table:table-cell table:formula="of:=([.H117]-[.B117])*10^-6" office:value-type="float" office:value="182.394624" calcext:value-type="float">
            <text:p>182.394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3152530908</text:p>
          </table:table-cell>
          <table:table-cell office:value-type="string" calcext:value-type="string">
            <text:p>1593093242989823974</text:p>
          </table:table-cell>
          <table:table-cell/>
          <table:table-cell office:value-type="string" calcext:value-type="string">
            <text:p>1593093243153500080</text:p>
          </table:table-cell>
          <table:table-cell office:value-type="string" calcext:value-type="string">
            <text:p>1593093243152728080</text:p>
          </table:table-cell>
          <table:table-cell/>
          <table:table-cell office:value-type="string" calcext:value-type="string">
            <text:p>1593093243204232931</text:p>
          </table:table-cell>
          <table:table-cell office:value-type="string" calcext:value-type="string">
            <text:p>1593093243203557968</text:p>
          </table:table-cell>
          <table:table-cell table:formula="of:=([.E118]-[.B118])*10^-6" office:value-type="float" office:value="162.904064" calcext:value-type="float">
            <text:p>162.904064</text:p>
          </table:table-cell>
          <table:table-cell table:formula="of:=([.H118]-[.E118])*10^-6" office:value-type="float" office:value="50.83008" calcext:value-type="float">
            <text:p>50.83008</text:p>
          </table:table-cell>
          <table:table-cell table:formula="of:=([.H118]-[.B118])*10^-6" office:value-type="float" office:value="213.734144" calcext:value-type="float">
            <text:p>213.734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3417503118</text:p>
          </table:table-cell>
          <table:table-cell office:value-type="string" calcext:value-type="string">
            <text:p>1593093243208854003</text:p>
          </table:table-cell>
          <table:table-cell/>
          <table:table-cell office:value-type="string" calcext:value-type="string">
            <text:p>1593093243417478084</text:p>
          </table:table-cell>
          <table:table-cell office:value-type="string" calcext:value-type="string">
            <text:p>1593093243416534900</text:p>
          </table:table-cell>
          <table:table-cell/>
          <table:table-cell office:value-type="string" calcext:value-type="string">
            <text:p>1593093243464695930</text:p>
          </table:table-cell>
          <table:table-cell office:value-type="string" calcext:value-type="string">
            <text:p>1593093243464070081</text:p>
          </table:table-cell>
          <table:table-cell table:formula="of:=([.E119]-[.B119])*10^-6" office:value-type="float" office:value="207.680768" calcext:value-type="float">
            <text:p>207.680768</text:p>
          </table:table-cell>
          <table:table-cell table:formula="of:=([.H119]-[.E119])*10^-6" office:value-type="float" office:value="47.53536" calcext:value-type="float">
            <text:p>47.53536</text:p>
          </table:table-cell>
          <table:table-cell table:formula="of:=([.H119]-[.B119])*10^-6" office:value-type="float" office:value="255.216128" calcext:value-type="float">
            <text:p>255.216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3552990913</text:p>
          </table:table-cell>
          <table:table-cell office:value-type="string" calcext:value-type="string">
            <text:p>1593093243426351074</text:p>
          </table:table-cell>
          <table:table-cell/>
          <table:table-cell office:value-type="string" calcext:value-type="string">
            <text:p>1593093243552645921</text:p>
          </table:table-cell>
          <table:table-cell office:value-type="string" calcext:value-type="string">
            <text:p>1593093243552084922</text:p>
          </table:table-cell>
          <table:table-cell/>
          <table:table-cell office:value-type="string" calcext:value-type="string">
            <text:p>1593093243606612920</text:p>
          </table:table-cell>
          <table:table-cell office:value-type="string" calcext:value-type="string">
            <text:p>1593093243606081962</text:p>
          </table:table-cell>
          <table:table-cell table:formula="of:=([.E120]-[.B120])*10^-6" office:value-type="float" office:value="125.733632" calcext:value-type="float">
            <text:p>125.733632</text:p>
          </table:table-cell>
          <table:table-cell table:formula="of:=([.H120]-[.E120])*10^-6" office:value-type="float" office:value="53.997312" calcext:value-type="float">
            <text:p>53.997312</text:p>
          </table:table-cell>
          <table:table-cell table:formula="of:=([.H120]-[.B120])*10^-6" office:value-type="float" office:value="179.730944" calcext:value-type="float">
            <text:p>179.730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3764103889</text:p>
          </table:table-cell>
          <table:table-cell office:value-type="string" calcext:value-type="string">
            <text:p>1593093243627978027</text:p>
          </table:table-cell>
          <table:table-cell/>
          <table:table-cell office:value-type="string" calcext:value-type="string">
            <text:p>1593093243765647888</text:p>
          </table:table-cell>
          <table:table-cell office:value-type="string" calcext:value-type="string">
            <text:p>1593093243763952970</text:p>
          </table:table-cell>
          <table:table-cell/>
          <table:table-cell office:value-type="string" calcext:value-type="string">
            <text:p>1593093243810466051</text:p>
          </table:table-cell>
          <table:table-cell office:value-type="string" calcext:value-type="string">
            <text:p>1593093243809925079</text:p>
          </table:table-cell>
          <table:table-cell table:formula="of:=([.E121]-[.B121])*10^-6" office:value-type="float" office:value="135.974656" calcext:value-type="float">
            <text:p>135.974656</text:p>
          </table:table-cell>
          <table:table-cell table:formula="of:=([.H121]-[.E121])*10^-6" office:value-type="float" office:value="45.97248" calcext:value-type="float">
            <text:p>45.97248</text:p>
          </table:table-cell>
          <table:table-cell table:formula="of:=([.H121]-[.B121])*10^-6" office:value-type="float" office:value="181.947136" calcext:value-type="float">
            <text:p>181.947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3999480962</text:p>
          </table:table-cell>
          <table:table-cell office:value-type="string" calcext:value-type="string">
            <text:p>1593093243843451171</text:p>
          </table:table-cell>
          <table:table-cell/>
          <table:table-cell office:value-type="string" calcext:value-type="string">
            <text:p>1593093244000262022</text:p>
          </table:table-cell>
          <table:table-cell office:value-type="string" calcext:value-type="string">
            <text:p>1593093243999211072</text:p>
          </table:table-cell>
          <table:table-cell/>
          <table:table-cell office:value-type="string" calcext:value-type="string">
            <text:p>1593093244056684970</text:p>
          </table:table-cell>
          <table:table-cell office:value-type="string" calcext:value-type="string">
            <text:p>1593093244055882930</text:p>
          </table:table-cell>
          <table:table-cell table:formula="of:=([.E122]-[.B122])*10^-6" office:value-type="float" office:value="155.759872" calcext:value-type="float">
            <text:p>155.759872</text:p>
          </table:table-cell>
          <table:table-cell table:formula="of:=([.H122]-[.E122])*10^-6" office:value-type="float" office:value="56.671744" calcext:value-type="float">
            <text:p>56.671744</text:p>
          </table:table-cell>
          <table:table-cell table:formula="of:=([.H122]-[.B122])*10^-6" office:value-type="float" office:value="212.431616" calcext:value-type="float">
            <text:p>212.431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4238280057</text:p>
          </table:table-cell>
          <table:table-cell office:value-type="string" calcext:value-type="string">
            <text:p>1593093244067316162</text:p>
          </table:table-cell>
          <table:table-cell/>
          <table:table-cell office:value-type="string" calcext:value-type="string">
            <text:p>1593093244237263917</text:p>
          </table:table-cell>
          <table:table-cell office:value-type="string" calcext:value-type="string">
            <text:p>1593093244236423969</text:p>
          </table:table-cell>
          <table:table-cell/>
          <table:table-cell office:value-type="string" calcext:value-type="string">
            <text:p>1593093244291450023</text:p>
          </table:table-cell>
          <table:table-cell office:value-type="string" calcext:value-type="string">
            <text:p>1593093244290632963</text:p>
          </table:table-cell>
          <table:table-cell table:formula="of:=([.E123]-[.B123])*10^-6" office:value-type="float" office:value="169.108224" calcext:value-type="float">
            <text:p>169.108224</text:p>
          </table:table-cell>
          <table:table-cell table:formula="of:=([.H123]-[.E123])*10^-6" office:value-type="float" office:value="54.209024" calcext:value-type="float">
            <text:p>54.209024</text:p>
          </table:table-cell>
          <table:table-cell table:formula="of:=([.H123]-[.B123])*10^-6" office:value-type="float" office:value="223.317248" calcext:value-type="float">
            <text:p>223.317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4467031002</text:p>
          </table:table-cell>
          <table:table-cell office:value-type="string" calcext:value-type="string">
            <text:p>1593093244279255126</text:p>
          </table:table-cell>
          <table:table-cell/>
          <table:table-cell office:value-type="string" calcext:value-type="string">
            <text:p>1593093244468277931</text:p>
          </table:table-cell>
          <table:table-cell office:value-type="string" calcext:value-type="string">
            <text:p>1593093244466746091</text:p>
          </table:table-cell>
          <table:table-cell/>
          <table:table-cell office:value-type="string" calcext:value-type="string">
            <text:p>1593093244517837047</text:p>
          </table:table-cell>
          <table:table-cell office:value-type="string" calcext:value-type="string">
            <text:p>1593093244517273902</text:p>
          </table:table-cell>
          <table:table-cell table:formula="of:=([.E124]-[.B124])*10^-6" office:value-type="float" office:value="187.490816" calcext:value-type="float">
            <text:p>187.490816</text:p>
          </table:table-cell>
          <table:table-cell table:formula="of:=([.H124]-[.E124])*10^-6" office:value-type="float" office:value="50.528" calcext:value-type="float">
            <text:p>50.528</text:p>
          </table:table-cell>
          <table:table-cell table:formula="of:=([.H124]-[.B124])*10^-6" office:value-type="float" office:value="238.018816" calcext:value-type="float">
            <text:p>238.018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4625499010</text:p>
          </table:table-cell>
          <table:table-cell office:value-type="string" calcext:value-type="string">
            <text:p>1593093244491614990</text:p>
          </table:table-cell>
          <table:table-cell/>
          <table:table-cell office:value-type="string" calcext:value-type="string">
            <text:p>1593093244626454114</text:p>
          </table:table-cell>
          <table:table-cell office:value-type="string" calcext:value-type="string">
            <text:p>1593093244625729084</text:p>
          </table:table-cell>
          <table:table-cell/>
          <table:table-cell office:value-type="string" calcext:value-type="string">
            <text:p>1593093244674211025</text:p>
          </table:table-cell>
          <table:table-cell office:value-type="string" calcext:value-type="string">
            <text:p>1593093244673677921</text:p>
          </table:table-cell>
          <table:table-cell table:formula="of:=([.E125]-[.B125])*10^-6" office:value-type="float" office:value="134.114304" calcext:value-type="float">
            <text:p>134.114304</text:p>
          </table:table-cell>
          <table:table-cell table:formula="of:=([.H125]-[.E125])*10^-6" office:value-type="float" office:value="47.949056" calcext:value-type="float">
            <text:p>47.949056</text:p>
          </table:table-cell>
          <table:table-cell table:formula="of:=([.H125]-[.B125])*10^-6" office:value-type="float" office:value="182.06336" calcext:value-type="float">
            <text:p>182.06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4835669040</text:p>
          </table:table-cell>
          <table:table-cell office:value-type="string" calcext:value-type="string">
            <text:p>1593093244704445068</text:p>
          </table:table-cell>
          <table:table-cell/>
          <table:table-cell office:value-type="string" calcext:value-type="string">
            <text:p>1593093244836399078</text:p>
          </table:table-cell>
          <table:table-cell office:value-type="string" calcext:value-type="string">
            <text:p>1593093244834959030</text:p>
          </table:table-cell>
          <table:table-cell/>
          <table:table-cell office:value-type="string" calcext:value-type="string">
            <text:p>1593093244888364076</text:p>
          </table:table-cell>
          <table:table-cell office:value-type="string" calcext:value-type="string">
            <text:p>1593093244887609958</text:p>
          </table:table-cell>
          <table:table-cell table:formula="of:=([.E126]-[.B126])*10^-6" office:value-type="float" office:value="130.51392" calcext:value-type="float">
            <text:p>130.51392</text:p>
          </table:table-cell>
          <table:table-cell table:formula="of:=([.H126]-[.E126])*10^-6" office:value-type="float" office:value="52.650752" calcext:value-type="float">
            <text:p>52.650752</text:p>
          </table:table-cell>
          <table:table-cell table:formula="of:=([.H126]-[.B126])*10^-6" office:value-type="float" office:value="183.164672" calcext:value-type="float">
            <text:p>183.164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5089497089</text:p>
          </table:table-cell>
          <table:table-cell office:value-type="string" calcext:value-type="string">
            <text:p>1593093244922059082</text:p>
          </table:table-cell>
          <table:table-cell/>
          <table:table-cell office:value-type="string" calcext:value-type="string">
            <text:p>1593093245090559005</text:p>
          </table:table-cell>
          <table:table-cell office:value-type="string" calcext:value-type="string">
            <text:p>1593093245090002059</text:p>
          </table:table-cell>
          <table:table-cell/>
          <table:table-cell office:value-type="string" calcext:value-type="string">
            <text:p>1593093245131359100</text:p>
          </table:table-cell>
          <table:table-cell office:value-type="string" calcext:value-type="string">
            <text:p>1593093245130626916</text:p>
          </table:table-cell>
          <table:table-cell table:formula="of:=([.E127]-[.B127])*10^-6" office:value-type="float" office:value="167.943168" calcext:value-type="float">
            <text:p>167.943168</text:p>
          </table:table-cell>
          <table:table-cell table:formula="of:=([.H127]-[.E127])*10^-6" office:value-type="float" office:value="40.624896" calcext:value-type="float">
            <text:p>40.624896</text:p>
          </table:table-cell>
          <table:table-cell table:formula="of:=([.H127]-[.B127])*10^-6" office:value-type="float" office:value="208.568064" calcext:value-type="float">
            <text:p>208.56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5326528072</text:p>
          </table:table-cell>
          <table:table-cell office:value-type="string" calcext:value-type="string">
            <text:p>1593093245130218994</text:p>
          </table:table-cell>
          <table:table-cell/>
          <table:table-cell office:value-type="string" calcext:value-type="string">
            <text:p>1593093245326196908</text:p>
          </table:table-cell>
          <table:table-cell office:value-type="string" calcext:value-type="string">
            <text:p>1593093245324667930</text:p>
          </table:table-cell>
          <table:table-cell/>
          <table:table-cell office:value-type="string" calcext:value-type="string">
            <text:p>1593093245375472068</text:p>
          </table:table-cell>
          <table:table-cell office:value-type="string" calcext:value-type="string">
            <text:p>1593093245374780893</text:p>
          </table:table-cell>
          <table:table-cell table:formula="of:=([.E128]-[.B128])*10^-6" office:value-type="float" office:value="194.449152" calcext:value-type="float">
            <text:p>194.449152</text:p>
          </table:table-cell>
          <table:table-cell table:formula="of:=([.H128]-[.E128])*10^-6" office:value-type="float" office:value="50.112768" calcext:value-type="float">
            <text:p>50.112768</text:p>
          </table:table-cell>
          <table:table-cell table:formula="of:=([.H128]-[.B128])*10^-6" office:value-type="float" office:value="244.56192" calcext:value-type="float">
            <text:p>244.56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5473052024</text:p>
          </table:table-cell>
          <table:table-cell office:value-type="string" calcext:value-type="string">
            <text:p>1593093245342016113</text:p>
          </table:table-cell>
          <table:table-cell/>
          <table:table-cell office:value-type="string" calcext:value-type="string">
            <text:p>1593093245471821069</text:p>
          </table:table-cell>
          <table:table-cell office:value-type="string" calcext:value-type="string">
            <text:p>1593093245471209049</text:p>
          </table:table-cell>
          <table:table-cell/>
          <table:table-cell office:value-type="string" calcext:value-type="string">
            <text:p>1593093245519905090</text:p>
          </table:table-cell>
          <table:table-cell office:value-type="string" calcext:value-type="string">
            <text:p>1593093245519337892</text:p>
          </table:table-cell>
          <table:table-cell table:formula="of:=([.E129]-[.B129])*10^-6" office:value-type="float" office:value="129.19296" calcext:value-type="float">
            <text:p>129.19296</text:p>
          </table:table-cell>
          <table:table-cell table:formula="of:=([.H129]-[.E129])*10^-6" office:value-type="float" office:value="48.129024" calcext:value-type="float">
            <text:p>48.129024</text:p>
          </table:table-cell>
          <table:table-cell table:formula="of:=([.H129]-[.B129])*10^-6" office:value-type="float" office:value="177.321984" calcext:value-type="float">
            <text:p>177.321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5699548006</text:p>
          </table:table-cell>
          <table:table-cell office:value-type="string" calcext:value-type="string">
            <text:p>1593093245557129150</text:p>
          </table:table-cell>
          <table:table-cell/>
          <table:table-cell office:value-type="string" calcext:value-type="string">
            <text:p>1593093245700186014</text:p>
          </table:table-cell>
          <table:table-cell office:value-type="string" calcext:value-type="string">
            <text:p>1593093245699531078</text:p>
          </table:table-cell>
          <table:table-cell/>
          <table:table-cell office:value-type="string" calcext:value-type="string">
            <text:p>1593093245748593091</text:p>
          </table:table-cell>
          <table:table-cell office:value-type="string" calcext:value-type="string">
            <text:p>1593093245748070955</text:p>
          </table:table-cell>
          <table:table-cell table:formula="of:=([.E130]-[.B130])*10^-6" office:value-type="float" office:value="142.401536" calcext:value-type="float">
            <text:p>142.401536</text:p>
          </table:table-cell>
          <table:table-cell table:formula="of:=([.H130]-[.E130])*10^-6" office:value-type="float" office:value="48.539904" calcext:value-type="float">
            <text:p>48.539904</text:p>
          </table:table-cell>
          <table:table-cell table:formula="of:=([.H130]-[.B130])*10^-6" office:value-type="float" office:value="190.94144" calcext:value-type="float">
            <text:p>190.94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5919912099</text:p>
          </table:table-cell>
          <table:table-cell office:value-type="string" calcext:value-type="string">
            <text:p>1593093245768122070</text:p>
          </table:table-cell>
          <table:table-cell/>
          <table:table-cell office:value-type="string" calcext:value-type="string">
            <text:p>1593093245921741008</text:p>
          </table:table-cell>
          <table:table-cell office:value-type="string" calcext:value-type="string">
            <text:p>1593093245919667959</text:p>
          </table:table-cell>
          <table:table-cell/>
          <table:table-cell office:value-type="string" calcext:value-type="string">
            <text:p>1593093245973690032</text:p>
          </table:table-cell>
          <table:table-cell office:value-type="string" calcext:value-type="string">
            <text:p>1593093245973143100</text:p>
          </table:table-cell>
          <table:table-cell table:formula="of:=([.E131]-[.B131])*10^-6" office:value-type="float" office:value="151.545856" calcext:value-type="float">
            <text:p>151.545856</text:p>
          </table:table-cell>
          <table:table-cell table:formula="of:=([.H131]-[.E131])*10^-6" office:value-type="float" office:value="53.475328" calcext:value-type="float">
            <text:p>53.475328</text:p>
          </table:table-cell>
          <table:table-cell table:formula="of:=([.H131]-[.B131])*10^-6" office:value-type="float" office:value="205.021184" calcext:value-type="float">
            <text:p>205.021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6180685043</text:p>
          </table:table-cell>
          <table:table-cell office:value-type="string" calcext:value-type="string">
            <text:p>1593093245989573974</text:p>
          </table:table-cell>
          <table:table-cell/>
          <table:table-cell office:value-type="string" calcext:value-type="string">
            <text:p>1593093246181567907</text:p>
          </table:table-cell>
          <table:table-cell office:value-type="string" calcext:value-type="string">
            <text:p>1593093246180768013</text:p>
          </table:table-cell>
          <table:table-cell/>
          <table:table-cell office:value-type="string" calcext:value-type="string">
            <text:p>1593093246228214979</text:p>
          </table:table-cell>
          <table:table-cell office:value-type="string" calcext:value-type="string">
            <text:p>1593093246227677106</text:p>
          </table:table-cell>
          <table:table-cell table:formula="of:=([.E132]-[.B132])*10^-6" office:value-type="float" office:value="191.193856" calcext:value-type="float">
            <text:p>191.193856</text:p>
          </table:table-cell>
          <table:table-cell table:formula="of:=([.H132]-[.E132])*10^-6" office:value-type="float" office:value="46.909184" calcext:value-type="float">
            <text:p>46.909184</text:p>
          </table:table-cell>
          <table:table-cell table:formula="of:=([.H132]-[.B132])*10^-6" office:value-type="float" office:value="238.10304" calcext:value-type="float">
            <text:p>238.10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6405215024</text:p>
          </table:table-cell>
          <table:table-cell office:value-type="string" calcext:value-type="string">
            <text:p>1593093246201928955</text:p>
          </table:table-cell>
          <table:table-cell/>
          <table:table-cell office:value-type="string" calcext:value-type="string">
            <text:p>1593093246406297922</text:p>
          </table:table-cell>
          <table:table-cell office:value-type="string" calcext:value-type="string">
            <text:p>1593093246405505895</text:p>
          </table:table-cell>
          <table:table-cell/>
          <table:table-cell office:value-type="string" calcext:value-type="string">
            <text:p>1593093246456413984</text:p>
          </table:table-cell>
          <table:table-cell office:value-type="string" calcext:value-type="string">
            <text:p>1593093246455887079</text:p>
          </table:table-cell>
          <table:table-cell table:formula="of:=([.E133]-[.B133])*10^-6" office:value-type="float" office:value="203.577088" calcext:value-type="float">
            <text:p>203.577088</text:p>
          </table:table-cell>
          <table:table-cell table:formula="of:=([.H133]-[.E133])*10^-6" office:value-type="float" office:value="50.381056" calcext:value-type="float">
            <text:p>50.381056</text:p>
          </table:table-cell>
          <table:table-cell table:formula="of:=([.H133]-[.B133])*10^-6" office:value-type="float" office:value="253.958144" calcext:value-type="float">
            <text:p>253.958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6546767950</text:p>
          </table:table-cell>
          <table:table-cell office:value-type="string" calcext:value-type="string">
            <text:p>1593093246418873046</text:p>
          </table:table-cell>
          <table:table-cell/>
          <table:table-cell office:value-type="string" calcext:value-type="string">
            <text:p>1593093246548394918</text:p>
          </table:table-cell>
          <table:table-cell office:value-type="string" calcext:value-type="string">
            <text:p>1593093246546102046</text:p>
          </table:table-cell>
          <table:table-cell/>
          <table:table-cell office:value-type="string" calcext:value-type="string">
            <text:p>1593093246597440004</text:p>
          </table:table-cell>
          <table:table-cell office:value-type="string" calcext:value-type="string">
            <text:p>1593093246595947027</text:p>
          </table:table-cell>
          <table:table-cell table:formula="of:=([.E134]-[.B134])*10^-6" office:value-type="float" office:value="127.229184" calcext:value-type="float">
            <text:p>127.229184</text:p>
          </table:table-cell>
          <table:table-cell table:formula="of:=([.H134]-[.E134])*10^-6" office:value-type="float" office:value="49.844992" calcext:value-type="float">
            <text:p>49.844992</text:p>
          </table:table-cell>
          <table:table-cell table:formula="of:=([.H134]-[.B134])*10^-6" office:value-type="float" office:value="177.074176" calcext:value-type="float">
            <text:p>177.074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6773103952</text:p>
          </table:table-cell>
          <table:table-cell office:value-type="string" calcext:value-type="string">
            <text:p>1593093246632374023</text:p>
          </table:table-cell>
          <table:table-cell/>
          <table:table-cell office:value-type="string" calcext:value-type="string">
            <text:p>1593093246773821115</text:p>
          </table:table-cell>
          <table:table-cell office:value-type="string" calcext:value-type="string">
            <text:p>1593093246773075103</text:p>
          </table:table-cell>
          <table:table-cell/>
          <table:table-cell office:value-type="string" calcext:value-type="string">
            <text:p>1593093246825305938</text:p>
          </table:table-cell>
          <table:table-cell office:value-type="string" calcext:value-type="string">
            <text:p>1593093246824644088</text:p>
          </table:table-cell>
          <table:table-cell table:formula="of:=([.E135]-[.B135])*10^-6" office:value-type="float" office:value="140.701184" calcext:value-type="float">
            <text:p>140.701184</text:p>
          </table:table-cell>
          <table:table-cell table:formula="of:=([.H135]-[.E135])*10^-6" office:value-type="float" office:value="51.56864" calcext:value-type="float">
            <text:p>51.56864</text:p>
          </table:table-cell>
          <table:table-cell table:formula="of:=([.H135]-[.B135])*10^-6" office:value-type="float" office:value="192.269824" calcext:value-type="float">
            <text:p>192.269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7008714914</text:p>
          </table:table-cell>
          <table:table-cell office:value-type="string" calcext:value-type="string">
            <text:p>1593093246844927001</text:p>
          </table:table-cell>
          <table:table-cell/>
          <table:table-cell office:value-type="string" calcext:value-type="string">
            <text:p>1593093247008590936</text:p>
          </table:table-cell>
          <table:table-cell office:value-type="string" calcext:value-type="string">
            <text:p>1593093247008049011</text:p>
          </table:table-cell>
          <table:table-cell/>
          <table:table-cell office:value-type="string" calcext:value-type="string">
            <text:p>1593093247057045936</text:p>
          </table:table-cell>
          <table:table-cell office:value-type="string" calcext:value-type="string">
            <text:p>1593093247056524991</text:p>
          </table:table-cell>
          <table:table-cell table:formula="of:=([.E136]-[.B136])*10^-6" office:value-type="float" office:value="163.12192" calcext:value-type="float">
            <text:p>163.12192</text:p>
          </table:table-cell>
          <table:table-cell table:formula="of:=([.H136]-[.E136])*10^-6" office:value-type="float" office:value="48.475904" calcext:value-type="float">
            <text:p>48.475904</text:p>
          </table:table-cell>
          <table:table-cell table:formula="of:=([.H136]-[.B136])*10^-6" office:value-type="float" office:value="211.597824" calcext:value-type="float">
            <text:p>211.597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7235843896</text:p>
          </table:table-cell>
          <table:table-cell office:value-type="string" calcext:value-type="string">
            <text:p>1593093247061510986</text:p>
          </table:table-cell>
          <table:table-cell/>
          <table:table-cell office:value-type="string" calcext:value-type="string">
            <text:p>1593093247236283063</text:p>
          </table:table-cell>
          <table:table-cell office:value-type="string" calcext:value-type="string">
            <text:p>1593093247235559940</text:p>
          </table:table-cell>
          <table:table-cell/>
          <table:table-cell office:value-type="string" calcext:value-type="string">
            <text:p>1593093247286412954</text:p>
          </table:table-cell>
          <table:table-cell office:value-type="string" calcext:value-type="string">
            <text:p>1593093247285805940</text:p>
          </table:table-cell>
          <table:table-cell table:formula="of:=([.E137]-[.B137])*10^-6" office:value-type="float" office:value="174.04928" calcext:value-type="float">
            <text:p>174.04928</text:p>
          </table:table-cell>
          <table:table-cell table:formula="of:=([.H137]-[.E137])*10^-6" office:value-type="float" office:value="50.246144" calcext:value-type="float">
            <text:p>50.246144</text:p>
          </table:table-cell>
          <table:table-cell table:formula="of:=([.H137]-[.B137])*10^-6" office:value-type="float" office:value="224.295424" calcext:value-type="float">
            <text:p>224.295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7496717929</text:p>
          </table:table-cell>
          <table:table-cell office:value-type="string" calcext:value-type="string">
            <text:p>1593093247278479980</text:p>
          </table:table-cell>
          <table:table-cell/>
          <table:table-cell office:value-type="string" calcext:value-type="string">
            <text:p>1593093247497222900</text:p>
          </table:table-cell>
          <table:table-cell office:value-type="string" calcext:value-type="string">
            <text:p>1593093247496444940</text:p>
          </table:table-cell>
          <table:table-cell/>
          <table:table-cell office:value-type="string" calcext:value-type="string">
            <text:p>1593093247548799037</text:p>
          </table:table-cell>
          <table:table-cell office:value-type="string" calcext:value-type="string">
            <text:p>1593093247548028945</text:p>
          </table:table-cell>
          <table:table-cell table:formula="of:=([.E138]-[.B138])*10^-6" office:value-type="float" office:value="217.965056" calcext:value-type="float">
            <text:p>217.965056</text:p>
          </table:table-cell>
          <table:table-cell table:formula="of:=([.H138]-[.E138])*10^-6" office:value-type="float" office:value="51.584" calcext:value-type="float">
            <text:p>51.584</text:p>
          </table:table-cell>
          <table:table-cell table:formula="of:=([.H138]-[.B138])*10^-6" office:value-type="float" office:value="269.549056" calcext:value-type="float">
            <text:p>269.549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7608500003</text:p>
          </table:table-cell>
          <table:table-cell office:value-type="string" calcext:value-type="string">
            <text:p>1593093247484665039</text:p>
          </table:table-cell>
          <table:table-cell/>
          <table:table-cell office:value-type="string" calcext:value-type="string">
            <text:p>1593093247608500003</text:p>
          </table:table-cell>
          <table:table-cell office:value-type="string" calcext:value-type="string">
            <text:p>1593093247607640027</text:p>
          </table:table-cell>
          <table:table-cell/>
          <table:table-cell office:value-type="string" calcext:value-type="string">
            <text:p>1593093247656478881</text:p>
          </table:table-cell>
          <table:table-cell office:value-type="string" calcext:value-type="string">
            <text:p>1593093247655915975</text:p>
          </table:table-cell>
          <table:table-cell table:formula="of:=([.E139]-[.B139])*10^-6" office:value-type="float" office:value="122.975232" calcext:value-type="float">
            <text:p>122.975232</text:p>
          </table:table-cell>
          <table:table-cell table:formula="of:=([.H139]-[.E139])*10^-6" office:value-type="float" office:value="48.275968" calcext:value-type="float">
            <text:p>48.275968</text:p>
          </table:table-cell>
          <table:table-cell table:formula="of:=([.H139]-[.B139])*10^-6" office:value-type="float" office:value="171.2512" calcext:value-type="float">
            <text:p>171.2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7834554910</text:p>
          </table:table-cell>
          <table:table-cell office:value-type="string" calcext:value-type="string">
            <text:p>1593093247695416015</text:p>
          </table:table-cell>
          <table:table-cell/>
          <table:table-cell office:value-type="string" calcext:value-type="string">
            <text:p>1593093247835140943</text:p>
          </table:table-cell>
          <table:table-cell office:value-type="string" calcext:value-type="string">
            <text:p>1593093247834539890</text:p>
          </table:table-cell>
          <table:table-cell/>
          <table:table-cell office:value-type="string" calcext:value-type="string">
            <text:p>1593093247883677959</text:p>
          </table:table-cell>
          <table:table-cell office:value-type="string" calcext:value-type="string">
            <text:p>1593093247883184909</text:p>
          </table:table-cell>
          <table:table-cell table:formula="of:=([.E140]-[.B140])*10^-6" office:value-type="float" office:value="139.123712" calcext:value-type="float">
            <text:p>139.123712</text:p>
          </table:table-cell>
          <table:table-cell table:formula="of:=([.H140]-[.E140])*10^-6" office:value-type="float" office:value="48.644864" calcext:value-type="float">
            <text:p>48.644864</text:p>
          </table:table-cell>
          <table:table-cell table:formula="of:=([.H140]-[.B140])*10^-6" office:value-type="float" office:value="187.768576" calcext:value-type="float">
            <text:p>187.768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8087196111</text:p>
          </table:table-cell>
          <table:table-cell office:value-type="string" calcext:value-type="string">
            <text:p>1593093247905404052</text:p>
          </table:table-cell>
          <table:table-cell/>
          <table:table-cell office:value-type="string" calcext:value-type="string">
            <text:p>1593093248088175058</text:p>
          </table:table-cell>
          <table:table-cell office:value-type="string" calcext:value-type="string">
            <text:p>1593093248087112903</text:p>
          </table:table-cell>
          <table:table-cell/>
          <table:table-cell office:value-type="string" calcext:value-type="string">
            <text:p>1593093248139570951</text:p>
          </table:table-cell>
          <table:table-cell office:value-type="string" calcext:value-type="string">
            <text:p>1593093248138916969</text:p>
          </table:table-cell>
          <table:table-cell table:formula="of:=([.E141]-[.B141])*10^-6" office:value-type="float" office:value="181.7088" calcext:value-type="float">
            <text:p>181.7088</text:p>
          </table:table-cell>
          <table:table-cell table:formula="of:=([.H141]-[.E141])*10^-6" office:value-type="float" office:value="51.803904" calcext:value-type="float">
            <text:p>51.803904</text:p>
          </table:table-cell>
          <table:table-cell table:formula="of:=([.H141]-[.B141])*10^-6" office:value-type="float" office:value="233.512704" calcext:value-type="float">
            <text:p>233.512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8239849090</text:p>
          </table:table-cell>
          <table:table-cell office:value-type="string" calcext:value-type="string">
            <text:p>1593093248106485107</text:p>
          </table:table-cell>
          <table:table-cell/>
          <table:table-cell office:value-type="string" calcext:value-type="string">
            <text:p>1593093248240317106</text:p>
          </table:table-cell>
          <table:table-cell office:value-type="string" calcext:value-type="string">
            <text:p>1593093248239792108</text:p>
          </table:table-cell>
          <table:table-cell/>
          <table:table-cell office:value-type="string" calcext:value-type="string">
            <text:p>1593093248289035081</text:p>
          </table:table-cell>
          <table:table-cell office:value-type="string" calcext:value-type="string">
            <text:p>1593093248288033962</text:p>
          </table:table-cell>
          <table:table-cell table:formula="of:=([.E142]-[.B142])*10^-6" office:value-type="float" office:value="133.30688" calcext:value-type="float">
            <text:p>133.30688</text:p>
          </table:table-cell>
          <table:table-cell table:formula="of:=([.H142]-[.E142])*10^-6" office:value-type="float" office:value="48.241664" calcext:value-type="float">
            <text:p>48.241664</text:p>
          </table:table-cell>
          <table:table-cell table:formula="of:=([.H142]-[.B142])*10^-6" office:value-type="float" office:value="181.548544" calcext:value-type="float">
            <text:p>181.548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8465789079</text:p>
          </table:table-cell>
          <table:table-cell office:value-type="string" calcext:value-type="string">
            <text:p>1593093248326853027</text:p>
          </table:table-cell>
          <table:table-cell/>
          <table:table-cell office:value-type="string" calcext:value-type="string">
            <text:p>1593093248465004920</text:p>
          </table:table-cell>
          <table:table-cell office:value-type="string" calcext:value-type="string">
            <text:p>1593093248464171886</text:p>
          </table:table-cell>
          <table:table-cell/>
          <table:table-cell office:value-type="string" calcext:value-type="string">
            <text:p>1593093248509934902</text:p>
          </table:table-cell>
          <table:table-cell office:value-type="string" calcext:value-type="string">
            <text:p>1593093248509288072</text:p>
          </table:table-cell>
          <table:table-cell table:formula="of:=([.E143]-[.B143])*10^-6" office:value-type="float" office:value="137.318656" calcext:value-type="float">
            <text:p>137.318656</text:p>
          </table:table-cell>
          <table:table-cell table:formula="of:=([.H143]-[.E143])*10^-6" office:value-type="float" office:value="45.11616" calcext:value-type="float">
            <text:p>45.11616</text:p>
          </table:table-cell>
          <table:table-cell table:formula="of:=([.H143]-[.B143])*10^-6" office:value-type="float" office:value="182.434816" calcext:value-type="float">
            <text:p>182.43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8696300029</text:p>
          </table:table-cell>
          <table:table-cell office:value-type="string" calcext:value-type="string">
            <text:p>1593093248536170166</text:p>
          </table:table-cell>
          <table:table-cell/>
          <table:table-cell office:value-type="string" calcext:value-type="string">
            <text:p>1593093248696858882</text:p>
          </table:table-cell>
          <table:table-cell office:value-type="string" calcext:value-type="string">
            <text:p>1593093248696041107</text:p>
          </table:table-cell>
          <table:table-cell/>
          <table:table-cell office:value-type="string" calcext:value-type="string">
            <text:p>1593093248748666048</text:p>
          </table:table-cell>
          <table:table-cell office:value-type="string" calcext:value-type="string">
            <text:p>1593093248748150110</text:p>
          </table:table-cell>
          <table:table-cell table:formula="of:=([.E144]-[.B144])*10^-6" office:value-type="float" office:value="159.871232" calcext:value-type="float">
            <text:p>159.871232</text:p>
          </table:table-cell>
          <table:table-cell table:formula="of:=([.H144]-[.E144])*10^-6" office:value-type="float" office:value="52.1088" calcext:value-type="float">
            <text:p>52.1088</text:p>
          </table:table-cell>
          <table:table-cell table:formula="of:=([.H144]-[.B144])*10^-6" office:value-type="float" office:value="211.980032" calcext:value-type="float">
            <text:p>211.980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8924520015</text:p>
          </table:table-cell>
          <table:table-cell office:value-type="string" calcext:value-type="string">
            <text:p>1593093248754973144</text:p>
          </table:table-cell>
          <table:table-cell/>
          <table:table-cell office:value-type="string" calcext:value-type="string">
            <text:p>1593093248924777984</text:p>
          </table:table-cell>
          <table:table-cell office:value-type="string" calcext:value-type="string">
            <text:p>1593093248924036979</text:p>
          </table:table-cell>
          <table:table-cell/>
          <table:table-cell office:value-type="string" calcext:value-type="string">
            <text:p>1593093248970179080</text:p>
          </table:table-cell>
          <table:table-cell office:value-type="string" calcext:value-type="string">
            <text:p>1593093248969419956</text:p>
          </table:table-cell>
          <table:table-cell table:formula="of:=([.E145]-[.B145])*10^-6" office:value-type="float" office:value="169.06368" calcext:value-type="float">
            <text:p>169.06368</text:p>
          </table:table-cell>
          <table:table-cell table:formula="of:=([.H145]-[.E145])*10^-6" office:value-type="float" office:value="45.383424" calcext:value-type="float">
            <text:p>45.383424</text:p>
          </table:table-cell>
          <table:table-cell table:formula="of:=([.H145]-[.B145])*10^-6" office:value-type="float" office:value="214.447104" calcext:value-type="float">
            <text:p>214.447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9150857925</text:p>
          </table:table-cell>
          <table:table-cell office:value-type="string" calcext:value-type="string">
            <text:p>1593093248963239013</text:p>
          </table:table-cell>
          <table:table-cell/>
          <table:table-cell office:value-type="string" calcext:value-type="string">
            <text:p>1593093249152822971</text:p>
          </table:table-cell>
          <table:table-cell office:value-type="string" calcext:value-type="string">
            <text:p>1593093249151243925</text:p>
          </table:table-cell>
          <table:table-cell/>
          <table:table-cell office:value-type="string" calcext:value-type="string">
            <text:p>1593093249196372985</text:p>
          </table:table-cell>
          <table:table-cell office:value-type="string" calcext:value-type="string">
            <text:p>1593093249195590972</text:p>
          </table:table-cell>
          <table:table-cell table:formula="of:=([.E146]-[.B146])*10^-6" office:value-type="float" office:value="188.005376" calcext:value-type="float">
            <text:p>188.005376</text:p>
          </table:table-cell>
          <table:table-cell table:formula="of:=([.H146]-[.E146])*10^-6" office:value-type="float" office:value="44.346368" calcext:value-type="float">
            <text:p>44.346368</text:p>
          </table:table-cell>
          <table:table-cell table:formula="of:=([.H146]-[.B146])*10^-6" office:value-type="float" office:value="232.351744" calcext:value-type="float">
            <text:p>232.351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9307688951</text:p>
          </table:table-cell>
          <table:table-cell office:value-type="string" calcext:value-type="string">
            <text:p>1593093249178338134</text:p>
          </table:table-cell>
          <table:table-cell/>
          <table:table-cell office:value-type="string" calcext:value-type="string">
            <text:p>1593093249308850049</text:p>
          </table:table-cell>
          <table:table-cell office:value-type="string" calcext:value-type="string">
            <text:p>1593093249306268930</text:p>
          </table:table-cell>
          <table:table-cell/>
          <table:table-cell office:value-type="string" calcext:value-type="string">
            <text:p>1593093249353028059</text:p>
          </table:table-cell>
          <table:table-cell office:value-type="string" calcext:value-type="string">
            <text:p>1593093249352453947</text:p>
          </table:table-cell>
          <table:table-cell table:formula="of:=([.E147]-[.B147])*10^-6" office:value-type="float" office:value="127.93088" calcext:value-type="float">
            <text:p>127.93088</text:p>
          </table:table-cell>
          <table:table-cell table:formula="of:=([.H147]-[.E147])*10^-6" office:value-type="float" office:value="46.185472" calcext:value-type="float">
            <text:p>46.185472</text:p>
          </table:table-cell>
          <table:table-cell table:formula="of:=([.H147]-[.B147])*10^-6" office:value-type="float" office:value="174.116352" calcext:value-type="float">
            <text:p>174.116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9523418903</text:p>
          </table:table-cell>
          <table:table-cell office:value-type="string" calcext:value-type="string">
            <text:p>1593093249395871093</text:p>
          </table:table-cell>
          <table:table-cell/>
          <table:table-cell office:value-type="string" calcext:value-type="string">
            <text:p>1593093249526040077</text:p>
          </table:table-cell>
          <table:table-cell office:value-type="string" calcext:value-type="string">
            <text:p>1593093249523581027</text:p>
          </table:table-cell>
          <table:table-cell/>
          <table:table-cell office:value-type="string" calcext:value-type="string">
            <text:p>1593093249577364921</text:p>
          </table:table-cell>
          <table:table-cell office:value-type="string" calcext:value-type="string">
            <text:p>1593093249576273918</text:p>
          </table:table-cell>
          <table:table-cell table:formula="of:=([.E148]-[.B148])*10^-6" office:value-type="float" office:value="127.710208" calcext:value-type="float">
            <text:p>127.710208</text:p>
          </table:table-cell>
          <table:table-cell table:formula="of:=([.H148]-[.E148])*10^-6" office:value-type="float" office:value="52.692736" calcext:value-type="float">
            <text:p>52.692736</text:p>
          </table:table-cell>
          <table:table-cell table:formula="of:=([.H148]-[.B148])*10^-6" office:value-type="float" office:value="180.402944" calcext:value-type="float">
            <text:p>180.402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49773288011</text:p>
          </table:table-cell>
          <table:table-cell office:value-type="string" calcext:value-type="string">
            <text:p>1593093249614687011</text:p>
          </table:table-cell>
          <table:table-cell/>
          <table:table-cell office:value-type="string" calcext:value-type="string">
            <text:p>1593093249773730993</text:p>
          </table:table-cell>
          <table:table-cell office:value-type="string" calcext:value-type="string">
            <text:p>1593093249773231983</text:p>
          </table:table-cell>
          <table:table-cell/>
          <table:table-cell office:value-type="string" calcext:value-type="string">
            <text:p>1593093249821505069</text:p>
          </table:table-cell>
          <table:table-cell office:value-type="string" calcext:value-type="string">
            <text:p>1593093249820992946</text:p>
          </table:table-cell>
          <table:table-cell table:formula="of:=([.E149]-[.B149])*10^-6" office:value-type="float" office:value="158.545152" calcext:value-type="float">
            <text:p>158.545152</text:p>
          </table:table-cell>
          <table:table-cell table:formula="of:=([.H149]-[.E149])*10^-6" office:value-type="float" office:value="47.760384" calcext:value-type="float">
            <text:p>47.760384</text:p>
          </table:table-cell>
          <table:table-cell table:formula="of:=([.H149]-[.B149])*10^-6" office:value-type="float" office:value="206.305536" calcext:value-type="float">
            <text:p>206.305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0007797002</text:p>
          </table:table-cell>
          <table:table-cell office:value-type="string" calcext:value-type="string">
            <text:p>1593093249831254150</text:p>
          </table:table-cell>
          <table:table-cell/>
          <table:table-cell office:value-type="string" calcext:value-type="string">
            <text:p>1593093250008248090</text:p>
          </table:table-cell>
          <table:table-cell office:value-type="string" calcext:value-type="string">
            <text:p>1593093250007770061</text:p>
          </table:table-cell>
          <table:table-cell/>
          <table:table-cell office:value-type="string" calcext:value-type="string">
            <text:p>1593093250054718971</text:p>
          </table:table-cell>
          <table:table-cell office:value-type="string" calcext:value-type="string">
            <text:p>1593093250054111957</text:p>
          </table:table-cell>
          <table:table-cell table:formula="of:=([.E150]-[.B150])*10^-6" office:value-type="float" office:value="176.51584" calcext:value-type="float">
            <text:p>176.51584</text:p>
          </table:table-cell>
          <table:table-cell table:formula="of:=([.H150]-[.E150])*10^-6" office:value-type="float" office:value="46.342144" calcext:value-type="float">
            <text:p>46.342144</text:p>
          </table:table-cell>
          <table:table-cell table:formula="of:=([.H150]-[.B150])*10^-6" office:value-type="float" office:value="222.857984" calcext:value-type="float">
            <text:p>222.857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0260437965</text:p>
          </table:table-cell>
          <table:table-cell office:value-type="string" calcext:value-type="string">
            <text:p>1593093250051706054</text:p>
          </table:table-cell>
          <table:table-cell/>
          <table:table-cell office:value-type="string" calcext:value-type="string">
            <text:p>1593093250261346101</text:p>
          </table:table-cell>
          <table:table-cell office:value-type="string" calcext:value-type="string">
            <text:p>1593093250260395050</text:p>
          </table:table-cell>
          <table:table-cell/>
          <table:table-cell office:value-type="string" calcext:value-type="string">
            <text:p>1593093250311515092</text:p>
          </table:table-cell>
          <table:table-cell office:value-type="string" calcext:value-type="string">
            <text:p>1593093250310959100</text:p>
          </table:table-cell>
          <table:table-cell table:formula="of:=([.E151]-[.B151])*10^-6" office:value-type="float" office:value="208.689152" calcext:value-type="float">
            <text:p>208.689152</text:p>
          </table:table-cell>
          <table:table-cell table:formula="of:=([.H151]-[.E151])*10^-6" office:value-type="float" office:value="50.564352" calcext:value-type="float">
            <text:p>50.564352</text:p>
          </table:table-cell>
          <table:table-cell table:formula="of:=([.H151]-[.B151])*10^-6" office:value-type="float" office:value="259.253504" calcext:value-type="float">
            <text:p>259.253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0388010978</text:p>
          </table:table-cell>
          <table:table-cell office:value-type="string" calcext:value-type="string">
            <text:p>1593093250270360107</text:p>
          </table:table-cell>
          <table:table-cell/>
          <table:table-cell office:value-type="string" calcext:value-type="string">
            <text:p>1593093250388554096</text:p>
          </table:table-cell>
          <table:table-cell office:value-type="string" calcext:value-type="string">
            <text:p>1593093250387993097</text:p>
          </table:table-cell>
          <table:table-cell/>
          <table:table-cell office:value-type="string" calcext:value-type="string">
            <text:p>1593093250437186002</text:p>
          </table:table-cell>
          <table:table-cell office:value-type="string" calcext:value-type="string">
            <text:p>1593093250436062097</text:p>
          </table:table-cell>
          <table:table-cell table:formula="of:=([.E152]-[.B152])*10^-6" office:value-type="float" office:value="117.633024" calcext:value-type="float">
            <text:p>117.633024</text:p>
          </table:table-cell>
          <table:table-cell table:formula="of:=([.H152]-[.E152])*10^-6" office:value-type="float" office:value="48.06912" calcext:value-type="float">
            <text:p>48.06912</text:p>
          </table:table-cell>
          <table:table-cell table:formula="of:=([.H152]-[.B152])*10^-6" office:value-type="float" office:value="165.702144" calcext:value-type="float">
            <text:p>165.702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0594189882</text:p>
          </table:table-cell>
          <table:table-cell office:value-type="string" calcext:value-type="string">
            <text:p>1593093250470843994</text:p>
          </table:table-cell>
          <table:table-cell/>
          <table:table-cell office:value-type="string" calcext:value-type="string">
            <text:p>1593093250594921112</text:p>
          </table:table-cell>
          <table:table-cell office:value-type="string" calcext:value-type="string">
            <text:p>1593093250594340085</text:p>
          </table:table-cell>
          <table:table-cell/>
          <table:table-cell office:value-type="string" calcext:value-type="string">
            <text:p>1593093250644706010</text:p>
          </table:table-cell>
          <table:table-cell office:value-type="string" calcext:value-type="string">
            <text:p>1593093250644172906</text:p>
          </table:table-cell>
          <table:table-cell table:formula="of:=([.E153]-[.B153])*10^-6" office:value-type="float" office:value="123.49568" calcext:value-type="float">
            <text:p>123.49568</text:p>
          </table:table-cell>
          <table:table-cell table:formula="of:=([.H153]-[.E153])*10^-6" office:value-type="float" office:value="49.83296" calcext:value-type="float">
            <text:p>49.83296</text:p>
          </table:table-cell>
          <table:table-cell table:formula="of:=([.H153]-[.B153])*10^-6" office:value-type="float" office:value="173.32864" calcext:value-type="float">
            <text:p>173.32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0836817026</text:p>
          </table:table-cell>
          <table:table-cell office:value-type="string" calcext:value-type="string">
            <text:p>1593093250687869140</text:p>
          </table:table-cell>
          <table:table-cell/>
          <table:table-cell office:value-type="string" calcext:value-type="string">
            <text:p>1593093250835840940</text:p>
          </table:table-cell>
          <table:table-cell office:value-type="string" calcext:value-type="string">
            <text:p>1593093250835010051</text:p>
          </table:table-cell>
          <table:table-cell/>
          <table:table-cell office:value-type="string" calcext:value-type="string">
            <text:p>1593093250883253097</text:p>
          </table:table-cell>
          <table:table-cell office:value-type="string" calcext:value-type="string">
            <text:p>1593093250882683038</text:p>
          </table:table-cell>
          <table:table-cell table:formula="of:=([.E154]-[.B154])*10^-6" office:value-type="float" office:value="147.140864" calcext:value-type="float">
            <text:p>147.140864</text:p>
          </table:table-cell>
          <table:table-cell table:formula="of:=([.H154]-[.E154])*10^-6" office:value-type="float" office:value="47.672832" calcext:value-type="float">
            <text:p>47.672832</text:p>
          </table:table-cell>
          <table:table-cell table:formula="of:=([.H154]-[.B154])*10^-6" office:value-type="float" office:value="194.813696" calcext:value-type="float">
            <text:p>194.813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1068856954</text:p>
          </table:table-cell>
          <table:table-cell office:value-type="string" calcext:value-type="string">
            <text:p>1593093250914330078</text:p>
          </table:table-cell>
          <table:table-cell/>
          <table:table-cell office:value-type="string" calcext:value-type="string">
            <text:p>1593093251067436933</text:p>
          </table:table-cell>
          <table:table-cell office:value-type="string" calcext:value-type="string">
            <text:p>1593093251066464900</text:p>
          </table:table-cell>
          <table:table-cell/>
          <table:table-cell office:value-type="string" calcext:value-type="string">
            <text:p>1593093251114223003</text:p>
          </table:table-cell>
          <table:table-cell office:value-type="string" calcext:value-type="string">
            <text:p>1593093251113677978</text:p>
          </table:table-cell>
          <table:table-cell table:formula="of:=([.E155]-[.B155])*10^-6" office:value-type="float" office:value="152.134912" calcext:value-type="float">
            <text:p>152.134912</text:p>
          </table:table-cell>
          <table:table-cell table:formula="of:=([.H155]-[.E155])*10^-6" office:value-type="float" office:value="47.213312" calcext:value-type="float">
            <text:p>47.213312</text:p>
          </table:table-cell>
          <table:table-cell table:formula="of:=([.H155]-[.B155])*10^-6" office:value-type="float" office:value="199.348224" calcext:value-type="float">
            <text:p>199.348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1331456899</text:p>
          </table:table-cell>
          <table:table-cell office:value-type="string" calcext:value-type="string">
            <text:p>1593093251135537109</text:p>
          </table:table-cell>
          <table:table-cell/>
          <table:table-cell office:value-type="string" calcext:value-type="string">
            <text:p>1593093251332314014</text:p>
          </table:table-cell>
          <table:table-cell office:value-type="string" calcext:value-type="string">
            <text:p>1593093251331672906</text:p>
          </table:table-cell>
          <table:table-cell/>
          <table:table-cell office:value-type="string" calcext:value-type="string">
            <text:p>1593093251378273010</text:p>
          </table:table-cell>
          <table:table-cell office:value-type="string" calcext:value-type="string">
            <text:p>1593093251377712965</text:p>
          </table:table-cell>
          <table:table-cell table:formula="of:=([.E156]-[.B156])*10^-6" office:value-type="float" office:value="196.135936" calcext:value-type="float">
            <text:p>196.135936</text:p>
          </table:table-cell>
          <table:table-cell table:formula="of:=([.H156]-[.E156])*10^-6" office:value-type="float" office:value="46.039552" calcext:value-type="float">
            <text:p>46.039552</text:p>
          </table:table-cell>
          <table:table-cell table:formula="of:=([.H156]-[.B156])*10^-6" office:value-type="float" office:value="242.175488" calcext:value-type="float">
            <text:p>242.175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1466308116</text:p>
          </table:table-cell>
          <table:table-cell office:value-type="string" calcext:value-type="string">
            <text:p>1593093251336285156</text:p>
          </table:table-cell>
          <table:table-cell/>
          <table:table-cell office:value-type="string" calcext:value-type="string">
            <text:p>1593093251466231107</text:p>
          </table:table-cell>
          <table:table-cell office:value-type="string" calcext:value-type="string">
            <text:p>1593093251465531110</text:p>
          </table:table-cell>
          <table:table-cell/>
          <table:table-cell office:value-type="string" calcext:value-type="string">
            <text:p>1593093251514570951</text:p>
          </table:table-cell>
          <table:table-cell office:value-type="string" calcext:value-type="string">
            <text:p>1593093251513922929</text:p>
          </table:table-cell>
          <table:table-cell table:formula="of:=([.E157]-[.B157])*10^-6" office:value-type="float" office:value="129.245952" calcext:value-type="float">
            <text:p>129.245952</text:p>
          </table:table-cell>
          <table:table-cell table:formula="of:=([.H157]-[.E157])*10^-6" office:value-type="float" office:value="48.39168" calcext:value-type="float">
            <text:p>48.39168</text:p>
          </table:table-cell>
          <table:table-cell table:formula="of:=([.H157]-[.B157])*10^-6" office:value-type="float" office:value="177.637632" calcext:value-type="float">
            <text:p>177.637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1661173105</text:p>
          </table:table-cell>
          <table:table-cell office:value-type="string" calcext:value-type="string">
            <text:p>1593093251539134033</text:p>
          </table:table-cell>
          <table:table-cell/>
          <table:table-cell office:value-type="string" calcext:value-type="string">
            <text:p>1593093251661132097</text:p>
          </table:table-cell>
          <table:table-cell office:value-type="string" calcext:value-type="string">
            <text:p>1593093251660590887</text:p>
          </table:table-cell>
          <table:table-cell/>
          <table:table-cell office:value-type="string" calcext:value-type="string">
            <text:p>1593093251715775012</text:p>
          </table:table-cell>
          <table:table-cell office:value-type="string" calcext:value-type="string">
            <text:p>1593093251715179920</text:p>
          </table:table-cell>
          <table:table-cell table:formula="of:=([.E158]-[.B158])*10^-6" office:value-type="float" office:value="121.45664" calcext:value-type="float">
            <text:p>121.45664</text:p>
          </table:table-cell>
          <table:table-cell table:formula="of:=([.H158]-[.E158])*10^-6" office:value-type="float" office:value="54.58944" calcext:value-type="float">
            <text:p>54.58944</text:p>
          </table:table-cell>
          <table:table-cell table:formula="of:=([.H158]-[.B158])*10^-6" office:value-type="float" office:value="176.04608" calcext:value-type="float">
            <text:p>176.04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1916934967</text:p>
          </table:table-cell>
          <table:table-cell office:value-type="string" calcext:value-type="string">
            <text:p>1593093251747843017</text:p>
          </table:table-cell>
          <table:table-cell/>
          <table:table-cell office:value-type="string" calcext:value-type="string">
            <text:p>1593093251917258977</text:p>
          </table:table-cell>
          <table:table-cell office:value-type="string" calcext:value-type="string">
            <text:p>1593093251916285991</text:p>
          </table:table-cell>
          <table:table-cell/>
          <table:table-cell office:value-type="string" calcext:value-type="string">
            <text:p>1593093251974597930</text:p>
          </table:table-cell>
          <table:table-cell office:value-type="string" calcext:value-type="string">
            <text:p>1593093251973906993</text:p>
          </table:table-cell>
          <table:table-cell table:formula="of:=([.E159]-[.B159])*10^-6" office:value-type="float" office:value="168.443136" calcext:value-type="float">
            <text:p>168.443136</text:p>
          </table:table-cell>
          <table:table-cell table:formula="of:=([.H159]-[.E159])*10^-6" office:value-type="float" office:value="57.620992" calcext:value-type="float">
            <text:p>57.620992</text:p>
          </table:table-cell>
          <table:table-cell table:formula="of:=([.H159]-[.B159])*10^-6" office:value-type="float" office:value="226.064128" calcext:value-type="float">
            <text:p>226.064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2166182994</text:p>
          </table:table-cell>
          <table:table-cell office:value-type="string" calcext:value-type="string">
            <text:p>1593093251972904052</text:p>
          </table:table-cell>
          <table:table-cell/>
          <table:table-cell office:value-type="string" calcext:value-type="string">
            <text:p>1593093252167798042</text:p>
          </table:table-cell>
          <table:table-cell office:value-type="string" calcext:value-type="string">
            <text:p>1593093252165554046</text:p>
          </table:table-cell>
          <table:table-cell/>
          <table:table-cell office:value-type="string" calcext:value-type="string">
            <text:p>1593093252216327905</text:p>
          </table:table-cell>
          <table:table-cell office:value-type="string" calcext:value-type="string">
            <text:p>1593093252215689897</text:p>
          </table:table-cell>
          <table:table-cell table:formula="of:=([.E160]-[.B160])*10^-6" office:value-type="float" office:value="192.649984" calcext:value-type="float">
            <text:p>192.649984</text:p>
          </table:table-cell>
          <table:table-cell table:formula="of:=([.H160]-[.E160])*10^-6" office:value-type="float" office:value="50.136064" calcext:value-type="float">
            <text:p>50.136064</text:p>
          </table:table-cell>
          <table:table-cell table:formula="of:=([.H160]-[.B160])*10^-6" office:value-type="float" office:value="242.786048" calcext:value-type="float">
            <text:p>242.786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2315785884</text:p>
          </table:table-cell>
          <table:table-cell office:value-type="string" calcext:value-type="string">
            <text:p>1593093252184840087</text:p>
          </table:table-cell>
          <table:table-cell/>
          <table:table-cell office:value-type="string" calcext:value-type="string">
            <text:p>1593093252317362070</text:p>
          </table:table-cell>
          <table:table-cell office:value-type="string" calcext:value-type="string">
            <text:p>1593093252314433097</text:p>
          </table:table-cell>
          <table:table-cell/>
          <table:table-cell office:value-type="string" calcext:value-type="string">
            <text:p>1593093252359798908</text:p>
          </table:table-cell>
          <table:table-cell office:value-type="string" calcext:value-type="string">
            <text:p>1593093252359237909</text:p>
          </table:table-cell>
          <table:table-cell table:formula="of:=([.E161]-[.B161])*10^-6" office:value-type="float" office:value="129.593088" calcext:value-type="float">
            <text:p>129.593088</text:p>
          </table:table-cell>
          <table:table-cell table:formula="of:=([.H161]-[.E161])*10^-6" office:value-type="float" office:value="44.80512" calcext:value-type="float">
            <text:p>44.80512</text:p>
          </table:table-cell>
          <table:table-cell table:formula="of:=([.H161]-[.B161])*10^-6" office:value-type="float" office:value="174.398208" calcext:value-type="float">
            <text:p>174.398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2528255939</text:p>
          </table:table-cell>
          <table:table-cell office:value-type="string" calcext:value-type="string">
            <text:p>1593093252398032958</text:p>
          </table:table-cell>
          <table:table-cell/>
          <table:table-cell office:value-type="string" calcext:value-type="string">
            <text:p>1593093252530158996</text:p>
          </table:table-cell>
          <table:table-cell office:value-type="string" calcext:value-type="string">
            <text:p>1593093252529552936</text:p>
          </table:table-cell>
          <table:table-cell/>
          <table:table-cell office:value-type="string" calcext:value-type="string">
            <text:p>1593093252581727981</text:p>
          </table:table-cell>
          <table:table-cell office:value-type="string" calcext:value-type="string">
            <text:p>1593093252581233978</text:p>
          </table:table-cell>
          <table:table-cell table:formula="of:=([.E162]-[.B162])*10^-6" office:value-type="float" office:value="131.52" calcext:value-type="float">
            <text:p>131.52</text:p>
          </table:table-cell>
          <table:table-cell table:formula="of:=([.H162]-[.E162])*10^-6" office:value-type="float" office:value="51.68128" calcext:value-type="float">
            <text:p>51.68128</text:p>
          </table:table-cell>
          <table:table-cell table:formula="of:=([.H162]-[.B162])*10^-6" office:value-type="float" office:value="183.20128" calcext:value-type="float">
            <text:p>183.20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2755830049</text:p>
          </table:table-cell>
          <table:table-cell office:value-type="string" calcext:value-type="string">
            <text:p>1593093252598118164</text:p>
          </table:table-cell>
          <table:table-cell/>
          <table:table-cell office:value-type="string" calcext:value-type="string">
            <text:p>1593093252756810903</text:p>
          </table:table-cell>
          <table:table-cell office:value-type="string" calcext:value-type="string">
            <text:p>1593093252755031108</text:p>
          </table:table-cell>
          <table:table-cell/>
          <table:table-cell office:value-type="string" calcext:value-type="string">
            <text:p>1593093252807563066</text:p>
          </table:table-cell>
          <table:table-cell office:value-type="string" calcext:value-type="string">
            <text:p>1593093252806895017</text:p>
          </table:table-cell>
          <table:table-cell table:formula="of:=([.E163]-[.B163])*10^-6" office:value-type="float" office:value="156.912896" calcext:value-type="float">
            <text:p>156.912896</text:p>
          </table:table-cell>
          <table:table-cell table:formula="of:=([.H163]-[.E163])*10^-6" office:value-type="float" office:value="51.864064" calcext:value-type="float">
            <text:p>51.864064</text:p>
          </table:table-cell>
          <table:table-cell table:formula="of:=([.H163]-[.B163])*10^-6" office:value-type="float" office:value="208.77696" calcext:value-type="float">
            <text:p>208.77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2997638940</text:p>
          </table:table-cell>
          <table:table-cell office:value-type="string" calcext:value-type="string">
            <text:p>1593093252804065185</text:p>
          </table:table-cell>
          <table:table-cell/>
          <table:table-cell office:value-type="string" calcext:value-type="string">
            <text:p>1593093252998234033</text:p>
          </table:table-cell>
          <table:table-cell office:value-type="string" calcext:value-type="string">
            <text:p>1593093252997726917</text:p>
          </table:table-cell>
          <table:table-cell/>
          <table:table-cell office:value-type="string" calcext:value-type="string">
            <text:p>1593093253045279026</text:p>
          </table:table-cell>
          <table:table-cell office:value-type="string" calcext:value-type="string">
            <text:p>1593093253044545888</text:p>
          </table:table-cell>
          <table:table-cell table:formula="of:=([.E164]-[.B164])*10^-6" office:value-type="float" office:value="193.66144" calcext:value-type="float">
            <text:p>193.66144</text:p>
          </table:table-cell>
          <table:table-cell table:formula="of:=([.H164]-[.E164])*10^-6" office:value-type="float" office:value="46.819328" calcext:value-type="float">
            <text:p>46.819328</text:p>
          </table:table-cell>
          <table:table-cell table:formula="of:=([.H164]-[.B164])*10^-6" office:value-type="float" office:value="240.480768" calcext:value-type="float">
            <text:p>240.480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3133023023</text:p>
          </table:table-cell>
          <table:table-cell office:value-type="string" calcext:value-type="string">
            <text:p>1593093253003640136</text:p>
          </table:table-cell>
          <table:table-cell/>
          <table:table-cell office:value-type="string" calcext:value-type="string">
            <text:p>1593093253133430957</text:p>
          </table:table-cell>
          <table:table-cell office:value-type="string" calcext:value-type="string">
            <text:p>1593093253132895946</text:p>
          </table:table-cell>
          <table:table-cell/>
          <table:table-cell office:value-type="string" calcext:value-type="string">
            <text:p>1593093253181314945</text:p>
          </table:table-cell>
          <table:table-cell office:value-type="string" calcext:value-type="string">
            <text:p>1593093253180532932</text:p>
          </table:table-cell>
          <table:table-cell table:formula="of:=([.E165]-[.B165])*10^-6" office:value-type="float" office:value="129.255936" calcext:value-type="float">
            <text:p>129.255936</text:p>
          </table:table-cell>
          <table:table-cell table:formula="of:=([.H165]-[.E165])*10^-6" office:value-type="float" office:value="47.636736" calcext:value-type="float">
            <text:p>47.636736</text:p>
          </table:table-cell>
          <table:table-cell table:formula="of:=([.H165]-[.B165])*10^-6" office:value-type="float" office:value="176.892672" calcext:value-type="float">
            <text:p>176.892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3357142925</text:p>
          </table:table-cell>
          <table:table-cell office:value-type="string" calcext:value-type="string">
            <text:p>1593093253216609130</text:p>
          </table:table-cell>
          <table:table-cell/>
          <table:table-cell office:value-type="string" calcext:value-type="string">
            <text:p>1593093253357738018</text:p>
          </table:table-cell>
          <table:table-cell office:value-type="string" calcext:value-type="string">
            <text:p>1593093253357017993</text:p>
          </table:table-cell>
          <table:table-cell/>
          <table:table-cell office:value-type="string" calcext:value-type="string">
            <text:p>1593093253411744117</text:p>
          </table:table-cell>
          <table:table-cell office:value-type="string" calcext:value-type="string">
            <text:p>1593093253411231994</text:p>
          </table:table-cell>
          <table:table-cell table:formula="of:=([.E166]-[.B166])*10^-6" office:value-type="float" office:value="140.408576" calcext:value-type="float">
            <text:p>140.408576</text:p>
          </table:table-cell>
          <table:table-cell table:formula="of:=([.H166]-[.E166])*10^-6" office:value-type="float" office:value="54.214144" calcext:value-type="float">
            <text:p>54.214144</text:p>
          </table:table-cell>
          <table:table-cell table:formula="of:=([.H166]-[.B166])*10^-6" office:value-type="float" office:value="194.62272" calcext:value-type="float">
            <text:p>194.62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3595391035</text:p>
          </table:table-cell>
          <table:table-cell office:value-type="string" calcext:value-type="string">
            <text:p>1593093253426534179</text:p>
          </table:table-cell>
          <table:table-cell/>
          <table:table-cell office:value-type="string" calcext:value-type="string">
            <text:p>1593093253595969915</text:p>
          </table:table-cell>
          <table:table-cell office:value-type="string" calcext:value-type="string">
            <text:p>1593093253594839096</text:p>
          </table:table-cell>
          <table:table-cell/>
          <table:table-cell office:value-type="string" calcext:value-type="string">
            <text:p>1593093253643299102</text:p>
          </table:table-cell>
          <table:table-cell office:value-type="string" calcext:value-type="string">
            <text:p>1593093253642657995</text:p>
          </table:table-cell>
          <table:table-cell table:formula="of:=([.E167]-[.B167])*10^-6" office:value-type="float" office:value="168.304896" calcext:value-type="float">
            <text:p>168.304896</text:p>
          </table:table-cell>
          <table:table-cell table:formula="of:=([.H167]-[.E167])*10^-6" office:value-type="float" office:value="47.818752" calcext:value-type="float">
            <text:p>47.818752</text:p>
          </table:table-cell>
          <table:table-cell table:formula="of:=([.H167]-[.B167])*10^-6" office:value-type="float" office:value="216.123648" calcext:value-type="float">
            <text:p>216.123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3832617044</text:p>
          </table:table-cell>
          <table:table-cell office:value-type="string" calcext:value-type="string">
            <text:p>1593093253644224121</text:p>
          </table:table-cell>
          <table:table-cell/>
          <table:table-cell office:value-type="string" calcext:value-type="string">
            <text:p>1593093253833441019</text:p>
          </table:table-cell>
          <table:table-cell office:value-type="string" calcext:value-type="string">
            <text:p>1593093253832787990</text:p>
          </table:table-cell>
          <table:table-cell/>
          <table:table-cell office:value-type="string" calcext:value-type="string">
            <text:p>1593093253881326913</text:p>
          </table:table-cell>
          <table:table-cell office:value-type="string" calcext:value-type="string">
            <text:p>1593093253880740880</text:p>
          </table:table-cell>
          <table:table-cell table:formula="of:=([.E168]-[.B168])*10^-6" office:value-type="float" office:value="188.563968" calcext:value-type="float">
            <text:p>188.563968</text:p>
          </table:table-cell>
          <table:table-cell table:formula="of:=([.H168]-[.E168])*10^-6" office:value-type="float" office:value="47.952896" calcext:value-type="float">
            <text:p>47.952896</text:p>
          </table:table-cell>
          <table:table-cell table:formula="of:=([.H168]-[.B168])*10^-6" office:value-type="float" office:value="236.516864" calcext:value-type="float">
            <text:p>236.516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3986496925</text:p>
          </table:table-cell>
          <table:table-cell office:value-type="string" calcext:value-type="string">
            <text:p>1593093253860797119</text:p>
          </table:table-cell>
          <table:table-cell/>
          <table:table-cell office:value-type="string" calcext:value-type="string">
            <text:p>1593093253986974954</text:p>
          </table:table-cell>
          <table:table-cell office:value-type="string" calcext:value-type="string">
            <text:p>1593093253985863924</text:p>
          </table:table-cell>
          <table:table-cell/>
          <table:table-cell office:value-type="string" calcext:value-type="string">
            <text:p>1593093254035962104</text:p>
          </table:table-cell>
          <table:table-cell office:value-type="string" calcext:value-type="string">
            <text:p>1593093254034646987</text:p>
          </table:table-cell>
          <table:table-cell table:formula="of:=([.E169]-[.B169])*10^-6" office:value-type="float" office:value="125.066752" calcext:value-type="float">
            <text:p>125.066752</text:p>
          </table:table-cell>
          <table:table-cell table:formula="of:=([.H169]-[.E169])*10^-6" office:value-type="float" office:value="48.782848" calcext:value-type="float">
            <text:p>48.782848</text:p>
          </table:table-cell>
          <table:table-cell table:formula="of:=([.H169]-[.B169])*10^-6" office:value-type="float" office:value="173.8496" calcext:value-type="float">
            <text:p>173.8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4181524991</text:p>
          </table:table-cell>
          <table:table-cell office:value-type="string" calcext:value-type="string">
            <text:p>1593093254063648193</text:p>
          </table:table-cell>
          <table:table-cell/>
          <table:table-cell office:value-type="string" calcext:value-type="string">
            <text:p>1593093254182041883</text:p>
          </table:table-cell>
          <table:table-cell office:value-type="string" calcext:value-type="string">
            <text:p>1593093254181452035</text:p>
          </table:table-cell>
          <table:table-cell/>
          <table:table-cell office:value-type="string" calcext:value-type="string">
            <text:p>1593093254228241920</text:p>
          </table:table-cell>
          <table:table-cell office:value-type="string" calcext:value-type="string">
            <text:p>1593093254227735996</text:p>
          </table:table-cell>
          <table:table-cell table:formula="of:=([.E170]-[.B170])*10^-6" office:value-type="float" office:value="117.804288" calcext:value-type="float">
            <text:p>117.804288</text:p>
          </table:table-cell>
          <table:table-cell table:formula="of:=([.H170]-[.E170])*10^-6" office:value-type="float" office:value="46.283776" calcext:value-type="float">
            <text:p>46.283776</text:p>
          </table:table-cell>
          <table:table-cell table:formula="of:=([.H170]-[.B170])*10^-6" office:value-type="float" office:value="164.088064" calcext:value-type="float">
            <text:p>164.08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4451998949</text:p>
          </table:table-cell>
          <table:table-cell office:value-type="string" calcext:value-type="string">
            <text:p>1593093254275989990</text:p>
          </table:table-cell>
          <table:table-cell/>
          <table:table-cell office:value-type="string" calcext:value-type="string">
            <text:p>1593093254453540086</text:p>
          </table:table-cell>
          <table:table-cell office:value-type="string" calcext:value-type="string">
            <text:p>1593093254451880931</text:p>
          </table:table-cell>
          <table:table-cell/>
          <table:table-cell office:value-type="string" calcext:value-type="string">
            <text:p>1593093254502141952</text:p>
          </table:table-cell>
          <table:table-cell office:value-type="string" calcext:value-type="string">
            <text:p>1593093254501419067</text:p>
          </table:table-cell>
          <table:table-cell table:formula="of:=([.E171]-[.B171])*10^-6" office:value-type="float" office:value="175.890944" calcext:value-type="float">
            <text:p>175.890944</text:p>
          </table:table-cell>
          <table:table-cell table:formula="of:=([.H171]-[.E171])*10^-6" office:value-type="float" office:value="49.538048" calcext:value-type="float">
            <text:p>49.538048</text:p>
          </table:table-cell>
          <table:table-cell table:formula="of:=([.H171]-[.B171])*10^-6" office:value-type="float" office:value="225.428992" calcext:value-type="float">
            <text:p>225.428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4681003093</text:p>
          </table:table-cell>
          <table:table-cell office:value-type="string" calcext:value-type="string">
            <text:p>1593093254480946044</text:p>
          </table:table-cell>
          <table:table-cell/>
          <table:table-cell office:value-type="string" calcext:value-type="string">
            <text:p>1593093254682960987</text:p>
          </table:table-cell>
          <table:table-cell office:value-type="string" calcext:value-type="string">
            <text:p>1593093254681391954</text:p>
          </table:table-cell>
          <table:table-cell/>
          <table:table-cell office:value-type="string" calcext:value-type="string">
            <text:p>1593093254737500905</text:p>
          </table:table-cell>
          <table:table-cell office:value-type="string" calcext:value-type="string">
            <text:p>1593093254736912965</text:p>
          </table:table-cell>
          <table:table-cell table:formula="of:=([.E172]-[.B172])*10^-6" office:value-type="float" office:value="200.446208" calcext:value-type="float">
            <text:p>200.446208</text:p>
          </table:table-cell>
          <table:table-cell table:formula="of:=([.H172]-[.E172])*10^-6" office:value-type="float" office:value="55.520512" calcext:value-type="float">
            <text:p>55.520512</text:p>
          </table:table-cell>
          <table:table-cell table:formula="of:=([.H172]-[.B172])*10^-6" office:value-type="float" office:value="255.96672" calcext:value-type="float">
            <text:p>255.96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4837241888</text:p>
          </table:table-cell>
          <table:table-cell office:value-type="string" calcext:value-type="string">
            <text:p>1593093254709461181</text:p>
          </table:table-cell>
          <table:table-cell/>
          <table:table-cell office:value-type="string" calcext:value-type="string">
            <text:p>1593093254838146924</text:p>
          </table:table-cell>
          <table:table-cell office:value-type="string" calcext:value-type="string">
            <text:p>1593093254837275028</text:p>
          </table:table-cell>
          <table:table-cell/>
          <table:table-cell office:value-type="string" calcext:value-type="string">
            <text:p>1593093254888612031</text:p>
          </table:table-cell>
          <table:table-cell office:value-type="string" calcext:value-type="string">
            <text:p>1593093254887558937</text:p>
          </table:table-cell>
          <table:table-cell table:formula="of:=([.E173]-[.B173])*10^-6" office:value-type="float" office:value="127.813888" calcext:value-type="float">
            <text:p>127.813888</text:p>
          </table:table-cell>
          <table:table-cell table:formula="of:=([.H173]-[.E173])*10^-6" office:value-type="float" office:value="50.283776" calcext:value-type="float">
            <text:p>50.283776</text:p>
          </table:table-cell>
          <table:table-cell table:formula="of:=([.H173]-[.B173])*10^-6" office:value-type="float" office:value="178.097664" calcext:value-type="float">
            <text:p>178.09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5050839900</text:p>
          </table:table-cell>
          <table:table-cell office:value-type="string" calcext:value-type="string">
            <text:p>1593093254926758056</text:p>
          </table:table-cell>
          <table:table-cell/>
          <table:table-cell office:value-type="string" calcext:value-type="string">
            <text:p>1593093255051450014</text:p>
          </table:table-cell>
          <table:table-cell office:value-type="string" calcext:value-type="string">
            <text:p>1593093255050753116</text:p>
          </table:table-cell>
          <table:table-cell/>
          <table:table-cell office:value-type="string" calcext:value-type="string">
            <text:p>1593093255101656913</text:p>
          </table:table-cell>
          <table:table-cell office:value-type="string" calcext:value-type="string">
            <text:p>1593093255100773096</text:p>
          </table:table-cell>
          <table:table-cell table:formula="of:=([.E174]-[.B174])*10^-6" office:value-type="float" office:value="123.995136" calcext:value-type="float">
            <text:p>123.995136</text:p>
          </table:table-cell>
          <table:table-cell table:formula="of:=([.H174]-[.E174])*10^-6" office:value-type="float" office:value="50.01984" calcext:value-type="float">
            <text:p>50.01984</text:p>
          </table:table-cell>
          <table:table-cell table:formula="of:=([.H174]-[.B174])*10^-6" office:value-type="float" office:value="174.014976" calcext:value-type="float">
            <text:p>174.014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5274152994</text:p>
          </table:table-cell>
          <table:table-cell office:value-type="string" calcext:value-type="string">
            <text:p>1593093255140432128</text:p>
          </table:table-cell>
          <table:table-cell/>
          <table:table-cell office:value-type="string" calcext:value-type="string">
            <text:p>1593093255275938987</text:p>
          </table:table-cell>
          <table:table-cell office:value-type="string" calcext:value-type="string">
            <text:p>1593093255274029016</text:p>
          </table:table-cell>
          <table:table-cell/>
          <table:table-cell office:value-type="string" calcext:value-type="string">
            <text:p>1593093255327415943</text:p>
          </table:table-cell>
          <table:table-cell office:value-type="string" calcext:value-type="string">
            <text:p>1593093255326606035</text:p>
          </table:table-cell>
          <table:table-cell table:formula="of:=([.E175]-[.B175])*10^-6" office:value-type="float" office:value="133.597184" calcext:value-type="float">
            <text:p>133.597184</text:p>
          </table:table-cell>
          <table:table-cell table:formula="of:=([.H175]-[.E175])*10^-6" office:value-type="float" office:value="52.577024" calcext:value-type="float">
            <text:p>52.577024</text:p>
          </table:table-cell>
          <table:table-cell table:formula="of:=([.H175]-[.B175])*10^-6" office:value-type="float" office:value="186.174208" calcext:value-type="float">
            <text:p>186.174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5511137962</text:p>
          </table:table-cell>
          <table:table-cell office:value-type="string" calcext:value-type="string">
            <text:p>1593093255356305175</text:p>
          </table:table-cell>
          <table:table-cell/>
          <table:table-cell office:value-type="string" calcext:value-type="string">
            <text:p>1593093255511770963</text:p>
          </table:table-cell>
          <table:table-cell office:value-type="string" calcext:value-type="string">
            <text:p>1593093255510821104</text:p>
          </table:table-cell>
          <table:table-cell/>
          <table:table-cell office:value-type="string" calcext:value-type="string">
            <text:p>1593093255553240060</text:p>
          </table:table-cell>
          <table:table-cell office:value-type="string" calcext:value-type="string">
            <text:p>1593093255552267074</text:p>
          </table:table-cell>
          <table:table-cell table:formula="of:=([.E176]-[.B176])*10^-6" office:value-type="float" office:value="154.515712" calcext:value-type="float">
            <text:p>154.515712</text:p>
          </table:table-cell>
          <table:table-cell table:formula="of:=([.H176]-[.E176])*10^-6" office:value-type="float" office:value="41.445632" calcext:value-type="float">
            <text:p>41.445632</text:p>
          </table:table-cell>
          <table:table-cell table:formula="of:=([.H176]-[.B176])*10^-6" office:value-type="float" office:value="195.961344" calcext:value-type="float">
            <text:p>195.961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5780788898</text:p>
          </table:table-cell>
          <table:table-cell office:value-type="string" calcext:value-type="string">
            <text:p>1593093255568669189</text:p>
          </table:table-cell>
          <table:table-cell/>
          <table:table-cell office:value-type="string" calcext:value-type="string">
            <text:p>1593093255782805919</text:p>
          </table:table-cell>
          <table:table-cell office:value-type="string" calcext:value-type="string">
            <text:p>1593093255781280040</text:p>
          </table:table-cell>
          <table:table-cell/>
          <table:table-cell office:value-type="string" calcext:value-type="string">
            <text:p>1593093255828291893</text:p>
          </table:table-cell>
          <table:table-cell office:value-type="string" calcext:value-type="string">
            <text:p>1593093255827795028</text:p>
          </table:table-cell>
          <table:table-cell table:formula="of:=([.E177]-[.B177])*10^-6" office:value-type="float" office:value="212.610816" calcext:value-type="float">
            <text:p>212.610816</text:p>
          </table:table-cell>
          <table:table-cell table:formula="of:=([.H177]-[.E177])*10^-6" office:value-type="float" office:value="46.514944" calcext:value-type="float">
            <text:p>46.514944</text:p>
          </table:table-cell>
          <table:table-cell table:formula="of:=([.H177]-[.B177])*10^-6" office:value-type="float" office:value="259.12576" calcext:value-type="float">
            <text:p>259.12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5946470022</text:p>
          </table:table-cell>
          <table:table-cell office:value-type="string" calcext:value-type="string">
            <text:p>1593093255779131103</text:p>
          </table:table-cell>
          <table:table-cell/>
          <table:table-cell office:value-type="string" calcext:value-type="string">
            <text:p>1593093255946470022</text:p>
          </table:table-cell>
          <table:table-cell office:value-type="string" calcext:value-type="string">
            <text:p>1593093255946022033</text:p>
          </table:table-cell>
          <table:table-cell/>
          <table:table-cell office:value-type="string" calcext:value-type="string">
            <text:p>1593093255997168064</text:p>
          </table:table-cell>
          <table:table-cell office:value-type="string" calcext:value-type="string">
            <text:p>1593093255996587038</text:p>
          </table:table-cell>
          <table:table-cell table:formula="of:=([.E178]-[.B178])*10^-6" office:value-type="float" office:value="166.891008" calcext:value-type="float">
            <text:p>166.891008</text:p>
          </table:table-cell>
          <table:table-cell table:formula="of:=([.H178]-[.E178])*10^-6" office:value-type="float" office:value="50.564864" calcext:value-type="float">
            <text:p>50.564864</text:p>
          </table:table-cell>
          <table:table-cell table:formula="of:=([.H178]-[.B178])*10^-6" office:value-type="float" office:value="217.455872" calcext:value-type="float">
            <text:p>217.455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6103734970</text:p>
          </table:table-cell>
          <table:table-cell office:value-type="string" calcext:value-type="string">
            <text:p>1593093255984245117</text:p>
          </table:table-cell>
          <table:table-cell/>
          <table:table-cell office:value-type="string" calcext:value-type="string">
            <text:p>1593093256103734970</text:p>
          </table:table-cell>
          <table:table-cell office:value-type="string" calcext:value-type="string">
            <text:p>1593093256103144884</text:p>
          </table:table-cell>
          <table:table-cell/>
          <table:table-cell office:value-type="string" calcext:value-type="string">
            <text:p>1593093256152019023</text:p>
          </table:table-cell>
          <table:table-cell office:value-type="string" calcext:value-type="string">
            <text:p>1593093256151375055</text:p>
          </table:table-cell>
          <table:table-cell table:formula="of:=([.E179]-[.B179])*10^-6" office:value-type="float" office:value="118.899712" calcext:value-type="float">
            <text:p>118.899712</text:p>
          </table:table-cell>
          <table:table-cell table:formula="of:=([.H179]-[.E179])*10^-6" office:value-type="float" office:value="48.230144" calcext:value-type="float">
            <text:p>48.230144</text:p>
          </table:table-cell>
          <table:table-cell table:formula="of:=([.H179]-[.B179])*10^-6" office:value-type="float" office:value="167.129856" calcext:value-type="float">
            <text:p>167.129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6343297958</text:p>
          </table:table-cell>
          <table:table-cell office:value-type="string" calcext:value-type="string">
            <text:p>1593093256201055175</text:p>
          </table:table-cell>
          <table:table-cell/>
          <table:table-cell office:value-type="string" calcext:value-type="string">
            <text:p>1593093256343473911</text:p>
          </table:table-cell>
          <table:table-cell office:value-type="string" calcext:value-type="string">
            <text:p>1593093256342365026</text:p>
          </table:table-cell>
          <table:table-cell/>
          <table:table-cell office:value-type="string" calcext:value-type="string">
            <text:p>1593093256389363050</text:p>
          </table:table-cell>
          <table:table-cell office:value-type="string" calcext:value-type="string">
            <text:p>1593093256388766050</text:p>
          </table:table-cell>
          <table:table-cell table:formula="of:=([.E180]-[.B180])*10^-6" office:value-type="float" office:value="141.309952" calcext:value-type="float">
            <text:p>141.309952</text:p>
          </table:table-cell>
          <table:table-cell table:formula="of:=([.H180]-[.E180])*10^-6" office:value-type="float" office:value="46.401024" calcext:value-type="float">
            <text:p>46.401024</text:p>
          </table:table-cell>
          <table:table-cell table:formula="of:=([.H180]-[.B180])*10^-6" office:value-type="float" office:value="187.710976" calcext:value-type="float">
            <text:p>187.710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6598274946</text:p>
          </table:table-cell>
          <table:table-cell office:value-type="string" calcext:value-type="string">
            <text:p>1593093256417656005</text:p>
          </table:table-cell>
          <table:table-cell/>
          <table:table-cell office:value-type="string" calcext:value-type="string">
            <text:p>1593093256599288940</text:p>
          </table:table-cell>
          <table:table-cell office:value-type="string" calcext:value-type="string">
            <text:p>1593093256597687005</text:p>
          </table:table-cell>
          <table:table-cell/>
          <table:table-cell office:value-type="string" calcext:value-type="string">
            <text:p>1593093256646233081</text:p>
          </table:table-cell>
          <table:table-cell office:value-type="string" calcext:value-type="string">
            <text:p>1593093256645724058</text:p>
          </table:table-cell>
          <table:table-cell table:formula="of:=([.E181]-[.B181])*10^-6" office:value-type="float" office:value="180.030976" calcext:value-type="float">
            <text:p>180.030976</text:p>
          </table:table-cell>
          <table:table-cell table:formula="of:=([.H181]-[.E181])*10^-6" office:value-type="float" office:value="48.03712" calcext:value-type="float">
            <text:p>48.03712</text:p>
          </table:table-cell>
          <table:table-cell table:formula="of:=([.H181]-[.B181])*10^-6" office:value-type="float" office:value="228.068096" calcext:value-type="float">
            <text:p>228.068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6738508939</text:p>
          </table:table-cell>
          <table:table-cell office:value-type="string" calcext:value-type="string">
            <text:p>1593093256620657958</text:p>
          </table:table-cell>
          <table:table-cell/>
          <table:table-cell office:value-type="string" calcext:value-type="string">
            <text:p>1593093256739774942</text:p>
          </table:table-cell>
          <table:table-cell office:value-type="string" calcext:value-type="string">
            <text:p>1593093256738209009</text:p>
          </table:table-cell>
          <table:table-cell/>
          <table:table-cell office:value-type="string" calcext:value-type="string">
            <text:p>1593093256790232896</text:p>
          </table:table-cell>
          <table:table-cell office:value-type="string" calcext:value-type="string">
            <text:p>1593093256789588928</text:p>
          </table:table-cell>
          <table:table-cell table:formula="of:=([.E182]-[.B182])*10^-6" office:value-type="float" office:value="117.551104" calcext:value-type="float">
            <text:p>117.551104</text:p>
          </table:table-cell>
          <table:table-cell table:formula="of:=([.H182]-[.E182])*10^-6" office:value-type="float" office:value="51.379712" calcext:value-type="float">
            <text:p>51.379712</text:p>
          </table:table-cell>
          <table:table-cell table:formula="of:=([.H182]-[.B182])*10^-6" office:value-type="float" office:value="168.930816" calcext:value-type="float">
            <text:p>168.930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6974486112</text:p>
          </table:table-cell>
          <table:table-cell office:value-type="string" calcext:value-type="string">
            <text:p>1593093256834863037</text:p>
          </table:table-cell>
          <table:table-cell/>
          <table:table-cell office:value-type="string" calcext:value-type="string">
            <text:p>1593093256974701881</text:p>
          </table:table-cell>
          <table:table-cell office:value-type="string" calcext:value-type="string">
            <text:p>1593093256973232984</text:p>
          </table:table-cell>
          <table:table-cell/>
          <table:table-cell office:value-type="string" calcext:value-type="string">
            <text:p>1593093257027442932</text:p>
          </table:table-cell>
          <table:table-cell office:value-type="string" calcext:value-type="string">
            <text:p>1593093257026604890</text:p>
          </table:table-cell>
          <table:table-cell table:formula="of:=([.E183]-[.B183])*10^-6" office:value-type="float" office:value="138.369536" calcext:value-type="float">
            <text:p>138.369536</text:p>
          </table:table-cell>
          <table:table-cell table:formula="of:=([.H183]-[.E183])*10^-6" office:value-type="float" office:value="53.37216" calcext:value-type="float">
            <text:p>53.37216</text:p>
          </table:table-cell>
          <table:table-cell table:formula="of:=([.H183]-[.B183])*10^-6" office:value-type="float" office:value="191.741696" calcext:value-type="float">
            <text:p>191.741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7182591915</text:p>
          </table:table-cell>
          <table:table-cell office:value-type="string" calcext:value-type="string">
            <text:p>1593093257059066162</text:p>
          </table:table-cell>
          <table:table-cell/>
          <table:table-cell office:value-type="string" calcext:value-type="string">
            <text:p>1593093257183695077</text:p>
          </table:table-cell>
          <table:table-cell office:value-type="string" calcext:value-type="string">
            <text:p>1593093257182934999</text:p>
          </table:table-cell>
          <table:table-cell/>
          <table:table-cell office:value-type="string" calcext:value-type="string">
            <text:p>1593093257230305910</text:p>
          </table:table-cell>
          <table:table-cell office:value-type="string" calcext:value-type="string">
            <text:p>1593093257229515075</text:p>
          </table:table-cell>
          <table:table-cell table:formula="of:=([.E184]-[.B184])*10^-6" office:value-type="float" office:value="123.868928" calcext:value-type="float">
            <text:p>123.868928</text:p>
          </table:table-cell>
          <table:table-cell table:formula="of:=([.H184]-[.E184])*10^-6" office:value-type="float" office:value="46.579968" calcext:value-type="float">
            <text:p>46.579968</text:p>
          </table:table-cell>
          <table:table-cell table:formula="of:=([.H184]-[.B184])*10^-6" office:value-type="float" office:value="170.448896" calcext:value-type="float">
            <text:p>170.448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7442210912</text:p>
          </table:table-cell>
          <table:table-cell office:value-type="string" calcext:value-type="string">
            <text:p>1593093257279830078</text:p>
          </table:table-cell>
          <table:table-cell/>
          <table:table-cell office:value-type="string" calcext:value-type="string">
            <text:p>1593093257442605018</text:p>
          </table:table-cell>
          <table:table-cell office:value-type="string" calcext:value-type="string">
            <text:p>1593093257441886901</text:p>
          </table:table-cell>
          <table:table-cell/>
          <table:table-cell office:value-type="string" calcext:value-type="string">
            <text:p>1593093257491431951</text:p>
          </table:table-cell>
          <table:table-cell office:value-type="string" calcext:value-type="string">
            <text:p>1593093257490786075</text:p>
          </table:table-cell>
          <table:table-cell table:formula="of:=([.E185]-[.B185])*10^-6" office:value-type="float" office:value="162.056704" calcext:value-type="float">
            <text:p>162.056704</text:p>
          </table:table-cell>
          <table:table-cell table:formula="of:=([.H185]-[.E185])*10^-6" office:value-type="float" office:value="48.899072" calcext:value-type="float">
            <text:p>48.899072</text:p>
          </table:table-cell>
          <table:table-cell table:formula="of:=([.H185]-[.B185])*10^-6" office:value-type="float" office:value="210.955776" calcext:value-type="float">
            <text:p>210.955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7668710947</text:p>
          </table:table-cell>
          <table:table-cell office:value-type="string" calcext:value-type="string">
            <text:p>1593093257501213134</text:p>
          </table:table-cell>
          <table:table-cell/>
          <table:table-cell office:value-type="string" calcext:value-type="string">
            <text:p>1593093257672322988</text:p>
          </table:table-cell>
          <table:table-cell office:value-type="string" calcext:value-type="string">
            <text:p>1593093257669816017</text:p>
          </table:table-cell>
          <table:table-cell/>
          <table:table-cell office:value-type="string" calcext:value-type="string">
            <text:p>1593093257718961000</text:p>
          </table:table-cell>
          <table:table-cell office:value-type="string" calcext:value-type="string">
            <text:p>1593093257718399047</text:p>
          </table:table-cell>
          <table:table-cell table:formula="of:=([.E186]-[.B186])*10^-6" office:value-type="float" office:value="168.60288" calcext:value-type="float">
            <text:p>168.60288</text:p>
          </table:table-cell>
          <table:table-cell table:formula="of:=([.H186]-[.E186])*10^-6" office:value-type="float" office:value="48.582912" calcext:value-type="float">
            <text:p>48.582912</text:p>
          </table:table-cell>
          <table:table-cell table:formula="of:=([.H186]-[.B186])*10^-6" office:value-type="float" office:value="217.185792" calcext:value-type="float">
            <text:p>217.185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7907705068</text:p>
          </table:table-cell>
          <table:table-cell office:value-type="string" calcext:value-type="string">
            <text:p>1593093257717859130</text:p>
          </table:table-cell>
          <table:table-cell/>
          <table:table-cell office:value-type="string" calcext:value-type="string">
            <text:p>1593093257907968044</text:p>
          </table:table-cell>
          <table:table-cell office:value-type="string" calcext:value-type="string">
            <text:p>1593093257907426118</text:p>
          </table:table-cell>
          <table:table-cell/>
          <table:table-cell office:value-type="string" calcext:value-type="string">
            <text:p>1593093257953203916</text:p>
          </table:table-cell>
          <table:table-cell office:value-type="string" calcext:value-type="string">
            <text:p>1593093257952518939</text:p>
          </table:table-cell>
          <table:table-cell table:formula="of:=([.E187]-[.B187])*10^-6" office:value-type="float" office:value="189.566464" calcext:value-type="float">
            <text:p>189.566464</text:p>
          </table:table-cell>
          <table:table-cell table:formula="of:=([.H187]-[.E187])*10^-6" office:value-type="float" office:value="45.092864" calcext:value-type="float">
            <text:p>45.092864</text:p>
          </table:table-cell>
          <table:table-cell table:formula="of:=([.H187]-[.B187])*10^-6" office:value-type="float" office:value="234.659328" calcext:value-type="float">
            <text:p>234.659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8052495002</text:p>
          </table:table-cell>
          <table:table-cell office:value-type="string" calcext:value-type="string">
            <text:p>1593093257928306152</text:p>
          </table:table-cell>
          <table:table-cell/>
          <table:table-cell office:value-type="string" calcext:value-type="string">
            <text:p>1593093258052613019</text:p>
          </table:table-cell>
          <table:table-cell office:value-type="string" calcext:value-type="string">
            <text:p>1593093258052041053</text:p>
          </table:table-cell>
          <table:table-cell/>
          <table:table-cell office:value-type="string" calcext:value-type="string">
            <text:p>1593093258106049060</text:p>
          </table:table-cell>
          <table:table-cell office:value-type="string" calcext:value-type="string">
            <text:p>1593093258105361938</text:p>
          </table:table-cell>
          <table:table-cell table:formula="of:=([.E188]-[.B188])*10^-6" office:value-type="float" office:value="123.73504" calcext:value-type="float">
            <text:p>123.73504</text:p>
          </table:table-cell>
          <table:table-cell table:formula="of:=([.H188]-[.E188])*10^-6" office:value-type="float" office:value="53.32096" calcext:value-type="float">
            <text:p>53.32096</text:p>
          </table:table-cell>
          <table:table-cell table:formula="of:=([.H188]-[.B188])*10^-6" office:value-type="float" office:value="177.056" calcext:value-type="float">
            <text:p>177.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8267785072</text:p>
          </table:table-cell>
          <table:table-cell office:value-type="string" calcext:value-type="string">
            <text:p>1593093258145269042</text:p>
          </table:table-cell>
          <table:table-cell/>
          <table:table-cell office:value-type="string" calcext:value-type="string">
            <text:p>1593093258268930912</text:p>
          </table:table-cell>
          <table:table-cell office:value-type="string" calcext:value-type="string">
            <text:p>1593093258268095970</text:p>
          </table:table-cell>
          <table:table-cell/>
          <table:table-cell office:value-type="string" calcext:value-type="string">
            <text:p>1593093258321748971</text:p>
          </table:table-cell>
          <table:table-cell office:value-type="string" calcext:value-type="string">
            <text:p>1593093258321156978</text:p>
          </table:table-cell>
          <table:table-cell table:formula="of:=([.E189]-[.B189])*10^-6" office:value-type="float" office:value="122.826752" calcext:value-type="float">
            <text:p>122.826752</text:p>
          </table:table-cell>
          <table:table-cell table:formula="of:=([.H189]-[.E189])*10^-6" office:value-type="float" office:value="53.060864" calcext:value-type="float">
            <text:p>53.060864</text:p>
          </table:table-cell>
          <table:table-cell table:formula="of:=([.H189]-[.B189])*10^-6" office:value-type="float" office:value="175.887616" calcext:value-type="float">
            <text:p>175.887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8524703979</text:p>
          </table:table-cell>
          <table:table-cell office:value-type="string" calcext:value-type="string">
            <text:p>1593093258358688964</text:p>
          </table:table-cell>
          <table:table-cell/>
          <table:table-cell office:value-type="string" calcext:value-type="string">
            <text:p>1593093258526300907</text:p>
          </table:table-cell>
          <table:table-cell office:value-type="string" calcext:value-type="string">
            <text:p>1593093258525140047</text:p>
          </table:table-cell>
          <table:table-cell/>
          <table:table-cell office:value-type="string" calcext:value-type="string">
            <text:p>1593093258585166931</text:p>
          </table:table-cell>
          <table:table-cell office:value-type="string" calcext:value-type="string">
            <text:p>1593093258584568023</text:p>
          </table:table-cell>
          <table:table-cell table:formula="of:=([.E190]-[.B190])*10^-6" office:value-type="float" office:value="166.4512" calcext:value-type="float">
            <text:p>166.4512</text:p>
          </table:table-cell>
          <table:table-cell table:formula="of:=([.H190]-[.E190])*10^-6" office:value-type="float" office:value="59.428096" calcext:value-type="float">
            <text:p>59.428096</text:p>
          </table:table-cell>
          <table:table-cell table:formula="of:=([.H190]-[.B190])*10^-6" office:value-type="float" office:value="225.879296" calcext:value-type="float">
            <text:p>225.879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8759023904</text:p>
          </table:table-cell>
          <table:table-cell office:value-type="string" calcext:value-type="string">
            <text:p>1593093258571358154</text:p>
          </table:table-cell>
          <table:table-cell/>
          <table:table-cell office:value-type="string" calcext:value-type="string">
            <text:p>1593093258759772062</text:p>
          </table:table-cell>
          <table:table-cell office:value-type="string" calcext:value-type="string">
            <text:p>1593093258758821010</text:p>
          </table:table-cell>
          <table:table-cell/>
          <table:table-cell office:value-type="string" calcext:value-type="string">
            <text:p>1593093258806802988</text:p>
          </table:table-cell>
          <table:table-cell office:value-type="string" calcext:value-type="string">
            <text:p>1593093258806297063</text:p>
          </table:table-cell>
          <table:table-cell table:formula="of:=([.E191]-[.B191])*10^-6" office:value-type="float" office:value="187.462912" calcext:value-type="float">
            <text:p>187.462912</text:p>
          </table:table-cell>
          <table:table-cell table:formula="of:=([.H191]-[.E191])*10^-6" office:value-type="float" office:value="47.475968" calcext:value-type="float">
            <text:p>47.475968</text:p>
          </table:table-cell>
          <table:table-cell table:formula="of:=([.H191]-[.B191])*10^-6" office:value-type="float" office:value="234.93888" calcext:value-type="float">
            <text:p>234.93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8903516054</text:p>
          </table:table-cell>
          <table:table-cell office:value-type="string" calcext:value-type="string">
            <text:p>1593093258785256103</text:p>
          </table:table-cell>
          <table:table-cell/>
          <table:table-cell office:value-type="string" calcext:value-type="string">
            <text:p>1593093258903812885</text:p>
          </table:table-cell>
          <table:table-cell office:value-type="string" calcext:value-type="string">
            <text:p>1593093258903049945</text:p>
          </table:table-cell>
          <table:table-cell/>
          <table:table-cell office:value-type="string" calcext:value-type="string">
            <text:p>1593093258950340032</text:p>
          </table:table-cell>
          <table:table-cell office:value-type="string" calcext:value-type="string">
            <text:p>1593093258949835062</text:p>
          </table:table-cell>
          <table:table-cell table:formula="of:=([.E192]-[.B192])*10^-6" office:value-type="float" office:value="117.794048" calcext:value-type="float">
            <text:p>117.794048</text:p>
          </table:table-cell>
          <table:table-cell table:formula="of:=([.H192]-[.E192])*10^-6" office:value-type="float" office:value="46.784768" calcext:value-type="float">
            <text:p>46.784768</text:p>
          </table:table-cell>
          <table:table-cell table:formula="of:=([.H192]-[.B192])*10^-6" office:value-type="float" office:value="164.578816" calcext:value-type="float">
            <text:p>164.578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9126311063</text:p>
          </table:table-cell>
          <table:table-cell office:value-type="string" calcext:value-type="string">
            <text:p>1593093259002045166</text:p>
          </table:table-cell>
          <table:table-cell/>
          <table:table-cell office:value-type="string" calcext:value-type="string">
            <text:p>1593093259125035047</text:p>
          </table:table-cell>
          <table:table-cell office:value-type="string" calcext:value-type="string">
            <text:p>1593093259124288082</text:p>
          </table:table-cell>
          <table:table-cell/>
          <table:table-cell office:value-type="string" calcext:value-type="string">
            <text:p>1593093259172091007</text:p>
          </table:table-cell>
          <table:table-cell office:value-type="string" calcext:value-type="string">
            <text:p>1593093259171500921</text:p>
          </table:table-cell>
          <table:table-cell table:formula="of:=([.E193]-[.B193])*10^-6" office:value-type="float" office:value="122.242816" calcext:value-type="float">
            <text:p>122.242816</text:p>
          </table:table-cell>
          <table:table-cell table:formula="of:=([.H193]-[.E193])*10^-6" office:value-type="float" office:value="47.2128" calcext:value-type="float">
            <text:p>47.2128</text:p>
          </table:table-cell>
          <table:table-cell table:formula="of:=([.H193]-[.B193])*10^-6" office:value-type="float" office:value="169.455616" calcext:value-type="float">
            <text:p>169.455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9353975057</text:p>
          </table:table-cell>
          <table:table-cell office:value-type="string" calcext:value-type="string">
            <text:p>1593093259223435058</text:p>
          </table:table-cell>
          <table:table-cell/>
          <table:table-cell office:value-type="string" calcext:value-type="string">
            <text:p>1593093259353259086</text:p>
          </table:table-cell>
          <table:table-cell office:value-type="string" calcext:value-type="string">
            <text:p>1593093259352454900</text:p>
          </table:table-cell>
          <table:table-cell/>
          <table:table-cell office:value-type="string" calcext:value-type="string">
            <text:p>1593093259405045986</text:p>
          </table:table-cell>
          <table:table-cell office:value-type="string" calcext:value-type="string">
            <text:p>1593093259404345989</text:p>
          </table:table-cell>
          <table:table-cell table:formula="of:=([.E194]-[.B194])*10^-6" office:value-type="float" office:value="129.019904" calcext:value-type="float">
            <text:p>129.019904</text:p>
          </table:table-cell>
          <table:table-cell table:formula="of:=([.H194]-[.E194])*10^-6" office:value-type="float" office:value="51.8912" calcext:value-type="float">
            <text:p>51.8912</text:p>
          </table:table-cell>
          <table:table-cell table:formula="of:=([.H194]-[.B194])*10^-6" office:value-type="float" office:value="180.911104" calcext:value-type="float">
            <text:p>180.911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9600027084</text:p>
          </table:table-cell>
          <table:table-cell office:value-type="string" calcext:value-type="string">
            <text:p>1593093259427690185</text:p>
          </table:table-cell>
          <table:table-cell/>
          <table:table-cell office:value-type="string" calcext:value-type="string">
            <text:p>1593093259600743055</text:p>
          </table:table-cell>
          <table:table-cell office:value-type="string" calcext:value-type="string">
            <text:p>1593093259599896907</text:p>
          </table:table-cell>
          <table:table-cell/>
          <table:table-cell office:value-type="string" calcext:value-type="string">
            <text:p>1593093259645514965</text:p>
          </table:table-cell>
          <table:table-cell office:value-type="string" calcext:value-type="string">
            <text:p>1593093259644923925</text:p>
          </table:table-cell>
          <table:table-cell table:formula="of:=([.E195]-[.B195])*10^-6" office:value-type="float" office:value="172.207104" calcext:value-type="float">
            <text:p>172.207104</text:p>
          </table:table-cell>
          <table:table-cell table:formula="of:=([.H195]-[.E195])*10^-6" office:value-type="float" office:value="45.027072" calcext:value-type="float">
            <text:p>45.027072</text:p>
          </table:table-cell>
          <table:table-cell table:formula="of:=([.H195]-[.B195])*10^-6" office:value-type="float" office:value="217.234176" calcext:value-type="float">
            <text:p>217.234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9831478118</text:p>
          </table:table-cell>
          <table:table-cell office:value-type="string" calcext:value-type="string">
            <text:p>1593093259641571044</text:p>
          </table:table-cell>
          <table:table-cell/>
          <table:table-cell office:value-type="string" calcext:value-type="string">
            <text:p>1593093259831897974</text:p>
          </table:table-cell>
          <table:table-cell office:value-type="string" calcext:value-type="string">
            <text:p>1593093259830821990</text:p>
          </table:table-cell>
          <table:table-cell/>
          <table:table-cell office:value-type="string" calcext:value-type="string">
            <text:p>1593093259881844997</text:p>
          </table:table-cell>
          <table:table-cell office:value-type="string" calcext:value-type="string">
            <text:p>1593093259881026983</text:p>
          </table:table-cell>
          <table:table-cell table:formula="of:=([.E196]-[.B196])*10^-6" office:value-type="float" office:value="189.251328" calcext:value-type="float">
            <text:p>189.251328</text:p>
          </table:table-cell>
          <table:table-cell table:formula="of:=([.H196]-[.E196])*10^-6" office:value-type="float" office:value="50.204672" calcext:value-type="float">
            <text:p>50.204672</text:p>
          </table:table-cell>
          <table:table-cell table:formula="of:=([.H196]-[.B196])*10^-6" office:value-type="float" office:value="239.456" calcext:value-type="float">
            <text:p>239.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59993005990</text:p>
          </table:table-cell>
          <table:table-cell office:value-type="string" calcext:value-type="string">
            <text:p>1593093259860963134</text:p>
          </table:table-cell>
          <table:table-cell/>
          <table:table-cell office:value-type="string" calcext:value-type="string">
            <text:p>1593093259993029117</text:p>
          </table:table-cell>
          <table:table-cell office:value-type="string" calcext:value-type="string">
            <text:p>1593093259992444992</text:p>
          </table:table-cell>
          <table:table-cell/>
          <table:table-cell office:value-type="string" calcext:value-type="string">
            <text:p>1593093260034915924</text:p>
          </table:table-cell>
          <table:table-cell office:value-type="string" calcext:value-type="string">
            <text:p>1593093260034200906</text:p>
          </table:table-cell>
          <table:table-cell table:formula="of:=([.E197]-[.B197])*10^-6" office:value-type="float" office:value="131.4816" calcext:value-type="float">
            <text:p>131.4816</text:p>
          </table:table-cell>
          <table:table-cell table:formula="of:=([.H197]-[.E197])*10^-6" office:value-type="float" office:value="41.75616" calcext:value-type="float">
            <text:p>41.75616</text:p>
          </table:table-cell>
          <table:table-cell table:formula="of:=([.H197]-[.B197])*10^-6" office:value-type="float" office:value="173.23776" calcext:value-type="float">
            <text:p>173.23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0201797962</text:p>
          </table:table-cell>
          <table:table-cell office:value-type="string" calcext:value-type="string">
            <text:p>1593093260076849121</text:p>
          </table:table-cell>
          <table:table-cell/>
          <table:table-cell office:value-type="string" calcext:value-type="string">
            <text:p>1593093260203691005</text:p>
          </table:table-cell>
          <table:table-cell office:value-type="string" calcext:value-type="string">
            <text:p>1593093260202028036</text:p>
          </table:table-cell>
          <table:table-cell/>
          <table:table-cell office:value-type="string" calcext:value-type="string">
            <text:p>1593093260250211954</text:p>
          </table:table-cell>
          <table:table-cell office:value-type="string" calcext:value-type="string">
            <text:p>1593093260249372959</text:p>
          </table:table-cell>
          <table:table-cell table:formula="of:=([.E198]-[.B198])*10^-6" office:value-type="float" office:value="125.17888" calcext:value-type="float">
            <text:p>125.17888</text:p>
          </table:table-cell>
          <table:table-cell table:formula="of:=([.H198]-[.E198])*10^-6" office:value-type="float" office:value="47.34464" calcext:value-type="float">
            <text:p>47.34464</text:p>
          </table:table-cell>
          <table:table-cell table:formula="of:=([.H198]-[.B198])*10^-6" office:value-type="float" office:value="172.52352" calcext:value-type="float">
            <text:p>172.52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0448223114</text:p>
          </table:table-cell>
          <table:table-cell office:value-type="string" calcext:value-type="string">
            <text:p>1593093260283524169</text:p>
          </table:table-cell>
          <table:table-cell/>
          <table:table-cell office:value-type="string" calcext:value-type="string">
            <text:p>1593093260452279090</text:p>
          </table:table-cell>
          <table:table-cell office:value-type="string" calcext:value-type="string">
            <text:p>1593093260447602987</text:p>
          </table:table-cell>
          <table:table-cell/>
          <table:table-cell office:value-type="string" calcext:value-type="string">
            <text:p>1593093260505480051</text:p>
          </table:table-cell>
          <table:table-cell office:value-type="string" calcext:value-type="string">
            <text:p>1593093260504930973</text:p>
          </table:table-cell>
          <table:table-cell table:formula="of:=([.E199]-[.B199])*10^-6" office:value-type="float" office:value="164.079104" calcext:value-type="float">
            <text:p>164.079104</text:p>
          </table:table-cell>
          <table:table-cell table:formula="of:=([.H199]-[.E199])*10^-6" office:value-type="float" office:value="57.327872" calcext:value-type="float">
            <text:p>57.327872</text:p>
          </table:table-cell>
          <table:table-cell table:formula="of:=([.H199]-[.B199])*10^-6" office:value-type="float" office:value="221.406976" calcext:value-type="float">
            <text:p>221.406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0682868003</text:p>
          </table:table-cell>
          <table:table-cell office:value-type="string" calcext:value-type="string">
            <text:p>1593093260501719970</text:p>
          </table:table-cell>
          <table:table-cell/>
          <table:table-cell office:value-type="string" calcext:value-type="string">
            <text:p>1593093260692462921</text:p>
          </table:table-cell>
          <table:table-cell office:value-type="string" calcext:value-type="string">
            <text:p>1593093260683159112</text:p>
          </table:table-cell>
          <table:table-cell/>
          <table:table-cell office:value-type="string" calcext:value-type="string">
            <text:p>1593093260730159997</text:p>
          </table:table-cell>
          <table:table-cell office:value-type="string" calcext:value-type="string">
            <text:p>1593093260729485988</text:p>
          </table:table-cell>
          <table:table-cell table:formula="of:=([.E200]-[.B200])*10^-6" office:value-type="float" office:value="181.438976" calcext:value-type="float">
            <text:p>181.438976</text:p>
          </table:table-cell>
          <table:table-cell table:formula="of:=([.H200]-[.E200])*10^-6" office:value-type="float" office:value="46.32704" calcext:value-type="float">
            <text:p>46.32704</text:p>
          </table:table-cell>
          <table:table-cell table:formula="of:=([.H200]-[.B200])*10^-6" office:value-type="float" office:value="227.766016" calcext:value-type="float">
            <text:p>227.766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0836734056</text:p>
          </table:table-cell>
          <table:table-cell office:value-type="string" calcext:value-type="string">
            <text:p>1593093260700840087</text:p>
          </table:table-cell>
          <table:table-cell/>
          <table:table-cell office:value-type="string" calcext:value-type="string">
            <text:p>1593093260837595939</text:p>
          </table:table-cell>
          <table:table-cell office:value-type="string" calcext:value-type="string">
            <text:p>1593093260836750030</text:p>
          </table:table-cell>
          <table:table-cell/>
          <table:table-cell office:value-type="string" calcext:value-type="string">
            <text:p>1593093260881160974</text:p>
          </table:table-cell>
          <table:table-cell office:value-type="string" calcext:value-type="string">
            <text:p>1593093260880464076</text:p>
          </table:table-cell>
          <table:table-cell table:formula="of:=([.E201]-[.B201])*10^-6" office:value-type="float" office:value="135.910144" calcext:value-type="float">
            <text:p>135.910144</text:p>
          </table:table-cell>
          <table:table-cell table:formula="of:=([.H201]-[.E201])*10^-6" office:value-type="float" office:value="43.713792" calcext:value-type="float">
            <text:p>43.713792</text:p>
          </table:table-cell>
          <table:table-cell table:formula="of:=([.H201]-[.B201])*10^-6" office:value-type="float" office:value="179.623936" calcext:value-type="float">
            <text:p>179.623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1037678956</text:p>
          </table:table-cell>
          <table:table-cell office:value-type="string" calcext:value-type="string">
            <text:p>1593093260912052978</text:p>
          </table:table-cell>
          <table:table-cell/>
          <table:table-cell office:value-type="string" calcext:value-type="string">
            <text:p>1593093261037745952</text:p>
          </table:table-cell>
          <table:table-cell office:value-type="string" calcext:value-type="string">
            <text:p>1593093261035393953</text:p>
          </table:table-cell>
          <table:table-cell/>
          <table:table-cell office:value-type="string" calcext:value-type="string">
            <text:p>1593093261081329107</text:p>
          </table:table-cell>
          <table:table-cell office:value-type="string" calcext:value-type="string">
            <text:p>1593093261080728054</text:p>
          </table:table-cell>
          <table:table-cell table:formula="of:=([.E202]-[.B202])*10^-6" office:value-type="float" office:value="123.341312" calcext:value-type="float">
            <text:p>123.341312</text:p>
          </table:table-cell>
          <table:table-cell table:formula="of:=([.H202]-[.E202])*10^-6" office:value-type="float" office:value="45.334016" calcext:value-type="float">
            <text:p>45.334016</text:p>
          </table:table-cell>
          <table:table-cell table:formula="of:=([.H202]-[.B202])*10^-6" office:value-type="float" office:value="168.675328" calcext:value-type="float">
            <text:p>168.675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1302009105</text:p>
          </table:table-cell>
          <table:table-cell office:value-type="string" calcext:value-type="string">
            <text:p>1593093261131482177</text:p>
          </table:table-cell>
          <table:table-cell/>
          <table:table-cell office:value-type="string" calcext:value-type="string">
            <text:p>1593093261302726984</text:p>
          </table:table-cell>
          <table:table-cell office:value-type="string" calcext:value-type="string">
            <text:p>1593093261301517009</text:p>
          </table:table-cell>
          <table:table-cell/>
          <table:table-cell office:value-type="string" calcext:value-type="string">
            <text:p>1593093261348517894</text:p>
          </table:table-cell>
          <table:table-cell office:value-type="string" calcext:value-type="string">
            <text:p>1593093261347960948</text:p>
          </table:table-cell>
          <table:table-cell table:formula="of:=([.E203]-[.B203])*10^-6" office:value-type="float" office:value="170.0352" calcext:value-type="float">
            <text:p>170.0352</text:p>
          </table:table-cell>
          <table:table-cell table:formula="of:=([.H203]-[.E203])*10^-6" office:value-type="float" office:value="46.443776" calcext:value-type="float">
            <text:p>46.443776</text:p>
          </table:table-cell>
          <table:table-cell table:formula="of:=([.H203]-[.B203])*10^-6" office:value-type="float" office:value="216.478976" calcext:value-type="float">
            <text:p>216.478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1527930021</text:p>
          </table:table-cell>
          <table:table-cell office:value-type="string" calcext:value-type="string">
            <text:p>1593093261354076171</text:p>
          </table:table-cell>
          <table:table-cell/>
          <table:table-cell office:value-type="string" calcext:value-type="string">
            <text:p>1593093261525048971</text:p>
          </table:table-cell>
          <table:table-cell office:value-type="string" calcext:value-type="string">
            <text:p>1593093261524126052</text:p>
          </table:table-cell>
          <table:table-cell/>
          <table:table-cell office:value-type="string" calcext:value-type="string">
            <text:p>1593093261576881885</text:p>
          </table:table-cell>
          <table:table-cell office:value-type="string" calcext:value-type="string">
            <text:p>1593093261576304912</text:p>
          </table:table-cell>
          <table:table-cell table:formula="of:=([.E204]-[.B204])*10^-6" office:value-type="float" office:value="170.050048" calcext:value-type="float">
            <text:p>170.050048</text:p>
          </table:table-cell>
          <table:table-cell table:formula="of:=([.H204]-[.E204])*10^-6" office:value-type="float" office:value="52.178432" calcext:value-type="float">
            <text:p>52.178432</text:p>
          </table:table-cell>
          <table:table-cell table:formula="of:=([.H204]-[.B204])*10^-6" office:value-type="float" office:value="222.22848" calcext:value-type="float">
            <text:p>222.22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1757110118</text:p>
          </table:table-cell>
          <table:table-cell office:value-type="string" calcext:value-type="string">
            <text:p>1593093261569280029</text:p>
          </table:table-cell>
          <table:table-cell/>
          <table:table-cell office:value-type="string" calcext:value-type="string">
            <text:p>1593093261757174968</text:p>
          </table:table-cell>
          <table:table-cell office:value-type="string" calcext:value-type="string">
            <text:p>1593093261756514072</text:p>
          </table:table-cell>
          <table:table-cell/>
          <table:table-cell office:value-type="string" calcext:value-type="string">
            <text:p>1593093261805881977</text:p>
          </table:table-cell>
          <table:table-cell office:value-type="string" calcext:value-type="string">
            <text:p>1593093261805241107</text:p>
          </table:table-cell>
          <table:table-cell table:formula="of:=([.E205]-[.B205])*10^-6" office:value-type="float" office:value="187.233792" calcext:value-type="float">
            <text:p>187.233792</text:p>
          </table:table-cell>
          <table:table-cell table:formula="of:=([.H205]-[.E205])*10^-6" office:value-type="float" office:value="48.727552" calcext:value-type="float">
            <text:p>48.727552</text:p>
          </table:table-cell>
          <table:table-cell table:formula="of:=([.H205]-[.B205])*10^-6" office:value-type="float" office:value="235.961344" calcext:value-type="float">
            <text:p>235.961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1950930118</text:p>
          </table:table-cell>
          <table:table-cell office:value-type="string" calcext:value-type="string">
            <text:p>1593093261787841064</text:p>
          </table:table-cell>
          <table:table-cell/>
          <table:table-cell office:value-type="string" calcext:value-type="string">
            <text:p>1593093261951961994</text:p>
          </table:table-cell>
          <table:table-cell office:value-type="string" calcext:value-type="string">
            <text:p>1593093261951236963</text:p>
          </table:table-cell>
          <table:table-cell/>
          <table:table-cell office:value-type="string" calcext:value-type="string">
            <text:p>1593093262001610994</text:p>
          </table:table-cell>
          <table:table-cell office:value-type="string" calcext:value-type="string">
            <text:p>1593093262000166893</text:p>
          </table:table-cell>
          <table:table-cell table:formula="of:=([.E206]-[.B206])*10^-6" office:value-type="float" office:value="163.39584" calcext:value-type="float">
            <text:p>163.39584</text:p>
          </table:table-cell>
          <table:table-cell table:formula="of:=([.H206]-[.E206])*10^-6" office:value-type="float" office:value="48.929792" calcext:value-type="float">
            <text:p>48.929792</text:p>
          </table:table-cell>
          <table:table-cell table:formula="of:=([.H206]-[.B206])*10^-6" office:value-type="float" office:value="212.325632" calcext:value-type="float">
            <text:p>212.325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2121172904</text:p>
          </table:table-cell>
          <table:table-cell office:value-type="string" calcext:value-type="string">
            <text:p>1593093262001365966</text:p>
          </table:table-cell>
          <table:table-cell/>
          <table:table-cell office:value-type="string" calcext:value-type="string">
            <text:p>1593093262121217012</text:p>
          </table:table-cell>
          <table:table-cell office:value-type="string" calcext:value-type="string">
            <text:p>1593093262120635032</text:p>
          </table:table-cell>
          <table:table-cell/>
          <table:table-cell office:value-type="string" calcext:value-type="string">
            <text:p>1593093262173290014</text:p>
          </table:table-cell>
          <table:table-cell office:value-type="string" calcext:value-type="string">
            <text:p>1593093262172432899</text:p>
          </table:table-cell>
          <table:table-cell table:formula="of:=([.E207]-[.B207])*10^-6" office:value-type="float" office:value="119.268864" calcext:value-type="float">
            <text:p>119.268864</text:p>
          </table:table-cell>
          <table:table-cell table:formula="of:=([.H207]-[.E207])*10^-6" office:value-type="float" office:value="51.79776" calcext:value-type="float">
            <text:p>51.79776</text:p>
          </table:table-cell>
          <table:table-cell table:formula="of:=([.H207]-[.B207])*10^-6" office:value-type="float" office:value="171.066624" calcext:value-type="float">
            <text:p>171.066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2357280969</text:p>
          </table:table-cell>
          <table:table-cell office:value-type="string" calcext:value-type="string">
            <text:p>1593093262219965087</text:p>
          </table:table-cell>
          <table:table-cell/>
          <table:table-cell office:value-type="string" calcext:value-type="string">
            <text:p>1593093262358905076</text:p>
          </table:table-cell>
          <table:table-cell office:value-type="string" calcext:value-type="string">
            <text:p>1593093262357501983</text:p>
          </table:table-cell>
          <table:table-cell/>
          <table:table-cell office:value-type="string" calcext:value-type="string">
            <text:p>1593093262409255981</text:p>
          </table:table-cell>
          <table:table-cell office:value-type="string" calcext:value-type="string">
            <text:p>1593093262408683061</text:p>
          </table:table-cell>
          <table:table-cell table:formula="of:=([.E208]-[.B208])*10^-6" office:value-type="float" office:value="137.536768" calcext:value-type="float">
            <text:p>137.536768</text:p>
          </table:table-cell>
          <table:table-cell table:formula="of:=([.H208]-[.E208])*10^-6" office:value-type="float" office:value="51.181056" calcext:value-type="float">
            <text:p>51.181056</text:p>
          </table:table-cell>
          <table:table-cell table:formula="of:=([.H208]-[.B208])*10^-6" office:value-type="float" office:value="188.717824" calcext:value-type="float">
            <text:p>188.717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2586777925</text:p>
          </table:table-cell>
          <table:table-cell office:value-type="string" calcext:value-type="string">
            <text:p>1593093262426221191</text:p>
          </table:table-cell>
          <table:table-cell/>
          <table:table-cell office:value-type="string" calcext:value-type="string">
            <text:p>1593093262588318109</text:p>
          </table:table-cell>
          <table:table-cell office:value-type="string" calcext:value-type="string">
            <text:p>1593093262586297035</text:p>
          </table:table-cell>
          <table:table-cell/>
          <table:table-cell office:value-type="string" calcext:value-type="string">
            <text:p>1593093262634947061</text:p>
          </table:table-cell>
          <table:table-cell office:value-type="string" calcext:value-type="string">
            <text:p>1593093262634397983</text:p>
          </table:table-cell>
          <table:table-cell table:formula="of:=([.E209]-[.B209])*10^-6" office:value-type="float" office:value="160.075776" calcext:value-type="float">
            <text:p>160.075776</text:p>
          </table:table-cell>
          <table:table-cell table:formula="of:=([.H209]-[.E209])*10^-6" office:value-type="float" office:value="48.101376" calcext:value-type="float">
            <text:p>48.101376</text:p>
          </table:table-cell>
          <table:table-cell table:formula="of:=([.H209]-[.B209])*10^-6" office:value-type="float" office:value="208.177152" calcext:value-type="float">
            <text:p>208.177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2841113090</text:p>
          </table:table-cell>
          <table:table-cell office:value-type="string" calcext:value-type="string">
            <text:p>1593093262643822998</text:p>
          </table:table-cell>
          <table:table-cell/>
          <table:table-cell office:value-type="string" calcext:value-type="string">
            <text:p>1593093262840440988</text:p>
          </table:table-cell>
          <table:table-cell office:value-type="string" calcext:value-type="string">
            <text:p>1593093262837390899</text:p>
          </table:table-cell>
          <table:table-cell/>
          <table:table-cell office:value-type="string" calcext:value-type="string">
            <text:p>1593093262885003089</text:p>
          </table:table-cell>
          <table:table-cell office:value-type="string" calcext:value-type="string">
            <text:p>1593093262884227991</text:p>
          </table:table-cell>
          <table:table-cell table:formula="of:=([.E210]-[.B210])*10^-6" office:value-type="float" office:value="193.568256" calcext:value-type="float">
            <text:p>193.568256</text:p>
          </table:table-cell>
          <table:table-cell table:formula="of:=([.H210]-[.E210])*10^-6" office:value-type="float" office:value="46.836992" calcext:value-type="float">
            <text:p>46.836992</text:p>
          </table:table-cell>
          <table:table-cell table:formula="of:=([.H210]-[.B210])*10^-6" office:value-type="float" office:value="240.405248" calcext:value-type="float">
            <text:p>240.405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2987782001</text:p>
          </table:table-cell>
          <table:table-cell office:value-type="string" calcext:value-type="string">
            <text:p>1593093262857174072</text:p>
          </table:table-cell>
          <table:table-cell/>
          <table:table-cell office:value-type="string" calcext:value-type="string">
            <text:p>1593093262987885951</text:p>
          </table:table-cell>
          <table:table-cell office:value-type="string" calcext:value-type="string">
            <text:p>1593093262987307071</text:p>
          </table:table-cell>
          <table:table-cell/>
          <table:table-cell office:value-type="string" calcext:value-type="string">
            <text:p>1593093263041599035</text:p>
          </table:table-cell>
          <table:table-cell office:value-type="string" calcext:value-type="string">
            <text:p>1593093263040973901</text:p>
          </table:table-cell>
          <table:table-cell table:formula="of:=([.E211]-[.B211])*10^-6" office:value-type="float" office:value="130.132992" calcext:value-type="float">
            <text:p>130.132992</text:p>
          </table:table-cell>
          <table:table-cell table:formula="of:=([.H211]-[.E211])*10^-6" office:value-type="float" office:value="53.667072" calcext:value-type="float">
            <text:p>53.667072</text:p>
          </table:table-cell>
          <table:table-cell table:formula="of:=([.H211]-[.B211])*10^-6" office:value-type="float" office:value="183.800064" calcext:value-type="float">
            <text:p>183.800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3219352960</text:p>
          </table:table-cell>
          <table:table-cell office:value-type="string" calcext:value-type="string">
            <text:p>1593093263084073974</text:p>
          </table:table-cell>
          <table:table-cell/>
          <table:table-cell office:value-type="string" calcext:value-type="string">
            <text:p>1593093263220231056</text:p>
          </table:table-cell>
          <table:table-cell office:value-type="string" calcext:value-type="string">
            <text:p>1593093263219006061</text:p>
          </table:table-cell>
          <table:table-cell/>
          <table:table-cell office:value-type="string" calcext:value-type="string">
            <text:p>1593093263263580083</text:p>
          </table:table-cell>
          <table:table-cell office:value-type="string" calcext:value-type="string">
            <text:p>1593093263262864112</text:p>
          </table:table-cell>
          <table:table-cell table:formula="of:=([.E212]-[.B212])*10^-6" office:value-type="float" office:value="134.931968" calcext:value-type="float">
            <text:p>134.931968</text:p>
          </table:table-cell>
          <table:table-cell table:formula="of:=([.H212]-[.E212])*10^-6" office:value-type="float" office:value="43.85792" calcext:value-type="float">
            <text:p>43.85792</text:p>
          </table:table-cell>
          <table:table-cell table:formula="of:=([.H212]-[.B212])*10^-6" office:value-type="float" office:value="178.789888" calcext:value-type="float">
            <text:p>178.789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3463574886</text:p>
          </table:table-cell>
          <table:table-cell office:value-type="string" calcext:value-type="string">
            <text:p>1593093263284159179</text:p>
          </table:table-cell>
          <table:table-cell/>
          <table:table-cell office:value-type="string" calcext:value-type="string">
            <text:p>1593093263465476989</text:p>
          </table:table-cell>
          <table:table-cell office:value-type="string" calcext:value-type="string">
            <text:p>1593093263463893890</text:p>
          </table:table-cell>
          <table:table-cell/>
          <table:table-cell office:value-type="string" calcext:value-type="string">
            <text:p>1593093263513107061</text:p>
          </table:table-cell>
          <table:table-cell office:value-type="string" calcext:value-type="string">
            <text:p>1593093263512423992</text:p>
          </table:table-cell>
          <table:table-cell table:formula="of:=([.E213]-[.B213])*10^-6" office:value-type="float" office:value="179.734272" calcext:value-type="float">
            <text:p>179.734272</text:p>
          </table:table-cell>
          <table:table-cell table:formula="of:=([.H213]-[.E213])*10^-6" office:value-type="float" office:value="48.530176" calcext:value-type="float">
            <text:p>48.530176</text:p>
          </table:table-cell>
          <table:table-cell table:formula="of:=([.H213]-[.B213])*10^-6" office:value-type="float" office:value="228.264448" calcext:value-type="float">
            <text:p>228.264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3678039073</text:p>
          </table:table-cell>
          <table:table-cell office:value-type="string" calcext:value-type="string">
            <text:p>1593093263498084960</text:p>
          </table:table-cell>
          <table:table-cell/>
          <table:table-cell office:value-type="string" calcext:value-type="string">
            <text:p>1593093263678037881</text:p>
          </table:table-cell>
          <table:table-cell office:value-type="string" calcext:value-type="string">
            <text:p>1593093263677314996</text:p>
          </table:table-cell>
          <table:table-cell/>
          <table:table-cell office:value-type="string" calcext:value-type="string">
            <text:p>1593093263724992036</text:p>
          </table:table-cell>
          <table:table-cell office:value-type="string" calcext:value-type="string">
            <text:p>1593093263724270105</text:p>
          </table:table-cell>
          <table:table-cell table:formula="of:=([.E214]-[.B214])*10^-6" office:value-type="float" office:value="179.229952" calcext:value-type="float">
            <text:p>179.229952</text:p>
          </table:table-cell>
          <table:table-cell table:formula="of:=([.H214]-[.E214])*10^-6" office:value-type="float" office:value="46.955264" calcext:value-type="float">
            <text:p>46.955264</text:p>
          </table:table-cell>
          <table:table-cell table:formula="of:=([.H214]-[.B214])*10^-6" office:value-type="float" office:value="226.185216" calcext:value-type="float">
            <text:p>226.185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3827826023</text:p>
          </table:table-cell>
          <table:table-cell office:value-type="string" calcext:value-type="string">
            <text:p>1593093263706270996</text:p>
          </table:table-cell>
          <table:table-cell/>
          <table:table-cell office:value-type="string" calcext:value-type="string">
            <text:p>1593093263828890085</text:p>
          </table:table-cell>
          <table:table-cell office:value-type="string" calcext:value-type="string">
            <text:p>1593093263828089952</text:p>
          </table:table-cell>
          <table:table-cell/>
          <table:table-cell office:value-type="string" calcext:value-type="string">
            <text:p>1593093263886128902</text:p>
          </table:table-cell>
          <table:table-cell office:value-type="string" calcext:value-type="string">
            <text:p>1593093263885612010</text:p>
          </table:table-cell>
          <table:table-cell table:formula="of:=([.E215]-[.B215])*10^-6" office:value-type="float" office:value="121.819136" calcext:value-type="float">
            <text:p>121.819136</text:p>
          </table:table-cell>
          <table:table-cell table:formula="of:=([.H215]-[.E215])*10^-6" office:value-type="float" office:value="57.522176" calcext:value-type="float">
            <text:p>57.522176</text:p>
          </table:table-cell>
          <table:table-cell table:formula="of:=([.H215]-[.B215])*10^-6" office:value-type="float" office:value="179.341312" calcext:value-type="float">
            <text:p>179.341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4075268983</text:p>
          </table:table-cell>
          <table:table-cell office:value-type="string" calcext:value-type="string">
            <text:p>1593093263922253173</text:p>
          </table:table-cell>
          <table:table-cell/>
          <table:table-cell office:value-type="string" calcext:value-type="string">
            <text:p>1593093264075695991</text:p>
          </table:table-cell>
          <table:table-cell office:value-type="string" calcext:value-type="string">
            <text:p>1593093264075175046</text:p>
          </table:table-cell>
          <table:table-cell/>
          <table:table-cell office:value-type="string" calcext:value-type="string">
            <text:p>1593093264124794960</text:p>
          </table:table-cell>
          <table:table-cell office:value-type="string" calcext:value-type="string">
            <text:p>1593093264124135971</text:p>
          </table:table-cell>
          <table:table-cell table:formula="of:=([.E216]-[.B216])*10^-6" office:value-type="float" office:value="152.921856" calcext:value-type="float">
            <text:p>152.921856</text:p>
          </table:table-cell>
          <table:table-cell table:formula="of:=([.H216]-[.E216])*10^-6" office:value-type="float" office:value="48.961024" calcext:value-type="float">
            <text:p>48.961024</text:p>
          </table:table-cell>
          <table:table-cell table:formula="of:=([.H216]-[.B216])*10^-6" office:value-type="float" office:value="201.88288" calcext:value-type="float">
            <text:p>201.88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4300417900</text:p>
          </table:table-cell>
          <table:table-cell office:value-type="string" calcext:value-type="string">
            <text:p>1593093264138735107</text:p>
          </table:table-cell>
          <table:table-cell/>
          <table:table-cell office:value-type="string" calcext:value-type="string">
            <text:p>1593093264300508022</text:p>
          </table:table-cell>
          <table:table-cell office:value-type="string" calcext:value-type="string">
            <text:p>1593093264299854993</text:p>
          </table:table-cell>
          <table:table-cell/>
          <table:table-cell office:value-type="string" calcext:value-type="string">
            <text:p>1593093264349900007</text:p>
          </table:table-cell>
          <table:table-cell office:value-type="string" calcext:value-type="string">
            <text:p>1593093264349288940</text:p>
          </table:table-cell>
          <table:table-cell table:formula="of:=([.E217]-[.B217])*10^-6" office:value-type="float" office:value="161.119488" calcext:value-type="float">
            <text:p>161.119488</text:p>
          </table:table-cell>
          <table:table-cell table:formula="of:=([.H217]-[.E217])*10^-6" office:value-type="float" office:value="49.434112" calcext:value-type="float">
            <text:p>49.434112</text:p>
          </table:table-cell>
          <table:table-cell table:formula="of:=([.H217]-[.B217])*10^-6" office:value-type="float" office:value="210.5536" calcext:value-type="float">
            <text:p>210.5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4516231060</text:p>
          </table:table-cell>
          <table:table-cell office:value-type="string" calcext:value-type="string">
            <text:p>1593093264347956054</text:p>
          </table:table-cell>
          <table:table-cell/>
          <table:table-cell office:value-type="string" calcext:value-type="string">
            <text:p>1593093264517329931</text:p>
          </table:table-cell>
          <table:table-cell office:value-type="string" calcext:value-type="string">
            <text:p>1593093264516043901</text:p>
          </table:table-cell>
          <table:table-cell/>
          <table:table-cell office:value-type="string" calcext:value-type="string">
            <text:p>1593093264571358919</text:p>
          </table:table-cell>
          <table:table-cell office:value-type="string" calcext:value-type="string">
            <text:p>1593093264570811033</text:p>
          </table:table-cell>
          <table:table-cell table:formula="of:=([.E218]-[.B218])*10^-6" office:value-type="float" office:value="168.088576" calcext:value-type="float">
            <text:p>168.088576</text:p>
          </table:table-cell>
          <table:table-cell table:formula="of:=([.H218]-[.E218])*10^-6" office:value-type="float" office:value="54.766592" calcext:value-type="float">
            <text:p>54.766592</text:p>
          </table:table-cell>
          <table:table-cell table:formula="of:=([.H218]-[.B218])*10^-6" office:value-type="float" office:value="222.855168" calcext:value-type="float">
            <text:p>222.855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4765544891</text:p>
          </table:table-cell>
          <table:table-cell office:value-type="string" calcext:value-type="string">
            <text:p>1593093264558178955</text:p>
          </table:table-cell>
          <table:table-cell/>
          <table:table-cell office:value-type="string" calcext:value-type="string">
            <text:p>1593093264767062902</text:p>
          </table:table-cell>
          <table:table-cell office:value-type="string" calcext:value-type="string">
            <text:p>1593093264764961957</text:p>
          </table:table-cell>
          <table:table-cell/>
          <table:table-cell office:value-type="string" calcext:value-type="string">
            <text:p>1593093264814201116</text:p>
          </table:table-cell>
          <table:table-cell office:value-type="string" calcext:value-type="string">
            <text:p>1593093264813585996</text:p>
          </table:table-cell>
          <table:table-cell table:formula="of:=([.E219]-[.B219])*10^-6" office:value-type="float" office:value="206.782976" calcext:value-type="float">
            <text:p>206.782976</text:p>
          </table:table-cell>
          <table:table-cell table:formula="of:=([.H219]-[.E219])*10^-6" office:value-type="float" office:value="48.624128" calcext:value-type="float">
            <text:p>48.624128</text:p>
          </table:table-cell>
          <table:table-cell table:formula="of:=([.H219]-[.B219])*10^-6" office:value-type="float" office:value="255.407104" calcext:value-type="float">
            <text:p>255.407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4899709939</text:p>
          </table:table-cell>
          <table:table-cell office:value-type="string" calcext:value-type="string">
            <text:p>1593093264774732177</text:p>
          </table:table-cell>
          <table:table-cell/>
          <table:table-cell office:value-type="string" calcext:value-type="string">
            <text:p>1593093264901206016</text:p>
          </table:table-cell>
          <table:table-cell office:value-type="string" calcext:value-type="string">
            <text:p>1593093264898962020</text:p>
          </table:table-cell>
          <table:table-cell/>
          <table:table-cell office:value-type="string" calcext:value-type="string">
            <text:p>1593093264948100090</text:p>
          </table:table-cell>
          <table:table-cell office:value-type="string" calcext:value-type="string">
            <text:p>1593093264947519063</text:p>
          </table:table-cell>
          <table:table-cell table:formula="of:=([.E220]-[.B220])*10^-6" office:value-type="float" office:value="124.229632" calcext:value-type="float">
            <text:p>124.229632</text:p>
          </table:table-cell>
          <table:table-cell table:formula="of:=([.H220]-[.E220])*10^-6" office:value-type="float" office:value="48.557056" calcext:value-type="float">
            <text:p>48.557056</text:p>
          </table:table-cell>
          <table:table-cell table:formula="of:=([.H220]-[.B220])*10^-6" office:value-type="float" office:value="172.786688" calcext:value-type="float">
            <text:p>172.786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5123569011</text:p>
          </table:table-cell>
          <table:table-cell office:value-type="string" calcext:value-type="string">
            <text:p>1593093264992531005</text:p>
          </table:table-cell>
          <table:table-cell/>
          <table:table-cell office:value-type="string" calcext:value-type="string">
            <text:p>1593093265124772071</text:p>
          </table:table-cell>
          <table:table-cell office:value-type="string" calcext:value-type="string">
            <text:p>1593093265123613119</text:p>
          </table:table-cell>
          <table:table-cell/>
          <table:table-cell office:value-type="string" calcext:value-type="string">
            <text:p>1593093265177371978</text:p>
          </table:table-cell>
          <table:table-cell office:value-type="string" calcext:value-type="string">
            <text:p>1593093265176811933</text:p>
          </table:table-cell>
          <table:table-cell table:formula="of:=([.E221]-[.B221])*10^-6" office:value-type="float" office:value="131.08224" calcext:value-type="float">
            <text:p>131.08224</text:p>
          </table:table-cell>
          <table:table-cell table:formula="of:=([.H221]-[.E221])*10^-6" office:value-type="float" office:value="53.198848" calcext:value-type="float">
            <text:p>53.198848</text:p>
          </table:table-cell>
          <table:table-cell table:formula="of:=([.H221]-[.B221])*10^-6" office:value-type="float" office:value="184.281088" calcext:value-type="float">
            <text:p>184.281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5362607955</text:p>
          </table:table-cell>
          <table:table-cell office:value-type="string" calcext:value-type="string">
            <text:p>1593093265208393066</text:p>
          </table:table-cell>
          <table:table-cell/>
          <table:table-cell office:value-type="string" calcext:value-type="string">
            <text:p>1593093265364415884</text:p>
          </table:table-cell>
          <table:table-cell office:value-type="string" calcext:value-type="string">
            <text:p>1593093265362449884</text:p>
          </table:table-cell>
          <table:table-cell/>
          <table:table-cell office:value-type="string" calcext:value-type="string">
            <text:p>1593093265413340091</text:p>
          </table:table-cell>
          <table:table-cell office:value-type="string" calcext:value-type="string">
            <text:p>1593093265412652015</text:p>
          </table:table-cell>
          <table:table-cell table:formula="of:=([.E222]-[.B222])*10^-6" office:value-type="float" office:value="154.05696" calcext:value-type="float">
            <text:p>154.05696</text:p>
          </table:table-cell>
          <table:table-cell table:formula="of:=([.H222]-[.E222])*10^-6" office:value-type="float" office:value="50.202112" calcext:value-type="float">
            <text:p>50.202112</text:p>
          </table:table-cell>
          <table:table-cell table:formula="of:=([.H222]-[.B222])*10^-6" office:value-type="float" office:value="204.259072" calcext:value-type="float">
            <text:p>204.259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5597238063</text:p>
          </table:table-cell>
          <table:table-cell office:value-type="string" calcext:value-type="string">
            <text:p>1593093265435663085</text:p>
          </table:table-cell>
          <table:table-cell/>
          <table:table-cell office:value-type="string" calcext:value-type="string">
            <text:p>1593093265599044084</text:p>
          </table:table-cell>
          <table:table-cell office:value-type="string" calcext:value-type="string">
            <text:p>1593093265597790956</text:p>
          </table:table-cell>
          <table:table-cell/>
          <table:table-cell office:value-type="string" calcext:value-type="string">
            <text:p>1593093265649369001</text:p>
          </table:table-cell>
          <table:table-cell office:value-type="string" calcext:value-type="string">
            <text:p>1593093265648381948</text:p>
          </table:table-cell>
          <table:table-cell table:formula="of:=([.E223]-[.B223])*10^-6" office:value-type="float" office:value="162.127616" calcext:value-type="float">
            <text:p>162.127616</text:p>
          </table:table-cell>
          <table:table-cell table:formula="of:=([.H223]-[.E223])*10^-6" office:value-type="float" office:value="50.591232" calcext:value-type="float">
            <text:p>50.591232</text:p>
          </table:table-cell>
          <table:table-cell table:formula="of:=([.H223]-[.B223])*10^-6" office:value-type="float" office:value="212.718848" calcext:value-type="float">
            <text:p>212.718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5843796968</text:p>
          </table:table-cell>
          <table:table-cell office:value-type="string" calcext:value-type="string">
            <text:p>1593093265650708007</text:p>
          </table:table-cell>
          <table:table-cell/>
          <table:table-cell office:value-type="string" calcext:value-type="string">
            <text:p>1593093265844993114</text:p>
          </table:table-cell>
          <table:table-cell office:value-type="string" calcext:value-type="string">
            <text:p>1593093265844033956</text:p>
          </table:table-cell>
          <table:table-cell/>
          <table:table-cell office:value-type="string" calcext:value-type="string">
            <text:p>1593093265894027948</text:p>
          </table:table-cell>
          <table:table-cell office:value-type="string" calcext:value-type="string">
            <text:p>1593093265893224954</text:p>
          </table:table-cell>
          <table:table-cell table:formula="of:=([.E224]-[.B224])*10^-6" office:value-type="float" office:value="193.32608" calcext:value-type="float">
            <text:p>193.32608</text:p>
          </table:table-cell>
          <table:table-cell table:formula="of:=([.H224]-[.E224])*10^-6" office:value-type="float" office:value="49.190912" calcext:value-type="float">
            <text:p>49.190912</text:p>
          </table:table-cell>
          <table:table-cell table:formula="of:=([.H224]-[.B224])*10^-6" office:value-type="float" office:value="242.516992" calcext:value-type="float">
            <text:p>242.516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5988785028</text:p>
          </table:table-cell>
          <table:table-cell office:value-type="string" calcext:value-type="string">
            <text:p>1593093265862469970</text:p>
          </table:table-cell>
          <table:table-cell/>
          <table:table-cell office:value-type="string" calcext:value-type="string">
            <text:p>1593093265989841938</text:p>
          </table:table-cell>
          <table:table-cell office:value-type="string" calcext:value-type="string">
            <text:p>1593093265989037990</text:p>
          </table:table-cell>
          <table:table-cell/>
          <table:table-cell office:value-type="string" calcext:value-type="string">
            <text:p>1593093266040628910</text:p>
          </table:table-cell>
          <table:table-cell office:value-type="string" calcext:value-type="string">
            <text:p>1593093266039710998</text:p>
          </table:table-cell>
          <table:table-cell table:formula="of:=([.E225]-[.B225])*10^-6" office:value-type="float" office:value="126.567936" calcext:value-type="float">
            <text:p>126.567936</text:p>
          </table:table-cell>
          <table:table-cell table:formula="of:=([.H225]-[.E225])*10^-6" office:value-type="float" office:value="50.67264" calcext:value-type="float">
            <text:p>50.67264</text:p>
          </table:table-cell>
          <table:table-cell table:formula="of:=([.H225]-[.B225])*10^-6" office:value-type="float" office:value="177.240576" calcext:value-type="float">
            <text:p>177.240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6201185941</text:p>
          </table:table-cell>
          <table:table-cell office:value-type="string" calcext:value-type="string">
            <text:p>1593093266078899169</text:p>
          </table:table-cell>
          <table:table-cell/>
          <table:table-cell office:value-type="string" calcext:value-type="string">
            <text:p>1593093266201843976</text:p>
          </table:table-cell>
          <table:table-cell office:value-type="string" calcext:value-type="string">
            <text:p>1593093266200675964</text:p>
          </table:table-cell>
          <table:table-cell/>
          <table:table-cell office:value-type="string" calcext:value-type="string">
            <text:p>1593093266254262924</text:p>
          </table:table-cell>
          <table:table-cell office:value-type="string" calcext:value-type="string">
            <text:p>1593093266253716945</text:p>
          </table:table-cell>
          <table:table-cell table:formula="of:=([.E226]-[.B226])*10^-6" office:value-type="float" office:value="121.77664" calcext:value-type="float">
            <text:p>121.77664</text:p>
          </table:table-cell>
          <table:table-cell table:formula="of:=([.H226]-[.E226])*10^-6" office:value-type="float" office:value="53.040896" calcext:value-type="float">
            <text:p>53.040896</text:p>
          </table:table-cell>
          <table:table-cell table:formula="of:=([.H226]-[.B226])*10^-6" office:value-type="float" office:value="174.817536" calcext:value-type="float">
            <text:p>174.817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6424892902</text:p>
          </table:table-cell>
          <table:table-cell office:value-type="string" calcext:value-type="string">
            <text:p>1593093266296919189</text:p>
          </table:table-cell>
          <table:table-cell/>
          <table:table-cell office:value-type="string" calcext:value-type="string">
            <text:p>1593093266425770998</text:p>
          </table:table-cell>
          <table:table-cell office:value-type="string" calcext:value-type="string">
            <text:p>1593093266425069093</text:p>
          </table:table-cell>
          <table:table-cell/>
          <table:table-cell office:value-type="string" calcext:value-type="string">
            <text:p>1593093266474699020</text:p>
          </table:table-cell>
          <table:table-cell office:value-type="string" calcext:value-type="string">
            <text:p>1593093266473967075</text:p>
          </table:table-cell>
          <table:table-cell table:formula="of:=([.E227]-[.B227])*10^-6" office:value-type="float" office:value="128.150016" calcext:value-type="float">
            <text:p>128.150016</text:p>
          </table:table-cell>
          <table:table-cell table:formula="of:=([.H227]-[.E227])*10^-6" office:value-type="float" office:value="48.898048" calcext:value-type="float">
            <text:p>48.898048</text:p>
          </table:table-cell>
          <table:table-cell table:formula="of:=([.H227]-[.B227])*10^-6" office:value-type="float" office:value="177.048064" calcext:value-type="float">
            <text:p>177.04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6680700063</text:p>
          </table:table-cell>
          <table:table-cell office:value-type="string" calcext:value-type="string">
            <text:p>1593093266513483154</text:p>
          </table:table-cell>
          <table:table-cell/>
          <table:table-cell office:value-type="string" calcext:value-type="string">
            <text:p>1593093266687815904</text:p>
          </table:table-cell>
          <table:table-cell office:value-type="string" calcext:value-type="string">
            <text:p>1593093266680120944</text:p>
          </table:table-cell>
          <table:table-cell/>
          <table:table-cell office:value-type="string" calcext:value-type="string">
            <text:p>1593093266729130029</text:p>
          </table:table-cell>
          <table:table-cell office:value-type="string" calcext:value-type="string">
            <text:p>1593093266728589057</text:p>
          </table:table-cell>
          <table:table-cell table:formula="of:=([.E228]-[.B228])*10^-6" office:value-type="float" office:value="166.637568" calcext:value-type="float">
            <text:p>166.637568</text:p>
          </table:table-cell>
          <table:table-cell table:formula="of:=([.H228]-[.E228])*10^-6" office:value-type="float" office:value="48.468224" calcext:value-type="float">
            <text:p>48.468224</text:p>
          </table:table-cell>
          <table:table-cell table:formula="of:=([.H228]-[.B228])*10^-6" office:value-type="float" office:value="215.105792" calcext:value-type="float">
            <text:p>215.105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6922980070</text:p>
          </table:table-cell>
          <table:table-cell office:value-type="string" calcext:value-type="string">
            <text:p>1593093266730217041</text:p>
          </table:table-cell>
          <table:table-cell/>
          <table:table-cell office:value-type="string" calcext:value-type="string">
            <text:p>1593093266924508094</text:p>
          </table:table-cell>
          <table:table-cell office:value-type="string" calcext:value-type="string">
            <text:p>1593093266922481060</text:p>
          </table:table-cell>
          <table:table-cell/>
          <table:table-cell office:value-type="string" calcext:value-type="string">
            <text:p>1593093266972744941</text:p>
          </table:table-cell>
          <table:table-cell office:value-type="string" calcext:value-type="string">
            <text:p>1593093266972122907</text:p>
          </table:table-cell>
          <table:table-cell table:formula="of:=([.E229]-[.B229])*10^-6" office:value-type="float" office:value="192.263936" calcext:value-type="float">
            <text:p>192.263936</text:p>
          </table:table-cell>
          <table:table-cell table:formula="of:=([.H229]-[.E229])*10^-6" office:value-type="float" office:value="49.641984" calcext:value-type="float">
            <text:p>49.641984</text:p>
          </table:table-cell>
          <table:table-cell table:formula="of:=([.H229]-[.B229])*10^-6" office:value-type="float" office:value="241.90592" calcext:value-type="float">
            <text:p>241.90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7068732023</text:p>
          </table:table-cell>
          <table:table-cell office:value-type="string" calcext:value-type="string">
            <text:p>1593093266947307128</text:p>
          </table:table-cell>
          <table:table-cell/>
          <table:table-cell office:value-type="string" calcext:value-type="string">
            <text:p>1593093267069328069</text:p>
          </table:table-cell>
          <table:table-cell office:value-type="string" calcext:value-type="string">
            <text:p>1593093267068715095</text:p>
          </table:table-cell>
          <table:table-cell/>
          <table:table-cell office:value-type="string" calcext:value-type="string">
            <text:p>1593093267118769884</text:p>
          </table:table-cell>
          <table:table-cell office:value-type="string" calcext:value-type="string">
            <text:p>1593093267117995023</text:p>
          </table:table-cell>
          <table:table-cell table:formula="of:=([.E230]-[.B230])*10^-6" office:value-type="float" office:value="121.407744" calcext:value-type="float">
            <text:p>121.407744</text:p>
          </table:table-cell>
          <table:table-cell table:formula="of:=([.H230]-[.E230])*10^-6" office:value-type="float" office:value="49.28" calcext:value-type="float">
            <text:p>49.28</text:p>
          </table:table-cell>
          <table:table-cell table:formula="of:=([.H230]-[.B230])*10^-6" office:value-type="float" office:value="170.687744" calcext:value-type="float">
            <text:p>170.687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7277731895</text:p>
          </table:table-cell>
          <table:table-cell office:value-type="string" calcext:value-type="string">
            <text:p>1593093267151951171</text:p>
          </table:table-cell>
          <table:table-cell/>
          <table:table-cell office:value-type="string" calcext:value-type="string">
            <text:p>1593093267278660058</text:p>
          </table:table-cell>
          <table:table-cell office:value-type="string" calcext:value-type="string">
            <text:p>1593093267277669906</text:p>
          </table:table-cell>
          <table:table-cell/>
          <table:table-cell office:value-type="string" calcext:value-type="string">
            <text:p>1593093267327162027</text:p>
          </table:table-cell>
          <table:table-cell office:value-type="string" calcext:value-type="string">
            <text:p>1593093267326314926</text:p>
          </table:table-cell>
          <table:table-cell table:formula="of:=([.E231]-[.B231])*10^-6" office:value-type="float" office:value="125.718784" calcext:value-type="float">
            <text:p>125.718784</text:p>
          </table:table-cell>
          <table:table-cell table:formula="of:=([.H231]-[.E231])*10^-6" office:value-type="float" office:value="48.644864" calcext:value-type="float">
            <text:p>48.644864</text:p>
          </table:table-cell>
          <table:table-cell table:formula="of:=([.H231]-[.B231])*10^-6" office:value-type="float" office:value="174.363648" calcext:value-type="float">
            <text:p>174.363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7520236015</text:p>
          </table:table-cell>
          <table:table-cell office:value-type="string" calcext:value-type="string">
            <text:p>1593093267370892089</text:p>
          </table:table-cell>
          <table:table-cell/>
          <table:table-cell office:value-type="string" calcext:value-type="string">
            <text:p>1593093267521311044</text:p>
          </table:table-cell>
          <table:table-cell office:value-type="string" calcext:value-type="string">
            <text:p>1593093267520669937</text:p>
          </table:table-cell>
          <table:table-cell/>
          <table:table-cell office:value-type="string" calcext:value-type="string">
            <text:p>1593093267568109035</text:p>
          </table:table-cell>
          <table:table-cell office:value-type="string" calcext:value-type="string">
            <text:p>1593093267566907882</text:p>
          </table:table-cell>
          <table:table-cell table:formula="of:=([.E232]-[.B232])*10^-6" office:value-type="float" office:value="149.77792" calcext:value-type="float">
            <text:p>149.77792</text:p>
          </table:table-cell>
          <table:table-cell table:formula="of:=([.H232]-[.E232])*10^-6" office:value-type="float" office:value="46.237696" calcext:value-type="float">
            <text:p>46.237696</text:p>
          </table:table-cell>
          <table:table-cell table:formula="of:=([.H232]-[.B232])*10^-6" office:value-type="float" office:value="196.015616" calcext:value-type="float">
            <text:p>196.015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7740430116</text:p>
          </table:table-cell>
          <table:table-cell office:value-type="string" calcext:value-type="string">
            <text:p>1593093267583334960</text:p>
          </table:table-cell>
          <table:table-cell/>
          <table:table-cell office:value-type="string" calcext:value-type="string">
            <text:p>1593093267741250038</text:p>
          </table:table-cell>
          <table:table-cell office:value-type="string" calcext:value-type="string">
            <text:p>1593093267740189075</text:p>
          </table:table-cell>
          <table:table-cell/>
          <table:table-cell office:value-type="string" calcext:value-type="string">
            <text:p>1593093267791954994</text:p>
          </table:table-cell>
          <table:table-cell office:value-type="string" calcext:value-type="string">
            <text:p>1593093267791367053</text:p>
          </table:table-cell>
          <table:table-cell table:formula="of:=([.E233]-[.B233])*10^-6" office:value-type="float" office:value="156.854528" calcext:value-type="float">
            <text:p>156.854528</text:p>
          </table:table-cell>
          <table:table-cell table:formula="of:=([.H233]-[.E233])*10^-6" office:value-type="float" office:value="51.177984" calcext:value-type="float">
            <text:p>51.177984</text:p>
          </table:table-cell>
          <table:table-cell table:formula="of:=([.H233]-[.B233])*10^-6" office:value-type="float" office:value="208.032512" calcext:value-type="float">
            <text:p>208.032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7915385007</text:p>
          </table:table-cell>
          <table:table-cell office:value-type="string" calcext:value-type="string">
            <text:p>1593093267794955078</text:p>
          </table:table-cell>
          <table:table-cell/>
          <table:table-cell office:value-type="string" calcext:value-type="string">
            <text:p>1593093267916790008</text:p>
          </table:table-cell>
          <table:table-cell office:value-type="string" calcext:value-type="string">
            <text:p>1593093267916217088</text:p>
          </table:table-cell>
          <table:table-cell/>
          <table:table-cell office:value-type="string" calcext:value-type="string">
            <text:p>1593093267965539932</text:p>
          </table:table-cell>
          <table:table-cell office:value-type="string" calcext:value-type="string">
            <text:p>1593093267964981079</text:p>
          </table:table-cell>
          <table:table-cell table:formula="of:=([.E234]-[.B234])*10^-6" office:value-type="float" office:value="121.26208" calcext:value-type="float">
            <text:p>121.26208</text:p>
          </table:table-cell>
          <table:table-cell table:formula="of:=([.H234]-[.E234])*10^-6" office:value-type="float" office:value="48.764416" calcext:value-type="float">
            <text:p>48.764416</text:p>
          </table:table-cell>
          <table:table-cell table:formula="of:=([.H234]-[.B234])*10^-6" office:value-type="float" office:value="170.026496" calcext:value-type="float">
            <text:p>170.026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8140911102</text:p>
          </table:table-cell>
          <table:table-cell office:value-type="string" calcext:value-type="string">
            <text:p>1593093268022778076</text:p>
          </table:table-cell>
          <table:table-cell/>
          <table:table-cell office:value-type="string" calcext:value-type="string">
            <text:p>1593093268141486883</text:p>
          </table:table-cell>
          <table:table-cell office:value-type="string" calcext:value-type="string">
            <text:p>1593093268140655994</text:p>
          </table:table-cell>
          <table:table-cell/>
          <table:table-cell office:value-type="string" calcext:value-type="string">
            <text:p>1593093268188956022</text:p>
          </table:table-cell>
          <table:table-cell office:value-type="string" calcext:value-type="string">
            <text:p>1593093268188327074</text:p>
          </table:table-cell>
          <table:table-cell table:formula="of:=([.E235]-[.B235])*10^-6" office:value-type="float" office:value="117.878272" calcext:value-type="float">
            <text:p>117.878272</text:p>
          </table:table-cell>
          <table:table-cell table:formula="of:=([.H235]-[.E235])*10^-6" office:value-type="float" office:value="47.670784" calcext:value-type="float">
            <text:p>47.670784</text:p>
          </table:table-cell>
          <table:table-cell table:formula="of:=([.H235]-[.B235])*10^-6" office:value-type="float" office:value="165.549056" calcext:value-type="float">
            <text:p>165.549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8359498023</text:p>
          </table:table-cell>
          <table:table-cell office:value-type="string" calcext:value-type="string">
            <text:p>1593093268241307128</text:p>
          </table:table-cell>
          <table:table-cell/>
          <table:table-cell office:value-type="string" calcext:value-type="string">
            <text:p>1593093268360909938</text:p>
          </table:table-cell>
          <table:table-cell office:value-type="string" calcext:value-type="string">
            <text:p>1593093268360177040</text:p>
          </table:table-cell>
          <table:table-cell/>
          <table:table-cell office:value-type="string" calcext:value-type="string">
            <text:p>1593093268420551061</text:p>
          </table:table-cell>
          <table:table-cell office:value-type="string" calcext:value-type="string">
            <text:p>1593093268419884920</text:p>
          </table:table-cell>
          <table:table-cell table:formula="of:=([.E236]-[.B236])*10^-6" office:value-type="float" office:value="118.86976" calcext:value-type="float">
            <text:p>118.86976</text:p>
          </table:table-cell>
          <table:table-cell table:formula="of:=([.H236]-[.E236])*10^-6" office:value-type="float" office:value="59.707904" calcext:value-type="float">
            <text:p>59.707904</text:p>
          </table:table-cell>
          <table:table-cell table:formula="of:=([.H236]-[.B236])*10^-6" office:value-type="float" office:value="178.577664" calcext:value-type="float">
            <text:p>178.57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8601521968</text:p>
          </table:table-cell>
          <table:table-cell office:value-type="string" calcext:value-type="string">
            <text:p>1593093268455782958</text:p>
          </table:table-cell>
          <table:table-cell/>
          <table:table-cell office:value-type="string" calcext:value-type="string">
            <text:p>1593093268602229118</text:p>
          </table:table-cell>
          <table:table-cell office:value-type="string" calcext:value-type="string">
            <text:p>1593093268601444959</text:p>
          </table:table-cell>
          <table:table-cell/>
          <table:table-cell office:value-type="string" calcext:value-type="string">
            <text:p>1593093268652005910</text:p>
          </table:table-cell>
          <table:table-cell office:value-type="string" calcext:value-type="string">
            <text:p>1593093268651392936</text:p>
          </table:table-cell>
          <table:table-cell table:formula="of:=([.E237]-[.B237])*10^-6" office:value-type="float" office:value="145.662208" calcext:value-type="float">
            <text:p>145.662208</text:p>
          </table:table-cell>
          <table:table-cell table:formula="of:=([.H237]-[.E237])*10^-6" office:value-type="float" office:value="49.947648" calcext:value-type="float">
            <text:p>49.947648</text:p>
          </table:table-cell>
          <table:table-cell table:formula="of:=([.H237]-[.B237])*10^-6" office:value-type="float" office:value="195.609856" calcext:value-type="float">
            <text:p>195.609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8834378004</text:p>
          </table:table-cell>
          <table:table-cell office:value-type="string" calcext:value-type="string">
            <text:p>1593093268677202148</text:p>
          </table:table-cell>
          <table:table-cell/>
          <table:table-cell office:value-type="string" calcext:value-type="string">
            <text:p>1593093268834630966</text:p>
          </table:table-cell>
          <table:table-cell office:value-type="string" calcext:value-type="string">
            <text:p>1593093268833890914</text:p>
          </table:table-cell>
          <table:table-cell/>
          <table:table-cell office:value-type="string" calcext:value-type="string">
            <text:p>1593093268882944107</text:p>
          </table:table-cell>
          <table:table-cell office:value-type="string" calcext:value-type="string">
            <text:p>1593093268882245063</text:p>
          </table:table-cell>
          <table:table-cell table:formula="of:=([.E238]-[.B238])*10^-6" office:value-type="float" office:value="156.688896" calcext:value-type="float">
            <text:p>156.688896</text:p>
          </table:table-cell>
          <table:table-cell table:formula="of:=([.H238]-[.E238])*10^-6" office:value-type="float" office:value="48.354304" calcext:value-type="float">
            <text:p>48.354304</text:p>
          </table:table-cell>
          <table:table-cell table:formula="of:=([.H238]-[.B238])*10^-6" office:value-type="float" office:value="205.0432" calcext:value-type="float">
            <text:p>205.0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9070673942</text:p>
          </table:table-cell>
          <table:table-cell office:value-type="string" calcext:value-type="string">
            <text:p>1593093268888308105</text:p>
          </table:table-cell>
          <table:table-cell/>
          <table:table-cell office:value-type="string" calcext:value-type="string">
            <text:p>1593093269070679903</text:p>
          </table:table-cell>
          <table:table-cell office:value-type="string" calcext:value-type="string">
            <text:p>1593093269070004940</text:p>
          </table:table-cell>
          <table:table-cell/>
          <table:table-cell office:value-type="string" calcext:value-type="string">
            <text:p>1593093269115390062</text:p>
          </table:table-cell>
          <table:table-cell office:value-type="string" calcext:value-type="string">
            <text:p>1593093269114710092</text:p>
          </table:table-cell>
          <table:table-cell table:formula="of:=([.E239]-[.B239])*10^-6" office:value-type="float" office:value="181.697024" calcext:value-type="float">
            <text:p>181.697024</text:p>
          </table:table-cell>
          <table:table-cell table:formula="of:=([.H239]-[.E239])*10^-6" office:value-type="float" office:value="44.70528" calcext:value-type="float">
            <text:p>44.70528</text:p>
          </table:table-cell>
          <table:table-cell table:formula="of:=([.H239]-[.B239])*10^-6" office:value-type="float" office:value="226.402304" calcext:value-type="float">
            <text:p>226.402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9230124950</text:p>
          </table:table-cell>
          <table:table-cell office:value-type="string" calcext:value-type="string">
            <text:p>1593093269108327148</text:p>
          </table:table-cell>
          <table:table-cell/>
          <table:table-cell office:value-type="string" calcext:value-type="string">
            <text:p>1593093269232034921</text:p>
          </table:table-cell>
          <table:table-cell office:value-type="string" calcext:value-type="string">
            <text:p>1593093269230726003</text:p>
          </table:table-cell>
          <table:table-cell/>
          <table:table-cell office:value-type="string" calcext:value-type="string">
            <text:p>1593093269281380891</text:p>
          </table:table-cell>
          <table:table-cell office:value-type="string" calcext:value-type="string">
            <text:p>1593093269280833005</text:p>
          </table:table-cell>
          <table:table-cell table:formula="of:=([.E240]-[.B240])*10^-6" office:value-type="float" office:value="122.399232" calcext:value-type="float">
            <text:p>122.399232</text:p>
          </table:table-cell>
          <table:table-cell table:formula="of:=([.H240]-[.E240])*10^-6" office:value-type="float" office:value="50.10688" calcext:value-type="float">
            <text:p>50.10688</text:p>
          </table:table-cell>
          <table:table-cell table:formula="of:=([.H240]-[.B240])*10^-6" office:value-type="float" office:value="172.506112" calcext:value-type="float">
            <text:p>172.506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9439398050</text:p>
          </table:table-cell>
          <table:table-cell office:value-type="string" calcext:value-type="string">
            <text:p>1593093269323937988</text:p>
          </table:table-cell>
          <table:table-cell/>
          <table:table-cell office:value-type="string" calcext:value-type="string">
            <text:p>1593093269440016031</text:p>
          </table:table-cell>
          <table:table-cell office:value-type="string" calcext:value-type="string">
            <text:p>1593093269439384937</text:p>
          </table:table-cell>
          <table:table-cell/>
          <table:table-cell office:value-type="string" calcext:value-type="string">
            <text:p>1593093269492212057</text:p>
          </table:table-cell>
          <table:table-cell office:value-type="string" calcext:value-type="string">
            <text:p>1593093269491410970</text:p>
          </table:table-cell>
          <table:table-cell table:formula="of:=([.E241]-[.B241])*10^-6" office:value-type="float" office:value="115.447296" calcext:value-type="float">
            <text:p>115.447296</text:p>
          </table:table-cell>
          <table:table-cell table:formula="of:=([.H241]-[.E241])*10^-6" office:value-type="float" office:value="52.025856" calcext:value-type="float">
            <text:p>52.025856</text:p>
          </table:table-cell>
          <table:table-cell table:formula="of:=([.H241]-[.B241])*10^-6" office:value-type="float" office:value="167.473152" calcext:value-type="float">
            <text:p>167.473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9653899908</text:p>
          </table:table-cell>
          <table:table-cell office:value-type="string" calcext:value-type="string">
            <text:p>1593093269545225097</text:p>
          </table:table-cell>
          <table:table-cell/>
          <table:table-cell office:value-type="string" calcext:value-type="string">
            <text:p>1593093269654649972</text:p>
          </table:table-cell>
          <table:table-cell office:value-type="string" calcext:value-type="string">
            <text:p>1593093269653862953</text:p>
          </table:table-cell>
          <table:table-cell/>
          <table:table-cell office:value-type="string" calcext:value-type="string">
            <text:p>1593093269703537940</text:p>
          </table:table-cell>
          <table:table-cell office:value-type="string" calcext:value-type="string">
            <text:p>1593093269702446937</text:p>
          </table:table-cell>
          <table:table-cell table:formula="of:=([.E242]-[.B242])*10^-6" office:value-type="float" office:value="108.637696" calcext:value-type="float">
            <text:p>108.637696</text:p>
          </table:table-cell>
          <table:table-cell table:formula="of:=([.H242]-[.E242])*10^-6" office:value-type="float" office:value="48.583936" calcext:value-type="float">
            <text:p>48.583936</text:p>
          </table:table-cell>
          <table:table-cell table:formula="of:=([.H242]-[.B242])*10^-6" office:value-type="float" office:value="157.221632" calcext:value-type="float">
            <text:p>157.221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69910168886</text:p>
          </table:table-cell>
          <table:table-cell office:value-type="string" calcext:value-type="string">
            <text:p>1593093269762755126</text:p>
          </table:table-cell>
          <table:table-cell/>
          <table:table-cell office:value-type="string" calcext:value-type="string">
            <text:p>1593093269911576986</text:p>
          </table:table-cell>
          <table:table-cell office:value-type="string" calcext:value-type="string">
            <text:p>1593093269909395933</text:p>
          </table:table-cell>
          <table:table-cell/>
          <table:table-cell office:value-type="string" calcext:value-type="string">
            <text:p>1593093269964155912</text:p>
          </table:table-cell>
          <table:table-cell office:value-type="string" calcext:value-type="string">
            <text:p>1593093269963136911</text:p>
          </table:table-cell>
          <table:table-cell table:formula="of:=([.E243]-[.B243])*10^-6" office:value-type="float" office:value="146.640896" calcext:value-type="float">
            <text:p>146.640896</text:p>
          </table:table-cell>
          <table:table-cell table:formula="of:=([.H243]-[.E243])*10^-6" office:value-type="float" office:value="53.740544" calcext:value-type="float">
            <text:p>53.740544</text:p>
          </table:table-cell>
          <table:table-cell table:formula="of:=([.H243]-[.B243])*10^-6" office:value-type="float" office:value="200.38144" calcext:value-type="float">
            <text:p>200.38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0141254901</text:p>
          </table:table-cell>
          <table:table-cell office:value-type="string" calcext:value-type="string">
            <text:p>1593093269980822021</text:p>
          </table:table-cell>
          <table:table-cell/>
          <table:table-cell office:value-type="string" calcext:value-type="string">
            <text:p>1593093270143249988</text:p>
          </table:table-cell>
          <table:table-cell office:value-type="string" calcext:value-type="string">
            <text:p>1593093270140940904</text:p>
          </table:table-cell>
          <table:table-cell/>
          <table:table-cell office:value-type="string" calcext:value-type="string">
            <text:p>1593093270193150043</text:p>
          </table:table-cell>
          <table:table-cell office:value-type="string" calcext:value-type="string">
            <text:p>1593093270192606925</text:p>
          </table:table-cell>
          <table:table-cell table:formula="of:=([.E244]-[.B244])*10^-6" office:value-type="float" office:value="160.118784" calcext:value-type="float">
            <text:p>160.118784</text:p>
          </table:table-cell>
          <table:table-cell table:formula="of:=([.H244]-[.E244])*10^-6" office:value-type="float" office:value="51.66592" calcext:value-type="float">
            <text:p>51.66592</text:p>
          </table:table-cell>
          <table:table-cell table:formula="of:=([.H244]-[.B244])*10^-6" office:value-type="float" office:value="211.784704" calcext:value-type="float">
            <text:p>211.784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0310116052</text:p>
          </table:table-cell>
          <table:table-cell office:value-type="string" calcext:value-type="string">
            <text:p>1593093270185691162</text:p>
          </table:table-cell>
          <table:table-cell/>
          <table:table-cell office:value-type="string" calcext:value-type="string">
            <text:p>1593093270310966014</text:p>
          </table:table-cell>
          <table:table-cell office:value-type="string" calcext:value-type="string">
            <text:p>1593093270309571027</text:p>
          </table:table-cell>
          <table:table-cell/>
          <table:table-cell office:value-type="string" calcext:value-type="string">
            <text:p>1593093270350845098</text:p>
          </table:table-cell>
          <table:table-cell office:value-type="string" calcext:value-type="string">
            <text:p>1593093270350014925</text:p>
          </table:table-cell>
          <table:table-cell table:formula="of:=([.E245]-[.B245])*10^-6" office:value-type="float" office:value="123.87968" calcext:value-type="float">
            <text:p>123.87968</text:p>
          </table:table-cell>
          <table:table-cell table:formula="of:=([.H245]-[.E245])*10^-6" office:value-type="float" office:value="40.443904" calcext:value-type="float">
            <text:p>40.443904</text:p>
          </table:table-cell>
          <table:table-cell table:formula="of:=([.H245]-[.B245])*10^-6" office:value-type="float" office:value="164.323584" calcext:value-type="float">
            <text:p>164.323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0518095970</text:p>
          </table:table-cell>
          <table:table-cell office:value-type="string" calcext:value-type="string">
            <text:p>1593093270403777099</text:p>
          </table:table-cell>
          <table:table-cell/>
          <table:table-cell office:value-type="string" calcext:value-type="string">
            <text:p>1593093270518554925</text:p>
          </table:table-cell>
          <table:table-cell office:value-type="string" calcext:value-type="string">
            <text:p>1593093270517807006</text:p>
          </table:table-cell>
          <table:table-cell/>
          <table:table-cell office:value-type="string" calcext:value-type="string">
            <text:p>1593093270561409950</text:p>
          </table:table-cell>
          <table:table-cell office:value-type="string" calcext:value-type="string">
            <text:p>1593093270560478925</text:p>
          </table:table-cell>
          <table:table-cell table:formula="of:=([.E246]-[.B246])*10^-6" office:value-type="float" office:value="114.03008" calcext:value-type="float">
            <text:p>114.03008</text:p>
          </table:table-cell>
          <table:table-cell table:formula="of:=([.H246]-[.E246])*10^-6" office:value-type="float" office:value="42.671616" calcext:value-type="float">
            <text:p>42.671616</text:p>
          </table:table-cell>
          <table:table-cell table:formula="of:=([.H246]-[.B246])*10^-6" office:value-type="float" office:value="156.701696" calcext:value-type="float">
            <text:p>156.701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0749892950</text:p>
          </table:table-cell>
          <table:table-cell office:value-type="string" calcext:value-type="string">
            <text:p>1593093270626664062</text:p>
          </table:table-cell>
          <table:table-cell/>
          <table:table-cell office:value-type="string" calcext:value-type="string">
            <text:p>1593093270747431039</text:p>
          </table:table-cell>
          <table:table-cell office:value-type="string" calcext:value-type="string">
            <text:p>1593093270746479034</text:p>
          </table:table-cell>
          <table:table-cell/>
          <table:table-cell office:value-type="string" calcext:value-type="string">
            <text:p>1593093270794565916</text:p>
          </table:table-cell>
          <table:table-cell office:value-type="string" calcext:value-type="string">
            <text:p>1593093270794027090</text:p>
          </table:table-cell>
          <table:table-cell table:formula="of:=([.E247]-[.B247])*10^-6" office:value-type="float" office:value="119.815168" calcext:value-type="float">
            <text:p>119.815168</text:p>
          </table:table-cell>
          <table:table-cell table:formula="of:=([.H247]-[.E247])*10^-6" office:value-type="float" office:value="47.547904" calcext:value-type="float">
            <text:p>47.547904</text:p>
          </table:table-cell>
          <table:table-cell table:formula="of:=([.H247]-[.B247])*10^-6" office:value-type="float" office:value="167.363072" calcext:value-type="float">
            <text:p>167.363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0992386102</text:p>
          </table:table-cell>
          <table:table-cell office:value-type="string" calcext:value-type="string">
            <text:p>1593093270845057128</text:p>
          </table:table-cell>
          <table:table-cell/>
          <table:table-cell office:value-type="string" calcext:value-type="string">
            <text:p>1593093270993086099</text:p>
          </table:table-cell>
          <table:table-cell office:value-type="string" calcext:value-type="string">
            <text:p>1593093270992258071</text:p>
          </table:table-cell>
          <table:table-cell/>
          <table:table-cell office:value-type="string" calcext:value-type="string">
            <text:p>1593093271042277097</text:p>
          </table:table-cell>
          <table:table-cell office:value-type="string" calcext:value-type="string">
            <text:p>1593093271041552066</text:p>
          </table:table-cell>
          <table:table-cell table:formula="of:=([.E248]-[.B248])*10^-6" office:value-type="float" office:value="147.200768" calcext:value-type="float">
            <text:p>147.200768</text:p>
          </table:table-cell>
          <table:table-cell table:formula="of:=([.H248]-[.E248])*10^-6" office:value-type="float" office:value="49.293824" calcext:value-type="float">
            <text:p>49.293824</text:p>
          </table:table-cell>
          <table:table-cell table:formula="of:=([.H248]-[.B248])*10^-6" office:value-type="float" office:value="196.494592" calcext:value-type="float">
            <text:p>196.494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1237215042</text:p>
          </table:table-cell>
          <table:table-cell office:value-type="string" calcext:value-type="string">
            <text:p>1593093271071301025</text:p>
          </table:table-cell>
          <table:table-cell/>
          <table:table-cell office:value-type="string" calcext:value-type="string">
            <text:p>1593093271238236904</text:p>
          </table:table-cell>
          <table:table-cell office:value-type="string" calcext:value-type="string">
            <text:p>1593093271235821008</text:p>
          </table:table-cell>
          <table:table-cell/>
          <table:table-cell office:value-type="string" calcext:value-type="string">
            <text:p>1593093271285492897</text:p>
          </table:table-cell>
          <table:table-cell office:value-type="string" calcext:value-type="string">
            <text:p>1593093271284861087</text:p>
          </table:table-cell>
          <table:table-cell table:formula="of:=([.E249]-[.B249])*10^-6" office:value-type="float" office:value="164.519936" calcext:value-type="float">
            <text:p>164.519936</text:p>
          </table:table-cell>
          <table:table-cell table:formula="of:=([.H249]-[.E249])*10^-6" office:value-type="float" office:value="49.040128" calcext:value-type="float">
            <text:p>49.040128</text:p>
          </table:table-cell>
          <table:table-cell table:formula="of:=([.H249]-[.B249])*10^-6" office:value-type="float" office:value="213.560064" calcext:value-type="float">
            <text:p>213.560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1384202957</text:p>
          </table:table-cell>
          <table:table-cell office:value-type="string" calcext:value-type="string">
            <text:p>1593093271273187011</text:p>
          </table:table-cell>
          <table:table-cell/>
          <table:table-cell office:value-type="string" calcext:value-type="string">
            <text:p>1593093271385174036</text:p>
          </table:table-cell>
          <table:table-cell office:value-type="string" calcext:value-type="string">
            <text:p>1593093271384594917</text:p>
          </table:table-cell>
          <table:table-cell/>
          <table:table-cell office:value-type="string" calcext:value-type="string">
            <text:p>1593093271433268070</text:p>
          </table:table-cell>
          <table:table-cell office:value-type="string" calcext:value-type="string">
            <text:p>1593093271432738065</text:p>
          </table:table-cell>
          <table:table-cell table:formula="of:=([.E250]-[.B250])*10^-6" office:value-type="float" office:value="111.408128" calcext:value-type="float">
            <text:p>111.408128</text:p>
          </table:table-cell>
          <table:table-cell table:formula="of:=([.H250]-[.E250])*10^-6" office:value-type="float" office:value="48.142848" calcext:value-type="float">
            <text:p>48.142848</text:p>
          </table:table-cell>
          <table:table-cell table:formula="of:=([.H250]-[.B250])*10^-6" office:value-type="float" office:value="159.550976" calcext:value-type="float">
            <text:p>159.550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1597713947</text:p>
          </table:table-cell>
          <table:table-cell office:value-type="string" calcext:value-type="string">
            <text:p>1593093271482362060</text:p>
          </table:table-cell>
          <table:table-cell/>
          <table:table-cell office:value-type="string" calcext:value-type="string">
            <text:p>1593093271599474906</text:p>
          </table:table-cell>
          <table:table-cell office:value-type="string" calcext:value-type="string">
            <text:p>1593093271597417116</text:p>
          </table:table-cell>
          <table:table-cell/>
          <table:table-cell office:value-type="string" calcext:value-type="string">
            <text:p>1593093271650054931</text:p>
          </table:table-cell>
          <table:table-cell office:value-type="string" calcext:value-type="string">
            <text:p>1593093271649365901</text:p>
          </table:table-cell>
          <table:table-cell table:formula="of:=([.E251]-[.B251])*10^-6" office:value-type="float" office:value="115.05536" calcext:value-type="float">
            <text:p>115.05536</text:p>
          </table:table-cell>
          <table:table-cell table:formula="of:=([.H251]-[.E251])*10^-6" office:value-type="float" office:value="51.9488" calcext:value-type="float">
            <text:p>51.9488</text:p>
          </table:table-cell>
          <table:table-cell table:formula="of:=([.H251]-[.B251])*10^-6" office:value-type="float" office:value="167.00416" calcext:value-type="float">
            <text:p>167.00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1831985950</text:p>
          </table:table-cell>
          <table:table-cell office:value-type="string" calcext:value-type="string">
            <text:p>1593093271696003173</text:p>
          </table:table-cell>
          <table:table-cell/>
          <table:table-cell office:value-type="string" calcext:value-type="string">
            <text:p>1593093271832649946</text:p>
          </table:table-cell>
          <table:table-cell office:value-type="string" calcext:value-type="string">
            <text:p>1593093271832118034</text:p>
          </table:table-cell>
          <table:table-cell/>
          <table:table-cell office:value-type="string" calcext:value-type="string">
            <text:p>1593093271879476070</text:p>
          </table:table-cell>
          <table:table-cell office:value-type="string" calcext:value-type="string">
            <text:p>1593093271878849029</text:p>
          </table:table-cell>
          <table:table-cell table:formula="of:=([.E252]-[.B252])*10^-6" office:value-type="float" office:value="136.114944" calcext:value-type="float">
            <text:p>136.114944</text:p>
          </table:table-cell>
          <table:table-cell table:formula="of:=([.H252]-[.E252])*10^-6" office:value-type="float" office:value="46.731008" calcext:value-type="float">
            <text:p>46.731008</text:p>
          </table:table-cell>
          <table:table-cell table:formula="of:=([.H252]-[.B252])*10^-6" office:value-type="float" office:value="182.845952" calcext:value-type="float">
            <text:p>182.845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2059910058</text:p>
          </table:table-cell>
          <table:table-cell office:value-type="string" calcext:value-type="string">
            <text:p>1593093271909656005</text:p>
          </table:table-cell>
          <table:table-cell/>
          <table:table-cell office:value-type="string" calcext:value-type="string">
            <text:p>1593093272060671091</text:p>
          </table:table-cell>
          <table:table-cell office:value-type="string" calcext:value-type="string">
            <text:p>1593093272060173988</text:p>
          </table:table-cell>
          <table:table-cell/>
          <table:table-cell office:value-type="string" calcext:value-type="string">
            <text:p>1593093272107419967</text:p>
          </table:table-cell>
          <table:table-cell office:value-type="string" calcext:value-type="string">
            <text:p>1593093272106553077</text:p>
          </table:table-cell>
          <table:table-cell table:formula="of:=([.E253]-[.B253])*10^-6" office:value-type="float" office:value="150.518016" calcext:value-type="float">
            <text:p>150.518016</text:p>
          </table:table-cell>
          <table:table-cell table:formula="of:=([.H253]-[.E253])*10^-6" office:value-type="float" office:value="46.378752" calcext:value-type="float">
            <text:p>46.378752</text:p>
          </table:table-cell>
          <table:table-cell table:formula="of:=([.H253]-[.B253])*10^-6" office:value-type="float" office:value="196.896768" calcext:value-type="float">
            <text:p>196.896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2226511955</text:p>
          </table:table-cell>
          <table:table-cell office:value-type="string" calcext:value-type="string">
            <text:p>1593093272105726074</text:p>
          </table:table-cell>
          <table:table-cell/>
          <table:table-cell office:value-type="string" calcext:value-type="string">
            <text:p>1593093272227246046</text:p>
          </table:table-cell>
          <table:table-cell office:value-type="string" calcext:value-type="string">
            <text:p>1593093272226659059</text:p>
          </table:table-cell>
          <table:table-cell/>
          <table:table-cell office:value-type="string" calcext:value-type="string">
            <text:p>1593093272279463052</text:p>
          </table:table-cell>
          <table:table-cell office:value-type="string" calcext:value-type="string">
            <text:p>1593093272278682947</text:p>
          </table:table-cell>
          <table:table-cell table:formula="of:=([.E254]-[.B254])*10^-6" office:value-type="float" office:value="120.932864" calcext:value-type="float">
            <text:p>120.932864</text:p>
          </table:table-cell>
          <table:table-cell table:formula="of:=([.H254]-[.E254])*10^-6" office:value-type="float" office:value="52.024064" calcext:value-type="float">
            <text:p>52.024064</text:p>
          </table:table-cell>
          <table:table-cell table:formula="of:=([.H254]-[.B254])*10^-6" office:value-type="float" office:value="172.956928" calcext:value-type="float">
            <text:p>172.956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2445548057</text:p>
          </table:table-cell>
          <table:table-cell office:value-type="string" calcext:value-type="string">
            <text:p>1593093272322553955</text:p>
          </table:table-cell>
          <table:table-cell/>
          <table:table-cell office:value-type="string" calcext:value-type="string">
            <text:p>1593093272446129083</text:p>
          </table:table-cell>
          <table:table-cell office:value-type="string" calcext:value-type="string">
            <text:p>1593093272445632934</text:p>
          </table:table-cell>
          <table:table-cell/>
          <table:table-cell office:value-type="string" calcext:value-type="string">
            <text:p>1593093272495204925</text:p>
          </table:table-cell>
          <table:table-cell office:value-type="string" calcext:value-type="string">
            <text:p>1593093272494436979</text:p>
          </table:table-cell>
          <table:table-cell table:formula="of:=([.E255]-[.B255])*10^-6" office:value-type="float" office:value="123.078656" calcext:value-type="float">
            <text:p>123.078656</text:p>
          </table:table-cell>
          <table:table-cell table:formula="of:=([.H255]-[.E255])*10^-6" office:value-type="float" office:value="48.804352" calcext:value-type="float">
            <text:p>48.804352</text:p>
          </table:table-cell>
          <table:table-cell table:formula="of:=([.H255]-[.B255])*10^-6" office:value-type="float" office:value="171.883008" calcext:value-type="float">
            <text:p>171.883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2681402921</text:p>
          </table:table-cell>
          <table:table-cell office:value-type="string" calcext:value-type="string">
            <text:p>1593093272544084960</text:p>
          </table:table-cell>
          <table:table-cell/>
          <table:table-cell office:value-type="string" calcext:value-type="string">
            <text:p>1593093272682456016</text:p>
          </table:table-cell>
          <table:table-cell office:value-type="string" calcext:value-type="string">
            <text:p>1593093272681044101</text:p>
          </table:table-cell>
          <table:table-cell/>
          <table:table-cell office:value-type="string" calcext:value-type="string">
            <text:p>1593093272730392932</text:p>
          </table:table-cell>
          <table:table-cell office:value-type="string" calcext:value-type="string">
            <text:p>1593093272729351997</text:p>
          </table:table-cell>
          <table:table-cell table:formula="of:=([.E256]-[.B256])*10^-6" office:value-type="float" office:value="136.959232" calcext:value-type="float">
            <text:p>136.959232</text:p>
          </table:table-cell>
          <table:table-cell table:formula="of:=([.H256]-[.E256])*10^-6" office:value-type="float" office:value="48.307968" calcext:value-type="float">
            <text:p>48.307968</text:p>
          </table:table-cell>
          <table:table-cell table:formula="of:=([.H256]-[.B256])*10^-6" office:value-type="float" office:value="185.2672" calcext:value-type="float">
            <text:p>185.2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2908173084</text:p>
          </table:table-cell>
          <table:table-cell office:value-type="string" calcext:value-type="string">
            <text:p>1593093272766730957</text:p>
          </table:table-cell>
          <table:table-cell/>
          <table:table-cell office:value-type="string" calcext:value-type="string">
            <text:p>1593093272908884048</text:p>
          </table:table-cell>
          <table:table-cell office:value-type="string" calcext:value-type="string">
            <text:p>1593093272908391952</text:p>
          </table:table-cell>
          <table:table-cell/>
          <table:table-cell office:value-type="string" calcext:value-type="string">
            <text:p>1593093272958228111</text:p>
          </table:table-cell>
          <table:table-cell office:value-type="string" calcext:value-type="string">
            <text:p>1593093272957570075</text:p>
          </table:table-cell>
          <table:table-cell table:formula="of:=([.E257]-[.B257])*10^-6" office:value-type="float" office:value="141.661184" calcext:value-type="float">
            <text:p>141.661184</text:p>
          </table:table-cell>
          <table:table-cell table:formula="of:=([.H257]-[.E257])*10^-6" office:value-type="float" office:value="49.178112" calcext:value-type="float">
            <text:p>49.178112</text:p>
          </table:table-cell>
          <table:table-cell table:formula="of:=([.H257]-[.B257])*10^-6" office:value-type="float" office:value="190.839296" calcext:value-type="float">
            <text:p>190.839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3160418987</text:p>
          </table:table-cell>
          <table:table-cell office:value-type="string" calcext:value-type="string">
            <text:p>1593093272979216064</text:p>
          </table:table-cell>
          <table:table-cell/>
          <table:table-cell office:value-type="string" calcext:value-type="string">
            <text:p>1593093273161437034</text:p>
          </table:table-cell>
          <table:table-cell office:value-type="string" calcext:value-type="string">
            <text:p>1593093273160778045</text:p>
          </table:table-cell>
          <table:table-cell/>
          <table:table-cell office:value-type="string" calcext:value-type="string">
            <text:p>1593093273212843894</text:p>
          </table:table-cell>
          <table:table-cell office:value-type="string" calcext:value-type="string">
            <text:p>1593093273212141990</text:p>
          </table:table-cell>
          <table:table-cell table:formula="of:=([.E258]-[.B258])*10^-6" office:value-type="float" office:value="181.562112" calcext:value-type="float">
            <text:p>181.562112</text:p>
          </table:table-cell>
          <table:table-cell table:formula="of:=([.H258]-[.E258])*10^-6" office:value-type="float" office:value="51.364096" calcext:value-type="float">
            <text:p>51.364096</text:p>
          </table:table-cell>
          <table:table-cell table:formula="of:=([.H258]-[.B258])*10^-6" office:value-type="float" office:value="232.926208" calcext:value-type="float">
            <text:p>232.926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3306864976</text:p>
          </table:table-cell>
          <table:table-cell office:value-type="string" calcext:value-type="string">
            <text:p>1593093273182549072</text:p>
          </table:table-cell>
          <table:table-cell/>
          <table:table-cell office:value-type="string" calcext:value-type="string">
            <text:p>1593093273307029008</text:p>
          </table:table-cell>
          <table:table-cell office:value-type="string" calcext:value-type="string">
            <text:p>1593093273306509017</text:p>
          </table:table-cell>
          <table:table-cell/>
          <table:table-cell office:value-type="string" calcext:value-type="string">
            <text:p>1593093273354717016</text:p>
          </table:table-cell>
          <table:table-cell office:value-type="string" calcext:value-type="string">
            <text:p>1593093273353954076</text:p>
          </table:table-cell>
          <table:table-cell table:formula="of:=([.E259]-[.B259])*10^-6" office:value-type="float" office:value="123.960064" calcext:value-type="float">
            <text:p>123.960064</text:p>
          </table:table-cell>
          <table:table-cell table:formula="of:=([.H259]-[.E259])*10^-6" office:value-type="float" office:value="47.444736" calcext:value-type="float">
            <text:p>47.444736</text:p>
          </table:table-cell>
          <table:table-cell table:formula="of:=([.H259]-[.B259])*10^-6" office:value-type="float" office:value="171.4048" calcext:value-type="float">
            <text:p>171.4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3529424905</text:p>
          </table:table-cell>
          <table:table-cell office:value-type="string" calcext:value-type="string">
            <text:p>1593093273409205078</text:p>
          </table:table-cell>
          <table:table-cell/>
          <table:table-cell office:value-type="string" calcext:value-type="string">
            <text:p>1593093273531146049</text:p>
          </table:table-cell>
          <table:table-cell office:value-type="string" calcext:value-type="string">
            <text:p>1593093273530298948</text:p>
          </table:table-cell>
          <table:table-cell/>
          <table:table-cell office:value-type="string" calcext:value-type="string">
            <text:p>1593093273581597089</text:p>
          </table:table-cell>
          <table:table-cell office:value-type="string" calcext:value-type="string">
            <text:p>1593093273580955028</text:p>
          </table:table-cell>
          <table:table-cell table:formula="of:=([.E260]-[.B260])*10^-6" office:value-type="float" office:value="121.093632" calcext:value-type="float">
            <text:p>121.093632</text:p>
          </table:table-cell>
          <table:table-cell table:formula="of:=([.H260]-[.E260])*10^-6" office:value-type="float" office:value="50.656" calcext:value-type="float">
            <text:p>50.656</text:p>
          </table:table-cell>
          <table:table-cell table:formula="of:=([.H260]-[.B260])*10^-6" office:value-type="float" office:value="171.749632" calcext:value-type="float">
            <text:p>171.749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3739411115</text:p>
          </table:table-cell>
          <table:table-cell office:value-type="string" calcext:value-type="string">
            <text:p>1593093273623389160</text:p>
          </table:table-cell>
          <table:table-cell/>
          <table:table-cell office:value-type="string" calcext:value-type="string">
            <text:p>1593093273741930007</text:p>
          </table:table-cell>
          <table:table-cell office:value-type="string" calcext:value-type="string">
            <text:p>1593093273739713907</text:p>
          </table:table-cell>
          <table:table-cell/>
          <table:table-cell office:value-type="string" calcext:value-type="string">
            <text:p>1593093273787489891</text:p>
          </table:table-cell>
          <table:table-cell office:value-type="string" calcext:value-type="string">
            <text:p>1593093273786901950</text:p>
          </table:table-cell>
          <table:table-cell table:formula="of:=([.E261]-[.B261])*10^-6" office:value-type="float" office:value="116.324864" calcext:value-type="float">
            <text:p>116.324864</text:p>
          </table:table-cell>
          <table:table-cell table:formula="of:=([.H261]-[.E261])*10^-6" office:value-type="float" office:value="47.187968" calcext:value-type="float">
            <text:p>47.187968</text:p>
          </table:table-cell>
          <table:table-cell table:formula="of:=([.H261]-[.B261])*10^-6" office:value-type="float" office:value="163.512832" calcext:value-type="float">
            <text:p>163.512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3989191055</text:p>
          </table:table-cell>
          <table:table-cell office:value-type="string" calcext:value-type="string">
            <text:p>1593093273833667968</text:p>
          </table:table-cell>
          <table:table-cell/>
          <table:table-cell office:value-type="string" calcext:value-type="string">
            <text:p>1593093273989872932</text:p>
          </table:table-cell>
          <table:table-cell office:value-type="string" calcext:value-type="string">
            <text:p>1593093273988351106</text:p>
          </table:table-cell>
          <table:table-cell/>
          <table:table-cell office:value-type="string" calcext:value-type="string">
            <text:p>1593093274036638975</text:p>
          </table:table-cell>
          <table:table-cell office:value-type="string" calcext:value-type="string">
            <text:p>1593093274036043882</text:p>
          </table:table-cell>
          <table:table-cell table:formula="of:=([.E262]-[.B262])*10^-6" office:value-type="float" office:value="154.683648" calcext:value-type="float">
            <text:p>154.683648</text:p>
          </table:table-cell>
          <table:table-cell table:formula="of:=([.H262]-[.E262])*10^-6" office:value-type="float" office:value="47.692288" calcext:value-type="float">
            <text:p>47.692288</text:p>
          </table:table-cell>
          <table:table-cell table:formula="of:=([.H262]-[.B262])*10^-6" office:value-type="float" office:value="202.375936" calcext:value-type="float">
            <text:p>202.375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4238734006</text:p>
          </table:table-cell>
          <table:table-cell office:value-type="string" calcext:value-type="string">
            <text:p>1593093274056888183</text:p>
          </table:table-cell>
          <table:table-cell/>
          <table:table-cell office:value-type="string" calcext:value-type="string">
            <text:p>1593093274238363027</text:p>
          </table:table-cell>
          <table:table-cell office:value-type="string" calcext:value-type="string">
            <text:p>1593093274236641883</text:p>
          </table:table-cell>
          <table:table-cell/>
          <table:table-cell office:value-type="string" calcext:value-type="string">
            <text:p>1593093274285434961</text:p>
          </table:table-cell>
          <table:table-cell office:value-type="string" calcext:value-type="string">
            <text:p>1593093274284768104</text:p>
          </table:table-cell>
          <table:table-cell table:formula="of:=([.E263]-[.B263])*10^-6" office:value-type="float" office:value="179.753728" calcext:value-type="float">
            <text:p>179.753728</text:p>
          </table:table-cell>
          <table:table-cell table:formula="of:=([.H263]-[.E263])*10^-6" office:value-type="float" office:value="48.126208" calcext:value-type="float">
            <text:p>48.126208</text:p>
          </table:table-cell>
          <table:table-cell table:formula="of:=([.H263]-[.B263])*10^-6" office:value-type="float" office:value="227.879936" calcext:value-type="float">
            <text:p>227.879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4479511976</text:p>
          </table:table-cell>
          <table:table-cell office:value-type="string" calcext:value-type="string">
            <text:p>1593093274277098144</text:p>
          </table:table-cell>
          <table:table-cell/>
          <table:table-cell office:value-type="string" calcext:value-type="string">
            <text:p>1593093274478636026</text:p>
          </table:table-cell>
          <table:table-cell office:value-type="string" calcext:value-type="string">
            <text:p>1593093274477365016</text:p>
          </table:table-cell>
          <table:table-cell/>
          <table:table-cell office:value-type="string" calcext:value-type="string">
            <text:p>1593093274524825096</text:p>
          </table:table-cell>
          <table:table-cell office:value-type="string" calcext:value-type="string">
            <text:p>1593093274524092912</text:p>
          </table:table-cell>
          <table:table-cell table:formula="of:=([.E264]-[.B264])*10^-6" office:value-type="float" office:value="200.267264" calcext:value-type="float">
            <text:p>200.267264</text:p>
          </table:table-cell>
          <table:table-cell table:formula="of:=([.H264]-[.E264])*10^-6" office:value-type="float" office:value="46.72768" calcext:value-type="float">
            <text:p>46.72768</text:p>
          </table:table-cell>
          <table:table-cell table:formula="of:=([.H264]-[.B264])*10^-6" office:value-type="float" office:value="246.994944" calcext:value-type="float">
            <text:p>246.99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4626554965</text:p>
          </table:table-cell>
          <table:table-cell office:value-type="string" calcext:value-type="string">
            <text:p>1593093274492197998</text:p>
          </table:table-cell>
          <table:table-cell/>
          <table:table-cell office:value-type="string" calcext:value-type="string">
            <text:p>1593093274625525951</text:p>
          </table:table-cell>
          <table:table-cell office:value-type="string" calcext:value-type="string">
            <text:p>1593093274624993085</text:p>
          </table:table-cell>
          <table:table-cell/>
          <table:table-cell office:value-type="string" calcext:value-type="string">
            <text:p>1593093274677788972</text:p>
          </table:table-cell>
          <table:table-cell office:value-type="string" calcext:value-type="string">
            <text:p>1593093274677207946</text:p>
          </table:table-cell>
          <table:table-cell table:formula="of:=([.E265]-[.B265])*10^-6" office:value-type="float" office:value="132.79488" calcext:value-type="float">
            <text:p>132.79488</text:p>
          </table:table-cell>
          <table:table-cell table:formula="of:=([.H265]-[.E265])*10^-6" office:value-type="float" office:value="52.21504" calcext:value-type="float">
            <text:p>52.21504</text:p>
          </table:table-cell>
          <table:table-cell table:formula="of:=([.H265]-[.B265])*10^-6" office:value-type="float" office:value="185.00992" calcext:value-type="float">
            <text:p>185.00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4845279932</text:p>
          </table:table-cell>
          <table:table-cell office:value-type="string" calcext:value-type="string">
            <text:p>1593093274698667968</text:p>
          </table:table-cell>
          <table:table-cell/>
          <table:table-cell office:value-type="string" calcext:value-type="string">
            <text:p>1593093274845886945</text:p>
          </table:table-cell>
          <table:table-cell office:value-type="string" calcext:value-type="string">
            <text:p>1593093274845068931</text:p>
          </table:table-cell>
          <table:table-cell/>
          <table:table-cell office:value-type="string" calcext:value-type="string">
            <text:p>1593093274896053075</text:p>
          </table:table-cell>
          <table:table-cell office:value-type="string" calcext:value-type="string">
            <text:p>1593093274895242929</text:p>
          </table:table-cell>
          <table:table-cell table:formula="of:=([.E266]-[.B266])*10^-6" office:value-type="float" office:value="146.400768" calcext:value-type="float">
            <text:p>146.400768</text:p>
          </table:table-cell>
          <table:table-cell table:formula="of:=([.H266]-[.E266])*10^-6" office:value-type="float" office:value="50.173952" calcext:value-type="float">
            <text:p>50.173952</text:p>
          </table:table-cell>
          <table:table-cell table:formula="of:=([.H266]-[.B266])*10^-6" office:value-type="float" office:value="196.57472" calcext:value-type="float">
            <text:p>196.57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5063427925</text:p>
          </table:table-cell>
          <table:table-cell office:value-type="string" calcext:value-type="string">
            <text:p>1593093274913025146</text:p>
          </table:table-cell>
          <table:table-cell/>
          <table:table-cell office:value-type="string" calcext:value-type="string">
            <text:p>1593093275062894105</text:p>
          </table:table-cell>
          <table:table-cell office:value-type="string" calcext:value-type="string">
            <text:p>1593093275060893058</text:p>
          </table:table-cell>
          <table:table-cell/>
          <table:table-cell office:value-type="string" calcext:value-type="string">
            <text:p>1593093275111197948</text:p>
          </table:table-cell>
          <table:table-cell office:value-type="string" calcext:value-type="string">
            <text:p>1593093275110452890</text:p>
          </table:table-cell>
          <table:table-cell table:formula="of:=([.E267]-[.B267])*10^-6" office:value-type="float" office:value="147.867904" calcext:value-type="float">
            <text:p>147.867904</text:p>
          </table:table-cell>
          <table:table-cell table:formula="of:=([.H267]-[.E267])*10^-6" office:value-type="float" office:value="49.559552" calcext:value-type="float">
            <text:p>49.559552</text:p>
          </table:table-cell>
          <table:table-cell table:formula="of:=([.H267]-[.B267])*10^-6" office:value-type="float" office:value="197.427456" calcext:value-type="float">
            <text:p>197.427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5327007055</text:p>
          </table:table-cell>
          <table:table-cell office:value-type="string" calcext:value-type="string">
            <text:p>1593093275128244140</text:p>
          </table:table-cell>
          <table:table-cell/>
          <table:table-cell office:value-type="string" calcext:value-type="string">
            <text:p>1593093275325433969</text:p>
          </table:table-cell>
          <table:table-cell office:value-type="string" calcext:value-type="string">
            <text:p>1593093275324815034</text:p>
          </table:table-cell>
          <table:table-cell/>
          <table:table-cell office:value-type="string" calcext:value-type="string">
            <text:p>1593093275380057096</text:p>
          </table:table-cell>
          <table:table-cell office:value-type="string" calcext:value-type="string">
            <text:p>1593093275378974914</text:p>
          </table:table-cell>
          <table:table-cell table:formula="of:=([.E268]-[.B268])*10^-6" office:value-type="float" office:value="196.571392" calcext:value-type="float">
            <text:p>196.571392</text:p>
          </table:table-cell>
          <table:table-cell table:formula="of:=([.H268]-[.E268])*10^-6" office:value-type="float" office:value="54.159616" calcext:value-type="float">
            <text:p>54.159616</text:p>
          </table:table-cell>
          <table:table-cell table:formula="of:=([.H268]-[.B268])*10^-6" office:value-type="float" office:value="250.731008" calcext:value-type="float">
            <text:p>250.731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5437907934</text:p>
          </table:table-cell>
          <table:table-cell office:value-type="string" calcext:value-type="string">
            <text:p>1593093275324328125</text:p>
          </table:table-cell>
          <table:table-cell/>
          <table:table-cell office:value-type="string" calcext:value-type="string">
            <text:p>1593093275438184976</text:p>
          </table:table-cell>
          <table:table-cell office:value-type="string" calcext:value-type="string">
            <text:p>1593093275437622070</text:p>
          </table:table-cell>
          <table:table-cell/>
          <table:table-cell office:value-type="string" calcext:value-type="string">
            <text:p>1593093275485702037</text:p>
          </table:table-cell>
          <table:table-cell office:value-type="string" calcext:value-type="string">
            <text:p>1593093275485167980</text:p>
          </table:table-cell>
          <table:table-cell table:formula="of:=([.E269]-[.B269])*10^-6" office:value-type="float" office:value="113.29408" calcext:value-type="float">
            <text:p>113.29408</text:p>
          </table:table-cell>
          <table:table-cell table:formula="of:=([.H269]-[.E269])*10^-6" office:value-type="float" office:value="47.546112" calcext:value-type="float">
            <text:p>47.546112</text:p>
          </table:table-cell>
          <table:table-cell table:formula="of:=([.H269]-[.B269])*10^-6" office:value-type="float" office:value="160.840192" calcext:value-type="float">
            <text:p>160.840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5673546075</text:p>
          </table:table-cell>
          <table:table-cell office:value-type="string" calcext:value-type="string">
            <text:p>1593093275550065185</text:p>
          </table:table-cell>
          <table:table-cell/>
          <table:table-cell office:value-type="string" calcext:value-type="string">
            <text:p>1593093275674362897</text:p>
          </table:table-cell>
          <table:table-cell office:value-type="string" calcext:value-type="string">
            <text:p>1593093275672017097</text:p>
          </table:table-cell>
          <table:table-cell/>
          <table:table-cell office:value-type="string" calcext:value-type="string">
            <text:p>1593093275719635963</text:p>
          </table:table-cell>
          <table:table-cell office:value-type="string" calcext:value-type="string">
            <text:p>1593093275718974113</text:p>
          </table:table-cell>
          <table:table-cell table:formula="of:=([.E270]-[.B270])*10^-6" office:value-type="float" office:value="121.951744" calcext:value-type="float">
            <text:p>121.951744</text:p>
          </table:table-cell>
          <table:table-cell table:formula="of:=([.H270]-[.E270])*10^-6" office:value-type="float" office:value="46.957056" calcext:value-type="float">
            <text:p>46.957056</text:p>
          </table:table-cell>
          <table:table-cell table:formula="of:=([.H270]-[.B270])*10^-6" office:value-type="float" office:value="168.9088" calcext:value-type="float">
            <text:p>168.9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5913553953</text:p>
          </table:table-cell>
          <table:table-cell office:value-type="string" calcext:value-type="string">
            <text:p>1593093275767270996</text:p>
          </table:table-cell>
          <table:table-cell/>
          <table:table-cell office:value-type="string" calcext:value-type="string">
            <text:p>1593093275914585113</text:p>
          </table:table-cell>
          <table:table-cell office:value-type="string" calcext:value-type="string">
            <text:p>1593093275913589000</text:p>
          </table:table-cell>
          <table:table-cell/>
          <table:table-cell office:value-type="string" calcext:value-type="string">
            <text:p>1593093275965475082</text:p>
          </table:table-cell>
          <table:table-cell office:value-type="string" calcext:value-type="string">
            <text:p>1593093275964807033</text:p>
          </table:table-cell>
          <table:table-cell table:formula="of:=([.E271]-[.B271])*10^-6" office:value-type="float" office:value="146.318592" calcext:value-type="float">
            <text:p>146.318592</text:p>
          </table:table-cell>
          <table:table-cell table:formula="of:=([.H271]-[.E271])*10^-6" office:value-type="float" office:value="51.21792" calcext:value-type="float">
            <text:p>51.21792</text:p>
          </table:table-cell>
          <table:table-cell table:formula="of:=([.H271]-[.B271])*10^-6" office:value-type="float" office:value="197.536512" calcext:value-type="float">
            <text:p>197.536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6158025979</text:p>
          </table:table-cell>
          <table:table-cell office:value-type="string" calcext:value-type="string">
            <text:p>1593093275987203125</text:p>
          </table:table-cell>
          <table:table-cell/>
          <table:table-cell office:value-type="string" calcext:value-type="string">
            <text:p>1593093276158009052</text:p>
          </table:table-cell>
          <table:table-cell office:value-type="string" calcext:value-type="string">
            <text:p>1593093276157238006</text:p>
          </table:table-cell>
          <table:table-cell/>
          <table:table-cell office:value-type="string" calcext:value-type="string">
            <text:p>1593093276204782962</text:p>
          </table:table-cell>
          <table:table-cell office:value-type="string" calcext:value-type="string">
            <text:p>1593093276204082012</text:p>
          </table:table-cell>
          <table:table-cell table:formula="of:=([.E272]-[.B272])*10^-6" office:value-type="float" office:value="170.034944" calcext:value-type="float">
            <text:p>170.034944</text:p>
          </table:table-cell>
          <table:table-cell table:formula="of:=([.H272]-[.E272])*10^-6" office:value-type="float" office:value="46.843904" calcext:value-type="float">
            <text:p>46.843904</text:p>
          </table:table-cell>
          <table:table-cell table:formula="of:=([.H272]-[.B272])*10^-6" office:value-type="float" office:value="216.878848" calcext:value-type="float">
            <text:p>216.878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6393007040</text:p>
          </table:table-cell>
          <table:table-cell office:value-type="string" calcext:value-type="string">
            <text:p>1593093276199094970</text:p>
          </table:table-cell>
          <table:table-cell/>
          <table:table-cell office:value-type="string" calcext:value-type="string">
            <text:p>1593093276394196987</text:p>
          </table:table-cell>
          <table:table-cell office:value-type="string" calcext:value-type="string">
            <text:p>1593093276392600059</text:p>
          </table:table-cell>
          <table:table-cell/>
          <table:table-cell office:value-type="string" calcext:value-type="string">
            <text:p>1593093276445446968</text:p>
          </table:table-cell>
          <table:table-cell office:value-type="string" calcext:value-type="string">
            <text:p>1593093276444840908</text:p>
          </table:table-cell>
          <table:table-cell table:formula="of:=([.E273]-[.B273])*10^-6" office:value-type="float" office:value="193.50528" calcext:value-type="float">
            <text:p>193.50528</text:p>
          </table:table-cell>
          <table:table-cell table:formula="of:=([.H273]-[.E273])*10^-6" office:value-type="float" office:value="52.240896" calcext:value-type="float">
            <text:p>52.240896</text:p>
          </table:table-cell>
          <table:table-cell table:formula="of:=([.H273]-[.B273])*10^-6" office:value-type="float" office:value="245.746176" calcext:value-type="float">
            <text:p>245.746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6544656991</text:p>
          </table:table-cell>
          <table:table-cell office:value-type="string" calcext:value-type="string">
            <text:p>1593093276417375976</text:p>
          </table:table-cell>
          <table:table-cell/>
          <table:table-cell office:value-type="string" calcext:value-type="string">
            <text:p>1593093276545327901</text:p>
          </table:table-cell>
          <table:table-cell office:value-type="string" calcext:value-type="string">
            <text:p>1593093276543145895</text:p>
          </table:table-cell>
          <table:table-cell/>
          <table:table-cell office:value-type="string" calcext:value-type="string">
            <text:p>1593093276594902992</text:p>
          </table:table-cell>
          <table:table-cell office:value-type="string" calcext:value-type="string">
            <text:p>1593093276594172000</text:p>
          </table:table-cell>
          <table:table-cell table:formula="of:=([.E274]-[.B274])*10^-6" office:value-type="float" office:value="125.769984" calcext:value-type="float">
            <text:p>125.769984</text:p>
          </table:table-cell>
          <table:table-cell table:formula="of:=([.H274]-[.E274])*10^-6" office:value-type="float" office:value="51.026176" calcext:value-type="float">
            <text:p>51.026176</text:p>
          </table:table-cell>
          <table:table-cell table:formula="of:=([.H274]-[.B274])*10^-6" office:value-type="float" office:value="176.79616" calcext:value-type="float">
            <text:p>176.79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6738676071</text:p>
          </table:table-cell>
          <table:table-cell office:value-type="string" calcext:value-type="string">
            <text:p>1593093276624603027</text:p>
          </table:table-cell>
          <table:table-cell/>
          <table:table-cell office:value-type="string" calcext:value-type="string">
            <text:p>1593093276740077972</text:p>
          </table:table-cell>
          <table:table-cell office:value-type="string" calcext:value-type="string">
            <text:p>1593093276738034009</text:p>
          </table:table-cell>
          <table:table-cell/>
          <table:table-cell office:value-type="string" calcext:value-type="string">
            <text:p>1593093276789931058</text:p>
          </table:table-cell>
          <table:table-cell office:value-type="string" calcext:value-type="string">
            <text:p>1593093276789303064</text:p>
          </table:table-cell>
          <table:table-cell table:formula="of:=([.E275]-[.B275])*10^-6" office:value-type="float" office:value="113.43104" calcext:value-type="float">
            <text:p>113.43104</text:p>
          </table:table-cell>
          <table:table-cell table:formula="of:=([.H275]-[.E275])*10^-6" office:value-type="float" office:value="51.26912" calcext:value-type="float">
            <text:p>51.26912</text:p>
          </table:table-cell>
          <table:table-cell table:formula="of:=([.H275]-[.B275])*10^-6" office:value-type="float" office:value="164.70016" calcext:value-type="float">
            <text:p>164.70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7013051986</text:p>
          </table:table-cell>
          <table:table-cell office:value-type="string" calcext:value-type="string">
            <text:p>1593093276847708984</text:p>
          </table:table-cell>
          <table:table-cell/>
          <table:table-cell office:value-type="string" calcext:value-type="string">
            <text:p>1593093277014079093</text:p>
          </table:table-cell>
          <table:table-cell office:value-type="string" calcext:value-type="string">
            <text:p>1593093277013518095</text:p>
          </table:table-cell>
          <table:table-cell/>
          <table:table-cell office:value-type="string" calcext:value-type="string">
            <text:p>1593093277062825918</text:p>
          </table:table-cell>
          <table:table-cell office:value-type="string" calcext:value-type="string">
            <text:p>1593093277062251091</text:p>
          </table:table-cell>
          <table:table-cell table:formula="of:=([.E276]-[.B276])*10^-6" office:value-type="float" office:value="165.809408" calcext:value-type="float">
            <text:p>165.809408</text:p>
          </table:table-cell>
          <table:table-cell table:formula="of:=([.H276]-[.E276])*10^-6" office:value-type="float" office:value="48.732928" calcext:value-type="float">
            <text:p>48.732928</text:p>
          </table:table-cell>
          <table:table-cell table:formula="of:=([.H276]-[.B276])*10^-6" office:value-type="float" office:value="214.542336" calcext:value-type="float">
            <text:p>214.542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7227051973</text:p>
          </table:table-cell>
          <table:table-cell office:value-type="string" calcext:value-type="string">
            <text:p>1593093277051417968</text:p>
          </table:table-cell>
          <table:table-cell/>
          <table:table-cell office:value-type="string" calcext:value-type="string">
            <text:p>1593093277228276014</text:p>
          </table:table-cell>
          <table:table-cell office:value-type="string" calcext:value-type="string">
            <text:p>1593093277226445913</text:p>
          </table:table-cell>
          <table:table-cell/>
          <table:table-cell office:value-type="string" calcext:value-type="string">
            <text:p>1593093277277091026</text:p>
          </table:table-cell>
          <table:table-cell office:value-type="string" calcext:value-type="string">
            <text:p>1593093277276582956</text:p>
          </table:table-cell>
          <table:table-cell table:formula="of:=([.E277]-[.B277])*10^-6" office:value-type="float" office:value="175.028224" calcext:value-type="float">
            <text:p>175.028224</text:p>
          </table:table-cell>
          <table:table-cell table:formula="of:=([.H277]-[.E277])*10^-6" office:value-type="float" office:value="50.136576" calcext:value-type="float">
            <text:p>50.136576</text:p>
          </table:table-cell>
          <table:table-cell table:formula="of:=([.H277]-[.B277])*10^-6" office:value-type="float" office:value="225.1648" calcext:value-type="float">
            <text:p>225.1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7374756097</text:p>
          </table:table-cell>
          <table:table-cell office:value-type="string" calcext:value-type="string">
            <text:p>1593093277254999023</text:p>
          </table:table-cell>
          <table:table-cell/>
          <table:table-cell office:value-type="string" calcext:value-type="string">
            <text:p>1593093277376077890</text:p>
          </table:table-cell>
          <table:table-cell office:value-type="string" calcext:value-type="string">
            <text:p>1593093277374358892</text:p>
          </table:table-cell>
          <table:table-cell/>
          <table:table-cell office:value-type="string" calcext:value-type="string">
            <text:p>1593093277425091028</text:p>
          </table:table-cell>
          <table:table-cell office:value-type="string" calcext:value-type="string">
            <text:p>1593093277424557924</text:p>
          </table:table-cell>
          <table:table-cell table:formula="of:=([.E278]-[.B278])*10^-6" office:value-type="float" office:value="119.359744" calcext:value-type="float">
            <text:p>119.359744</text:p>
          </table:table-cell>
          <table:table-cell table:formula="of:=([.H278]-[.E278])*10^-6" office:value-type="float" office:value="50.199296" calcext:value-type="float">
            <text:p>50.199296</text:p>
          </table:table-cell>
          <table:table-cell table:formula="of:=([.H278]-[.B278])*10^-6" office:value-type="float" office:value="169.55904" calcext:value-type="float">
            <text:p>169.55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7590642929</text:p>
          </table:table-cell>
          <table:table-cell office:value-type="string" calcext:value-type="string">
            <text:p>1593093277470894042</text:p>
          </table:table-cell>
          <table:table-cell/>
          <table:table-cell office:value-type="string" calcext:value-type="string">
            <text:p>1593093277591670989</text:p>
          </table:table-cell>
          <table:table-cell office:value-type="string" calcext:value-type="string">
            <text:p>1593093277589817047</text:p>
          </table:table-cell>
          <table:table-cell/>
          <table:table-cell office:value-type="string" calcext:value-type="string">
            <text:p>1593093277639461040</text:p>
          </table:table-cell>
          <table:table-cell office:value-type="string" calcext:value-type="string">
            <text:p>1593093277638816118</text:p>
          </table:table-cell>
          <table:table-cell table:formula="of:=([.E279]-[.B279])*10^-6" office:value-type="float" office:value="118.922752" calcext:value-type="float">
            <text:p>118.922752</text:p>
          </table:table-cell>
          <table:table-cell table:formula="of:=([.H279]-[.E279])*10^-6" office:value-type="float" office:value="48.999168" calcext:value-type="float">
            <text:p>48.999168</text:p>
          </table:table-cell>
          <table:table-cell table:formula="of:=([.H279]-[.B279])*10^-6" office:value-type="float" office:value="167.92192" calcext:value-type="float">
            <text:p>167.92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7852524995</text:p>
          </table:table-cell>
          <table:table-cell office:value-type="string" calcext:value-type="string">
            <text:p>1593093277688558105</text:p>
          </table:table-cell>
          <table:table-cell/>
          <table:table-cell office:value-type="string" calcext:value-type="string">
            <text:p>1593093277853554964</text:p>
          </table:table-cell>
          <table:table-cell office:value-type="string" calcext:value-type="string">
            <text:p>1593093277852886915</text:p>
          </table:table-cell>
          <table:table-cell/>
          <table:table-cell office:value-type="string" calcext:value-type="string">
            <text:p>1593093277893959045</text:p>
          </table:table-cell>
          <table:table-cell office:value-type="string" calcext:value-type="string">
            <text:p>1593093277893347024</text:p>
          </table:table-cell>
          <table:table-cell table:formula="of:=([.E280]-[.B280])*10^-6" office:value-type="float" office:value="164.328704" calcext:value-type="float">
            <text:p>164.328704</text:p>
          </table:table-cell>
          <table:table-cell table:formula="of:=([.H280]-[.E280])*10^-6" office:value-type="float" office:value="40.460032" calcext:value-type="float">
            <text:p>40.460032</text:p>
          </table:table-cell>
          <table:table-cell table:formula="of:=([.H280]-[.B280])*10^-6" office:value-type="float" office:value="204.788736" calcext:value-type="float">
            <text:p>204.788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8069829940</text:p>
          </table:table-cell>
          <table:table-cell office:value-type="string" calcext:value-type="string">
            <text:p>1593093277924760009</text:p>
          </table:table-cell>
          <table:table-cell/>
          <table:table-cell office:value-type="string" calcext:value-type="string">
            <text:p>1593093278071235895</text:p>
          </table:table-cell>
          <table:table-cell office:value-type="string" calcext:value-type="string">
            <text:p>1593093278070342063</text:p>
          </table:table-cell>
          <table:table-cell/>
          <table:table-cell office:value-type="string" calcext:value-type="string">
            <text:p>1593093278117918968</text:p>
          </table:table-cell>
          <table:table-cell office:value-type="string" calcext:value-type="string">
            <text:p>1593093278117312908</text:p>
          </table:table-cell>
          <table:table-cell table:formula="of:=([.E281]-[.B281])*10^-6" office:value-type="float" office:value="145.58208" calcext:value-type="float">
            <text:p>145.58208</text:p>
          </table:table-cell>
          <table:table-cell table:formula="of:=([.H281]-[.E281])*10^-6" office:value-type="float" office:value="46.970368" calcext:value-type="float">
            <text:p>46.970368</text:p>
          </table:table-cell>
          <table:table-cell table:formula="of:=([.H281]-[.B281])*10^-6" office:value-type="float" office:value="192.552448" calcext:value-type="float">
            <text:p>192.552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8303796052</text:p>
          </table:table-cell>
          <table:table-cell office:value-type="string" calcext:value-type="string">
            <text:p>1593093278134603027</text:p>
          </table:table-cell>
          <table:table-cell/>
          <table:table-cell office:value-type="string" calcext:value-type="string">
            <text:p>1593093278300712108</text:p>
          </table:table-cell>
          <table:table-cell office:value-type="string" calcext:value-type="string">
            <text:p>1593093278300208091</text:p>
          </table:table-cell>
          <table:table-cell/>
          <table:table-cell office:value-type="string" calcext:value-type="string">
            <text:p>1593093278352520942</text:p>
          </table:table-cell>
          <table:table-cell office:value-type="string" calcext:value-type="string">
            <text:p>1593093278351819038</text:p>
          </table:table-cell>
          <table:table-cell table:formula="of:=([.E282]-[.B282])*10^-6" office:value-type="float" office:value="165.605376" calcext:value-type="float">
            <text:p>165.605376</text:p>
          </table:table-cell>
          <table:table-cell table:formula="of:=([.H282]-[.E282])*10^-6" office:value-type="float" office:value="51.610624" calcext:value-type="float">
            <text:p>51.610624</text:p>
          </table:table-cell>
          <table:table-cell table:formula="of:=([.H282]-[.B282])*10^-6" office:value-type="float" office:value="217.216" calcext:value-type="float">
            <text:p>217.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8471281051</text:p>
          </table:table-cell>
          <table:table-cell office:value-type="string" calcext:value-type="string">
            <text:p>1593093278353705078</text:p>
          </table:table-cell>
          <table:table-cell/>
          <table:table-cell office:value-type="string" calcext:value-type="string">
            <text:p>1593093278473855972</text:p>
          </table:table-cell>
          <table:table-cell office:value-type="string" calcext:value-type="string">
            <text:p>1593093278471764087</text:p>
          </table:table-cell>
          <table:table-cell/>
          <table:table-cell office:value-type="string" calcext:value-type="string">
            <text:p>1593093278518254995</text:p>
          </table:table-cell>
          <table:table-cell office:value-type="string" calcext:value-type="string">
            <text:p>1593093278517417907</text:p>
          </table:table-cell>
          <table:table-cell table:formula="of:=([.E283]-[.B283])*10^-6" office:value-type="float" office:value="118.059008" calcext:value-type="float">
            <text:p>118.059008</text:p>
          </table:table-cell>
          <table:table-cell table:formula="of:=([.H283]-[.E283])*10^-6" office:value-type="float" office:value="45.654016" calcext:value-type="float">
            <text:p>45.654016</text:p>
          </table:table-cell>
          <table:table-cell table:formula="of:=([.H283]-[.B283])*10^-6" office:value-type="float" office:value="163.713024" calcext:value-type="float">
            <text:p>163.713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8703226089</text:p>
          </table:table-cell>
          <table:table-cell office:value-type="string" calcext:value-type="string">
            <text:p>1593093278554114013</text:p>
          </table:table-cell>
          <table:table-cell/>
          <table:table-cell office:value-type="string" calcext:value-type="string">
            <text:p>1593093278705295085</text:p>
          </table:table-cell>
          <table:table-cell office:value-type="string" calcext:value-type="string">
            <text:p>1593093278703567981</text:p>
          </table:table-cell>
          <table:table-cell/>
          <table:table-cell office:value-type="string" calcext:value-type="string">
            <text:p>1593093278750885009</text:p>
          </table:table-cell>
          <table:table-cell office:value-type="string" calcext:value-type="string">
            <text:p>1593093278750174999</text:p>
          </table:table-cell>
          <table:table-cell table:formula="of:=([.E284]-[.B284])*10^-6" office:value-type="float" office:value="149.453824" calcext:value-type="float">
            <text:p>149.453824</text:p>
          </table:table-cell>
          <table:table-cell table:formula="of:=([.H284]-[.E284])*10^-6" office:value-type="float" office:value="46.606848" calcext:value-type="float">
            <text:p>46.606848</text:p>
          </table:table-cell>
          <table:table-cell table:formula="of:=([.H284]-[.B284])*10^-6" office:value-type="float" office:value="196.060672" calcext:value-type="float">
            <text:p>196.060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8933507919</text:p>
          </table:table-cell>
          <table:table-cell office:value-type="string" calcext:value-type="string">
            <text:p>1593093278754729003</text:p>
          </table:table-cell>
          <table:table-cell/>
          <table:table-cell office:value-type="string" calcext:value-type="string">
            <text:p>1593093278934310913</text:p>
          </table:table-cell>
          <table:table-cell office:value-type="string" calcext:value-type="string">
            <text:p>1593093278933343887</text:p>
          </table:table-cell>
          <table:table-cell/>
          <table:table-cell office:value-type="string" calcext:value-type="string">
            <text:p>1593093278984339952</text:p>
          </table:table-cell>
          <table:table-cell office:value-type="string" calcext:value-type="string">
            <text:p>1593093278983714103</text:p>
          </table:table-cell>
          <table:table-cell table:formula="of:=([.E285]-[.B285])*10^-6" office:value-type="float" office:value="178.614784" calcext:value-type="float">
            <text:p>178.614784</text:p>
          </table:table-cell>
          <table:table-cell table:formula="of:=([.H285]-[.E285])*10^-6" office:value-type="float" office:value="50.370048" calcext:value-type="float">
            <text:p>50.370048</text:p>
          </table:table-cell>
          <table:table-cell table:formula="of:=([.H285]-[.B285])*10^-6" office:value-type="float" office:value="228.984832" calcext:value-type="float">
            <text:p>228.984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9152713060</text:p>
          </table:table-cell>
          <table:table-cell office:value-type="string" calcext:value-type="string">
            <text:p>1593093278980947021</text:p>
          </table:table-cell>
          <table:table-cell/>
          <table:table-cell office:value-type="string" calcext:value-type="string">
            <text:p>1593093279154022932</text:p>
          </table:table-cell>
          <table:table-cell office:value-type="string" calcext:value-type="string">
            <text:p>1593093279152510881</text:p>
          </table:table-cell>
          <table:table-cell/>
          <table:table-cell office:value-type="string" calcext:value-type="string">
            <text:p>1593093279202167034</text:p>
          </table:table-cell>
          <table:table-cell office:value-type="string" calcext:value-type="string">
            <text:p>1593093279201611995</text:p>
          </table:table-cell>
          <table:table-cell table:formula="of:=([.E286]-[.B286])*10^-6" office:value-type="float" office:value="171.563776" calcext:value-type="float">
            <text:p>171.563776</text:p>
          </table:table-cell>
          <table:table-cell table:formula="of:=([.H286]-[.E286])*10^-6" office:value-type="float" office:value="49.101568" calcext:value-type="float">
            <text:p>49.101568</text:p>
          </table:table-cell>
          <table:table-cell table:formula="of:=([.H286]-[.B286])*10^-6" office:value-type="float" office:value="220.665344" calcext:value-type="float">
            <text:p>220.665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9409593105</text:p>
          </table:table-cell>
          <table:table-cell office:value-type="string" calcext:value-type="string">
            <text:p>1593093279198810058</text:p>
          </table:table-cell>
          <table:table-cell/>
          <table:table-cell office:value-type="string" calcext:value-type="string">
            <text:p>1593093279410401105</text:p>
          </table:table-cell>
          <table:table-cell office:value-type="string" calcext:value-type="string">
            <text:p>1593093279409276962</text:p>
          </table:table-cell>
          <table:table-cell/>
          <table:table-cell office:value-type="string" calcext:value-type="string">
            <text:p>1593093279463510036</text:p>
          </table:table-cell>
          <table:table-cell office:value-type="string" calcext:value-type="string">
            <text:p>1593093279462948083</text:p>
          </table:table-cell>
          <table:table-cell table:formula="of:=([.E287]-[.B287])*10^-6" office:value-type="float" office:value="210.467072" calcext:value-type="float">
            <text:p>210.467072</text:p>
          </table:table-cell>
          <table:table-cell table:formula="of:=([.H287]-[.E287])*10^-6" office:value-type="float" office:value="53.670912" calcext:value-type="float">
            <text:p>53.670912</text:p>
          </table:table-cell>
          <table:table-cell table:formula="of:=([.H287]-[.B287])*10^-6" office:value-type="float" office:value="264.137984" calcext:value-type="float">
            <text:p>264.137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9526727914</text:p>
          </table:table-cell>
          <table:table-cell office:value-type="string" calcext:value-type="string">
            <text:p>1593093279402048095</text:p>
          </table:table-cell>
          <table:table-cell/>
          <table:table-cell office:value-type="string" calcext:value-type="string">
            <text:p>1593093279527730941</text:p>
          </table:table-cell>
          <table:table-cell office:value-type="string" calcext:value-type="string">
            <text:p>1593093279526706933</text:p>
          </table:table-cell>
          <table:table-cell/>
          <table:table-cell office:value-type="string" calcext:value-type="string">
            <text:p>1593093279579345941</text:p>
          </table:table-cell>
          <table:table-cell office:value-type="string" calcext:value-type="string">
            <text:p>1593093279578697919</text:p>
          </table:table-cell>
          <table:table-cell table:formula="of:=([.E288]-[.B288])*10^-6" office:value-type="float" office:value="124.658944" calcext:value-type="float">
            <text:p>124.658944</text:p>
          </table:table-cell>
          <table:table-cell table:formula="of:=([.H288]-[.E288])*10^-6" office:value-type="float" office:value="51.99104" calcext:value-type="float">
            <text:p>51.99104</text:p>
          </table:table-cell>
          <table:table-cell table:formula="of:=([.H288]-[.B288])*10^-6" office:value-type="float" office:value="176.649984" calcext:value-type="float">
            <text:p>176.649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79784746885</text:p>
          </table:table-cell>
          <table:table-cell office:value-type="string" calcext:value-type="string">
            <text:p>1593093279623027099</text:p>
          </table:table-cell>
          <table:table-cell/>
          <table:table-cell office:value-type="string" calcext:value-type="string">
            <text:p>1593093279787513971</text:p>
          </table:table-cell>
          <table:table-cell office:value-type="string" calcext:value-type="string">
            <text:p>1593093279784105062</text:p>
          </table:table-cell>
          <table:table-cell/>
          <table:table-cell office:value-type="string" calcext:value-type="string">
            <text:p>1593093279833250999</text:p>
          </table:table-cell>
          <table:table-cell office:value-type="string" calcext:value-type="string">
            <text:p>1593093279832600116</text:p>
          </table:table-cell>
          <table:table-cell table:formula="of:=([.E289]-[.B289])*10^-6" office:value-type="float" office:value="161.078016" calcext:value-type="float">
            <text:p>161.078016</text:p>
          </table:table-cell>
          <table:table-cell table:formula="of:=([.H289]-[.E289])*10^-6" office:value-type="float" office:value="48.495104" calcext:value-type="float">
            <text:p>48.495104</text:p>
          </table:table-cell>
          <table:table-cell table:formula="of:=([.H289]-[.B289])*10^-6" office:value-type="float" office:value="209.57312" calcext:value-type="float">
            <text:p>209.57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0009474992</text:p>
          </table:table-cell>
          <table:table-cell office:value-type="string" calcext:value-type="string">
            <text:p>1593093279825848144</text:p>
          </table:table-cell>
          <table:table-cell/>
          <table:table-cell office:value-type="string" calcext:value-type="string">
            <text:p>1593093280010786056</text:p>
          </table:table-cell>
          <table:table-cell office:value-type="string" calcext:value-type="string">
            <text:p>1593093280009073972</text:p>
          </table:table-cell>
          <table:table-cell/>
          <table:table-cell office:value-type="string" calcext:value-type="string">
            <text:p>1593093280060132026</text:p>
          </table:table-cell>
          <table:table-cell office:value-type="string" calcext:value-type="string">
            <text:p>1593093280059546947</text:p>
          </table:table-cell>
          <table:table-cell table:formula="of:=([.E290]-[.B290])*10^-6" office:value-type="float" office:value="183.225856" calcext:value-type="float">
            <text:p>183.225856</text:p>
          </table:table-cell>
          <table:table-cell table:formula="of:=([.H290]-[.E290])*10^-6" office:value-type="float" office:value="50.47296" calcext:value-type="float">
            <text:p>50.47296</text:p>
          </table:table-cell>
          <table:table-cell table:formula="of:=([.H290]-[.B290])*10^-6" office:value-type="float" office:value="233.698816" calcext:value-type="float">
            <text:p>233.698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0140108108</text:p>
          </table:table-cell>
          <table:table-cell office:value-type="string" calcext:value-type="string">
            <text:p>1593093280027336181</text:p>
          </table:table-cell>
          <table:table-cell/>
          <table:table-cell office:value-type="string" calcext:value-type="string">
            <text:p>1593093280141381025</text:p>
          </table:table-cell>
          <table:table-cell office:value-type="string" calcext:value-type="string">
            <text:p>1593093280139904022</text:p>
          </table:table-cell>
          <table:table-cell/>
          <table:table-cell office:value-type="string" calcext:value-type="string">
            <text:p>1593093280188692092</text:p>
          </table:table-cell>
          <table:table-cell office:value-type="string" calcext:value-type="string">
            <text:p>1593093280187819004</text:p>
          </table:table-cell>
          <table:table-cell table:formula="of:=([.E291]-[.B291])*10^-6" office:value-type="float" office:value="112.568064" calcext:value-type="float">
            <text:p>112.568064</text:p>
          </table:table-cell>
          <table:table-cell table:formula="of:=([.H291]-[.E291])*10^-6" office:value-type="float" office:value="47.915008" calcext:value-type="float">
            <text:p>47.915008</text:p>
          </table:table-cell>
          <table:table-cell table:formula="of:=([.H291]-[.B291])*10^-6" office:value-type="float" office:value="160.483072" calcext:value-type="float">
            <text:p>160.483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0367866992</text:p>
          </table:table-cell>
          <table:table-cell office:value-type="string" calcext:value-type="string">
            <text:p>1593093280242326171</text:p>
          </table:table-cell>
          <table:table-cell/>
          <table:table-cell office:value-type="string" calcext:value-type="string">
            <text:p>1593093280368663072</text:p>
          </table:table-cell>
          <table:table-cell office:value-type="string" calcext:value-type="string">
            <text:p>1593093280367753982</text:p>
          </table:table-cell>
          <table:table-cell/>
          <table:table-cell office:value-type="string" calcext:value-type="string">
            <text:p>1593093280420039892</text:p>
          </table:table-cell>
          <table:table-cell office:value-type="string" calcext:value-type="string">
            <text:p>1593093280419270992</text:p>
          </table:table-cell>
          <table:table-cell table:formula="of:=([.E292]-[.B292])*10^-6" office:value-type="float" office:value="125.427968" calcext:value-type="float">
            <text:p>125.427968</text:p>
          </table:table-cell>
          <table:table-cell table:formula="of:=([.H292]-[.E292])*10^-6" office:value-type="float" office:value="51.516672" calcext:value-type="float">
            <text:p>51.516672</text:p>
          </table:table-cell>
          <table:table-cell table:formula="of:=([.H292]-[.B292])*10^-6" office:value-type="float" office:value="176.94464" calcext:value-type="float">
            <text:p>176.94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0586589097</text:p>
          </table:table-cell>
          <table:table-cell office:value-type="string" calcext:value-type="string">
            <text:p>1593093280461047119</text:p>
          </table:table-cell>
          <table:table-cell/>
          <table:table-cell office:value-type="string" calcext:value-type="string">
            <text:p>1593093280588334083</text:p>
          </table:table-cell>
          <table:table-cell office:value-type="string" calcext:value-type="string">
            <text:p>1593093280586421012</text:p>
          </table:table-cell>
          <table:table-cell/>
          <table:table-cell office:value-type="string" calcext:value-type="string">
            <text:p>1593093280634732961</text:p>
          </table:table-cell>
          <table:table-cell office:value-type="string" calcext:value-type="string">
            <text:p>1593093280634047985</text:p>
          </table:table-cell>
          <table:table-cell table:formula="of:=([.E293]-[.B293])*10^-6" office:value-type="float" office:value="125.374208" calcext:value-type="float">
            <text:p>125.374208</text:p>
          </table:table-cell>
          <table:table-cell table:formula="of:=([.H293]-[.E293])*10^-6" office:value-type="float" office:value="47.626752" calcext:value-type="float">
            <text:p>47.626752</text:p>
          </table:table-cell>
          <table:table-cell table:formula="of:=([.H293]-[.B293])*10^-6" office:value-type="float" office:value="173.00096" calcext:value-type="float">
            <text:p>173.00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0849724054</text:p>
          </table:table-cell>
          <table:table-cell office:value-type="string" calcext:value-type="string">
            <text:p>1593093280664427001</text:p>
          </table:table-cell>
          <table:table-cell/>
          <table:table-cell office:value-type="string" calcext:value-type="string">
            <text:p>1593093280851197957</text:p>
          </table:table-cell>
          <table:table-cell office:value-type="string" calcext:value-type="string">
            <text:p>1593093280849224090</text:p>
          </table:table-cell>
          <table:table-cell/>
          <table:table-cell office:value-type="string" calcext:value-type="string">
            <text:p>1593093280898652076</text:p>
          </table:table-cell>
          <table:table-cell office:value-type="string" calcext:value-type="string">
            <text:p>1593093280897890090</text:p>
          </table:table-cell>
          <table:table-cell table:formula="of:=([.E294]-[.B294])*10^-6" office:value-type="float" office:value="184.796928" calcext:value-type="float">
            <text:p>184.796928</text:p>
          </table:table-cell>
          <table:table-cell table:formula="of:=([.H294]-[.E294])*10^-6" office:value-type="float" office:value="48.665856" calcext:value-type="float">
            <text:p>48.665856</text:p>
          </table:table-cell>
          <table:table-cell table:formula="of:=([.H294]-[.B294])*10^-6" office:value-type="float" office:value="233.462784" calcext:value-type="float">
            <text:p>233.462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0979274034</text:p>
          </table:table-cell>
          <table:table-cell office:value-type="string" calcext:value-type="string">
            <text:p>1593093280867718994</text:p>
          </table:table-cell>
          <table:table-cell/>
          <table:table-cell office:value-type="string" calcext:value-type="string">
            <text:p>1593093280980803966</text:p>
          </table:table-cell>
          <table:table-cell office:value-type="string" calcext:value-type="string">
            <text:p>1593093280979202985</text:p>
          </table:table-cell>
          <table:table-cell/>
          <table:table-cell office:value-type="string" calcext:value-type="string">
            <text:p>1593093281026408910</text:p>
          </table:table-cell>
          <table:table-cell office:value-type="string" calcext:value-type="string">
            <text:p>1593093281025584936</text:p>
          </table:table-cell>
          <table:table-cell table:formula="of:=([.E295]-[.B295])*10^-6" office:value-type="float" office:value="111.48416" calcext:value-type="float">
            <text:p>111.48416</text:p>
          </table:table-cell>
          <table:table-cell table:formula="of:=([.H295]-[.E295])*10^-6" office:value-type="float" office:value="46.381824" calcext:value-type="float">
            <text:p>46.381824</text:p>
          </table:table-cell>
          <table:table-cell table:formula="of:=([.H295]-[.B295])*10^-6" office:value-type="float" office:value="157.865984" calcext:value-type="float">
            <text:p>157.865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1194690942</text:p>
          </table:table-cell>
          <table:table-cell office:value-type="string" calcext:value-type="string">
            <text:p>1593093281070464111</text:p>
          </table:table-cell>
          <table:table-cell/>
          <table:table-cell office:value-type="string" calcext:value-type="string">
            <text:p>1593093281195528030</text:p>
          </table:table-cell>
          <table:table-cell office:value-type="string" calcext:value-type="string">
            <text:p>1593093281194045066</text:p>
          </table:table-cell>
          <table:table-cell/>
          <table:table-cell office:value-type="string" calcext:value-type="string">
            <text:p>1593093281243712902</text:p>
          </table:table-cell>
          <table:table-cell office:value-type="string" calcext:value-type="string">
            <text:p>1593093281242855072</text:p>
          </table:table-cell>
          <table:table-cell table:formula="of:=([.E296]-[.B296])*10^-6" office:value-type="float" office:value="123.581184" calcext:value-type="float">
            <text:p>123.581184</text:p>
          </table:table-cell>
          <table:table-cell table:formula="of:=([.H296]-[.E296])*10^-6" office:value-type="float" office:value="48.809728" calcext:value-type="float">
            <text:p>48.809728</text:p>
          </table:table-cell>
          <table:table-cell table:formula="of:=([.H296]-[.B296])*10^-6" office:value-type="float" office:value="172.390912" calcext:value-type="float">
            <text:p>172.390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1430099964</text:p>
          </table:table-cell>
          <table:table-cell office:value-type="string" calcext:value-type="string">
            <text:p>1593093281267768066</text:p>
          </table:table-cell>
          <table:table-cell/>
          <table:table-cell office:value-type="string" calcext:value-type="string">
            <text:p>1593093281431149959</text:p>
          </table:table-cell>
          <table:table-cell office:value-type="string" calcext:value-type="string">
            <text:p>1593093281429439067</text:p>
          </table:table-cell>
          <table:table-cell/>
          <table:table-cell office:value-type="string" calcext:value-type="string">
            <text:p>1593093281479435920</text:p>
          </table:table-cell>
          <table:table-cell office:value-type="string" calcext:value-type="string">
            <text:p>1593093281478723049</text:p>
          </table:table-cell>
          <table:table-cell table:formula="of:=([.E297]-[.B297])*10^-6" office:value-type="float" office:value="161.670912" calcext:value-type="float">
            <text:p>161.670912</text:p>
          </table:table-cell>
          <table:table-cell table:formula="of:=([.H297]-[.E297])*10^-6" office:value-type="float" office:value="49.28384" calcext:value-type="float">
            <text:p>49.28384</text:p>
          </table:table-cell>
          <table:table-cell table:formula="of:=([.H297]-[.B297])*10^-6" office:value-type="float" office:value="210.954752" calcext:value-type="float">
            <text:p>210.954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1685879945</text:p>
          </table:table-cell>
          <table:table-cell office:value-type="string" calcext:value-type="string">
            <text:p>1593093281482766113</text:p>
          </table:table-cell>
          <table:table-cell/>
          <table:table-cell office:value-type="string" calcext:value-type="string">
            <text:p>1593093281686898946</text:p>
          </table:table-cell>
          <table:table-cell office:value-type="string" calcext:value-type="string">
            <text:p>1593093281681705951</text:p>
          </table:table-cell>
          <table:table-cell/>
          <table:table-cell office:value-type="string" calcext:value-type="string">
            <text:p>1593093281737979888</text:p>
          </table:table-cell>
          <table:table-cell office:value-type="string" calcext:value-type="string">
            <text:p>1593093281737319946</text:p>
          </table:table-cell>
          <table:table-cell table:formula="of:=([.E298]-[.B298])*10^-6" office:value-type="float" office:value="198.939904" calcext:value-type="float">
            <text:p>198.939904</text:p>
          </table:table-cell>
          <table:table-cell table:formula="of:=([.H298]-[.E298])*10^-6" office:value-type="float" office:value="55.613952" calcext:value-type="float">
            <text:p>55.613952</text:p>
          </table:table-cell>
          <table:table-cell table:formula="of:=([.H298]-[.B298])*10^-6" office:value-type="float" office:value="254.553856" calcext:value-type="float">
            <text:p>254.553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1815201044</text:p>
          </table:table-cell>
          <table:table-cell office:value-type="string" calcext:value-type="string">
            <text:p>1593093281704340087</text:p>
          </table:table-cell>
          <table:table-cell/>
          <table:table-cell office:value-type="string" calcext:value-type="string">
            <text:p>1593093281816389083</text:p>
          </table:table-cell>
          <table:table-cell office:value-type="string" calcext:value-type="string">
            <text:p>1593093281814352035</text:p>
          </table:table-cell>
          <table:table-cell/>
          <table:table-cell office:value-type="string" calcext:value-type="string">
            <text:p>1593093281871233940</text:p>
          </table:table-cell>
          <table:table-cell office:value-type="string" calcext:value-type="string">
            <text:p>1593093281870424032</text:p>
          </table:table-cell>
          <table:table-cell table:formula="of:=([.E299]-[.B299])*10^-6" office:value-type="float" office:value="110.011904" calcext:value-type="float">
            <text:p>110.011904</text:p>
          </table:table-cell>
          <table:table-cell table:formula="of:=([.H299]-[.E299])*10^-6" office:value-type="float" office:value="56.072192" calcext:value-type="float">
            <text:p>56.072192</text:p>
          </table:table-cell>
          <table:table-cell table:formula="of:=([.H299]-[.B299])*10^-6" office:value-type="float" office:value="166.084096" calcext:value-type="float">
            <text:p>166.084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2028012990</text:p>
          </table:table-cell>
          <table:table-cell office:value-type="string" calcext:value-type="string">
            <text:p>1593093281914976074</text:p>
          </table:table-cell>
          <table:table-cell/>
          <table:table-cell office:value-type="string" calcext:value-type="string">
            <text:p>1593093282029464006</text:p>
          </table:table-cell>
          <table:table-cell office:value-type="string" calcext:value-type="string">
            <text:p>1593093282027899980</text:p>
          </table:table-cell>
          <table:table-cell/>
          <table:table-cell office:value-type="string" calcext:value-type="string">
            <text:p>1593093282077352046</text:p>
          </table:table-cell>
          <table:table-cell office:value-type="string" calcext:value-type="string">
            <text:p>1593093282076750040</text:p>
          </table:table-cell>
          <table:table-cell table:formula="of:=([.E300]-[.B300])*10^-6" office:value-type="float" office:value="112.92416" calcext:value-type="float">
            <text:p>112.92416</text:p>
          </table:table-cell>
          <table:table-cell table:formula="of:=([.H300]-[.E300])*10^-6" office:value-type="float" office:value="48.84992" calcext:value-type="float">
            <text:p>48.84992</text:p>
          </table:table-cell>
          <table:table-cell table:formula="of:=([.H300]-[.B300])*10^-6" office:value-type="float" office:value="161.77408" calcext:value-type="float">
            <text:p>161.77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2268105030</text:p>
          </table:table-cell>
          <table:table-cell office:value-type="string" calcext:value-type="string">
            <text:p>1593093282132327148</text:p>
          </table:table-cell>
          <table:table-cell/>
          <table:table-cell office:value-type="string" calcext:value-type="string">
            <text:p>1593093282268619060</text:p>
          </table:table-cell>
          <table:table-cell office:value-type="string" calcext:value-type="string">
            <text:p>1593093282267898082</text:p>
          </table:table-cell>
          <table:table-cell/>
          <table:table-cell office:value-type="string" calcext:value-type="string">
            <text:p>1593093282321532964</text:p>
          </table:table-cell>
          <table:table-cell office:value-type="string" calcext:value-type="string">
            <text:p>1593093282320839881</text:p>
          </table:table-cell>
          <table:table-cell table:formula="of:=([.E301]-[.B301])*10^-6" office:value-type="float" office:value="135.570944" calcext:value-type="float">
            <text:p>135.570944</text:p>
          </table:table-cell>
          <table:table-cell table:formula="of:=([.H301]-[.E301])*10^-6" office:value-type="float" office:value="52.941824" calcext:value-type="float">
            <text:p>52.941824</text:p>
          </table:table-cell>
          <table:table-cell table:formula="of:=([.H301]-[.B301])*10^-6" office:value-type="float" office:value="188.512768" calcext:value-type="float">
            <text:p>188.51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2509474039</text:p>
          </table:table-cell>
          <table:table-cell office:value-type="string" calcext:value-type="string">
            <text:p>1593093282345458984</text:p>
          </table:table-cell>
          <table:table-cell/>
          <table:table-cell office:value-type="string" calcext:value-type="string">
            <text:p>1593093282510087966</text:p>
          </table:table-cell>
          <table:table-cell office:value-type="string" calcext:value-type="string">
            <text:p>1593093282509516954</text:p>
          </table:table-cell>
          <table:table-cell/>
          <table:table-cell office:value-type="string" calcext:value-type="string">
            <text:p>1593093282557430028</text:p>
          </table:table-cell>
          <table:table-cell office:value-type="string" calcext:value-type="string">
            <text:p>1593093282556644916</text:p>
          </table:table-cell>
          <table:table-cell table:formula="of:=([.E302]-[.B302])*10^-6" office:value-type="float" office:value="164.057856" calcext:value-type="float">
            <text:p>164.057856</text:p>
          </table:table-cell>
          <table:table-cell table:formula="of:=([.H302]-[.E302])*10^-6" office:value-type="float" office:value="47.128064" calcext:value-type="float">
            <text:p>47.128064</text:p>
          </table:table-cell>
          <table:table-cell table:formula="of:=([.H302]-[.B302])*10^-6" office:value-type="float" office:value="211.18592" calcext:value-type="float">
            <text:p>211.18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2671782016</text:p>
          </table:table-cell>
          <table:table-cell office:value-type="string" calcext:value-type="string">
            <text:p>1593093282548744140</text:p>
          </table:table-cell>
          <table:table-cell/>
          <table:table-cell office:value-type="string" calcext:value-type="string">
            <text:p>1593093282673207044</text:p>
          </table:table-cell>
          <table:table-cell office:value-type="string" calcext:value-type="string">
            <text:p>1593093282669338941</text:p>
          </table:table-cell>
          <table:table-cell/>
          <table:table-cell office:value-type="string" calcext:value-type="string">
            <text:p>1593093282717327117</text:p>
          </table:table-cell>
          <table:table-cell office:value-type="string" calcext:value-type="string">
            <text:p>1593093282716726064</text:p>
          </table:table-cell>
          <table:table-cell table:formula="of:=([.E303]-[.B303])*10^-6" office:value-type="float" office:value="120.594944" calcext:value-type="float">
            <text:p>120.594944</text:p>
          </table:table-cell>
          <table:table-cell table:formula="of:=([.H303]-[.E303])*10^-6" office:value-type="float" office:value="47.387136" calcext:value-type="float">
            <text:p>47.387136</text:p>
          </table:table-cell>
          <table:table-cell table:formula="of:=([.H303]-[.B303])*10^-6" office:value-type="float" office:value="167.98208" calcext:value-type="float">
            <text:p>167.98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2884598970</text:p>
          </table:table-cell>
          <table:table-cell office:value-type="string" calcext:value-type="string">
            <text:p>1593093282766496093</text:p>
          </table:table-cell>
          <table:table-cell/>
          <table:table-cell office:value-type="string" calcext:value-type="string">
            <text:p>1593093282885051012</text:p>
          </table:table-cell>
          <table:table-cell office:value-type="string" calcext:value-type="string">
            <text:p>1593093282884355068</text:p>
          </table:table-cell>
          <table:table-cell/>
          <table:table-cell office:value-type="string" calcext:value-type="string">
            <text:p>1593093282937728881</text:p>
          </table:table-cell>
          <table:table-cell office:value-type="string" calcext:value-type="string">
            <text:p>1593093282937154054</text:p>
          </table:table-cell>
          <table:table-cell table:formula="of:=([.E304]-[.B304])*10^-6" office:value-type="float" office:value="117.858816" calcext:value-type="float">
            <text:p>117.858816</text:p>
          </table:table-cell>
          <table:table-cell table:formula="of:=([.H304]-[.E304])*10^-6" office:value-type="float" office:value="52.799232" calcext:value-type="float">
            <text:p>52.799232</text:p>
          </table:table-cell>
          <table:table-cell table:formula="of:=([.H304]-[.B304])*10^-6" office:value-type="float" office:value="170.658048" calcext:value-type="float">
            <text:p>170.658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3100002050</text:p>
          </table:table-cell>
          <table:table-cell office:value-type="string" calcext:value-type="string">
            <text:p>1593093282980055175</text:p>
          </table:table-cell>
          <table:table-cell/>
          <table:table-cell office:value-type="string" calcext:value-type="string">
            <text:p>1593093283101393938</text:p>
          </table:table-cell>
          <table:table-cell office:value-type="string" calcext:value-type="string">
            <text:p>1593093283099869966</text:p>
          </table:table-cell>
          <table:table-cell/>
          <table:table-cell office:value-type="string" calcext:value-type="string">
            <text:p>1593093283149282932</text:p>
          </table:table-cell>
          <table:table-cell office:value-type="string" calcext:value-type="string">
            <text:p>1593093283148684024</text:p>
          </table:table-cell>
          <table:table-cell table:formula="of:=([.E305]-[.B305])*10^-6" office:value-type="float" office:value="119.815168" calcext:value-type="float">
            <text:p>119.815168</text:p>
          </table:table-cell>
          <table:table-cell table:formula="of:=([.H305]-[.E305])*10^-6" office:value-type="float" office:value="48.81408" calcext:value-type="float">
            <text:p>48.81408</text:p>
          </table:table-cell>
          <table:table-cell table:formula="of:=([.H305]-[.B305])*10^-6" office:value-type="float" office:value="168.629248" calcext:value-type="float">
            <text:p>168.629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3359400987</text:p>
          </table:table-cell>
          <table:table-cell office:value-type="string" calcext:value-type="string">
            <text:p>1593093283205514160</text:p>
          </table:table-cell>
          <table:table-cell/>
          <table:table-cell office:value-type="string" calcext:value-type="string">
            <text:p>1593093283359956979</text:p>
          </table:table-cell>
          <table:table-cell office:value-type="string" calcext:value-type="string">
            <text:p>1593093283359349966</text:p>
          </table:table-cell>
          <table:table-cell/>
          <table:table-cell office:value-type="string" calcext:value-type="string">
            <text:p>1593093283410685062</text:p>
          </table:table-cell>
          <table:table-cell office:value-type="string" calcext:value-type="string">
            <text:p>1593093283410089015</text:p>
          </table:table-cell>
          <table:table-cell table:formula="of:=([.E306]-[.B306])*10^-6" office:value-type="float" office:value="153.836032" calcext:value-type="float">
            <text:p>153.836032</text:p>
          </table:table-cell>
          <table:table-cell table:formula="of:=([.H306]-[.E306])*10^-6" office:value-type="float" office:value="50.738944" calcext:value-type="float">
            <text:p>50.738944</text:p>
          </table:table-cell>
          <table:table-cell table:formula="of:=([.H306]-[.B306])*10^-6" office:value-type="float" office:value="204.574976" calcext:value-type="float">
            <text:p>204.574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3587712049</text:p>
          </table:table-cell>
          <table:table-cell office:value-type="string" calcext:value-type="string">
            <text:p>1593093283424274169</text:p>
          </table:table-cell>
          <table:table-cell/>
          <table:table-cell office:value-type="string" calcext:value-type="string">
            <text:p>1593093283588869094</text:p>
          </table:table-cell>
          <table:table-cell office:value-type="string" calcext:value-type="string">
            <text:p>1593093283583448886</text:p>
          </table:table-cell>
          <table:table-cell/>
          <table:table-cell office:value-type="string" calcext:value-type="string">
            <text:p>1593093283630578041</text:p>
          </table:table-cell>
          <table:table-cell office:value-type="string" calcext:value-type="string">
            <text:p>1593093283629493951</text:p>
          </table:table-cell>
          <table:table-cell table:formula="of:=([.E307]-[.B307])*10^-6" office:value-type="float" office:value="159.175168" calcext:value-type="float">
            <text:p>159.175168</text:p>
          </table:table-cell>
          <table:table-cell table:formula="of:=([.H307]-[.E307])*10^-6" office:value-type="float" office:value="46.044928" calcext:value-type="float">
            <text:p>46.044928</text:p>
          </table:table-cell>
          <table:table-cell table:formula="of:=([.H307]-[.B307])*10^-6" office:value-type="float" office:value="205.220096" calcext:value-type="float">
            <text:p>205.220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3751951932</text:p>
          </table:table-cell>
          <table:table-cell office:value-type="string" calcext:value-type="string">
            <text:p>1593093283635155029</text:p>
          </table:table-cell>
          <table:table-cell/>
          <table:table-cell office:value-type="string" calcext:value-type="string">
            <text:p>1593093283752054929</text:p>
          </table:table-cell>
          <table:table-cell office:value-type="string" calcext:value-type="string">
            <text:p>1593093283750744104</text:p>
          </table:table-cell>
          <table:table-cell/>
          <table:table-cell office:value-type="string" calcext:value-type="string">
            <text:p>1593093283799649000</text:p>
          </table:table-cell>
          <table:table-cell office:value-type="string" calcext:value-type="string">
            <text:p>1593093283798985004</text:p>
          </table:table-cell>
          <table:table-cell table:formula="of:=([.E308]-[.B308])*10^-6" office:value-type="float" office:value="115.58912" calcext:value-type="float">
            <text:p>115.58912</text:p>
          </table:table-cell>
          <table:table-cell table:formula="of:=([.H308]-[.E308])*10^-6" office:value-type="float" office:value="48.240896" calcext:value-type="float">
            <text:p>48.240896</text:p>
          </table:table-cell>
          <table:table-cell table:formula="of:=([.H308]-[.B308])*10^-6" office:value-type="float" office:value="163.830016" calcext:value-type="float">
            <text:p>163.830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3990789890</text:p>
          </table:table-cell>
          <table:table-cell office:value-type="string" calcext:value-type="string">
            <text:p>1593093283840176025</text:p>
          </table:table-cell>
          <table:table-cell/>
          <table:table-cell office:value-type="string" calcext:value-type="string">
            <text:p>1593093283991928100</text:p>
          </table:table-cell>
          <table:table-cell office:value-type="string" calcext:value-type="string">
            <text:p>1593093283991003036</text:p>
          </table:table-cell>
          <table:table-cell/>
          <table:table-cell office:value-type="string" calcext:value-type="string">
            <text:p>1593093284045176029</text:p>
          </table:table-cell>
          <table:table-cell office:value-type="string" calcext:value-type="string">
            <text:p>1593093284044621944</text:p>
          </table:table-cell>
          <table:table-cell table:formula="of:=([.E309]-[.B309])*10^-6" office:value-type="float" office:value="150.826752" calcext:value-type="float">
            <text:p>150.826752</text:p>
          </table:table-cell>
          <table:table-cell table:formula="of:=([.H309]-[.E309])*10^-6" office:value-type="float" office:value="53.6192" calcext:value-type="float">
            <text:p>53.6192</text:p>
          </table:table-cell>
          <table:table-cell table:formula="of:=([.H309]-[.B309])*10^-6" office:value-type="float" office:value="204.445952" calcext:value-type="float">
            <text:p>204.445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4187479019</text:p>
          </table:table-cell>
          <table:table-cell office:value-type="string" calcext:value-type="string">
            <text:p>1593093284061800048</text:p>
          </table:table-cell>
          <table:table-cell/>
          <table:table-cell office:value-type="string" calcext:value-type="string">
            <text:p>1593093284186980962</text:p>
          </table:table-cell>
          <table:table-cell office:value-type="string" calcext:value-type="string">
            <text:p>1593093284183607101</text:p>
          </table:table-cell>
          <table:table-cell/>
          <table:table-cell office:value-type="string" calcext:value-type="string">
            <text:p>1593093284239454030</text:p>
          </table:table-cell>
          <table:table-cell office:value-type="string" calcext:value-type="string">
            <text:p>1593093284238909959</text:p>
          </table:table-cell>
          <table:table-cell table:formula="of:=([.E310]-[.B310])*10^-6" office:value-type="float" office:value="121.807104" calcext:value-type="float">
            <text:p>121.807104</text:p>
          </table:table-cell>
          <table:table-cell table:formula="of:=([.H310]-[.E310])*10^-6" office:value-type="float" office:value="55.302912" calcext:value-type="float">
            <text:p>55.302912</text:p>
          </table:table-cell>
          <table:table-cell table:formula="of:=([.H310]-[.B310])*10^-6" office:value-type="float" office:value="177.110016" calcext:value-type="float">
            <text:p>177.110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4432924032</text:p>
          </table:table-cell>
          <table:table-cell office:value-type="string" calcext:value-type="string">
            <text:p>1593093284271737060</text:p>
          </table:table-cell>
          <table:table-cell/>
          <table:table-cell office:value-type="string" calcext:value-type="string">
            <text:p>1593093284433502912</text:p>
          </table:table-cell>
          <table:table-cell office:value-type="string" calcext:value-type="string">
            <text:p>1593093284432786941</text:p>
          </table:table-cell>
          <table:table-cell/>
          <table:table-cell office:value-type="string" calcext:value-type="string">
            <text:p>1593093284481283903</text:p>
          </table:table-cell>
          <table:table-cell office:value-type="string" calcext:value-type="string">
            <text:p>1593093284480513095</text:p>
          </table:table-cell>
          <table:table-cell table:formula="of:=([.E311]-[.B311])*10^-6" office:value-type="float" office:value="161.050112" calcext:value-type="float">
            <text:p>161.050112</text:p>
          </table:table-cell>
          <table:table-cell table:formula="of:=([.H311]-[.E311])*10^-6" office:value-type="float" office:value="47.72608" calcext:value-type="float">
            <text:p>47.72608</text:p>
          </table:table-cell>
          <table:table-cell table:formula="of:=([.H311]-[.B311])*10^-6" office:value-type="float" office:value="208.776192" calcext:value-type="float">
            <text:p>208.776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4703799009</text:p>
          </table:table-cell>
          <table:table-cell office:value-type="string" calcext:value-type="string">
            <text:p>1593093284495295166</text:p>
          </table:table-cell>
          <table:table-cell/>
          <table:table-cell office:value-type="string" calcext:value-type="string">
            <text:p>1593093284703946113</text:p>
          </table:table-cell>
          <table:table-cell office:value-type="string" calcext:value-type="string">
            <text:p>1593093284703288078</text:p>
          </table:table-cell>
          <table:table-cell/>
          <table:table-cell office:value-type="string" calcext:value-type="string">
            <text:p>1593093284755439996</text:p>
          </table:table-cell>
          <table:table-cell office:value-type="string" calcext:value-type="string">
            <text:p>1593093284754658937</text:p>
          </table:table-cell>
          <table:table-cell table:formula="of:=([.E312]-[.B312])*10^-6" office:value-type="float" office:value="207.992576" calcext:value-type="float">
            <text:p>207.992576</text:p>
          </table:table-cell>
          <table:table-cell table:formula="of:=([.H312]-[.E312])*10^-6" office:value-type="float" office:value="51.370752" calcext:value-type="float">
            <text:p>51.370752</text:p>
          </table:table-cell>
          <table:table-cell table:formula="of:=([.H312]-[.B312])*10^-6" office:value-type="float" office:value="259.363328" calcext:value-type="float">
            <text:p>259.363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4828298091</text:p>
          </table:table-cell>
          <table:table-cell office:value-type="string" calcext:value-type="string">
            <text:p>1593093284710389160</text:p>
          </table:table-cell>
          <table:table-cell/>
          <table:table-cell office:value-type="string" calcext:value-type="string">
            <text:p>1593093284829830884</text:p>
          </table:table-cell>
          <table:table-cell office:value-type="string" calcext:value-type="string">
            <text:p>1593093284828520059</text:p>
          </table:table-cell>
          <table:table-cell/>
          <table:table-cell office:value-type="string" calcext:value-type="string">
            <text:p>1593093284877532958</text:p>
          </table:table-cell>
          <table:table-cell office:value-type="string" calcext:value-type="string">
            <text:p>1593093284876581907</text:p>
          </table:table-cell>
          <table:table-cell table:formula="of:=([.E313]-[.B313])*10^-6" office:value-type="float" office:value="118.130688" calcext:value-type="float">
            <text:p>118.130688</text:p>
          </table:table-cell>
          <table:table-cell table:formula="of:=([.H313]-[.E313])*10^-6" office:value-type="float" office:value="48.062208" calcext:value-type="float">
            <text:p>48.062208</text:p>
          </table:table-cell>
          <table:table-cell table:formula="of:=([.H313]-[.B313])*10^-6" office:value-type="float" office:value="166.192896" calcext:value-type="float">
            <text:p>166.192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5041779041</text:p>
          </table:table-cell>
          <table:table-cell office:value-type="string" calcext:value-type="string">
            <text:p>1593093284928966064</text:p>
          </table:table-cell>
          <table:table-cell/>
          <table:table-cell office:value-type="string" calcext:value-type="string">
            <text:p>1593093285043387889</text:p>
          </table:table-cell>
          <table:table-cell office:value-type="string" calcext:value-type="string">
            <text:p>1593093285041443109</text:p>
          </table:table-cell>
          <table:table-cell/>
          <table:table-cell office:value-type="string" calcext:value-type="string">
            <text:p>1593093285098022937</text:p>
          </table:table-cell>
          <table:table-cell office:value-type="string" calcext:value-type="string">
            <text:p>1593093285097285032</text:p>
          </table:table-cell>
          <table:table-cell table:formula="of:=([.E314]-[.B314])*10^-6" office:value-type="float" office:value="112.477184" calcext:value-type="float">
            <text:p>112.477184</text:p>
          </table:table-cell>
          <table:table-cell table:formula="of:=([.H314]-[.E314])*10^-6" office:value-type="float" office:value="55.841792" calcext:value-type="float">
            <text:p>55.841792</text:p>
          </table:table-cell>
          <table:table-cell table:formula="of:=([.H314]-[.B314])*10^-6" office:value-type="float" office:value="168.318976" calcext:value-type="float">
            <text:p>168.318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5271859884</text:p>
          </table:table-cell>
          <table:table-cell office:value-type="string" calcext:value-type="string">
            <text:p>1593093285143440185</text:p>
          </table:table-cell>
          <table:table-cell/>
          <table:table-cell office:value-type="string" calcext:value-type="string">
            <text:p>1593093285273821115</text:p>
          </table:table-cell>
          <table:table-cell office:value-type="string" calcext:value-type="string">
            <text:p>1593093285272021055</text:p>
          </table:table-cell>
          <table:table-cell/>
          <table:table-cell office:value-type="string" calcext:value-type="string">
            <text:p>1593093285322577953</text:p>
          </table:table-cell>
          <table:table-cell office:value-type="string" calcext:value-type="string">
            <text:p>1593093285321578979</text:p>
          </table:table-cell>
          <table:table-cell table:formula="of:=([.E315]-[.B315])*10^-6" office:value-type="float" office:value="128.58112" calcext:value-type="float">
            <text:p>128.58112</text:p>
          </table:table-cell>
          <table:table-cell table:formula="of:=([.H315]-[.E315])*10^-6" office:value-type="float" office:value="49.558016" calcext:value-type="float">
            <text:p>49.558016</text:p>
          </table:table-cell>
          <table:table-cell table:formula="of:=([.H315]-[.B315])*10^-6" office:value-type="float" office:value="178.139136" calcext:value-type="float">
            <text:p>178.139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5501070022</text:p>
          </table:table-cell>
          <table:table-cell office:value-type="string" calcext:value-type="string">
            <text:p>1593093285360968994</text:p>
          </table:table-cell>
          <table:table-cell/>
          <table:table-cell office:value-type="string" calcext:value-type="string">
            <text:p>1593093285501842975</text:p>
          </table:table-cell>
          <table:table-cell office:value-type="string" calcext:value-type="string">
            <text:p>1593093285500511884</text:p>
          </table:table-cell>
          <table:table-cell/>
          <table:table-cell office:value-type="string" calcext:value-type="string">
            <text:p>1593093285549694061</text:p>
          </table:table-cell>
          <table:table-cell office:value-type="string" calcext:value-type="string">
            <text:p>1593093285548789978</text:p>
          </table:table-cell>
          <table:table-cell table:formula="of:=([.E316]-[.B316])*10^-6" office:value-type="float" office:value="139.542784" calcext:value-type="float">
            <text:p>139.542784</text:p>
          </table:table-cell>
          <table:table-cell table:formula="of:=([.H316]-[.E316])*10^-6" office:value-type="float" office:value="48.278272" calcext:value-type="float">
            <text:p>48.278272</text:p>
          </table:table-cell>
          <table:table-cell table:formula="of:=([.H316]-[.B316])*10^-6" office:value-type="float" office:value="187.821056" calcext:value-type="float">
            <text:p>187.821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5736213922</text:p>
          </table:table-cell>
          <table:table-cell office:value-type="string" calcext:value-type="string">
            <text:p>1593093285577028076</text:p>
          </table:table-cell>
          <table:table-cell/>
          <table:table-cell office:value-type="string" calcext:value-type="string">
            <text:p>1593093285737219095</text:p>
          </table:table-cell>
          <table:table-cell office:value-type="string" calcext:value-type="string">
            <text:p>1593093285735960960</text:p>
          </table:table-cell>
          <table:table-cell/>
          <table:table-cell office:value-type="string" calcext:value-type="string">
            <text:p>1593093285782480955</text:p>
          </table:table-cell>
          <table:table-cell office:value-type="string" calcext:value-type="string">
            <text:p>1593093285781914949</text:p>
          </table:table-cell>
          <table:table-cell table:formula="of:=([.E317]-[.B317])*10^-6" office:value-type="float" office:value="158.933248" calcext:value-type="float">
            <text:p>158.933248</text:p>
          </table:table-cell>
          <table:table-cell table:formula="of:=([.H317]-[.E317])*10^-6" office:value-type="float" office:value="45.953792" calcext:value-type="float">
            <text:p>45.953792</text:p>
          </table:table-cell>
          <table:table-cell table:formula="of:=([.H317]-[.B317])*10^-6" office:value-type="float" office:value="204.88704" calcext:value-type="float">
            <text:p>204.88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5979285001</text:p>
          </table:table-cell>
          <table:table-cell office:value-type="string" calcext:value-type="string">
            <text:p>1593093285797635986</text:p>
          </table:table-cell>
          <table:table-cell/>
          <table:table-cell office:value-type="string" calcext:value-type="string">
            <text:p>1593093285981281042</text:p>
          </table:table-cell>
          <table:table-cell office:value-type="string" calcext:value-type="string">
            <text:p>1593093285979965925</text:p>
          </table:table-cell>
          <table:table-cell/>
          <table:table-cell office:value-type="string" calcext:value-type="string">
            <text:p>1593093286032452106</text:p>
          </table:table-cell>
          <table:table-cell office:value-type="string" calcext:value-type="string">
            <text:p>1593093286031925916</text:p>
          </table:table-cell>
          <table:table-cell table:formula="of:=([.E318]-[.B318])*10^-6" office:value-type="float" office:value="182.330112" calcext:value-type="float">
            <text:p>182.330112</text:p>
          </table:table-cell>
          <table:table-cell table:formula="of:=([.H318]-[.E318])*10^-6" office:value-type="float" office:value="51.960064" calcext:value-type="float">
            <text:p>51.960064</text:p>
          </table:table-cell>
          <table:table-cell table:formula="of:=([.H318]-[.B318])*10^-6" office:value-type="float" office:value="234.290176" calcext:value-type="float">
            <text:p>234.290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6128082990</text:p>
          </table:table-cell>
          <table:table-cell office:value-type="string" calcext:value-type="string">
            <text:p>1593093286021200195</text:p>
          </table:table-cell>
          <table:table-cell/>
          <table:table-cell office:value-type="string" calcext:value-type="string">
            <text:p>1593093286130093097</text:p>
          </table:table-cell>
          <table:table-cell office:value-type="string" calcext:value-type="string">
            <text:p>1593093286128108978</text:p>
          </table:table-cell>
          <table:table-cell/>
          <table:table-cell office:value-type="string" calcext:value-type="string">
            <text:p>1593093286178242921</text:p>
          </table:table-cell>
          <table:table-cell office:value-type="string" calcext:value-type="string">
            <text:p>1593093286177752971</text:p>
          </table:table-cell>
          <table:table-cell table:formula="of:=([.E319]-[.B319])*10^-6" office:value-type="float" office:value="106.908928" calcext:value-type="float">
            <text:p>106.908928</text:p>
          </table:table-cell>
          <table:table-cell table:formula="of:=([.H319]-[.E319])*10^-6" office:value-type="float" office:value="49.644288" calcext:value-type="float">
            <text:p>49.644288</text:p>
          </table:table-cell>
          <table:table-cell table:formula="of:=([.H319]-[.B319])*10^-6" office:value-type="float" office:value="156.553216" calcext:value-type="float">
            <text:p>156.553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6354887008</text:p>
          </table:table-cell>
          <table:table-cell office:value-type="string" calcext:value-type="string">
            <text:p>1593093286240774169</text:p>
          </table:table-cell>
          <table:table-cell/>
          <table:table-cell office:value-type="string" calcext:value-type="string">
            <text:p>1593093286356129884</text:p>
          </table:table-cell>
          <table:table-cell office:value-type="string" calcext:value-type="string">
            <text:p>1593093286355169057</text:p>
          </table:table-cell>
          <table:table-cell/>
          <table:table-cell office:value-type="string" calcext:value-type="string">
            <text:p>1593093286410147905</text:p>
          </table:table-cell>
          <table:table-cell office:value-type="string" calcext:value-type="string">
            <text:p>1593093286409382104</text:p>
          </table:table-cell>
          <table:table-cell table:formula="of:=([.E320]-[.B320])*10^-6" office:value-type="float" office:value="114.39488" calcext:value-type="float">
            <text:p>114.39488</text:p>
          </table:table-cell>
          <table:table-cell table:formula="of:=([.H320]-[.E320])*10^-6" office:value-type="float" office:value="54.21312" calcext:value-type="float">
            <text:p>54.21312</text:p>
          </table:table-cell>
          <table:table-cell table:formula="of:=([.H320]-[.B320])*10^-6" office:value-type="float" office:value="168.608" calcext:value-type="float">
            <text:p>168.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6609428882</text:p>
          </table:table-cell>
          <table:table-cell office:value-type="string" calcext:value-type="string">
            <text:p>1593093286452551025</text:p>
          </table:table-cell>
          <table:table-cell/>
          <table:table-cell office:value-type="string" calcext:value-type="string">
            <text:p>1593093286610340118</text:p>
          </table:table-cell>
          <table:table-cell office:value-type="string" calcext:value-type="string">
            <text:p>1593093286609658956</text:p>
          </table:table-cell>
          <table:table-cell/>
          <table:table-cell office:value-type="string" calcext:value-type="string">
            <text:p>1593093286663672924</text:p>
          </table:table-cell>
          <table:table-cell office:value-type="string" calcext:value-type="string">
            <text:p>1593093286663041114</text:p>
          </table:table-cell>
          <table:table-cell table:formula="of:=([.E321]-[.B321])*10^-6" office:value-type="float" office:value="157.107712" calcext:value-type="float">
            <text:p>157.107712</text:p>
          </table:table-cell>
          <table:table-cell table:formula="of:=([.H321]-[.E321])*10^-6" office:value-type="float" office:value="53.3824" calcext:value-type="float">
            <text:p>53.3824</text:p>
          </table:table-cell>
          <table:table-cell table:formula="of:=([.H321]-[.B321])*10^-6" office:value-type="float" office:value="210.490112" calcext:value-type="float">
            <text:p>210.490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6853745937</text:p>
          </table:table-cell>
          <table:table-cell office:value-type="string" calcext:value-type="string">
            <text:p>1593093286654562988</text:p>
          </table:table-cell>
          <table:table-cell/>
          <table:table-cell office:value-type="string" calcext:value-type="string">
            <text:p>1593093286855020046</text:p>
          </table:table-cell>
          <table:table-cell office:value-type="string" calcext:value-type="string">
            <text:p>1593093286854212999</text:p>
          </table:table-cell>
          <table:table-cell/>
          <table:table-cell office:value-type="string" calcext:value-type="string">
            <text:p>1593093286904192924</text:p>
          </table:table-cell>
          <table:table-cell office:value-type="string" calcext:value-type="string">
            <text:p>1593093286903492927</text:p>
          </table:table-cell>
          <table:table-cell table:formula="of:=([.E322]-[.B322])*10^-6" office:value-type="float" office:value="199.650048" calcext:value-type="float">
            <text:p>199.650048</text:p>
          </table:table-cell>
          <table:table-cell table:formula="of:=([.H322]-[.E322])*10^-6" office:value-type="float" office:value="49.28" calcext:value-type="float">
            <text:p>49.28</text:p>
          </table:table-cell>
          <table:table-cell table:formula="of:=([.H322]-[.B322])*10^-6" office:value-type="float" office:value="248.930048" calcext:value-type="float">
            <text:p>248.930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7002933025</text:p>
          </table:table-cell>
          <table:table-cell office:value-type="string" calcext:value-type="string">
            <text:p>1593093286869577148</text:p>
          </table:table-cell>
          <table:table-cell/>
          <table:table-cell office:value-type="string" calcext:value-type="string">
            <text:p>1593093287004121065</text:p>
          </table:table-cell>
          <table:table-cell office:value-type="string" calcext:value-type="string">
            <text:p>1593093287003439903</text:p>
          </table:table-cell>
          <table:table-cell/>
          <table:table-cell office:value-type="string" calcext:value-type="string">
            <text:p>1593093287050165891</text:p>
          </table:table-cell>
          <table:table-cell office:value-type="string" calcext:value-type="string">
            <text:p>1593093287049452066</text:p>
          </table:table-cell>
          <table:table-cell table:formula="of:=([.E323]-[.B323])*10^-6" office:value-type="float" office:value="133.862912" calcext:value-type="float">
            <text:p>133.862912</text:p>
          </table:table-cell>
          <table:table-cell table:formula="of:=([.H323]-[.E323])*10^-6" office:value-type="float" office:value="46.011904" calcext:value-type="float">
            <text:p>46.011904</text:p>
          </table:table-cell>
          <table:table-cell table:formula="of:=([.H323]-[.B323])*10^-6" office:value-type="float" office:value="179.874816" calcext:value-type="float">
            <text:p>179.87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7205796957</text:p>
          </table:table-cell>
          <table:table-cell office:value-type="string" calcext:value-type="string">
            <text:p>1593093287080323974</text:p>
          </table:table-cell>
          <table:table-cell/>
          <table:table-cell office:value-type="string" calcext:value-type="string">
            <text:p>1593093287206828117</text:p>
          </table:table-cell>
          <table:table-cell office:value-type="string" calcext:value-type="string">
            <text:p>1593093287205455064</text:p>
          </table:table-cell>
          <table:table-cell/>
          <table:table-cell office:value-type="string" calcext:value-type="string">
            <text:p>1593093287260304927</text:p>
          </table:table-cell>
          <table:table-cell office:value-type="string" calcext:value-type="string">
            <text:p>1593093287259624958</text:p>
          </table:table-cell>
          <table:table-cell table:formula="of:=([.E324]-[.B324])*10^-6" office:value-type="float" office:value="125.131264" calcext:value-type="float">
            <text:p>125.131264</text:p>
          </table:table-cell>
          <table:table-cell table:formula="of:=([.H324]-[.E324])*10^-6" office:value-type="float" office:value="54.169856" calcext:value-type="float">
            <text:p>54.169856</text:p>
          </table:table-cell>
          <table:table-cell table:formula="of:=([.H324]-[.B324])*10^-6" office:value-type="float" office:value="179.30112" calcext:value-type="float">
            <text:p>179.30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7440768957</text:p>
          </table:table-cell>
          <table:table-cell office:value-type="string" calcext:value-type="string">
            <text:p>1593093287283205078</text:p>
          </table:table-cell>
          <table:table-cell/>
          <table:table-cell office:value-type="string" calcext:value-type="string">
            <text:p>1593093287441857099</text:p>
          </table:table-cell>
          <table:table-cell office:value-type="string" calcext:value-type="string">
            <text:p>1593093287441252946</text:p>
          </table:table-cell>
          <table:table-cell/>
          <table:table-cell office:value-type="string" calcext:value-type="string">
            <text:p>1593093287489383935</text:p>
          </table:table-cell>
          <table:table-cell office:value-type="string" calcext:value-type="string">
            <text:p>1593093287488826036</text:p>
          </table:table-cell>
          <table:table-cell table:formula="of:=([.E325]-[.B325])*10^-6" office:value-type="float" office:value="158.047744" calcext:value-type="float">
            <text:p>158.047744</text:p>
          </table:table-cell>
          <table:table-cell table:formula="of:=([.H325]-[.E325])*10^-6" office:value-type="float" office:value="47.572992" calcext:value-type="float">
            <text:p>47.572992</text:p>
          </table:table-cell>
          <table:table-cell table:formula="of:=([.H325]-[.B325])*10^-6" office:value-type="float" office:value="205.620736" calcext:value-type="float">
            <text:p>205.620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7654409885</text:p>
          </table:table-cell>
          <table:table-cell office:value-type="string" calcext:value-type="string">
            <text:p>1593093287484777099</text:p>
          </table:table-cell>
          <table:table-cell/>
          <table:table-cell office:value-type="string" calcext:value-type="string">
            <text:p>1593093287655637025</text:p>
          </table:table-cell>
          <table:table-cell office:value-type="string" calcext:value-type="string">
            <text:p>1593093287654902935</text:p>
          </table:table-cell>
          <table:table-cell/>
          <table:table-cell office:value-type="string" calcext:value-type="string">
            <text:p>1593093287707704067</text:p>
          </table:table-cell>
          <table:table-cell office:value-type="string" calcext:value-type="string">
            <text:p>1593093287706940889</text:p>
          </table:table-cell>
          <table:table-cell table:formula="of:=([.E326]-[.B326])*10^-6" office:value-type="float" office:value="170.125824" calcext:value-type="float">
            <text:p>170.125824</text:p>
          </table:table-cell>
          <table:table-cell table:formula="of:=([.H326]-[.E326])*10^-6" office:value-type="float" office:value="52.038144" calcext:value-type="float">
            <text:p>52.038144</text:p>
          </table:table-cell>
          <table:table-cell table:formula="of:=([.H326]-[.B326])*10^-6" office:value-type="float" office:value="222.163968" calcext:value-type="float">
            <text:p>222.16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7820600032</text:p>
          </table:table-cell>
          <table:table-cell office:value-type="string" calcext:value-type="string">
            <text:p>1593093287700483154</text:p>
          </table:table-cell>
          <table:table-cell/>
          <table:table-cell office:value-type="string" calcext:value-type="string">
            <text:p>1593093287821635961</text:p>
          </table:table-cell>
          <table:table-cell office:value-type="string" calcext:value-type="string">
            <text:p>1593093287821098089</text:p>
          </table:table-cell>
          <table:table-cell/>
          <table:table-cell office:value-type="string" calcext:value-type="string">
            <text:p>1593093287870655059</text:p>
          </table:table-cell>
          <table:table-cell office:value-type="string" calcext:value-type="string">
            <text:p>1593093287869926929</text:p>
          </table:table-cell>
          <table:table-cell table:formula="of:=([.E327]-[.B327])*10^-6" office:value-type="float" office:value="120.614912" calcext:value-type="float">
            <text:p>120.614912</text:p>
          </table:table-cell>
          <table:table-cell table:formula="of:=([.H327]-[.E327])*10^-6" office:value-type="float" office:value="48.828672" calcext:value-type="float">
            <text:p>48.828672</text:p>
          </table:table-cell>
          <table:table-cell table:formula="of:=([.H327]-[.B327])*10^-6" office:value-type="float" office:value="169.443584" calcext:value-type="float">
            <text:p>169.443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8024841070</text:p>
          </table:table-cell>
          <table:table-cell office:value-type="string" calcext:value-type="string">
            <text:p>1593093287903816162</text:p>
          </table:table-cell>
          <table:table-cell/>
          <table:table-cell office:value-type="string" calcext:value-type="string">
            <text:p>1593093288026412010</text:p>
          </table:table-cell>
          <table:table-cell office:value-type="string" calcext:value-type="string">
            <text:p>1593093288025388956</text:p>
          </table:table-cell>
          <table:table-cell/>
          <table:table-cell office:value-type="string" calcext:value-type="string">
            <text:p>1593093288078808069</text:p>
          </table:table-cell>
          <table:table-cell office:value-type="string" calcext:value-type="string">
            <text:p>1593093288078113079</text:p>
          </table:table-cell>
          <table:table-cell table:formula="of:=([.E328]-[.B328])*10^-6" office:value-type="float" office:value="121.572864" calcext:value-type="float">
            <text:p>121.572864</text:p>
          </table:table-cell>
          <table:table-cell table:formula="of:=([.H328]-[.E328])*10^-6" office:value-type="float" office:value="52.724224" calcext:value-type="float">
            <text:p>52.724224</text:p>
          </table:table-cell>
          <table:table-cell table:formula="of:=([.H328]-[.B328])*10^-6" office:value-type="float" office:value="174.297088" calcext:value-type="float">
            <text:p>174.297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8257602930</text:p>
          </table:table-cell>
          <table:table-cell office:value-type="string" calcext:value-type="string">
            <text:p>1593093288132744140</text:p>
          </table:table-cell>
          <table:table-cell/>
          <table:table-cell office:value-type="string" calcext:value-type="string">
            <text:p>1593093288258219957</text:p>
          </table:table-cell>
          <table:table-cell office:value-type="string" calcext:value-type="string">
            <text:p>1593093288257103919</text:p>
          </table:table-cell>
          <table:table-cell/>
          <table:table-cell office:value-type="string" calcext:value-type="string">
            <text:p>1593093288307671070</text:p>
          </table:table-cell>
          <table:table-cell office:value-type="string" calcext:value-type="string">
            <text:p>1593093288306911945</text:p>
          </table:table-cell>
          <table:table-cell table:formula="of:=([.E329]-[.B329])*10^-6" office:value-type="float" office:value="124.359936" calcext:value-type="float">
            <text:p>124.359936</text:p>
          </table:table-cell>
          <table:table-cell table:formula="of:=([.H329]-[.E329])*10^-6" office:value-type="float" office:value="49.808128" calcext:value-type="float">
            <text:p>49.808128</text:p>
          </table:table-cell>
          <table:table-cell table:formula="of:=([.H329]-[.B329])*10^-6" office:value-type="float" office:value="174.168064" calcext:value-type="float">
            <text:p>174.16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8504976034</text:p>
          </table:table-cell>
          <table:table-cell office:value-type="string" calcext:value-type="string">
            <text:p>1593093288339466064</text:p>
          </table:table-cell>
          <table:table-cell/>
          <table:table-cell office:value-type="string" calcext:value-type="string">
            <text:p>1593093288506130933</text:p>
          </table:table-cell>
          <table:table-cell office:value-type="string" calcext:value-type="string">
            <text:p>1593093288504457950</text:p>
          </table:table-cell>
          <table:table-cell/>
          <table:table-cell office:value-type="string" calcext:value-type="string">
            <text:p>1593093288557210922</text:p>
          </table:table-cell>
          <table:table-cell office:value-type="string" calcext:value-type="string">
            <text:p>1593093288556567907</text:p>
          </table:table-cell>
          <table:table-cell table:formula="of:=([.E330]-[.B330])*10^-6" office:value-type="float" office:value="164.992" calcext:value-type="float">
            <text:p>164.992</text:p>
          </table:table-cell>
          <table:table-cell table:formula="of:=([.H330]-[.E330])*10^-6" office:value-type="float" office:value="52.11008" calcext:value-type="float">
            <text:p>52.11008</text:p>
          </table:table-cell>
          <table:table-cell table:formula="of:=([.H330]-[.B330])*10^-6" office:value-type="float" office:value="217.10208" calcext:value-type="float">
            <text:p>217.10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8662710905</text:p>
          </table:table-cell>
          <table:table-cell office:value-type="string" calcext:value-type="string">
            <text:p>1593093288544654052</text:p>
          </table:table-cell>
          <table:table-cell/>
          <table:table-cell office:value-type="string" calcext:value-type="string">
            <text:p>1593093288664536952</text:p>
          </table:table-cell>
          <table:table-cell office:value-type="string" calcext:value-type="string">
            <text:p>1593093288662933111</text:p>
          </table:table-cell>
          <table:table-cell/>
          <table:table-cell office:value-type="string" calcext:value-type="string">
            <text:p>1593093288714167118</text:p>
          </table:table-cell>
          <table:table-cell office:value-type="string" calcext:value-type="string">
            <text:p>1593093288713452100</text:p>
          </table:table-cell>
          <table:table-cell table:formula="of:=([.E331]-[.B331])*10^-6" office:value-type="float" office:value="118.278912" calcext:value-type="float">
            <text:p>118.278912</text:p>
          </table:table-cell>
          <table:table-cell table:formula="of:=([.H331]-[.E331])*10^-6" office:value-type="float" office:value="50.51904" calcext:value-type="float">
            <text:p>50.51904</text:p>
          </table:table-cell>
          <table:table-cell table:formula="of:=([.H331]-[.B331])*10^-6" office:value-type="float" office:value="168.797952" calcext:value-type="float">
            <text:p>168.797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8875045061</text:p>
          </table:table-cell>
          <table:table-cell office:value-type="string" calcext:value-type="string">
            <text:p>1593093288762549072</text:p>
          </table:table-cell>
          <table:table-cell/>
          <table:table-cell office:value-type="string" calcext:value-type="string">
            <text:p>1593093288875942945</text:p>
          </table:table-cell>
          <table:table-cell office:value-type="string" calcext:value-type="string">
            <text:p>1593093288875395059</text:p>
          </table:table-cell>
          <table:table-cell/>
          <table:table-cell office:value-type="string" calcext:value-type="string">
            <text:p>1593093288922693014</text:p>
          </table:table-cell>
          <table:table-cell office:value-type="string" calcext:value-type="string">
            <text:p>1593093288922127008</text:p>
          </table:table-cell>
          <table:table-cell table:formula="of:=([.E332]-[.B332])*10^-6" office:value-type="float" office:value="112.845568" calcext:value-type="float">
            <text:p>112.845568</text:p>
          </table:table-cell>
          <table:table-cell table:formula="of:=([.H332]-[.E332])*10^-6" office:value-type="float" office:value="46.732288" calcext:value-type="float">
            <text:p>46.732288</text:p>
          </table:table-cell>
          <table:table-cell table:formula="of:=([.H332]-[.B332])*10^-6" office:value-type="float" office:value="159.577856" calcext:value-type="float">
            <text:p>159.577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9094157934</text:p>
          </table:table-cell>
          <table:table-cell office:value-type="string" calcext:value-type="string">
            <text:p>1593093288985756103</text:p>
          </table:table-cell>
          <table:table-cell/>
          <table:table-cell office:value-type="string" calcext:value-type="string">
            <text:p>1593093289097564935</text:p>
          </table:table-cell>
          <table:table-cell office:value-type="string" calcext:value-type="string">
            <text:p>1593093289093926906</text:p>
          </table:table-cell>
          <table:table-cell/>
          <table:table-cell office:value-type="string" calcext:value-type="string">
            <text:p>1593093289146580934</text:p>
          </table:table-cell>
          <table:table-cell office:value-type="string" calcext:value-type="string">
            <text:p>1593093289145262002</text:p>
          </table:table-cell>
          <table:table-cell table:formula="of:=([.E333]-[.B333])*10^-6" office:value-type="float" office:value="108.170496" calcext:value-type="float">
            <text:p>108.170496</text:p>
          </table:table-cell>
          <table:table-cell table:formula="of:=([.H333]-[.E333])*10^-6" office:value-type="float" office:value="51.335424" calcext:value-type="float">
            <text:p>51.335424</text:p>
          </table:table-cell>
          <table:table-cell table:formula="of:=([.H333]-[.B333])*10^-6" office:value-type="float" office:value="159.50592" calcext:value-type="float">
            <text:p>159.50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9355683088</text:p>
          </table:table-cell>
          <table:table-cell office:value-type="string" calcext:value-type="string">
            <text:p>1593093289207549072</text:p>
          </table:table-cell>
          <table:table-cell/>
          <table:table-cell office:value-type="string" calcext:value-type="string">
            <text:p>1593093289356229066</text:p>
          </table:table-cell>
          <table:table-cell office:value-type="string" calcext:value-type="string">
            <text:p>1593093289355456113</text:p>
          </table:table-cell>
          <table:table-cell/>
          <table:table-cell office:value-type="string" calcext:value-type="string">
            <text:p>1593093289409447908</text:p>
          </table:table-cell>
          <table:table-cell office:value-type="string" calcext:value-type="string">
            <text:p>1593093289408700942</text:p>
          </table:table-cell>
          <table:table-cell table:formula="of:=([.E334]-[.B334])*10^-6" office:value-type="float" office:value="147.906816" calcext:value-type="float">
            <text:p>147.906816</text:p>
          </table:table-cell>
          <table:table-cell table:formula="of:=([.H334]-[.E334])*10^-6" office:value-type="float" office:value="53.244928" calcext:value-type="float">
            <text:p>53.244928</text:p>
          </table:table-cell>
          <table:table-cell table:formula="of:=([.H334]-[.B334])*10^-6" office:value-type="float" office:value="201.151744" calcext:value-type="float">
            <text:p>201.151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9577917098</text:p>
          </table:table-cell>
          <table:table-cell office:value-type="string" calcext:value-type="string">
            <text:p>1593093289437258056</text:p>
          </table:table-cell>
          <table:table-cell/>
          <table:table-cell office:value-type="string" calcext:value-type="string">
            <text:p>1593093289579639911</text:p>
          </table:table-cell>
          <table:table-cell office:value-type="string" calcext:value-type="string">
            <text:p>1593093289577778100</text:p>
          </table:table-cell>
          <table:table-cell/>
          <table:table-cell office:value-type="string" calcext:value-type="string">
            <text:p>1593093289624828100</text:p>
          </table:table-cell>
          <table:table-cell office:value-type="string" calcext:value-type="string">
            <text:p>1593093289624094009</text:p>
          </table:table-cell>
          <table:table-cell table:formula="of:=([.E335]-[.B335])*10^-6" office:value-type="float" office:value="140.519936" calcext:value-type="float">
            <text:p>140.519936</text:p>
          </table:table-cell>
          <table:table-cell table:formula="of:=([.H335]-[.E335])*10^-6" office:value-type="float" office:value="46.316288" calcext:value-type="float">
            <text:p>46.316288</text:p>
          </table:table-cell>
          <table:table-cell table:formula="of:=([.H335]-[.B335])*10^-6" office:value-type="float" office:value="186.836224" calcext:value-type="float">
            <text:p>186.836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9841387033</text:p>
          </table:table-cell>
          <table:table-cell office:value-type="string" calcext:value-type="string">
            <text:p>1593093289647075195</text:p>
          </table:table-cell>
          <table:table-cell/>
          <table:table-cell office:value-type="string" calcext:value-type="string">
            <text:p>1593093289841778039</text:p>
          </table:table-cell>
          <table:table-cell office:value-type="string" calcext:value-type="string">
            <text:p>1593093289841154098</text:p>
          </table:table-cell>
          <table:table-cell/>
          <table:table-cell office:value-type="string" calcext:value-type="string">
            <text:p>1593093289891038894</text:p>
          </table:table-cell>
          <table:table-cell office:value-type="string" calcext:value-type="string">
            <text:p>1593093289890506982</text:p>
          </table:table-cell>
          <table:table-cell table:formula="of:=([.E336]-[.B336])*10^-6" office:value-type="float" office:value="194.07872" calcext:value-type="float">
            <text:p>194.07872</text:p>
          </table:table-cell>
          <table:table-cell table:formula="of:=([.H336]-[.E336])*10^-6" office:value-type="float" office:value="49.352704" calcext:value-type="float">
            <text:p>49.352704</text:p>
          </table:table-cell>
          <table:table-cell table:formula="of:=([.H336]-[.B336])*10^-6" office:value-type="float" office:value="243.431424" calcext:value-type="float">
            <text:p>243.431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89973026990</text:p>
          </table:table-cell>
          <table:table-cell office:value-type="string" calcext:value-type="string">
            <text:p>1593093289859110107</text:p>
          </table:table-cell>
          <table:table-cell/>
          <table:table-cell office:value-type="string" calcext:value-type="string">
            <text:p>1593093289973515987</text:p>
          </table:table-cell>
          <table:table-cell office:value-type="string" calcext:value-type="string">
            <text:p>1593093289972836971</text:p>
          </table:table-cell>
          <table:table-cell/>
          <table:table-cell office:value-type="string" calcext:value-type="string">
            <text:p>1593093290018249988</text:p>
          </table:table-cell>
          <table:table-cell office:value-type="string" calcext:value-type="string">
            <text:p>1593093290017600059</text:p>
          </table:table-cell>
          <table:table-cell table:formula="of:=([.E337]-[.B337])*10^-6" office:value-type="float" office:value="113.72672" calcext:value-type="float">
            <text:p>113.72672</text:p>
          </table:table-cell>
          <table:table-cell table:formula="of:=([.H337]-[.E337])*10^-6" office:value-type="float" office:value="44.763136" calcext:value-type="float">
            <text:p>44.763136</text:p>
          </table:table-cell>
          <table:table-cell table:formula="of:=([.H337]-[.B337])*10^-6" office:value-type="float" office:value="158.489856" calcext:value-type="float">
            <text:p>158.489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90181586027</text:p>
          </table:table-cell>
          <table:table-cell office:value-type="string" calcext:value-type="string">
            <text:p>1593093290067374023</text:p>
          </table:table-cell>
          <table:table-cell/>
          <table:table-cell office:value-type="string" calcext:value-type="string">
            <text:p>1593093290182611942</text:p>
          </table:table-cell>
          <table:table-cell office:value-type="string" calcext:value-type="string">
            <text:p>1593093290181956052</text:p>
          </table:table-cell>
          <table:table-cell/>
          <table:table-cell office:value-type="string" calcext:value-type="string">
            <text:p>1593093290227303981</text:p>
          </table:table-cell>
          <table:table-cell office:value-type="string" calcext:value-type="string">
            <text:p>1593093290226648092</text:p>
          </table:table-cell>
          <table:table-cell table:formula="of:=([.E338]-[.B338])*10^-6" office:value-type="float" office:value="114.58176" calcext:value-type="float">
            <text:p>114.58176</text:p>
          </table:table-cell>
          <table:table-cell table:formula="of:=([.H338]-[.E338])*10^-6" office:value-type="float" office:value="44.692224" calcext:value-type="float">
            <text:p>44.692224</text:p>
          </table:table-cell>
          <table:table-cell table:formula="of:=([.H338]-[.B338])*10^-6" office:value-type="float" office:value="159.273984" calcext:value-type="float">
            <text:p>159.273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90428474903</text:p>
          </table:table-cell>
          <table:table-cell office:value-type="string" calcext:value-type="string">
            <text:p>1593093290280775146</text:p>
          </table:table-cell>
          <table:table-cell/>
          <table:table-cell office:value-type="string" calcext:value-type="string">
            <text:p>1593093290429605960</text:p>
          </table:table-cell>
          <table:table-cell office:value-type="string" calcext:value-type="string">
            <text:p>1593093290428922891</text:p>
          </table:table-cell>
          <table:table-cell/>
          <table:table-cell office:value-type="string" calcext:value-type="string">
            <text:p>1593093290480386972</text:p>
          </table:table-cell>
          <table:table-cell office:value-type="string" calcext:value-type="string">
            <text:p>1593093290479880094</text:p>
          </table:table-cell>
          <table:table-cell table:formula="of:=([.E339]-[.B339])*10^-6" office:value-type="float" office:value="148.147712" calcext:value-type="float">
            <text:p>148.147712</text:p>
          </table:table-cell>
          <table:table-cell table:formula="of:=([.H339]-[.E339])*10^-6" office:value-type="float" office:value="50.957056" calcext:value-type="float">
            <text:p>50.957056</text:p>
          </table:table-cell>
          <table:table-cell table:formula="of:=([.H339]-[.B339])*10^-6" office:value-type="float" office:value="199.104768" calcext:value-type="float">
            <text:p>199.104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90675376892</text:p>
          </table:table-cell>
          <table:table-cell office:value-type="string" calcext:value-type="string">
            <text:p>1593093290485962158</text:p>
          </table:table-cell>
          <table:table-cell/>
          <table:table-cell office:value-type="string" calcext:value-type="string">
            <text:p>1593093290675532102</text:p>
          </table:table-cell>
          <table:table-cell office:value-type="string" calcext:value-type="string">
            <text:p>1593093290674907922</text:p>
          </table:table-cell>
          <table:table-cell/>
          <table:table-cell office:value-type="string" calcext:value-type="string">
            <text:p>1593093290722532987</text:p>
          </table:table-cell>
          <table:table-cell office:value-type="string" calcext:value-type="string">
            <text:p>1593093290721962928</text:p>
          </table:table-cell>
          <table:table-cell table:formula="of:=([.E340]-[.B340])*10^-6" office:value-type="float" office:value="188.946176" calcext:value-type="float">
            <text:p>188.946176</text:p>
          </table:table-cell>
          <table:table-cell table:formula="of:=([.H340]-[.E340])*10^-6" office:value-type="float" office:value="47.054848" calcext:value-type="float">
            <text:p>47.054848</text:p>
          </table:table-cell>
          <table:table-cell table:formula="of:=([.H340]-[.B340])*10^-6" office:value-type="float" office:value="236.001024" calcext:value-type="float">
            <text:p>236.00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90827034950</text:p>
          </table:table-cell>
          <table:table-cell office:value-type="string" calcext:value-type="string">
            <text:p>1593093290679894042</text:p>
          </table:table-cell>
          <table:table-cell/>
          <table:table-cell office:value-type="string" calcext:value-type="string">
            <text:p>1593093290826888084</text:p>
          </table:table-cell>
          <table:table-cell office:value-type="string" calcext:value-type="string">
            <text:p>1593093290826332092</text:p>
          </table:table-cell>
          <table:table-cell/>
          <table:table-cell office:value-type="string" calcext:value-type="string">
            <text:p>1593093290873473882</text:p>
          </table:table-cell>
          <table:table-cell office:value-type="string" calcext:value-type="string">
            <text:p>1593093290872817039</text:p>
          </table:table-cell>
          <table:table-cell table:formula="of:=([.E341]-[.B341])*10^-6" office:value-type="float" office:value="146.438144" calcext:value-type="float">
            <text:p>146.438144</text:p>
          </table:table-cell>
          <table:table-cell table:formula="of:=([.H341]-[.E341])*10^-6" office:value-type="float" office:value="46.484736" calcext:value-type="float">
            <text:p>46.484736</text:p>
          </table:table-cell>
          <table:table-cell table:formula="of:=([.H341]-[.B341])*10^-6" office:value-type="float" office:value="192.92288" calcext:value-type="float">
            <text:p>192.92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91040236949</text:p>
          </table:table-cell>
          <table:table-cell office:value-type="string" calcext:value-type="string">
            <text:p>1593093290887847167</text:p>
          </table:table-cell>
          <table:table-cell/>
          <table:table-cell office:value-type="string" calcext:value-type="string">
            <text:p>1593093291042021036</text:p>
          </table:table-cell>
          <table:table-cell office:value-type="string" calcext:value-type="string">
            <text:p>1593093291040769100</text:p>
          </table:table-cell>
          <table:table-cell/>
          <table:table-cell office:value-type="string" calcext:value-type="string">
            <text:p>1593093291089329957</text:p>
          </table:table-cell>
          <table:table-cell office:value-type="string" calcext:value-type="string">
            <text:p>1593093291088738918</text:p>
          </table:table-cell>
          <table:table-cell table:formula="of:=([.E342]-[.B342])*10^-6" office:value-type="float" office:value="152.922368" calcext:value-type="float">
            <text:p>152.922368</text:p>
          </table:table-cell>
          <table:table-cell table:formula="of:=([.H342]-[.E342])*10^-6" office:value-type="float" office:value="47.969536" calcext:value-type="float">
            <text:p>47.969536</text:p>
          </table:table-cell>
          <table:table-cell table:formula="of:=([.H342]-[.B342])*10^-6" office:value-type="float" office:value="200.891904" calcext:value-type="float">
            <text:p>200.891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91264065027</text:p>
          </table:table-cell>
          <table:table-cell office:value-type="string" calcext:value-type="string">
            <text:p>1593093291104437011</text:p>
          </table:table-cell>
          <table:table-cell/>
          <table:table-cell office:value-type="string" calcext:value-type="string">
            <text:p>1593093291263659000</text:p>
          </table:table-cell>
          <table:table-cell office:value-type="string" calcext:value-type="string">
            <text:p>1593093291262837886</text:p>
          </table:table-cell>
          <table:table-cell/>
          <table:table-cell office:value-type="string" calcext:value-type="string">
            <text:p>1593093291314446926</text:p>
          </table:table-cell>
          <table:table-cell office:value-type="string" calcext:value-type="string">
            <text:p>1593093291313766956</text:p>
          </table:table-cell>
          <table:table-cell table:formula="of:=([.E343]-[.B343])*10^-6" office:value-type="float" office:value="158.400512" calcext:value-type="float">
            <text:p>158.400512</text:p>
          </table:table-cell>
          <table:table-cell table:formula="of:=([.H343]-[.E343])*10^-6" office:value-type="float" office:value="50.928896" calcext:value-type="float">
            <text:p>50.928896</text:p>
          </table:table-cell>
          <table:table-cell table:formula="of:=([.H343]-[.B343])*10^-6" office:value-type="float" office:value="209.329408" calcext:value-type="float">
            <text:p>209.329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91425916910</text:p>
          </table:table-cell>
          <table:table-cell office:value-type="string" calcext:value-type="string">
            <text:p>1593093291311077148</text:p>
          </table:table-cell>
          <table:table-cell/>
          <table:table-cell office:value-type="string" calcext:value-type="string">
            <text:p>1593093291426258087</text:p>
          </table:table-cell>
          <table:table-cell office:value-type="string" calcext:value-type="string">
            <text:p>1593093291425601005</text:p>
          </table:table-cell>
          <table:table-cell/>
          <table:table-cell office:value-type="string" calcext:value-type="string">
            <text:p>1593093291478938102</text:p>
          </table:table-cell>
          <table:table-cell office:value-type="string" calcext:value-type="string">
            <text:p>1593093291478296995</text:p>
          </table:table-cell>
          <table:table-cell table:formula="of:=([.E344]-[.B344])*10^-6" office:value-type="float" office:value="114.523904" calcext:value-type="float">
            <text:p>114.523904</text:p>
          </table:table-cell>
          <table:table-cell table:formula="of:=([.H344]-[.E344])*10^-6" office:value-type="float" office:value="52.696064" calcext:value-type="float">
            <text:p>52.696064</text:p>
          </table:table-cell>
          <table:table-cell table:formula="of:=([.H344]-[.B344])*10^-6" office:value-type="float" office:value="167.219968" calcext:value-type="float">
            <text:p>167.219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91642113924</text:p>
          </table:table-cell>
          <table:table-cell office:value-type="string" calcext:value-type="string">
            <text:p>1593093291535049072</text:p>
          </table:table-cell>
          <table:table-cell/>
          <table:table-cell office:value-type="string" calcext:value-type="string">
            <text:p>1593093291641797065</text:p>
          </table:table-cell>
          <table:table-cell office:value-type="string" calcext:value-type="string">
            <text:p>1593093291640980005</text:p>
          </table:table-cell>
          <table:table-cell/>
          <table:table-cell office:value-type="string" calcext:value-type="string">
            <text:p>1593093291694778919</text:p>
          </table:table-cell>
          <table:table-cell office:value-type="string" calcext:value-type="string">
            <text:p>1593093291693927049</text:p>
          </table:table-cell>
          <table:table-cell table:formula="of:=([.E345]-[.B345])*10^-6" office:value-type="float" office:value="105.931008" calcext:value-type="float">
            <text:p>105.931008</text:p>
          </table:table-cell>
          <table:table-cell table:formula="of:=([.H345]-[.E345])*10^-6" office:value-type="float" office:value="52.946944" calcext:value-type="float">
            <text:p>52.946944</text:p>
          </table:table-cell>
          <table:table-cell table:formula="of:=([.H345]-[.B345])*10^-6" office:value-type="float" office:value="158.877952" calcext:value-type="float">
            <text:p>158.877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93093291861797094</text:p>
          </table:table-cell>
          <table:table-cell office:value-type="string" calcext:value-type="string">
            <text:p>1593093291740746093</text:p>
          </table:table-cell>
          <table:table-cell/>
          <table:table-cell office:value-type="string" calcext:value-type="string">
            <text:p>1593093291862135887</text:p>
          </table:table-cell>
          <table:table-cell office:value-type="string" calcext:value-type="string">
            <text:p>1593093291861459016</text:p>
          </table:table-cell>
          <table:table-cell/>
          <table:table-cell office:value-type="string" calcext:value-type="string">
            <text:p>1593093291909073114</text:p>
          </table:table-cell>
          <table:table-cell office:value-type="string" calcext:value-type="string">
            <text:p>1593093291908363103</text:p>
          </table:table-cell>
          <table:table-cell table:formula="of:=([.E346]-[.B346])*10^-6" office:value-type="float" office:value="120.71296" calcext:value-type="float">
            <text:p>120.71296</text:p>
          </table:table-cell>
          <table:table-cell table:formula="of:=([.H346]-[.E346])*10^-6" office:value-type="float" office:value="46.90432" calcext:value-type="float">
            <text:p>46.90432</text:p>
          </table:table-cell>
          <table:table-cell table:formula="of:=([.H346]-[.B346])*10^-6" office:value-type="float" office:value="167.61728" calcext:value-type="float">
            <text:p>167.6172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3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3" office:value-type="string" calcext:value-type="string">
            <text:p>Average : </text:p>
          </table:table-cell>
          <table:table-cell table:style-name="ce3" table:formula="of:=AVERAGE([.I4:.I346])" office:value-type="float" office:value="151.266917504373" calcext:value-type="float">
            <text:p>151.2669175044</text:p>
          </table:table-cell>
          <table:table-cell table:style-name="ce3" table:formula="of:=AVERAGE([.J4:.J346])" office:value-type="float" office:value="49.4639363731779" calcext:value-type="float">
            <text:p>49.4639363732</text:p>
          </table:table-cell>
          <table:table-cell table:style-name="ce3" table:formula="of:=AVERAGE([.K4:.K346])" office:value-type="float" office:value="200.730853877551" calcext:value-type="float">
            <text:p>200.730853877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3" office:value-type="string" calcext:value-type="string">
            <text:p>Min</text:p>
          </table:table-cell>
          <table:table-cell table:style-name="ce3" table:formula="of:=MIN([.I4:.I346])" office:value-type="float" office:value="105.931008" calcext:value-type="float">
            <text:p>105.931008</text:p>
          </table:table-cell>
          <table:table-cell table:style-name="ce3" table:formula="of:=MIN([.J4:.J346])" office:value-type="float" office:value="40.443904" calcext:value-type="float">
            <text:p>40.443904</text:p>
          </table:table-cell>
          <table:table-cell table:style-name="ce3" table:formula="of:=MIN([.K4:.K346])" office:value-type="float" office:value="156.553216" calcext:value-type="float">
            <text:p>156.55321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3" office:value-type="string" calcext:value-type="string">
            <text:p>Max</text:p>
          </table:table-cell>
          <table:table-cell table:style-name="ce3" table:formula="of:=MAX([.I4:.I346])" office:value-type="float" office:value="355.987456" calcext:value-type="float">
            <text:p>355.987456</text:p>
          </table:table-cell>
          <table:table-cell table:style-name="ce3" table:formula="of:=MAX([.J4:.J346])" office:value-type="float" office:value="59.707904" calcext:value-type="float">
            <text:p>59.707904</text:p>
          </table:table-cell>
          <table:table-cell table:style-name="ce3" table:formula="of:=MAX([.K4:.K346])" office:value-type="float" office:value="405.524992" calcext:value-type="float">
            <text:p>405.524992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3" office:value-type="string" calcext:value-type="string">
            <text:p>Stdev</text:p>
          </table:table-cell>
          <table:table-cell table:style-name="ce3" table:formula="of:=STDEV([.I4:.I346])" office:value-type="float" office:value="31.2094642173394" calcext:value-type="float">
            <text:p>31.2094642173</text:p>
          </table:table-cell>
          <table:table-cell table:style-name="ce3" table:formula="of:=STDEV([.J4:.J346])" office:value-type="float" office:value="3.18380996498501" calcext:value-type="float">
            <text:p>3.183809965</text:p>
          </table:table-cell>
          <table:table-cell table:style-name="ce3" table:formula="of:=STDEV([.K4:.K346])" office:value-type="float" office:value="31.313116380983" calcext:value-type="float">
            <text:p>31.3131163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 style:data-style-name="N2" text:time-value="16:32:39.225502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6:04:53.477659329</dc:date>
    <meta:editing-duration>PT1H8M42S</meta:editing-duration>
    <meta:editing-cycles>26</meta:editing-cycles>
    <meta:generator>LibreOffice/5.1.6.2$Linux_X86_64 LibreOffice_project/10m0$Build-2</meta:generator>
    <meta:document-statistic meta:table-count="1" meta:cell-count="3115" meta:object-count="0"/>
  </office:meta>
</office:document-meta>
</file>